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pple-system" svg:font-family="-apple-system"/>
    <style:font-face style:name="Arial" svg:font-family="Arial"/>
    <style:font-face style:name="Cambria" svg:font-family="Cambria"/>
    <style:font-face style:name="Open Sans" svg:font-family="'Open Sans'"/>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256.31pt"/>
    </style:style>
    <style:style style:name="co3" style:family="table-column">
      <style:table-column-properties fo:break-before="auto" style:column-width="2.1pt"/>
    </style:style>
    <style:style style:name="co4" style:family="table-column">
      <style:table-column-properties fo:break-before="auto" style:column-width="200.69pt"/>
    </style:style>
    <style:style style:name="co5" style:family="table-column">
      <style:table-column-properties fo:break-before="auto" style:column-width="91.64pt"/>
    </style:style>
    <style:style style:name="co6" style:family="table-column">
      <style:table-column-properties fo:break-before="auto" style:column-width="88.21pt"/>
    </style:style>
    <style:style style:name="co7" style:family="table-column">
      <style:table-column-properties fo:break-before="auto" style:column-width="111.86pt"/>
    </style:style>
    <style:style style:name="co8" style:family="table-column">
      <style:table-column-properties fo:break-before="auto" style:column-width="100.01pt"/>
    </style:style>
    <style:style style:name="co9" style:family="table-column">
      <style:table-column-properties fo:break-before="auto" style:column-width="127.81pt"/>
    </style:style>
    <style:style style:name="co10" style:family="table-column">
      <style:table-column-properties fo:break-before="auto" style:column-width="42.41pt"/>
    </style:style>
    <style:style style:name="co11" style:family="table-column">
      <style:table-column-properties fo:break-before="auto" style:column-width="243.04pt"/>
    </style:style>
    <style:style style:name="co12" style:family="table-column">
      <style:table-column-properties fo:break-before="auto" style:column-width="229.89pt"/>
    </style:style>
    <style:style style:name="co13" style:family="table-column">
      <style:table-column-properties fo:break-before="auto" style:column-width="265.29pt"/>
    </style:style>
    <style:style style:name="co14" style:family="table-column">
      <style:table-column-properties fo:break-before="auto" style:column-width="147.94pt"/>
    </style:style>
    <style:style style:name="ro1" style:family="table-row">
      <style:table-row-properties style:row-height="15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4.26pt" fo:break-before="auto" style:use-optimal-row-height="false"/>
    </style:style>
    <style:style style:name="ro4" style:family="table-row">
      <style:table-row-properties style:row-height="21pt" fo:break-before="auto" style:use-optimal-row-height="false"/>
    </style:style>
    <style:style style:name="ro5" style:family="table-row">
      <style:table-row-properties style:row-height="12.76pt" fo:break-before="auto" style:use-optimal-row-height="false"/>
    </style:style>
    <style:style style:name="ta1" style:family="table" style:master-page-name="PageStyle_5f_Συγκεντρωτικά_20_Αποτελέσματα">
      <style:table-properties table:display="true" style:writing-mode="lr-tb"/>
    </style:style>
    <style:style style:name="ta2" style:family="table" style:master-page-name="PageStyle_5f_Main">
      <style:table-properties table:display="true" style:writing-mode="lr-tb" tableooo:tab-color="#3c78d8"/>
    </style:style>
    <style:style style:name="ta3" style:family="table" style:master-page-name="PageStyle_5f_clean_20_backup">
      <style:table-properties table:display="true" style:writing-mode="lr-tb" tableooo:tab-color="#93c47d"/>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5" style:family="table-cell" style:parent-style-name="Default">
      <style:table-cell-properties fo:background-color="#f8f9fa"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7" style:family="table-cell" style:parent-style-name="Default">
      <style:table-cell-properties fo:background-color="#e0f7f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8" style:family="table-cell" style:parent-style-name="Default">
      <style:table-cell-properties fo:background-color="#4dd0e1"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366092"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366092"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0" style:family="table-cell" style:parent-style-name="Default">
      <style:table-cell-properties fo:background-color="#e0f7fa"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366092"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map style:condition="is-true-formula(LEN(TRIM([.C1]))&gt;0)" style:apply-style-name="ConditionalStyle_5f_1" style:base-cell-address="Main.C1"/>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map style:condition="is-true-formula(LEN(TRIM([.C1]))&gt;0)" style:apply-style-name="ConditionalStyle_5f_1" style:base-cell-address="Main.C1"/>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map style:condition="is-true-formula(LEN(TRIM([.C1]))&gt;0)" style:apply-style-name="ConditionalStyle_5f_1" style:base-cell-address="Main.C1"/>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map style:condition="is-true-formula(LEN(TRIM([.C1]))&gt;0)" style:apply-style-name="ConditionalStyle_5f_1" style:base-cell-address="Main.C1"/>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map style:condition="is-true-formula(LEN(TRIM([.D1]))&gt;0)" style:apply-style-name="ConditionalStyle_5f_1" style:base-cell-address="Main.D1"/>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map style:condition="is-true-formula(LEN(TRIM([.D1]))&gt;0)" style:apply-style-name="ConditionalStyle_5f_1" style:base-cell-address="Main.D1"/>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map style:condition="is-true-formula(LEN(TRIM([.D1]))&gt;0)" style:apply-style-name="ConditionalStyle_5f_1" style:base-cell-address="Main.D1"/>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Open Sans" fo:font-size="9pt" fo:font-style="normal" fo:text-shadow="none" style:text-underline-style="solid" style:text-underline-width="auto" style:text-underline-color="font-color" fo:font-weight="normal" style:font-size-asian="9pt" style:font-style-asian="normal" style:font-weight-asian="normal" style:font-name-complex="Open Sans" style:font-size-complex="9pt" style:font-style-complex="normal" style:font-weight-complex="normal"/>
    </style:style>
    <style:style style:name="ce26" style:family="table-cell" style:parent-style-name="Default">
      <style:table-cell-properties fo:background-color="#f8f9f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fo:background-color="#e0f7f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e0f7f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0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Άδειες&quot;;&quot;Αιτήσεις&quot;;&quot;Άλλο&quot;;&quot;Αντικείμενα&quot;;&quot;Αποφάσεις&quot;;&quot;Αρχεία&quot;;&quot;Διαβατήρια/Ταυτότητες&quot;;&quot;Επιχειρήσεις&quot;;&quot;Νομοθεσία&quot;;&quot;Οικονομική δραστηριότητα&quot;;&quot;Οργανισμοί/Φορείς&quot;;&quot;Οχήματα&quot;;&quot;Πληροφόρηση&quot;;&quot;Πολίτες+&quot;;&quot;Πρακτικές Φοιτητών&quot;;&quot;Προϊόντα/Υπηρεσίες&quot;;&quot;Προσωπικό&quot;;&quot;Πρωτόκολλο&quot;;&quot;Ραντεβού&quot;;&quot;Συνταξιοδοτήσεις&quot;;&quot;Υποδομές&quot;)" table:allow-empty-cell="true" table:display-list="unsorted" table:base-cell-address="Main.C2"/>
        <table:content-validation table:name="val2" table:condition="of:cell-content-is-in-list(&quot;Εθνικό&quot;;&quot;Τομεακό&quot;;&quot;Υπηρεσιακό&quot;;&quot;Άλλο&quot;)" table:allow-empty-cell="true" table:display-list="unsorted" table:base-cell-address="Main.D2"/>
        <table:content-validation table:name="val3" table:condition="of:cell-content-is-in-list(&quot;Εσωτερική&quot;;&quot;1 υπηρεσία&quot;;&quot;Πολλές υπηρεσίες&quot;)" table:allow-empty-cell="true" table:display-list="unsorted" table:base-cell-address="Main.E2"/>
      </table:content-validations>
      <table:table table:name="Συγκεντρωτικά Αποτελέσματα" table:style-name="ta1">
        <office:forms form:automatic-focus="false" form:apply-design-mode="false"/>
        <table:table-column table:style-name="co1" table:number-columns-repeated="12" table:default-cell-style-name="Default"/>
        <table:table-column table:style-name="co2" table:default-cell-style-name="Default"/>
        <table:table-column table:style-name="co1" table:number-columns-repeated="1011" table:default-cell-style-name="Default"/>
        <table:table-row table:style-name="ro1">
          <table:table-cell table:number-columns-repeated="1024"/>
        </table:table-row>
        <table:table-row table:style-name="ro2">
          <table:table-cell table:number-columns-repeated="12"/>
          <table:table-cell table:style-name="ce1" office:value-type="string" calcext:value-type="string">
            <text:p>Τα εθνικά μητρώα είναι λογικά μοναδικά, τα τομεακά θα πρέπει να τα συναντά κανείς σε κάθε τομέα και αντίστοιχα τα υπηρεσιακά θα πρέπει να υπάρχουν σε κάθε υπηρεσία.</text:p>
          </table:table-cell>
          <table:table-cell table:number-columns-repeated="1011"/>
        </table:table-row>
        <table:table-row table:style-name="ro1" table:number-rows-repeated="2">
          <table:table-cell table:number-columns-repeated="1024"/>
        </table:table-row>
        <table:table-row table:style-name="ro2">
          <table:table-cell table:number-columns-repeated="12"/>
          <table:table-cell table:style-name="ce2" office:value-type="string" calcext:value-type="string">
            <text:p><text:a xlink:href="https://docs.google.com/document/d/1B5k0uTlXGytobaI45i_kUNqPZZM-L7WjosjGQ8KONqI/edit?usp=sharing" xlink:type="simple">Φόρμα προτυποίησης πληροφορίας: https://docs.google.com/document/d/1B5k0uTlXGytobaI45i_kUNqPZZM-L7WjosjGQ8KONqI/edit?usp=sharing</text:a></text:p>
          </table:table-cell>
          <table:table-cell table:number-columns-repeated="1011"/>
        </table:table-row>
        <table:table-row table:style-name="ro1" table:number-rows-repeated="23">
          <table:table-cell table:number-columns-repeated="1024"/>
        </table:table-row>
        <table:table-row table:style-name="ro2">
          <table:table-cell table:number-columns-repeated="12"/>
          <table:table-cell table:style-name="ce1" office:value-type="string" calcext:value-type="string">
            <text:p>Η πρόταση διαγραφής υποδηλώνει ότι το μητρώο αυτό θα πρέπει να ελεγχθεί ξανά κατά προτεραιότητα ιδιαίτερα αν το ΕΜΔ είναι δημόσιο.</text:p>
          </table:table-cell>
          <table:table-cell table:number-columns-repeated="1011"/>
        </table:table-row>
        <table:table-row table:style-name="ro1" table:number-rows-repeated="1048546">
          <table:table-cell table:number-columns-repeated="1024"/>
        </table:table-row>
        <table:table-row table:style-name="ro1">
          <table:table-cell table:number-columns-repeated="1024"/>
        </table:table-row>
      </table:table>
      <table:table table:name="Main" table:style-name="ta2">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3" office:value-type="string" calcext:value-type="string">
            <text:p>Φορέας</text:p>
          </table:table-cell>
          <table:table-cell table:style-name="ce3" office:value-type="string" calcext:value-type="string">
            <text:p>Όνομα Μητρώου</text:p>
          </table:table-cell>
          <table:table-cell table:style-name="ce12" office:value-type="string" calcext:value-type="string">
            <text:p>Τύπος</text:p>
          </table:table-cell>
          <table:table-cell table:style-name="ce15" office:value-type="string" calcext:value-type="string">
            <text:p>Επίπεδο</text:p>
          </table:table-cell>
          <table:table-cell table:style-name="ce17" office:value-type="string" calcext:value-type="string">
            <text:p>Χρήση</text:p>
          </table:table-cell>
          <table:table-cell table:style-name="ce3" office:value-type="string" calcext:value-type="string">
            <text:p>Πρόβλημα με το όνομα</text:p>
          </table:table-cell>
          <table:table-cell table:style-name="ce3" office:value-type="string" calcext:value-type="string">
            <text:p>Πρόταση Διαγραφής</text:p>
          </table:table-cell>
          <table:table-cell table:style-name="ce3" office:value-type="string" calcext:value-type="string">
            <text:p>Αιτολόγηση Διαγραφής</text:p>
          </table:table-cell>
          <table:table-cell table:style-name="ce3" office:value-type="string" calcext:value-type="string">
            <text:p>Σχόλια</text:p>
          </table:table-cell>
          <table:table-cell table:style-name="ce22" office:value-type="string" calcext:value-type="string">
            <text:p>Περιγραφή</text:p>
          </table:table-cell>
          <table:table-cell table:style-name="ce22" office:value-type="string" calcext:value-type="string">
            <text:p>@</text:p>
          </table:table-cell>
          <table:table-cell table:style-name="ce27" table:number-columns-repeated="14"/>
          <table:table-cell table:number-columns-repeated="999"/>
        </table:table-row>
        <table:table-row table:style-name="ro2">
          <table:table-cell table:style-name="ce4" office:value-type="string" calcext:value-type="string">
            <text:p>ΑΝΕΞΑΡΤΗΤΗ ΑΡΧΗ ΔΗΜΟΣΙΩΝ ΕΣΟΔΩΝ</text:p>
          </table:table-cell>
          <table:table-cell table:style-name="ce6" office:value-type="string" calcext:value-type="string">
            <text:p>Μητρώο Εγγεγραμμένων Εξαγωγέων REX</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3"/>
          <table:table-cell table:style-name="ce24" table:number-columns-repeated="15"/>
          <table:table-cell table:number-columns-repeated="999"/>
        </table:table-row>
        <table:table-row table:style-name="ro2">
          <table:table-cell table:style-name="ce4" office:value-type="string" calcext:value-type="string">
            <text:p>ΑΝΕΞΑΡΤΗΤΗ ΑΡΧΗ ΔΗΜΟΣΙΩΝ ΕΣΟΔΩΝ</text:p>
          </table:table-cell>
          <table:table-cell table:style-name="ce4" office:value-type="string" calcext:value-type="string">
            <text:p>Μητρώο ιχνηλασιμότητας καπνικών προϊόντ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3"/>
          <table:table-cell table:style-name="ce24" table:number-columns-repeated="15"/>
          <table:table-cell table:number-columns-repeated="999"/>
        </table:table-row>
        <table:table-row table:style-name="ro2">
          <table:table-cell table:style-name="ce4" office:value-type="string" calcext:value-type="string">
            <text:p>ΑΝΕΞΑΡΤΗΤΗ ΑΡΧΗ ΔΗΜΟΣΙΩΝ ΕΣΟΔΩΝ</text:p>
          </table:table-cell>
          <table:table-cell table:style-name="ce4" office:value-type="string" calcext:value-type="string">
            <text:p>Φορολογικό μητρώο</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3"/>
          <table:table-cell table:style-name="ce24" table:number-columns-repeated="15"/>
          <table:table-cell table:number-columns-repeated="999"/>
        </table:table-row>
        <table:table-row table:style-name="ro2">
          <table:table-cell table:style-name="ce4" office:value-type="string" calcext:value-type="string">
            <text:p>ΑΡΧΗ ΠΡΟΣΤΑΣΙΑΣ ΔΕΔΟΜΕΝΩΝ ΠΡΟΣΩΠΙΚΟΥ ΧΑΡ</text:p>
          </table:table-cell>
          <table:table-cell table:style-name="ce4" office:value-type="string" calcext:value-type="string">
            <text:p>Εγκεκριμένοι κώδικες δεοντολογίας</text:p>
          </table:table-cell>
          <table:table-cell table:style-name="ce13" table:content-validation-name="val1" office:value-type="string" calcext:value-type="string">
            <text:p>Νομοθεσία</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Οι κώδικες δεοντολογίας προβλέπονται στο άρθρο 40 ΓΚΠΔ και αποσκοπούν στο να διευκολύνεται η ουσιαστική εφαρμογή του ΓΚΠΔ, ρυθμίζοντας ειδικές υποχρεώσεις τόσο υπευθύνων επεξεργασίας όσο και εκτελούντων την επεξεργασία, για ειδικούς τομείς δραστηριότητας λαμβάνοντας υπόψη τα ειδικά χαρακτηριστικά τους και τις ειδικές ανάγκες των πολύ μικρών, των μικρών και των μεσαίων επιχειρήσεων. Ενώσεις και άλλοι φορείς που εκπροσωπούν κατηγορίες υπευθύνων επεξεργασίας ή εκτελούντων την επεξεργασία μπορούν να εκπονούν κώδικες δεοντολογίας.</text:p>
          </table:table-cell>
          <table:table-cell table:style-name="ce24" table:number-columns-repeated="15"/>
          <table:table-cell table:number-columns-repeated="999"/>
        </table:table-row>
        <table:table-row table:style-name="ro2">
          <table:table-cell table:style-name="ce4" office:value-type="string" calcext:value-type="string">
            <text:p>ΑΡΧΗ ΠΡΟΣΤΑΣΙΑΣ ΔΕΔΟΜΕΝΩΝ ΠΡΟΣΩΠΙΚΟΥ ΧΑΡ</text:p>
          </table:table-cell>
          <table:table-cell table:style-name="ce4" office:value-type="string" calcext:value-type="string">
            <text:p>Πράξεις της Αρχή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19" office:value-type="string" calcext:value-type="string">
            <text:p>Αποφάσεις, Γνωμοδοτήσεις, Οδηγίες, Κατευθυντήριες γραμμές, Συστάσεις, Κανονιστικές Πράξεις</text:p>
          </table:table-cell>
          <table:table-cell table:style-name="ce24" table:number-columns-repeated="15"/>
          <table:table-cell table:number-columns-repeated="999"/>
        </table:table-row>
        <table:table-row table:style-name="ro2">
          <table:table-cell table:style-name="ce4" office:value-type="string" calcext:value-type="string">
            <text:p>ΑΡΧΗ ΠΡΟΣΤΑΣΙΑΣ ΔΕΔΟΜΕΝΩΝ ΠΡΟΣΩΠΙΚΟΥ ΧΑΡ</text:p>
          </table:table-cell>
          <table:table-cell table:style-name="ce4" office:value-type="string" calcext:value-type="string">
            <text:p>Σχήματα πιστοποίησης - Κριτήρια πιστοποίησης</text:p>
          </table:table-cell>
          <table:table-cell table:style-name="ce13" table:content-validation-name="val1" office:value-type="string" calcext:value-type="string">
            <text:p>Νομοθεσί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Η θέσπιση μηχανισμών πιστοποίησης προστασίας δεδομένων, σφραγίδων και σημάτων προστασίας δεδομένων προβλέπεται στο άρθρο 42 του ΓΚΠΔ με σκοπό την απόδειξη:</text:p>
            <text:p> της συμμόρφωσης προς τον ΓΚΠΔ των πράξεων επεξεργασίας υπευθύνων επεξεργασίας και εκτελούντων την επεξεργασία που υπόκεινται σε αυτόν (άρθρο 42 παράγραφος 1) και</text:p>
            <text:p> της παροχής κατάλληλων εγγυήσεων στο πλαίσιο διαβιβάσεων δεδομένων σε τρίτες χώρες ή διεθνείς οργανισμούς (άρθρο 46 παράγραφος 2 στοιχείο στ) από υπευθύνους επεξεργασίας και εκτελούντες που δεν υπόκεινται στον ΓΚΠΔ (άρθρο 42 παράγραφος 2). Ο ΓΚΠΔ παροτρύνει τη θέσπιση μηχανισμών πιστοποίησης και σφραγίδων και σημάτων προστασίας των δεδομένων, επιτρέποντας στα υποκείμενα των δεδομένων να αξιολογούν ταχέως το επίπεδο προστασίας των δεδομένων των σχετικών προϊόντων και υπηρεσιών.</text:p>
          </table:table-cell>
          <table:table-cell table:style-name="ce24" table:number-columns-repeated="15"/>
          <table:table-cell table:number-columns-repeated="999"/>
        </table:table-row>
        <table:table-row table:style-name="ro2">
          <table:table-cell table:style-name="ce4" office:value-type="string" calcext:value-type="string">
            <text:p>ΑΡΧΗ ΠΡΟΣΤΑΣΙΑΣ ΔΕΔΟΜΕΝΩΝ ΠΡΟΣΩΠΙΚΟΥ ΧΑΡ</text:p>
          </table:table-cell>
          <table:table-cell table:style-name="ce4" office:value-type="string" calcext:value-type="string">
            <text:p>Χορήγηση της λίστας του άρθρου 13</text:p>
          </table:table-cell>
          <table:table-cell table:style-name="ce13" table:content-validation-name="val1" office:value-type="string" calcext:value-type="string">
            <text:p>Νομοθεσί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Υπεύθυνοι επεξεργασίας που διενεργούν ενέργειες προώθησης προϊόντων ή υπηρεσιών με μη ηλεκτρονικά μέσα (παραδοσιακό ταχυδρομείο) και χωρίς συγκατάθεση, οφείλουν να συμβουλεύονται το εν λόγω μητρώο.</text:p>
          </table:table-cell>
          <table:table-cell table:style-name="ce24" table:number-columns-repeated="15"/>
          <table:table-cell table:number-columns-repeated="999"/>
        </table:table-row>
        <table:table-row table:style-name="ro2">
          <table:table-cell table:style-name="ce4" office:value-type="string" calcext:value-type="string">
            <text:p>ΕΘΝΙΚΗ ΑΡΧΗ ΑΝΩΤΑΤΗΣ ΕΚΠΑΙΔΕΥΣΗ (ΕΘΑΕΕ)</text:p>
          </table:table-cell>
          <table:table-cell table:style-name="ce7" office:value-type="string" calcext:value-type="string">
            <text:p>Μητρώο Εμπειρογνωμόνων (ΕΘΑΑΕ)</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εριλαμβάνει ανεξάρτητους εμπειρογνώμονες και ανανεώνεται διαρκώς με νέες εγγραφές κατόπιν ανοικτής πρόσκλησης ενδιαφέροντος που απευθύνει η Αρχή.Χρησιμοποιείται για τις δράσεις διασφάλισης ποιότητας της ΕΘΑΑΕ</text:p>
          </table:table-cell>
          <table:table-cell table:style-name="ce24" table:number-columns-repeated="15"/>
          <table:table-cell table:number-columns-repeated="999"/>
        </table:table-row>
        <table:table-row table:style-name="ro2">
          <table:table-cell table:style-name="ce4" office:value-type="string" calcext:value-type="string">
            <text:p>ΕΘΝΙΚΗ ΑΡΧΗ ΑΝΩΤΑΤΗΣ ΕΚΠΑΙΔΕΥΣΗ (ΕΘΑΕΕ)</text:p>
          </table:table-cell>
          <table:table-cell table:style-name="ce4" office:value-type="string" calcext:value-type="string">
            <text:p>Μητρώο Φοιτητών (ΕΘΑΑΕ)</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εριλαμβάνει φοιτητές που είναι μέλη της ΜΟΔΙΠ του κάθε ΑΕΙ και τους φοιτητές που γίνονται δεκτοί κατόπιν ανοικτής πρόσκλησης ενδιαφέροντος που απευθύνει η αρχή.</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αδειοδοτημένων σε άλλα κράτη μέλη παρόχων υπηρεσιών μέσων επικοινωνίας τα προγράμματα των οποίων παρέχονται στην Ελλάδα</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ό συνδρομητικές και άλλες πλατφόρμες προς το σκοπό της παρακολούθησης τυχόν εκ μέρους τους παραβάσεων που προβλέπονται στα άρθρα 3 και 4 του Ν 4779/2021</text:p>
            <text:p> </text:p>
            <text:p> Υπό ανάπτυξη: </text:p>
            <text:p> θα περιλαμβάνει τα στοιχεία: α) της συνδρομητικής ή άλλης πλατφόρμας, β) των αδειοδοτημένων σε άλλα κράτη μέλη υπηρεσιών μέσων επικοινωνίας που παρέχει στους συνδρομητές/χρήστες της παρέχουσας τις υπηρεσίας, γ) του έχοντος την συντακτική ευθύνη παρόχου, δ) της εποπτεύουσας αρχής καθώς και οι τυχόν σοβαρές παραβάσεις που αυτοί τελούν προς το σκοπό της ενεργοποίησης των προβλεπόμενων στα άρθρα 3 και 4 του Ν 4779/2021 διαδικασιών.</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αλλοδαπών παρόχων κατά παραγγελία υπηρεσιών μέσων επικοινωνίας που παρέχουν τις υπηρεσίες τους στην Ελλάδα</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ρος το σκοπό της επιβολής του προβλεπόμενου στο άρθρο 17 παρ, 2 του Ν 4779/2021 τέλους)</text:p>
            <text:p> </text:p>
            <text:p> Υπό ανάπτυξη: </text:p>
            <text:p> Θα περιλαμβάνει στοιχεία ταυτότητας των παρόχων τέτοιων υπηρεσιών, στοιχεία επικοινωνίας, την εποπτεύουσα αρχής καθώς και στοιχεία για τον κύκλο εργασιών που πραγματοποιούν ετησίως στην Ελλάδα</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εγκατεστημένων στην Ελλάδα παρόχων υπηρεσιών μέσων επικοινωνίας (γραμμικών και μη)</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Υπό ανάπτυξη: <text:s/>θα καταγράφονται τα στοιχεία α) ταυτότητας των παρόχων οπτικοακουστικών υπηρεσίων που είναι εγκατεστημένοι στην Ελλάδα, β) των υπηρεσιών που αυτοί παρέχουν (είδος υπηρεσίας, τρόπος μετάδοσης κλπ), γ) της μετοχικής τους σύνθεσης, δ) του διοικητικού συμβουλίου ε) που αφορούν στην υπ’ αυτούς εκπλήρωση των υποχρεώσεων που τους επιβάλλει η Οδηγία σε σχέση με την προώθηση των Ευρωπαϊκών παραγωγών και την προσβασιμότητα των υπηρεσιών τους σε άτομα με αναπηρίες και στ) εάν οι υπηρεσίες παρέχονται και σε άλλο κράτος-μέλος.</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επιχειρήσεων που τηρούνται βάσει των λοιπών διατάξεων του ΠΔ 310/1996</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εριλαμβάνει: (α) διαφημιστικές β) εταιρείες έρευνας ραδιοτηλεοπτικής αγοράς γ) εκδοτικές επιχειρήσεις. Παλαιότερα περιελάμβανε και μητρώο ανεξάρτητων παραγωγών, πλην όμως το σχετικό άρθρο καταργήθηκε και έτσι εξέλειπε η σχετική εξουσιοδοτική διάταξη</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παρόχων συνδρομητικών ραδιοφωνικών και τηλεοπτικών υπηρεσιών (κάτοχοι αδείας του Ν 2644/1998)</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άφονται: α) οι κάτοχοι τέτοιας αδείας, β) αναλυτική κατάσταση μετόχων μέχρι φυσικού προσώπου, γ) στοιχεία μελών του ΔΣ και δ) τα στοιχεία που υποβάλουν οι ανωτέρω σε σχέση με τις ασυμβίβαστες ιδιότητες και κωλύματα, οικονομικά στοιχεία κα</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παρόχων υπηρεσιών πλατφόρμας διαμοιρασμού βίντεο</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Υπό ανάπτυξη: </text:p>
            <text:p> θα περιλαμβάνει στοιχεία α) ταυτότητας των εγκατεστημένων στην Ελλάδα τέτοιων παρόχων β) επικοινωνίας, γ) του νομίμου εκπροσώπου καθώς και στοιχεία για τον έλεγχο των υποχρεώσεών τους που πηγάζουν από το νόμο εγκατεστημένοι, είτε θεωρούνται εγκατεστημένοι στην Ελλάδα</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ραδιοφωνικών σταθμών (ανά νομό)</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άφονται: (α) οι πάροχοι ραδιοφωνικών υπηρεσιών (ατομικές επιχειρήσεις ή εταιρείες) ανά νομό της Ελλάδας, (β) οι εταίροι ή μέτοχοι αυτών (εφόσον πρόκειται για εταιρείες) γ) τα μέλη του ΔΣ ή διαχειριστές. Καταχωρίζονται επίσης τα στοιχεία που υποβάλλονται βάσει των διατάξεων του ΠΔ 310/1996 (υπεύθυνες δηλώσεις, δηλώσεις πόθεν έσχες, κατάσταση εργαζομένων κλπ)</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τηλεοπτικών σταθμών ελεύθερης λήψης</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άφονται: (α) οι πάροχοι τέτοιων υπηρεσιών εθνικής και περιφερειακής εμβέλειας (ανώνυμες εταιρίες), (β) οι μέτοχοι αυτών (μέχρι φυσικού προσώπου) και γ) τα μέλη του ΔΣ τους. Καταχωρίζονται τα στοιχεία που υποβάλλουν βάσει των διατάξεων του ΠΔ (υπεύθυνες δηλώσεις, δηλώσεις πόθεν έσχες, κατάσταση εργαζομένων κλπ)</text:p>
          </table:table-cell>
          <table:table-cell table:style-name="ce24" table:number-columns-repeated="15"/>
          <table:table-cell table:number-columns-repeated="999"/>
        </table:table-row>
        <table:table-row table:style-name="ro2">
          <table:table-cell table:style-name="ce4" office:value-type="string" calcext:value-type="string">
            <text:p>ΕΘΝΙΚΟ ΣΥΜΒΟΥΛΙΟ ΡΑΔΙΟΤΗΛΕΟΡΑΣΗΣ (Ε.Σ.Ρ.</text:p>
          </table:table-cell>
          <table:table-cell table:style-name="ce4" office:value-type="string" calcext:value-type="string">
            <text:p>Μητρώο φορέων και επιχειρήσεων δημοσκοπήσε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ύμφωνα με την παρ. 1 του άρθρου 5 του Ν 3603/2007, «Κάθε φορέας ή επιχείρηση δημοσκόπησης της ημεδαπής πρέπει να είναι εγγεγραμμένος στο Μητρώο αυτό, προκειμένου να έχει τη δυνατότητα να αναλαμβάνει δημοσκοπήσεις ή κάθε άλλη έρευνα ή μέτρηση της κοινής γνώμης, πλην των αναφερομένων στο άρθρο 11 του ν. 2328/1995 (ΦΕΚ 159 Α`), όπως ισχύει, για λογαριασμό των φορέων του Δημοσίου ή του ευρύτερου δημόσιου τομέα, όπως αυτός ορίζεται κάθε φορά</text:p>
          </table:table-cell>
          <table:table-cell table:style-name="ce24" table:number-columns-repeated="15"/>
          <table:table-cell table:number-columns-repeated="999"/>
        </table:table-row>
        <table:table-row table:style-name="ro2">
          <table:table-cell table:style-name="ce4" office:value-type="string" calcext:value-type="string">
            <text:p>ΕΛΛΗΝΙΚΗ ΣΤΑΤΙΣΤΙΚΗ ΑΡΧΗ (πρώην ΕΣΥΕ)</text:p>
          </table:table-cell>
          <table:table-cell table:style-name="ce6" office:value-type="string" calcext:value-type="string">
            <text:p>Μητρώο Δήμων, Κοινοτήτων και Οικισμώ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3"/>
          <table:table-cell table:style-name="ce24" table:number-columns-repeated="15"/>
          <table:table-cell table:number-columns-repeated="999"/>
        </table:table-row>
        <table:table-row table:style-name="ro2">
          <table:table-cell table:style-name="ce4" office:value-type="string" calcext:value-type="string">
            <text:p>ΕΛΛΗΝΙΚΗ ΣΤΑΤΙΣΤΙΚΗ ΑΡΧΗ (πρώην ΕΣΥΕ)</text:p>
          </table:table-cell>
          <table:table-cell table:style-name="ce4" office:value-type="string" calcext:value-type="string">
            <text:p>Μητρώο Φορέων Γενικής Κυβέρνησης</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3"/>
          <table:table-cell table:style-name="ce24" table:number-columns-repeated="15"/>
          <table:table-cell table:number-columns-repeated="999"/>
        </table:table-row>
        <table:table-row table:style-name="ro2">
          <table:table-cell table:style-name="ce4" office:value-type="string" calcext:value-type="string">
            <text:p>ΕΛΛΗΝΙΚΗ ΣΤΑΤΙΣΤΙΚΗ ΑΡΧΗ (πρώην ΕΣΥΕ)</text:p>
          </table:table-cell>
          <table:table-cell table:style-name="ce4" office:value-type="string" calcext:value-type="string">
            <text:p>Στατιστικό Μητρώο Επιχειρήσε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3"/>
          <table:table-cell table:style-name="ce24" table:number-columns-repeated="15"/>
          <table:table-cell table:number-columns-repeated="999"/>
        </table:table-row>
        <table:table-row table:style-name="ro2">
          <table:table-cell table:style-name="ce4" office:value-type="string" calcext:value-type="string">
            <text:p>ΕΝΙΑΙΑ ΑΝΕΞΑΡΤΗΤΗ ΑΡΧΗ ΔΗΜΟΣΙΩΝ ΣΥΜΒΑΣΕΩ</text:p>
          </table:table-cell>
          <table:table-cell table:style-name="ce7" office:value-type="string" calcext:value-type="string">
            <text:p>Μητρώο Αναθετουσών Αρχών / Αναθετόντων Φορέω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εριλαμβάνει το σύνολο των αναθετουσών αρχών / αναθετόντων φορέων, σύμφωνα με τον ορισμό του αρ.2, παρ.1 του ν.4412/2016</text:p>
          </table:table-cell>
          <table:table-cell table:style-name="ce24" table:number-columns-repeated="15"/>
          <table:table-cell table:number-columns-repeated="999"/>
        </table:table-row>
        <table:table-row table:style-name="ro2">
          <table:table-cell table:style-name="ce4" office:value-type="string" calcext:value-type="string">
            <text:p>ΕΝΙΑΙΑ ΑΝΕΞΑΡΤΗΤΗ ΑΡΧΗ ΔΗΜΟΣΙΩΝ ΣΥΜΒΑΣΕΩ</text:p>
          </table:table-cell>
          <table:table-cell table:style-name="ce6" office:value-type="string" calcext:value-type="string">
            <text:p>Μητρώο Αποκλεισθέντων Οικονομικών Φορέω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εριλαμβάνει τους οικονομικούς φορείς εις βάρος των οποίων έχει επιβληθεί αποκλεισμός από τη συμμετοχή σε εν εξελίξει και μελλοντικές διαδικασίες σύναψης δημοσίων συμβάσεων για συγκεκριμένο χρονικό διάστημα, σύμφωνα με το αρ.74 του ν.4412/2016</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4" office:value-type="string" calcext:value-type="string">
            <text:p>Ειδικό Μητρώο Προμηθευτών Εξοπλισμού Διεξαγωγής Τυχερών Παιγνί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Έκδοση απόφασης εγγραφής στο Ειδικό Μητρώο Προμηθευτών Εξοπλισμού Διεξαγωγής Τυχερών Παιγνίων, σύμφωνα με τη με αριθμό 144/3α/13.02.2015 (Β 403) απόφαση της Ε.Ε.Ε.Π.</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4" office:value-type="string" calcext:value-type="string">
            <text:p>Κατάλογος μη Αδειοδοτημένων Παρόχων Τυχερών Παιγνίων (Blacklist)</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Έκδοση απόφασης χαρακτηρισμού παιγνίου, σύμφωνα με την υποπαράγραφο γ, της παραγράφου 3, του άρθρου 28 του ν.4002/2011 (Α 180).</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4" office:value-type="string" calcext:value-type="string">
            <text:p>Κατάλογος Χαρακτηρισμένων Παιγνί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Έκδοση απόφασης εγγραφής στον Κατάλογο μη Αδειοδοτημένων Παρόχων Τυχερών Παιγνίων (Blacklist) και ανάρτηση στον ιστότοπο της ΕΕΕΠ, σύμφωνα με την παράγραφο 7 του άρθρου 48 του ν.4002/2011 (Α 180), όπως ισχύει.</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4" office:value-type="string" calcext:value-type="string">
            <text:p>Κατάσταση Τυχερών Παιγνίων που Διεξάγονται μέσω Ραδιοτηλεοπτικών και Τηλεπικοινωνιακών Μέσ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Έκδοση απόφασης ανάρτησης στην Κατάσταση Τυχερών Παιγνίων που Διεξάγονται μέσω Ραδιοτηλεοπτικών και Τηλεπικοινωνιακών Μέσων της ΕΕΕΠ, σύμφωνα με το άρθρο 10 της με αριθμό 93/2/28.01.2014 απόφασης της ΕΕΕΠ με τίτλο Γενικές Αρχές και Κανόνες Διεξαγωγής των Τυχερών Παιγνίων που διεξάγονται μέσω ραδιοτηλεοπτικών και τηλεπικοινωνιακών μέσων σύμφωνα με το άρθρο 53 παράγραφος 6 του ν.4002/2011 (Α 180), όπως ισχύει.</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Αδειοδοτημένων Φορέων Εκμετάλλευσης Ηλεκτρονικών Τεχνικών-Ψυχαγωγικών Παιγνίων (ΗΤΨΠ)</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Εκμετάλλευσης Ηλεκτρονικών Τεχνικών-Ψυχαγωγικών Παιγνίων (ΗΤΨΠ), σύμφωνα με το άρθρο 5 της με αριθμό 130/2/18.11.2014 (Β 3225) απόφασης της Ε.Ε.Ε.Π. με θέμα Ρύθμιση Θεμάτων Κανονισμού Διεξαγωγής και Ελέγχου Ηλεκτρονικών Τεχνικών − Ψυχαγωγικών Παιγνίων με Παιγνιομηχανήματα.</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Αποκλειόμενων Παικ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ήλωση Αποκλεισμού από τα Τυχερά Παίγνια, σύμφωνα με:  α) το άρθρο 20 της με αριθμό 79835 ΕΞ 2020/24.7.2020 (Β 3265) απόφασης του Υπουργού Οικονομικών με τίτλο Θέσπιση Κανονισμού Παιγνίων για τη Διοργάνωση και Διεξαγωγή Τυχερών Παιγνίων μέσω Διαδικτύου, για τα τυχερά παίγνια που διεξάγονται μέσω διαδικτύου,</text:p>
            <text:p> β) το άρθρο 37 της με αριθμό 79314 ΕΞ 2020/23.07.2020 (B 3263) απόφασης του Υπουργού Οικονομικών με τίτλο Θέσπιση Κανονισμού Παιγνίων περί Διεξαγωγής Τυχερών Παιγνίων μέσω Παιγνιομηχανημάτων τύπου Video Lottery Terminal (VLT), για τα παίγνια που διεξάγονται μέσω παιγνιομηχανημάτων τύπου VLT και </text:p>
            <text:p> γ) το άρθρο 32 της με αριθμό 303/5/27.02.2018 (Β 1025) απόφασης της Ε.Ε.Ε.Π. με θέμα Τροποποίηση και κωδικοποίηση της με αριθμό Τ/6736/2003 (Β 929) απόφασης του Υπουργού Ανάπτυξης με τίτλο «Κανονισμός Διοικητικού Ελέγχου και Εποπτείας της Λειτουργίας των Καζίνο», όπως ισχύει, για τα παίγνια καζίνο.</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Διοικητικού και Λοιπού Προσωπικού Επιχείρησης Καζίνο</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Καταλληλότητας Διοικητικού και Λοιπού Προσωπικού Επιχείρησης Καζίνο, σύμφωνα με το άρθρο 7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Κατασκευαστ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Καταλληλότητας Κατασκευαστή, σύμφωνα με το άρθρο 9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Κατόχων Άδειας Διοργάνωσης και Διεξαγωγής Τυχερών Παιγνί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Διεξαγωγής Παιγνίων, σύμφωνα με:</text:p>
            <text:p> α) Τυχερά Παίγνια Διαδικτύου</text:p>
            <text:p> - το άρθρο 5 της με αριθμό 79835 ΕΞ 2020/24.7.2021 (Β 3265) απόφασης του Υπουργού Οικονομικών με τίτλο Θέσπιση Κανονισμού Παιγνίων για τη Διοργάνωση και Διεξαγωγή Τυχερών Παιγνίων μέσω Διαδικτύου.</text:p>
            <text:p> β) ΚΑΖΙΝΟ</text:p>
            <text:p> - τον ν. 2206/1994 (Α 62) «Ίδρυση, οργάνωση, λειτουργία, έλεγχος καζίνων και άλλες διατάξεις».</text:p>
            <text:p> - τον ν. 3139/2003 (Α 100) «Ρυθμίσεις για τα καζίνα Πάρνηθας και Κέρκυρας και άλλες διατάξεις».</text:p>
            <text:p> - τον ν. 4512/2018 (Α 5), Κεφάλαιο Β’ με τίτλο «Αδειοδότηση και λειτουργία επιχειρήσεων καζίνο και άλλες διατάξεις», άρθρα 357 έως 378.</text:p>
            <text:p> γ) ΟΠΑΠ</text:p>
            <text:p> - τον ν. 2843/2000 (Α 219) «Εκσυγχρονισμός των χρηματιστηριακών συναλλαγών, εισαγωγή εταιριών επενδύσεων στην ποντοπόρο ναυτιλία στο Χρηματιστήριο Αξιών Αθηνών και άλλες διατάξεις». Δυνάμει του άρθρου 27 του νόμου αυτού χορηγήθηκε στην ΟΠΑΠ Α.Ε. το αποκλειστικό δικαίωμα διεξαγωγής συγκεκριμένων παιγνίων στην ελληνική επικράτεια.</text:p>
            <text:p> δ) ΟΠΑΠ - Τυχερά Παίγνια που διεξάγονται μέσω παιγνιομηχανημάτων τύπου VLT</text:p>
            <text:p> - τη με αριθμό 010010/4.11.2011 απόφαση του Υπουργού Οικονομικών (Β 2503), όπως αυτή τροποποιήθηκε με την με αριθμό ΔΕΕΟΘ/Γ/0000647/ΕΞ2018/18 (Β' 77) όμοια, με την οποία χορηγήθηκε στην ανώνυμη εταιρεία με την επωνυμία Οργανισμός Προγνωστικών Αγώνων Ποδοσφαίρου (ΟΠΑΠ Α.Ε.), άδεια λειτουργίας 25.000 Παιγνιομηχανημάτων διεξαγωγής τυχερών παιγνίων τύπου Video Lottery Terminal (VLT) σύμφωνα με τις διατάξεις των άρθρων 39 έως και 44 του ν. 4002/2011 (Α 180).</text:p>
            <text:p> ε) ΛΑΧΕΙΑ</text:p>
            <text:p> - τον ν. 4183/2013 (Α 186) με τον οποίο κυρώθηκε η Σύμβαση Παραχώρησης του αποκλειστικού δικαιώματος παραγωγής, λειτουργίας, κυκλοφορίας, προβολής και διαχείρισης των Κρατικών Λαχείων, η οποία παρατάθηκε. Σύμφωνα με τη Σύμβασης Παραχώρησης, όπως τροποποιήθηκε με την από 28.02.2014 σύμβαση μεταξύ του Ελληνικού Δημοσίου και της προαναφερόμενης ανώνυμης εταιρείας, έχει παραχωρηθεί στην τελευταία το αποκλειστικό δικαίωμα παραγωγής, διοργάνωσης και διεξαγωγής των Κρατικών Λαχείων για μέγιστη διάρκεια, η οποία δεν θα υπερβαίνει τα δώδεκα (12) δώδεκα έτη, από την ορισθείσα ημερομηνία έναρξης ισχύος της Σύμβασης, ήτοι από την 1η Μαΐου 2014 έως την 1η Μαΐου 2026.</text:p>
            <text:p> στ) ΙΠΠΟΔΡΟΜΟΣ</text:p>
            <text:p> - τον ν. 4338/2015 (Α 131) Κύρωση της Σύμβασης Παραχώρησης του αποκλειστικού δικαιώματος διοργάνωσης και διεξαγωγής αμοιβαίου στοιχήματος επί ιπποδρομιών στην Ελλάδα για περίοδο είκοσι ετώ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Μετόχων - Εταίρων Κατόχου Άδειας Διεξαγωγής Τυχερών Παιγνί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ς Άδειας Καταλληλότητας Μετόχων, σύμφωνα με το άρθρο 3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Οργανισμών Πιστοποίησης</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ναγνώριση Οργανισμών Πιστοποίησης, σύμφωνα με το άρθρο 16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Πιστοποιημένων Ηλεκτρονικών Τεχνικών-Ψυχαγωγικών Παιγνίων (ΗΤΨΠ)</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Πιστοποίησης Ηλεκτρονικών Τεχνικών-Ψυχαγωγικών Παιγνίων (ΗΤΨΠ), σύμφωνα με το άρθρο 10 της με αριθμό 130/2/18.11.2014 (Β 3225) απόφασης της Ε.Ε.Ε.Π. με θέμα Ρύθμιση Θεμάτων Κανονισμού Διεξαγωγής και Ελέγχου Ηλεκτρονικών Τεχνικών − Ψυχαγωγικών Παιγνίων με Παιγνιομηχανήματα.</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Πιστοποιημένων Καταστημάτων Διεξαγωγής Παιγνίων με Παιγνιομηχανήματα τύπου Video Lottery Terminals (VLT)</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Πιστοποίησης Καταστημάτων Διεξαγωγής Παιγνίων με Παιγνιομηχανήματα, σύμφωνα με το άρθρο 19 της με αριθμό 79314 ΕΞ 2020/23.07.2020 (B 3263) απόφασης του Υπουργού Οικονομικών με τίτλο Θέσπιση Κανονισμού Παιγνίων περί Διεξαγωγής Τυχερών Παιγνίων μέσω Παιγνιομηχανημάτων τύπου Video Lottery Terminal (VLT).</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Πιστοποιημένων Καταστημάτων Ηλεκτρονικών Τεχνικών-Ψυχαγωγικών Παιγνίων (ΗΤΨΠ)</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Πιστοποίησης Χώρων Διεξαγωγής Ηλεκτρονικών Τεχνικών-Ψυχαγωγικών Παιγνίων (ΗΤΨΠ), σύμφωνα με το άρθρο 19 της με αριθμό 130/2/18.11.2014 (Β 3225) απόφασης της Ε.Ε.Ε.Π. με θέμα Ρύθμιση Θεμάτων Κανονισμού Διεξαγωγής και Ελέγχου Ηλεκτρονικών Τεχνικών − Ψυχαγωγικών Παιγνίων με Παιγνιομηχανήματα.</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Πιστοποιημένων Παιγνιομηχανημάτων Ηλεκτρονικών Τεχνικών-Ψυχαγωγικών Παιγνίων (ΗΤΨΠ)</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Πιστοποίησης Παιγνιομηχανημάτων Ηλεκτρονικών Τεχνικών-Ψυχαγωγικών Παιγνίων (ΗΤΨΠ), σύμφωνα με το άρθρο 14 της με αριθμό 130/2/18.11.2014 (Β 3225) απόφασης της Ε.Ε.Ε.Π. με θέμα Ρύθμιση Θεμάτων Κανονισμού Διεξαγωγής και Ελέγχου Ηλεκτρονικών Τεχνικών − Ψυχαγωγικών Παιγνίων με Παιγνιομηχανήματα.</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Πιστοποιημένων Τεχνικών Παιγνίων και Παιγνιομηχανημάτων Ηλεκτρονικών Τεχνικών-Ψυχαγωγικών Παιγνίων (ΗΤΨΠ)</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Πιστοποίησης Τεχνικών Ηλεκτρονικών Τεχνικών-Ψυχαγωγικών Παιγνίων (ΗΤΨΠ) και Παιγνιομηχανημάτων, σύμφωνα με τη με αριθμό 115/4Α/11.7.2014 (Β 2045) απόφαση της Ε.Ε.Ε.Π. με θέμα Ρύθμιση θεμάτων Πιστοποίησης Τεχνικών Ηλεκτρονικών Τεχνικών-Ψυχαγωγικών Παιγνίων και Παιγνιομηχανημάτων και Τεχνικών Τυχερών Παιγνίων και Παιγνιομηχανημάτων τύπου VLT και κατάρτισης των σχετικών Μητρώ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Προμηθευτών - Εισαγωγέ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Καταλληλότητας Προμηθευτή - Εισαγωγέα, σύμφωνα με το άρθρο 10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Προσώπων που Επιτελούν Κρίσιμες Λειτουργίε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ς Άδειας Καταλληλότητας σε Πρόσωπα που Επιτελούν Κρίσιμες Λειτουργίες, σύμφωνα με το άρθρο 6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Συνεργατών (Affiliates)</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Καταλληλότητας Συνεργάτη (Affiliate), σύμφωνα με το άρθρο 4 της με αριθμό 509/1/11.09.2020 (Β 4140) απόφασης της ΕΕΕΠ με θέμα Χορήγηση Άδειας Καταλληλότητας Συνεργατών Προωθητικών Ενεργειών Τυχερών Παιγνίων μέσω Διαδικτύου και εγγραφή στο Μητρώο Συνεργατών (Αffiliates).</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Συνεργατών Επιχείρησης Καζίνο (Junket)</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Καταλληλότητας Συνεργάτη Επιχείρησης Καζίνο (Junket), σύμφωνα με το άρθρο 8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7" office:value-type="string" calcext:value-type="string">
            <text:p>Μητρώο Τεχνικ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Άδειας Καταλληλότητας Τεχνικού, σύμφωνα με το άρθρο 11 της με αριθμό 79305 ΕΞ 2020/23.7.2020 (Β 3262) απόφασης του Υπουργού Οικονομικών με τίτλο Θέσπιση Κανονισμού Παιγνίων περί Καταλληλότητας Προσώπων.</text:p>
          </table:table-cell>
          <table:table-cell table:style-name="ce24" table:number-columns-repeated="15"/>
          <table:table-cell table:number-columns-repeated="999"/>
        </table:table-row>
        <table:table-row table:style-name="ro2">
          <table:table-cell table:style-name="ce4" office:value-type="string" calcext:value-type="string">
            <text:p>ΕΠΙΤΡΟΠΗ ΕΠΟΠΤΕΙΑΣ ΚΑΙ ΕΛΕΓΧΟΥ ΠΑΙΓΝΙΩΝ</text:p>
          </table:table-cell>
          <table:table-cell table:style-name="ce6" office:value-type="string" calcext:value-type="string">
            <text:p>Μητρώο Τεχνικών Μέσων και Υλικών (ΤΜΚΥ) Διεξαγωγής Τυχερών Παιγνί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Χορήγηση Πιστοποίησης Τεχνικών Μέσων και Υλικών Διεξαγωγής Τυχερών Παιγνίων, σύμφωνα με: </text:p>
            <text:p> α) το άρθρο 14 της με αριθμό 79835 ΕΞ 2020/24.7.2020 (Β 3265) απόφασης του Υπουργού Οικονομικών με τίτλο Θέσπιση Κανονισμού Παιγνίων για τη Διοργάνωση και Διεξαγωγή Τυχερών Παιγνίων μέσω Διαδικτύου, για τα τυχερά παίγνια που διεξάγονται μέσω διαδικτύου,</text:p>
            <text:p> β) το Κεφάλαιο Β' "Πιστοποιήσεις Προσώπων, Παιγνίων, Εξοπλισμού και Καταστημάτων" της με αριθμό 79314 ΕΞ 2020/23.07.2020 (B 3263) απόφασης του Υπουργού Οικονομικών με τίτλο Θέσπιση Κανονισμού Παιγνίων περί Διεξαγωγής Τυχερών Παιγνίων μέσω Παιγνιομηχανημάτων τύπου Video Lottery Terminal (VLT), για τα παίγνια που διεξάγονται μέσω παιγνιομηχανημάτων τύπου VLT και </text:p>
            <text:p> γ) το άρθρο 7 της με αριθμό 303/5/27.02.2018 (Β 1025) απόφασης της Ε.Ε.Ε.Π. με θέμα Τροποποίηση και κωδικοποίηση της με αριθμό Τ/6736/2003 (Β 929) απόφασης του Υπουργού Ανάπτυξης με τίτλο «Κανονισμός Διοικητικού</text:p>
            <text:p> Ελέγχου και Εποπτείας της Λειτουργίας των Καζίνο», όπως ισχύει, για τα παίγνια καζίνο.</text:p>
          </table:table-cell>
          <table:table-cell table:style-name="ce24" table:number-columns-repeated="15"/>
          <table:table-cell table:number-columns-repeated="999"/>
        </table:table-row>
        <table:table-row table:style-name="ro2">
          <table:table-cell table:style-name="ce4" office:value-type="string" calcext:value-type="string">
            <text:p>ΡΥΘΜΙΣΤΙΚΗ ΑΡΧΗ ΣΙΔΗΡΟΔΡΟΜΩΝ</text:p>
          </table:table-cell>
          <table:table-cell table:style-name="ce4" office:value-type="string" calcext:value-type="string">
            <text:p>Εθνικό Μητρώο Αδειών Μηχανοδηγού (ΕΜΑΜ), άρθρο 22.1α ν.3911/2011 (Α’12)</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κάθε άδειας μηχανοδηγού, σύμφωνα με το Παράρτημα Ι της Απόφασης 2010/17/ΕΚ. Δεν είναι δημόσιο μητρώο υπό την έννοια της ελεύθερης πρόσβασης, τα δικαιώματα πρόσβασης στις πληροφορίες και η ανταλλαγή δεδομένων του μητρώου εξασφαλίζονται σύμφωνα με τις διατάξεις των σημείων 4 και 5 του Παραρτήματος Ι της προαναφερθείσας Απόφασης.</text:p>
          </table:table-cell>
          <table:table-cell table:style-name="ce24" table:number-columns-repeated="15"/>
          <table:table-cell table:number-columns-repeated="999"/>
        </table:table-row>
        <table:table-row table:style-name="ro2">
          <table:table-cell table:style-name="ce4" office:value-type="string" calcext:value-type="string">
            <text:p>ΡΥΘΜΙΣΤΙΚΗ ΑΡΧΗ ΣΙΔΗΡΟΔΡΟΜΩΝ</text:p>
          </table:table-cell>
          <table:table-cell table:style-name="ce4" office:value-type="string" calcext:value-type="string">
            <text:p>Εθνικό Μητρώο Οχημάτων (ΕΜΟ), άρθρο 46 του ν.4632/2019 (Α’ 159)</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των οχημάτων, τα οποία αναφέρονται στο άρθρο 46.2 του ν.4632/2019. Δεν είναι δημόσιο μητρώο υπό την έννοια της ελεύθερης πρόσβασης, τα δικαιώματα πρόσβασης σε δεδομένα του μητρώου εξασφαλίζονται σύμφωνα με τις διατάξεις του σημείου 3.3 του Παραρτήματος της Απόφασης 2007/756/ΕΚ. Τα δεδομένα των καταχωρισμένων οχημάτων μεταφέρονται από τα εθνικά μητρώα οχημάτων στο ευρωπαϊκό μητρώο οχημάτων έως τις 16-06-2021. Το ευρωπαϊκό μητρώο οχημάτων τηρείται από τον Οργανισμό Σιδηροδρόμων της ΕΕ σύμφωνα με τις διατάξεις της Εκτελεστικής Απόφασης (ΕΕ) 2018/1614.</text:p>
          </table:table-cell>
          <table:table-cell table:style-name="ce24" table:number-columns-repeated="15"/>
          <table:table-cell table:number-columns-repeated="999"/>
        </table:table-row>
        <table:table-row table:style-name="ro2">
          <table:table-cell table:style-name="ce4" office:value-type="string" calcext:value-type="string">
            <text:p>ΡΥΘΜΙΣΤΙΚΗ ΑΡΧΗ ΣΙΔΗΡΟΔΡΟΜΩΝ</text:p>
          </table:table-cell>
          <table:table-cell table:style-name="ce7" office:value-type="string" calcext:value-type="string">
            <text:p>Μητρώο Αναγνωρισμένων Εκπαιδευτικών Κέντρων Μηχανοδηγών και Υποψηφίων Μηχανοδηγών, άρθρα 19.1ε και 20.2 ν.3911/2011 (Α’12)</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κάθε αναγνώρισης εκπαιδευτικού κέντρου μηχανοδηγών και υποψηφίων μηχανοδηγών. Είναι δημόσιο μητρώο, το οποίο δημοσιεύεται στον ιστότοπο της ΡΑΣ.</text:p>
          </table:table-cell>
          <table:table-cell table:style-name="ce24" table:number-columns-repeated="15"/>
          <table:table-cell table:number-columns-repeated="999"/>
        </table:table-row>
        <table:table-row table:style-name="ro2">
          <table:table-cell table:style-name="ce4" office:value-type="string" calcext:value-type="string">
            <text:p>ΡΥΘΜΙΣΤΙΚΗ ΑΡΧΗ ΣΙΔΗΡΟΔΡΟΜΩΝ</text:p>
          </table:table-cell>
          <table:table-cell table:style-name="ce6" office:value-type="string" calcext:value-type="string">
            <text:p>Μητρώο Αναγνωρισμένων Εξεταστών Μηχανοδηγών και Υποψηφίων Μηχανοδηγών, άρθρο 76 ν.4530/2018 (Α’ 59)</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κάθε αναγνώρισης εξεταστών οι οποίοι διενεργούν τις εξετάσεις των υποψηφίων μηχανοδηγών και μηχανοδηγών, οι οποίες προβλέπονται στο άρθρο 25 του ν.3911/2011. Είναι δημόσιο μητρώο, το οποίο δημοσιεύεται στον ιστότοπο της ΡΑΣ</text:p>
          </table:table-cell>
          <table:table-cell table:style-name="ce24" table:number-columns-repeated="15"/>
          <table:table-cell table:number-columns-repeated="999"/>
        </table:table-row>
        <table:table-row table:style-name="ro2">
          <table:table-cell table:style-name="ce4" office:value-type="string" calcext:value-type="string">
            <text:p>ΡΥΘΜΙΣΤΙΚΗ ΑΡΧΗ ΣΙΔΗΡΟΔΡΟΜΩΝ</text:p>
          </table:table-cell>
          <table:table-cell table:style-name="ce7" office:value-type="string" calcext:value-type="string">
            <text:p>Μητρώο Αναγνωρισμένων Ιατρών, άρθρα 19.1ε και 20.2 ν.3911/2011 (Α’12)</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κάθε αναγνώρισης ιατρών οι οποίοι διενεργούν τις εξετάσεις των υποψηφίων μηχανοδηγών και μηχανοδηγών, οι οποίες προβλέπονται στα άρθρα 11, 16 και 31 Παράρτημα Ι του ν.3911/2011. Είναι δημόσιο μητρώο, το οποίο δημοσιεύεται στον ιστότοπο της ΡΑΣ.</text:p>
          </table:table-cell>
          <table:table-cell table:style-name="ce24" table:number-columns-repeated="15"/>
          <table:table-cell table:number-columns-repeated="999"/>
        </table:table-row>
        <table:table-row table:style-name="ro2">
          <table:table-cell table:style-name="ce4" office:value-type="string" calcext:value-type="string">
            <text:p>ΡΥΘΜΙΣΤΙΚΗ ΑΡΧΗ ΣΙΔΗΡΟΔΡΟΜΩΝ</text:p>
          </table:table-cell>
          <table:table-cell table:style-name="ce6" office:value-type="string" calcext:value-type="string">
            <text:p>Μητρώο Πιστοποιημένων Εκπαιδευτών Μηχανοδηγών και Υποψηφίων Μηχανοδηγών, άρθρο 76 ν.4530/2018 (Α’ 59)</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κάθε πιστοποίησης επάρκειας εκπαιδευτών οι οποίοι διενεργούν την εκπαίδευση των υποψηφίων μηχανοδηγών και μηχανοδηγών, η οποία προβλέπεται στο άρθρο 23 του ν.3911/2011. Είναι δημόσιο μητρώο, το οποίο δημοσιεύεται στον ιστότοπο της ΡΑΣ.</text:p>
          </table:table-cell>
          <table:table-cell table:style-name="ce24" table:number-columns-repeated="15"/>
          <table:table-cell table:number-columns-repeated="999"/>
        </table:table-row>
        <table:table-row table:style-name="ro2">
          <table:table-cell table:style-name="ce4" office:value-type="string" calcext:value-type="string">
            <text:p>ΡΥΘΜΙΣΤΙΚΗ ΑΡΧΗ ΣΙΔΗΡΟΔΡΟΜΩΝ</text:p>
          </table:table-cell>
          <table:table-cell table:style-name="ce7" office:value-type="string" calcext:value-type="string">
            <text:p>Μητρώο Σιδηροδρομικών Επιχειρήσεων, άρθρο 25.1 του ν.4408/2016 (Α’ 135)</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με τα στοιχεία κάθε σιδηροδρομικής επιχείρησης που λαμβάνει άδεια, το είδος των μεταφορών που διενεργεί κ.α. Το μητρώο αυτό είναι δημόσιο και δημοσιεύεται στον ιστότοπο της Ρ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Εθνικό Μητρώο Αγροτικών Συνεταιρισμών και άλλων Συλλογικών Φορέων (ΕΜΑΣ)</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στοιχείων Συνεταιρισμών, Οργανώσεων και Ομάδων Παραγωγών, ΕΟΠ</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Εθνικός Πίνακας Κριτών (Ν4310/14 άρθρο 30)</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Ενιαίο Μητρώο Εμπόρων Αγροτικών Προϊόντων, Εφοδίων και Εισροών (Ε.Μ.Ε.Α.Π.Ε.Ε.)</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Εμπόρων Αγροτικών Προϊόντων, Εφοδίων και Εισροών (Ε.Μ.Ε.Α.Π.Ε.Ε.) με βάση τον Νόμο 3955/2011 (ΦΕΚ 89 Α'/20.04.2011) όπως τροποποιήθηκε και ισχύει ( ν. 4235/2014 - ΦΕΚ 32 Α΄/11.02.2014, ν. 4441/2016 - ΦΕΚ 227 Α'/6.12.2016), άρθρο 14 του ν.4587/2018 - ΦΕΚ 218 Α΄/24-12-2018.</text:p>
            <text:p>Κύριος σκοπός του Ε.Μ.Ε.Α.Π.Ε.Ε είναι η εμπέδωση της αξιοπιστίας και της ασφάλειας των σχετικών με τα αγροτικά προϊόντα και εφόδια συναλλαγ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Ηλεκτρονικό Περιβαλλοντικό Μητρώο</text:p>
          </table:table-cell>
          <table:table-cell table:style-name="ce13" table:content-validation-name="val1" office:value-type="string" calcext:value-type="string">
            <text:p>Νομοθεσί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Κεντρικό Ηλεκτρονικό Μητρώο Οικοτεχνίας (ΚΗΜΟ)</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οικοτεχνιτών (παραγωγός και κατά κύριο επάγγελμα αγρότης, εγγεγραμμένος στο ΜΑΑ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ελισσοκομικό Μητρώο</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 καταγραφή όλων των μελισσοκόμων, των μελισσοσμηνών, των μεταβολών των κυψελών και των ασθενειών των μελισσοσμην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Αγροτών και Αγροτικών Εκμεταλλεύ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Με το νόμο 3874/2010 (Α΄ 151) στο «Μητρώο Αγροτών και Αγροτικών Εκμεταλλεύσεων» (Μ.Α.Α.Ε.), εγγράφονται υποχρεωτικά όλα τα ενήλικα φυσικά πρόσωπα και τα νομικά πρόσωπα που ασκούν στην Επικράτεια αγροτική δραστηριότητα ή κατέχουν αγροτική εκμετάλλευση (άρθρο 1 παρ.1). Σκοπός του Μητρώου Αγροτών και Αγροτικών Εκμεταλλεύσεων είναι η καταγραφή όλων των επαγγελματιών αγροτών και των αγροτικών εκμεταλλεύσεων της χώρας, με όλες τις απαραίτητες αλφαριθμητικές και χαρτογραφικές πληροφορίες, για τη λήψη αποφάσεων και την άσκηση Αγροτικής Πολιτικής (άρθρο 1 παρ. 2).</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Αδειών Εμπορίας &amp; Παραγωγής Πολλαπλασιαστικού Υλικού</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 Καταχώρηση όλων των τύπων επιχειρήσεων που δραστηριοποιούνται στον τομέα παραγωγής και εμπορίας πολλαπλασιαστικού υλικού καλλιεργούμενων φυτικών ειδών β) Καταγραφή στοιχείων πιστοποίησης πολλαπλασιαστικού υλικού φυτών μεγάλης καλλιέργειας (σποροπαραγωγικές εκτάσεις-ποσότητες πιστοποίησης σπόρων προς σπορά)στο πλαίσιο των επίσημων ελέγχων οι οποίοι διενεργούνται από τα ΤΑΑ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Βιοκαλλιεργητ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Βιοκαλλιεργητών και των εγγράφων πιστοποίησης και ελέγχων από τους Οργανισμούς Πιστοποίησ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Βιοκτόνων Προιόντ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Βιοκαλλιεργητών και των εγγράφων πιστοποίησης και ελέγχων από τους Οργανισμούς Πιστοποίησ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Βιομηχανιών Βιοτεχνιών Γεωργικών Φαρμάκ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και διαχείριση των εγκεκριμένων Βιοκτόνων Προιόν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Βιομηχανιών και Βιοτεχνιών Φυτοπροστατευτικών Προϊόντ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Βιομηχανιών και Βιοτεχνιών που ασχολούνται με τα φυτοπροστατευτικά Προϊόντ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Γεωργικών Στατιστικών Οργάν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και επικαιροποίηση των στοιχείων των εκάστοτε χρηστών/δειγματοληπτών που υλοποιούν το πρόγραμμμσ του Δυκτίου Γεωργικής Λογιστικής Πληροφόρησης.(ΔΙΓΕΛΠ) στις περιοχές αρμοδιότητας τους (Υπάλληλοι των ΔΑΟΚ/ΔΑΟ των Περιφερειακών Ενωτήτων/Περιφερειών) και χειρίζονται το διαδυκτιακό πληροφορικό λογιστικό σύστημα του ΔΙΓΕΛΠ</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Εγκαταστάσεων Βοοειδών - Χοίρων - Αιγοπροβάτ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εγκαταστάσεων, ιδιοκτητών και ζωικού κεφαλαίου της χώρ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Εγκαταστάσεων και Εμπόρων Ζωικών Προιόντ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εμπόρων Εγκαταστάσεων και Εμπόρων Ζωικών Προιόν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Εγκαταστάσεων Συσκευασίας νωπών οπορωκηπευτικώ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αδειοδοτημένων Συσκευαστηρίων νωπών οπορωκηπευτικ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Εγκεκριμένων Γεωργικών Φαρμάκ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Εγκεκριμένων γεωργικών φαρμάκων στην χώρ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εγκεκριμένων κέντρων αποθήκευσης &amp; παραγωγής σπέρματος</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άλογος των κέντρων που έχουν λάβει την προβλεπόμενη έγκριση από τη Γεν. Δ/νση Κτηνιατρική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εγκεκριμένων Μέσων Σήμανση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άλογος των μέσων σήμανσης που έχουν λάβει την προβλεπόμενη έγκριση από τη Γεν. Δ/νση Κτηνιατρική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Εγκεκριμένων Οχημάτων Μεταφοράς Ζωικών Υποπροιόντω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Οχημάτων, στοιχειών άδειας και ιδιοκτητ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Εγκεκριμένων Σφαγεί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text:tab/>Καταγραφή των Σφαγείων της χώρ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εμπόρων ζωικών προϊόντ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Εμπόρων Ζώντων Ζώ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Εμπόρων Ζώντων Ζώ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Εμπόρων Νωπών Οπωροκηπευτικών (ΜΕΝΟ)</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όλων των φορέων που εμπλέκονται στην εμπορία και διακίνηση των νωπών οπωροκηπευτικών (εξαγωγείς, εισαγωγείς, έμποροι εγχώριας αγοράς χονδρικό-λιανικό εμπόριο, παραγωγοί ) με βάσει τον ΚΑΝ.1148/2001 περί υποχρεωτικής τυποποίησης και στα διακινούμενα στην εγχώρια αγορά νωπά οπωροκηπευτικά.</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Εξεταστικών Κέντρων Πιστοποίησης Γεωργικών φαρμάκ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εξεταστικών κέντρων για την πιστοποίηση χρηστών γεωργικών φαρμάκ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Επαγγελματικών Αλιευτικών Σκαφώ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στοιχείων επαγγελματικών αλιευτικών σκαφών και προσώπων (φυσικών ή νομικών) που συνδέονται με αυτά (άρθρο 24 Καν 1380/2013, Καν 2017/218, Υ.Α. 2287/40083/2015,ΦΕΚ695/Β)</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Επιχειρήσεων Εμπορίας Λιπασμάτ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εγκεκριμένων επιχειρήσεων Εμπορίας Λιπασμάτων. Οι καταχωρήσεις για επιχειρήσεις εμπορίας τύπου Α (πώληση στον τελικό χρήστη) γίνονται από τα ΤΑΑΕ (πρώην ΚΕΠΠΥΕΛ) και για επιχειρήσεις τύπου Β (πώληση στον τελικό χρήστη και σε επιχειρήσεις τύπου Α και Β) γίνονται από την Διεύθυνση Περιβάλλοντος, Χωροταξίας και Κλιματικής Αλλαγής/Τμήμα Λιπασμάτων και Εδαφολογί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Επιχειρήσεων Ζωοτροφ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επιχειρήσεων παραγωγής/εισαγωγής/πώλησης ζωοτροφ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ΩΟ ΕΠΙΧΕΙΡΗΣΕΩΝ ΠΟΥ ΔΙΑΘΕΤΟΥΝ ΑΔΕΙΑ ΚΑΤΑΠΟΛΕΜΗΣΗΣ ΕΝΤΟΜΩΝ ΚΑΙ ΤΡΩΚΤΙΚ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και διαχειριση στοιχείων επιχειρήσεων που διαθέτουν άδεια καταπολεμησης εντόμων και Τρωκτικ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Ζωϊκού Κεφαλαίου (ΟΠΣ Κτηνιατρική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ημιουργία και Συντήρηση Μητρώου Ζωικού Κεφαλαίου για Βοοειδή Αιγοπρόβατα και Χοιρινά, βάσει των απαιτήσεων της Ε.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Ζώων Συντροφιά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ζώων συντροφιάς (σκύλοι, γάτες), που φέρουν την προβλεπόμενη σήμανση, καθώς και των ιδιοκτητών τους. (N. 4039/2012-ΦΕΚ A15 όπως ισχύει).</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Θερμοκηπίων και Δικτυοκηπί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επιχειρήσεων που παρασκευάζουν και οι αγροτικές εκμεταλλεύσεις που κατέχουν Θερμοκήπια και Δικτυοκήπι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Ιπποειδ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 καταγραφή όλων των εκτροφών ιπποειδών όλης της χώρας στο πλαίσιο του Προγράμματος Επιτήρησης του Πυρετού του Δυτικού Νείλου στα ιπποειδή και τα άγρια πτηνά και η διαρκής ενημέρωση του.Καταγραφή των κατόχων και του ζωικού κεφαλαίου της χώρ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Καλλιεργητών Βιομηχανικής Κάνναβης</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ΑΙΤΗΣΕΙΣ</text:p>
          </table:table-cell>
          <table:table-cell table:style-name="ce19"/>
          <table:table-cell table:style-name="ce20" office:value-type="string" calcext:value-type="string">
            <text:p>Καταγραφή των καλλιεργητών Βιομηχανικής Κάναβης. Ψηφιακή αίτηση – έγκριση και εργαστηριακοί έλεγχοι στη καλλιέργεια της βιομηχανικής κάνναβ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Καταστημάτων Πώλησης Γεωργικών φαρμάκ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καταστημάτων πώλησης γεωργικών φαρμάκ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κρεοπωλών Σχολής Επαγγελμάτων Κρέατος Αθην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αρακολούθηση – καταγραφή του έργου των Σχολών Επαγγελμάτων Κρέατος. Οι Σχολές Επαγγελμάτων Κρέατος εκδίδουν τις Βεβαιώσεις Κρεοπώλη. Η βεβαίωση κρεοπώλη χορηγείται από την Σχολή Επαγγελμάτων Κρέατος και είναι απαραίτητη σε άτομα που ασχολούνται με τον χειρισμό του κρέατος (κρεοπώλες, υπάλληλοι κρεοπωλείου, τεχνίτες εργαστηρίων επεξεργασίας κρέατος). Χειρόγραφο μητρώο βεβαιώσεων κρεοπωλ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ΩΟ ΜΕΛΩΝ ΓΕΩΤ.Ε.Ε.</text:p>
          </table:table-cell>
          <table:table-cell table:style-name="ce13" table:content-validation-name="val1" office:value-type="string" calcext:value-type="string">
            <text:p>Άλλο</text:p>
          </table:table-cell>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μεταφορέων ζώντων ζώ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Μεταφορέων ζώντων ζώ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μεταφορέων και οχημάτων Ζωικών Υποπροϊόντ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Μεταφορέων και των οχημάτων Ζωικών Υποπροϊόν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Οινοποι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Οινοποιητικών Επιχειρή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παραγωγών και διαχειριστών Ζωικών Υποπροϊόντ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παραγωγών και διαχειριστών Ζωικών Υποπροϊόν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Πιστοποιημένων Αξιολογητώ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Πιστοποιημένων Χρηστών Γεωργικών Φαρμάκ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πιστοποιημένων χρηστών/αγροτών Γεωργικών Φαρμάκ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7" office:value-type="string" calcext:value-type="string">
            <text:p>Μητρώο Πτηνοτρόφων και Πτηνοτροφικών εκμεταλλεύσεων ωοπαραγωγών ορνίθ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Πτηνοτρόφων και Πτηνοτροφικών Μονάδων ωοπαραγωγών ορνίθ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6" office:value-type="string" calcext:value-type="string">
            <text:p>Μητρώο Συνταγογράφων Γεωργικών Φαρμάκ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Οι επιστήμονες που εκδίδουν συνταγές χρήσης γεωργικών φαρμάκων εγγράφονται στο ειδικό για το σκοπό αυτό μητρώο για να μπορούν με τη χρήση ειδικών κωδικών να εκδίδουν συνταγές χρήσης γεωργικών φαρμάκ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Φυτοπροστατευτικών Προϊόντ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και διαχείριση των εγκεκριμένων Φυτοπροστατευτικών Προιόν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Μητρώο Ψεκαστικών Μηχανημάτων (Μητρώο Εξοπλισμού Εφαρμογής Γεωργικών Φαρμάκων -ΕΕΓΦ)</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στοιχείων (κατηγορία, γεωγραφική περιοχή και χρήστη) Εξοπλισμού Εφαρμογής Γεωργικών Φαρμάκων και των στοιχείων επιθεώρησης αυτ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Σύστημα Γεωγραφικών Πληροφοριών Ελαιοκομικού Τομέα και Αμπελουργικό Μητρώο (ΣΓΠ ΕΤ &amp; ΑΜ)</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ΣΥΣΤΗΜΑ</text:p>
          </table:table-cell>
          <table:table-cell table:style-name="ce19"/>
          <table:table-cell table:style-name="ce20" office:value-type="string" calcext:value-type="string">
            <text:p>Καταγραφή των Αμπελοτεμαχίων και των Ελαιοτεμαχίων που έχει στην κατοχή του ο παραγωγός. To σύστημα αυτό αποτελείται από μία αλφαριθμητική και μία χαρτογραφική βάση δομημένες σε ένα ολοκληρωμένο σύστημα γεωγραφικών πληροφοριών που ανταποκρίνονται στην υποχρέωση τήρησης μητρώων σύμφωνα με τους κανονισμούς της Ευρωπαϊκής Ένωσης.</text:p>
            <text:p>Οποιαδήποτε μεταβολή, που αιτείται παραγωγός, καθώς και τα αποτελέσματα του ελέγχου εισάγονται στο μητρώο από τους εξουσιοδοτημένους χρήστες των Διευθύνσεων Αγροτικής Οικονομίας και Κτηνιατρικής (ΔΑΟΚ).</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ΓΡΟΤΙΚΗΣ ΑΝΑΠΤΥΞΗΣ ΚΑΙ ΤΡΟΦΙΜ</text:p>
          </table:table-cell>
          <table:table-cell table:style-name="ce4" office:value-type="string" calcext:value-type="string">
            <text:p>Φυτοϋγειονομικό Μητρώο</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Επίσημο μητρώο σύμφωνα με το άρθρο 65 του Κανονισμού (ΕΕ) 2016/2031 στο οποίο καταγράφονται:</text:p>
            <text:p>α) οι επαγγελματίες οι οποίοι εισάγουν στην Ένωση ή διακινούν σε αυτήν φυτά, φυτικά προϊόντα και άλλα αντικείμενα για τα οποία απαιτείται πιστοποιητικό φυτοϋγείας ή φυτοϋγειονομικό διαβατήριο βάσει των εκτελεστικών πράξεων που θεσπίζονται σύμφωνα με το άρθρο 72 παράγραφος 1, το άρθρο 73, το άρθρο 74 παράγραφος 1, το άρθρο 79 παράγραφος 1 και το άρθρο 80 παράγραφος 1 του Κανονισμού 2016/2031 β) οι επαγγελματίες που είναι εξουσιοδοτημένοι να εκδίδουν φυτοϋγειονομικά διαβατήρια σύμφωνα με το άρθρο 89 του Κανονισμού 2016/2031 γ) οι επαγγελματίες που ζητούν από την αρμόδια αρχή να εκδίδει τα πιστοποιητικά που αναφέρονται στα άρθρα 100, 101 και 102 του Κανονισμού 2016/2031 (Πιστοποιητικά Φυτοϋγείας, Πιστοποιητικά Φυτοϋγείας Επανεξαγωγής και Προεξαγωγικά Πιστοποιητικά. δ) τους επαγγελματίες που είναι εξουσιοδοτημένοι να τοποθετούν τα σήματα κατά τα αναφερόμενα στο άρθρο 98, να εκδίδουν τις βεβαιώσεις του άρθρου 99, να παρέχουν πληροφορίες σύμφωνα με το άρθρο 45 ή το άρορο 55, να εισάγουν φυτά, φυτικά προϊόντα ή άλλα αντικείμενα σε παραμεθόριες ζώνες σύμφωνα με το άρθρο 46 παράγραφος 1 ή το άρθρο 56, ή των οποίων οι δραστηριότητες αφορούν τα οικεία φυτά σε οριοθετημένες περιοχές, εκτός εάν οι εν λόγω επαγγελματίες περιέχονται σε άλλο επίσημο μητρώο που είναι προσβάσιμο από τις αρμόδιες αρχές· και ε) άλλους επαγγελματίες εκτός από αυτούς που αναφέρονται στα στοιχεία α) ως δ) του παρόντος εδαφίου, εφόσον απαιτείται από την εκτελεστική πράξη που εκδίδεται δυνάμει του άρθρου 28 παράγραφος 1, του άρθρου 30 παράγραφος 1, του άρθρου 41 παράγραφος 2, του άρθρου 49 παράγραφος 1, του άρθρου 53 παράγραφος 2 ή του άρθρου 54 παράγραφος 2.</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Back Office</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ΣΥΣΤΗΜΑ</text:p>
          </table:table-cell>
          <table:table-cell table:style-name="ce19"/>
          <table:table-cell table:style-name="ce20" office:value-type="string" calcext:value-type="string">
            <text:p>Αποτελεί την κεντρική βάση δεδομένων του συστήματος εσωτερικής διαχείρισης σημάτων, στην οποία περιέχονται όλα τα στοιχεία κατάθεσης, κατοχύρωσης και μεταβολών των Εμπορικών σημά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Αποφάσεις Κατοχύρωσης Σημάτω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φάσεις κατοχύρωσης Σημάτων από: Εξεταστές Διοικητικές Επιτροπές Σημά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Γενικό Εμπορικό Μητρώο (ΓΕΜΗ)</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ο Γενικό Εμπορικό Μητρώο είναι το εθνικό μητρώο εμπορικής δημοσιότητας, στο οποίο πραγματοποιείται η δημοσιότητα πράξεων, στοιχείων ή και δηλώσεων των υπόχρεων προσώπων (ανώνυμες εταιρείες, ΕΠΕ, ΙΚΕ, ΟΕ, ΕΕ, Αστικός Συνεταιρισμός, ΚοινΣεπ, ΚοιΣΠΕ, κτλπ) και το ελληνικό ηλεκτρονικό εθνικό δελτίο δημοσιότητας κατά την έννοια των παρ. 1 και 5 του αρ.16 της οδηγίας 2017/1132.</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ΕΘΝΙΚΟ ΜΗΤΡΩΟ ΤΙΤΛ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ιβλιογραφικά στοιχεία, νομική κατάσταση κ.ά. δημοσιευμένων αιτήσεων και τίτλων Βιομηχανικής Ιδιοκτησί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Ειδικό Μητρώο για τις Διασυνοριακές εξ αποστάσεως πωλήσεις ηλεκτρονικών τσιγάρων και περιεκτών επαναπλήρωσης (άρθρο 16, ν. 4419 ΦΕΚ 174/Α/20.09.2016)</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στήματα λιανικής πώλησης που επιθυμούν να</text:p>
            <text:p>πωλήσουν σε καταναλωτές σε άλλο κράτος - μέλος της Ευρωπαϊκής Ένωσης ηλεκτρονικά τσιγάρα και περιέκτες επαναπλήρωσης,πρέπεινα καταχωρούνται σε ειδικό μητρώο που τηρείταιστο Τμήμα Γενικής Ασφάλειας Προϊόντων της Διεύθυνσης Πολιτικής Ποιότητας, της Γενικής Διεύθυνσης Βιομηχανίας και Επιχειρηματικού Περιβάλλοντος Γενικής Γραμματείας Βιομηχανίας του Υπουργείου Ανάπτυξης και Επενδύ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Ειδικό Μητρώο Επαληθευτών/ελεγκτών INTERREG</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ο Μητρώο επαληθευτών/ελεγκτών συστήνεται για τη διενέργεια των επαληθευσεων δαπανών που πραγματοιούν οι Ελληνες Δικαιούχοι στο πλαίσιο των Προγραμμάτων του Στόχου Ευρωπαική Εδαφική Συνεργασία της περιόδου 2014-20. Το έργο των επαληθευτών είναι οι διαχειριστικοί έλεγχοι του άρθρου 125 του Γενικού Κανονισμού1303/2013 και του άρθρου 23 του Κανονισμού 1299/2013 που διέπει τα Προγράμματα Ευρωπαικής Εδαφικής Συνεργασίας. Το Μητρώο συστήθηκε με την Υπουργική Απόφαση 301005/ΥΔ3953/29-8-2016 (ΦΕΚ Β' 3043/22-9-2016). Η απόφαση σύστασης τροποποιήθηκε και αντικαταστάθηκε από την ΥΑ 301713/ΥΔ3963/3-7-2019 (ΦΕΚ Β' 2741/3-7-2019).</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Ενιαίο Μητρώο Προσώπων (Φ/Ν) που ασκούν Τεχνικά Επαγγέλματα σύμφωνα με το ν. 3982/2011</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μητρώο στο οποίο καταχωρούνται στοιχεία για τη χορήγηση βεβαίωσης αναγγελίας ή άδειας σε πρόσωπα που ασκούν τεχνικές επαγγελματικές δραστηριότητες επί Η/Μ εγκαταστάσεων και πρόσωπα που παρέχουν τεχνικές υπηρεσίες που αφορούν σε ηλεκτροσυγκολλήσεις, οξυγονοκολλήσεις, χειρισμό μηχανημάτων έργων κλπ.</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Ηλεκτρονικό Μητρώο Ρευματοδοτών – Ρευματοληπτών (ΗΜΡΡ)-ΦΕΚ 3656 / Β/ 17.10.2017</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ΙΚΤΥΑΚΗ ΠΥΛΗ</text:p>
          </table:table-cell>
          <table:table-cell table:style-name="ce19"/>
          <table:table-cell table:style-name="ce20" office:value-type="string" calcext:value-type="string">
            <text:p>Αποτελεί τη διαδικτυακή πύλη όπου οι Χρήστες καταχωρούν ρευματοδότες – ρευματολήπτες, μέσω της ηλεκτρονικής Διεύθυνσης https://esocketsregistry.ggb.gr, ενώ μέσω αυτής της πλατφόρμας εκδίδεται ο αριθμός καταχώρισης αυτών. Η διαδικασία αυτή είναι υποχρεωτική προκειμένου για την κυκλοφορία ηλεκτρολογικού υλικού στην ελληνική επικράτει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Κατάλογος Οντοτήτων που εκδίδουν Εξωτερικές Προειδοποιήσεις</text:p>
          </table:table-cell>
          <table:table-cell table:style-name="ce13" table:content-validation-name="val1" office:value-type="string" calcext:value-type="string">
            <text:p>Οργανισμοί/Φορείς</text:p>
          </table:table-cell>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ΚΑΤΑΛΟΓΟΣ</text:p>
          </table:table-cell>
          <table:table-cell table:style-name="ce19"/>
          <table:table-cell table:style-name="ce20" office:value-type="string" calcext:value-type="string">
            <text:p>Δημόσιος κατάλογος που περιλαμβάνει εντεταλμένους φορείς, οργανώσεις &amp;ενώσεις καταναλωτών και ενώσεις εμπόρων, πουέχουν την εξουσία να εκδίδουν εξωτερικές προειδοποιήσεις , να παρέχουν τις πληροφορίες που διαθέτουν και υπόκεινται στις υποχρεώσεις των άρθρων 26 και 27 του κανονισμού 2017/2394.σύμφωνα με το άρθρο 27 του Κανονισμού 2394/2017 &amp; την ΥπουργικήΑπόφαση ΦΕΚ 1285/Β’/10-4- 2020 «Κατάρτιση δημοσίου καταλόγου και ρύθμιση των ειδικότερων θεμάτων που αφορούν στις οντότητες που εκδίδουν εξωτερικές προειδοποιήσει ς, σύμφωνα με το άρθρο 8 της 2126/16-01- 2020 κοινής υπουργικής απόφασης (Β ́ 27) «Λήψη συμπληρωματι κών μέτρων για την εφαρμογή του κανονισμού 2017/2394, σχετικά με τη συνεργασία μεταξύ των εθνικών αρχών που είναι αρμόδιες για την επιβολή της νομοθεσίας για την προστασία των καταναλωτών με την κατάργηση του κανονισμού 2006/2004 και της κοινής υπουργικής απόφασης με αριθμό Ζ1- 827/2006 (Β ́ 1086)»</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Κατάλογος Προμηθευτών - Παρόχων Υπηρεσιών της Ειδικής Υπηρεσίας Διαχείρισης του Ε.Π.</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νάπτυξη ανθρωπίνου δυναμικού, εκπαίδευση και δία βίου μάθηση</text:p>
            <text:p>Αποτελεί βάση προμηθευτών και παρόχων υπηρεσι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Καταλόγος προμηθευτών και παρεχόντων υπηρεσιών προς την Ειδική Υπηρεσία του Ε.Π. ΜΕΤΑΡΡΥΘΜΙΣΗ ΔΗΜΟΣΙΟΥ ΤΟΜΕΑ 2014-20</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ΑΤΑΛΟΓΟΣ</text:p>
          </table:table-cell>
          <table:table-cell table:style-name="ce19"/>
          <table:table-cell table:style-name="ce20" office:value-type="string" calcext:value-type="string">
            <text:p>Δημιουργία και τήρηση Καταλόγου προμηθευτών και παρεχόντων υπηρεσιών προς την Ειδική Υπηρεσία Διαχείρισης του Ε.Π ΜΕΤΑΡΡΥΘΜΙΣΗ ΔΗΜΟΣΙΟΥ ΤΟΜΕ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α.ν. 89/1967 όπως αντικατασταθηκε με τον ν. 3427/2005 (Κεφ. ΣΤ) και ισχύει.</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βάση υποστηριζόμενη από ΠΛΗΡΟΦΟΡΙΑΚΟ ΣΥΣΤΗΜΑ ΚΡΑΤΙΚΩΝ ΕΝΙΣΧΥΣΕΩΝ (ΠΣΚΕ) που περιλαμβάνει</text:p>
            <text:p>- τα στοιχεία των αλλοδαπων εταιρειών που που εγκαθιστούν στην Ελλαδα γραφεία βασει των διατάξεων του α.ν. 89/67 και των ημεδαπών εταιρειών που υπάγονται στις διατάξεις αυτές - τα στοιχεία των ατομικών διοικητικών πράξεων που εκδίδονται κατ΄εφαρμογή των παραπάνω διατάξεων και - τα στοιχεία των Ετήσιου Ελέγχων Δραστηριότητας για την τήρηση από τις επιχειρήσεις των υποχρεώσεων που απορρέουν εκ της υπαγωγής τους στις παραπάνω διατάξει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7" office:value-type="string" calcext:value-type="string">
            <text:p>Μητρώο Ανελκυστήρ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μητρώο στο οποίο καταχωρίζονται στοιχεία εγκατεστημένων ανελκυστήρων καθώς και στοιχεία αδειοδοτημένων συνεργείων συντήρησης ανελκυστήρ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6" office:value-type="string" calcext:value-type="string">
            <text:p>Μητρώο Αξιολογη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βάση δεδομένων στην οποία εντάσσονται αξιολογητές , οι οποίοι αξιολογούν επενδυτικά σχέδια στα πλαίσια των επενδυτικών νόμ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γνωστοποιήσεων εγκατάστασης και λειτουργίας οικονομικών δραστηριοτήτων, άρθρο 14, ν. 4442/2016</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0" office:value-type="string" calcext:value-type="string">
            <text:p>Το notifybusiness.gov.gr είναι ένα μεταβατικό πληροφοριακό σύστημα, με μεσοπρόθεσμο ορίζοντα, για την υποστήριξη της διαδικασίας υποβολής της γνωστοποίησης που θεσμοθετήθηκε με το ν. 4442/2016. Οι επιχειρήσεις που ασκούν δραστηριότητα, η οποία εμπίπτει στο πεδίο εφαρμογής του νόμου 4442/2016 και ειδικά στο καθεστώς της γνωστοποίησης, υποχρεούνται να υποβάλουν γνωστοποίηση μέσω αυτού. Η γνωστοποίηση υποβάλλεται προκειμένου ο οικονομικός φορέας να ενημερώνει τη διοίκηση για την έναρξη (φυσικής) λειτουργίας της δραστηριότητάς του. Σε αυτή κοινοποιούνται όλα τα στοιχεία που κρίνονται απαραίτητα εκ μέρους των αρμόδιων αρχών και σχετίζονται με το προφίλ της επιχείρησης και τη φύση της οικονομικής δραστηριότητ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7" office:value-type="string" calcext:value-type="string">
            <text:p>Μητρώο Διαπιστευμένων Φορέων και Εργαστηρίων που αναγνωρίζονται</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To μητρώο λειτουργεί στο πλαίσιο της κοινοποίησης που προβλέπεται από τη νομοθεσία της Ε.Ε. για τους οργανισμούς αξιολόγησης της συμμόρφωσης Η κοινοποίηση είναι μια πράξη με την οποία ένα κράτος μέλος ενημερώνει την Επιτροπή και τα άλλα κράτη μέλη ότι ένας οργανισμός, ο οποίος πληροί τις σχετικές απαιτήσεις, έχει οριστεί να διενεργεί αξιολόγηση συμμόρφωσης σύμφωνα με μια οδηγία/κανονισμό. Η κοινοποίηση των κοινοποιημένων οργανισμών και η απόσυρσή τους αποτελούν ευθύνη του κοινοποιούντοςκράτους μέλ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6" office:value-type="string" calcext:value-type="string">
            <text:p>Μητρώο Διαπιστευμένων Φορέων και Εργαστηρίων του ΕΣΥΔ νπιδ (με βάση το ν.4468/2017).</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ο Ε.ΣΥ.Δ. χορηγεί πιστοποιητικά διαπίστευσης σε</text:p>
            <text:p>φορείς πιστοποίησης, σε φορείς επιθεώρησης και ελέγχου, σε περιβαλλοντικούς επαληθευτές και σε εργαστή- ρια δοκιμών και εργαστήρια μετρολογίας, που έχουν την έδρα τους ή υποκαταστήματά τους στην Ελλάδα ή στην αλλοδαπή. Επίσης, αποφασίζει για την απόρριψη, την ανάκληση ή την αναστολή της διαπίστευσης των ανωτέρω φορέ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7" office:value-type="string" calcext:value-type="string">
            <text:p>Μητρώο Διοικητικών Κυρώσεω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Βιβλίο προστίμων από συστάσεως της υπηρεσίας (1993 έως σήμερα) σε αύξουσα αρίθμηση ανά έτο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6" office:value-type="string" calcext:value-type="string">
            <text:p>Μητρώο Ελεγκ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βάση δεδομένων στην οποία εντάσσονται ελεγκτές , οι οποίοι ελέγχουν επενδυτικά σχέδια στα πλαίσια των επενδυτικών νόμ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7" office:value-type="string" calcext:value-type="string">
            <text:p>Μητρώο Εμπειρογνωμόν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Φυσικά πρόσωπα τα οποία εντάσσονται μετά από αίτησή τους και εφόσον πληρούν τις συγκεκριμένες προϋποθέσεις που έχουν τεθεί από την Επιτροπή Μητρώων, δυνάμει αποφάσεων του ΔΣ του ΕΚΚΕ Μητρώο</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6" office:value-type="string" calcext:value-type="string">
            <text:p>Μητρώο Ενιαίων Τεχνικών Προδιαγραφ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εχνικές Προδιαγραφές σε επεξεργάσιμη μορφή εξήντα επτά (67) αγαθών όπως φωτοαντιγραφικ ό χαρτί, οθόνες Η/Υ, είδη σίτισης κ.λ.π</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7" office:value-type="string" calcext:value-type="string">
            <text:p>Μητρώο Ενώσεων Καταναλωτών του Ν. 2251/1994 (σχετ.Υ.Α. Ζ1-349/3.3.2009 – ΦΕΚ 524/Β)</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ημόσιο βιβλίο στο οποίο εγγράφονται οι Ενώσεις Καταναλωτών προκειμένου να αποκτήσουν νομιή πρωσοπικότητ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6" office:value-type="string" calcext:value-type="string">
            <text:p>Μητρώο Εξωτερικών Επιστημονικών Συνεργα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ΙΔΙΟ ΜΕ 122</text:p>
          </table:table-cell>
          <table:table-cell table:style-name="ce19"/>
          <table:table-cell table:style-name="ce20" office:value-type="string" calcext:value-type="string">
            <text:p>Φυσικά πρόσωπα τα οποία εντάσσονται μετά από αίτησή τους και εφόσον πληρούν τις συγκεκριμένες προϋποθέσεις που έχουν τεθεί από την Επιτροπή Μητρώων, δυνάμει αποφάσεων του ΔΣ του ΕΚΚ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7" office:value-type="string" calcext:value-type="string">
            <text:p>Μητρώο Εταιρειών Ενημέρωσης Οφειλετών για Ληξιπρόθεσμες Απαιτήσει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ημόσιο Βιβλίο που τηρείται σε ηλεκτρονική μορφή στο οποίο εγγράφονται υποχρεωτικά οι εταιρείες του άρ. 3 παρ. 3 του ν. 3758/2009 για την νόμιμη λειτουργία τους.(σχετ.η Υ.Α.1/8.7.2009 -ΦΕΚ1461/Β/2009).</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6" office:value-type="string" calcext:value-type="string">
            <text:p>Μητρώο Μελών της Ενωσης Ελληνων Χημικ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ονται τα στοιχεία των χημικών που είναι εγγεγραμμένα μέλη τα Ενωσης Ελληνων Χημικ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οργάνων και συστημάτων μέτρησης καυσίμων</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7" office:value-type="string" calcext:value-type="string">
            <text:p>Μητρώο Πιστοποιημένων Αξιολογητών - Εμπειρογνωμόνων του ΕΛ.ΙΔ.Ε.Κ.</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 βάση δεδομένων όπου εντάσσονται τα στοιχεία των πιστοποιημένων αξιολογητών εμπειρογνωμόνων του ΕΛΙΔΕΚ</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6" office:value-type="string" calcext:value-type="string">
            <text:p>Μητρώο Συνεντευκ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Φυσικά πρόσωπα τα οποία εντάσσονται μετά από αίτησή τους και εφόσον πληρούν τις συγκεκριμένες προϋποθέσεις που έχουν τεθεί από την Επιτροπή Μητρώων, δυνάμει αποφάσεων του ΔΣ του ΕΚΚ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των Λογιστών - Φοροτεχνικ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 Ο.Ε.Ε. τηρείται μητρώο φυσικών προσώπων κατόχων επαγγελματικής ταυτότητας λογιστή - φοροτεχνικού κατά τάξεις, το οποίο ενημερώνεται κάθε έτος μετά την υποβολή της υπεύθυνης δήλωσης της παραγράφου 7 του άρθρου 4καθώς και μητρώο των νομικών προσώπων παροχής λογιστικών και φοροτεχνικών υπηρεσιών, με μνεία του αριθμού βεβαίωσης που τους έχει χορηγηθεί και των στοιχείων του άρθρου 10, όπως αναφέρεται στο άρθρο 11 του ΠΔ 340/1998.</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των Μελών του Οικονομικού Επιμελητηρίου</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 μητρώο των μελών του ΟΕΕ εγγράφονται οι πτυχιούχοι των Πανεπιστημιακών Τμημάτων με οικονομική κατεύθυν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των νομικών προσώπων παροχής λογιστικών και φοροτεχνικών υπηρεσι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 Ο.Ε.Ε. τηρείται μητρώο των νομικών προσώπων παροχής λογιστικών και φοροτεχνικών υπηρεσιών, με μνεία του αριθμού βεβαίωσης που τους έχει χορηγηθεί και των στοιχείων του άρθρου 10, όπως αναφέρεται στο άρθρο 11 του ΠΔ 340/1998 με την προυπόθεση ότι ο νόμιμος εκπρόσωπος του νομικού προσώπου παροχής λογιστικών και φοροτεχνικών υπηρεσιών έχει υποβάλει στο Ο.Ε.Ε., εντός του πρώτου διμήνου κάθε έτους, υπεύθυνη δήλωση του άρθρου 8 του ν. 1599/1986 (Α` 75), στην οποία δηλώνει το πρόσωπο που είναι εξουσιοδοτημένο να υπογράφει για λογαριασμό του νομικού προσώπου πράξεις που ανάγονται στο αντικείμενο εργασιών του Λογιστή - Φοροτεχνικού, τη μορφή της εργασιακής σχέσης που τους συνδέει, καθώς και αλλαγές στα δηλωθέντα στοιχεία του νομικού προσώπου προς επικαιροποίηση αυτ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Φορέων Εναλλακτικής Επίλυσης Διαφορών (σχ. ΚΥΑ 70330οικ./201 5 - ΦΕΚ 1421/ Β )</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επικαιροποιημένο μητρώο ενημέρωσης των καταναλωτών για τους νόμιμα</text:p>
            <text:p>λειτουργούντες φορείς φιλικής επίλυσης διαφορών μεταξύ καταναλωτών και προμηθευτ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Μητρώο Φυσικών Προσώπων για παροχή εθελοντικής εργασία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Φυσικά πρόσωπα τα οποία δύνανται να παρέχουν εθελοντική Εθελοντικής εργασία στο ΕΚΚ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ΑΝΑΠΤΥΞΗΣ ΚΑΙ ΕΠΕΝΔΥΣΕΩΝ</text:p>
          </table:table-cell>
          <table:table-cell table:style-name="ce4" office:value-type="string" calcext:value-type="string">
            <text:p>ΥΠΗΡΕΣΙΑ ΜΙΑΣ ΣΤΑΣΗΣ (ΥΜΣ &amp; E- ΥΜ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Βάση δεδομένων, στην οποία εντάσσεται το σύνολο των στοιχείων εμπορικής δημοσιότητας εταιρειών που προβλέπονται από τον ν.4441/16</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Egritos</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Βάση δεδομένων δαπαν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Infodim</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Βάση δεδομένων ακινή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Portal army.gr</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ΥΚΤΙΑΚΗ ΠΥΛΗ </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Portal Στρατευσίμ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ΥΚΤΙΑΚΗ ΠΥΛΗ </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Αυτοματοποιημένο Σύστημα Στρατολογίας Ενόπλων Δυνάμεων (ΑΣΥ- ΣΕΔ)</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Αυτοματοποιημένο Σύστημα Στρατολογίας Ενόπλων Δυνάμεων (ΑΣΥ-ΣΕΔ)</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141</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Διαχείριση Δεδομένων Επισκευών Π.Πλοίων, Ν.Υπηρεσιών Προσωπικού</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εται το σύνολο των στοιχείων που αφορούν τις επισκευαστικές λειτουργίες της Διεύθυνσης ΔΤ του Ναυστάθμου Σαλαμίν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Εφαρμογή Unixfor S.A. ( ΠΟΝ )</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Aποτελεί τη κεντρική βάση δεδομένων, στην οποία εντάσσεται το σύνολο των στοιχείων που αφορούν : Πελάτες (Διατακτικών, πλοίων και Υπηρεσιών, Τιμολογίων Παροχής Υπηρεσιών) Προμηθευτές Εσωτερικ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Εφαρμογή μισθοδοσίας προσωπικού Π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Ηλεκτρονική αίτηση υποψηφίου ΑΣΕΙ-ΑΣΣΥ</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Ιατρικές Ειδικότητε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Ιστοσελίδα (Portal) https://csirt.cd. mil.gr</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ΥΚΤΙΑΚΗ ΠΥΛΗ</text:p>
          </table:table-cell>
          <table:table-cell table:style-name="ce19"/>
          <table:table-cell table:style-name="ce20" office:value-type="string" calcext:value-type="string">
            <text:p>Αποτελεί χώρο ανάρτησης πληροφοριών σχετικά με θέματα κυβερνοασφάλειας καθώς και αναφοράς ΚΥβερνοπεριστατικών. Οι Κρίσιμες Υποδομές και το ευρύτερο κοινό, δύνανται να ενημερωθούν για υφιστάμενες κυβερνοαπειλές και για πρακτικές προστασίας (best practices). Επιπλέον σεπερίπτωση κυβερνοπεριστατικού</text:p>
            <text:p>ασφαλείας σε Κρίσιμη Υποδομή, μπορεί να γίνει αναφορά στοCSIRT, μέσω της ιστοσελίδ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7" office:value-type="string" calcext:value-type="string">
            <text:p>Μητρώο Ασφάλειας Προσωπικ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εται το εξουσιοδοτημένο προσωπικό για το χειρισμό Διαβαθμισμένων Πληροφοριών και Υλικού ΕΘΝΙΚΟΥ, ΝΑΤΟ και Ε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6" office:value-type="string" calcext:value-type="string">
            <text:p>Μητρώο Βιομηχανικής Ασφάλει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ΠΕΡΙΓΡΑΦΗ ΙΔΙΑ ΜΕ 149</text:p>
          </table:table-cell>
          <table:table-cell table:style-name="ce20" office:value-type="string" calcext:value-type="string">
            <text:p>Αποτελεί την κεντρική βάση δεδομένων, στην οποία εντάσσεται το εξουσιοδοτημένο προσωπικό των εταιρειών για το χειρισμό Διαβαθμισμένων Πληροφοριών και Υλικού ΕΘΝΙΚΟΥ, ΝΑΤΟ και ΕΕ.</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7" office:value-type="string" calcext:value-type="string">
            <text:p>Μητρώο Εθνικής Ασφάλειας</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εται το σύνολο τω στοιχείων που αφορούν στις αιτήσεις των ιδιωτών- ετα-ιριών για δικαιοπραξίες επί ιδιωτικών νήσων και παραμεθόριων περιοχ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6" office:value-type="string" calcext:value-type="string">
            <text:p>Μητρώο Μετόχων (εν ενεργεία στελέχη ΠΝ, ΛΣ, ΜΠΥ ΜΤΝ και μερισματούχοι (απόστρατοι ΠΝ, ΛΣ και συνταξιούχοι ΜΠΥ ΜΤ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εται το σύνολο των εν ενεργεία και αποστράτων στελεχών ΠΝ, ΛΣ και ΜΠΥ ΜΤΝ, που αφορούν στα οικονομικά στοιχεία (εισφορές υπέρΜΤΝ) των εν ενεργεία στην καταβολή μερίσματος στους δικαιούχους αποστράτ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7" office:value-type="string" calcext:value-type="string">
            <text:p>Μητρώο Μετόχων και Μερισματούχων Μετοχικού Ταμείου Στρατ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Μισθοδοσία – Ασφάλιση – Συνταξιοδότηση ( ΑΠΔ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Μηνιαία Υποβολή Αναλυτικής Περιοδικής Δήλωσης (ΑΠΔ) για το Μισθοδοτούμενο - Ασφαλισμένο Στρατιωτικό και Πολιτικό προσωπικό.</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Μισθοδοσία – Ασφάλιση – Συνταξιοδότηση ( απολυόμενου πολιτικού προσωπικού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Υποβολή Δελτίου Ατομικής και Υπηρεσιακής Κατάστασης (ΔΑΥΚ) Πολιτικού Προσωπικ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Μισθοδοσία – Ασφάλιση – Συνταξιοδότηση ( πολιτικού προσωπικού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Υποβολή Συνταξιοδοτικής Αλληλογραφίας ε.α. Στρατιωτικού Προσωπικού - Δελτίου Ατομικής και Υπηρεσιακής Κατάστασης (ΔΑΥΚ)</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Μισθοδοσία – Ασφάλιση – Συνταξιοδότηση ( στρατιωτικού προσωπικού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Μισθοδοσία ( ανά μήνα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text:tab/>Ηλεκτρονική υποβολή xml αρχείων πληρωμών ανά μήν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Μισθοδοσία ( αναδρομικές αποδοχές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αραλαβή Δικαιολογητικών - Στοιχείων από e-ΕΦΚΑ για την Καταβολή Αναδρομικών Αποδοχών</text:p>
            <text:p>(Ενέργειας-Σύνταξης) στα Διοικητικά Αποκατασταθέντων Στελεχών- Υπαλλήλ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Μισθοδοσία (ανά έτο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Ηλεκτρονική υποβολή ετήσιων στοιχείων πληρωμών μισθοδοσί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Νοσήλεια ΔΔΜ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μία βάση δεδομένων που δημιουργήθηκε από προσωπικό του ΠΝ με σκοπό τη διευκόλυνση του έργου του στην παρακολούθηση της δαπάνης των νοσηλείων. Περιλαμβάνει την πρωτοκόλληση, την κοστολόγηση και</text:p>
            <text:p>εν συνεχεία την έκδοση απόφασης για τις δαπάνες νοσηλείων των Στελεχών του ΠΝ και μελών αυτ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Πληρωμές Δαπανών ( Υπουργείο Εθνικής Άμυνας )</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ρομολόγηση, παραλαβή και διαχείριση ηλεκτρονικών τιμολογίων (υπό υλοποίηση διαδικτυακή ε-</text:p>
            <text:p>φαρμογή ΓΔΟΣΥ-ΓΕΕΘΑ-ΓΕΣ από ΓΕΣ/ΔΟΙ/5ο)</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Προδιαγραφές Ενόπλων Δυνάμεων (ΠΕΔ).</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Προϋπολογισμός ( ΟΠΣΔΠ )</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0" office:value-type="string" calcext:value-type="string">
            <text:p>Ηλεκτρονική υποβολή ηλεκτρονικών αρχείων πληρωμών ανά μήνα με εντάλματα για ενημέρωση Ολοκληρωμένο Πληροφοριακό Σύστημα Δημοσιονομικής Πολιτικής (ΟΠΣΔΠ)</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Προϋπολογισμός ( Υπουργείο Εθνικής Άμυν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Ηλεκτρονική υποβολή στοιχείων ανά μήνα του περιληπτικού Μητρώου Δεσμεύσεων για την παρακολούθηση προϋπολογισμού κάθε Ειδικού Φορέ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Σ.Η.Σ. ( Σύστημα Ηλεκτρονικής Συνταγογράφησης )</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Φόρος ( ΚΦΑΣ )</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Ηλεκτρονική υποβολή κατάστασης Πελατών- Προμηθευτών (ΚΦΑΣ) με τον συνολικό ΦΠΑ συναλλαγών που Παρακρατήθηκε ετησίως ανά προμηθευτή συγκεντρωτικά σε όλα τα τιμολόγι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ΕΘΝΙΚΗΣ ΑΜΥΝΑΣ</text:p>
          </table:table-cell>
          <table:table-cell table:style-name="ce4" office:value-type="string" calcext:value-type="string">
            <text:p>Φόρος ( Φόρος Εισοδήματος )</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Ηλεκτρονική υποβολή απαιτούμενων στοιχείων συναλλαγών με τον Φόρο Εισοδήματος που παρακρατήθηκε ετησίως ανά προμηθευτή συγκεντρωτικά σε όλα τα τιμολόγια (Βεβαιώσεων Αμοιβών από Επιχειρ. Δραστηριότητ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Αιτήσεις για έγκριση εργασίας κατά ημέρα Κυριακής ή Αργίας</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Αιτήσεις για χορήγηση άδειας απασχόλησης ανηλίκων (έκδοση βιβλιαρίου εργασίας ανηλίκου)</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Αναγγελίες αναθέσεων καθηκόντων Τεχνικού Ασφάλειας και Ιατρού Εργασ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Αναγγελίες εκ των προτέρων γνωστοποίησης έναρξης οικοδομικών εργασι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Αναγγελίες εργατικών ατυχημάτων και επαγγελματικών ασθενειώ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Γενικό Μητρώο Φορέων Κοινωνικής και Αλληλέγγυας Οικονομίας (Κ.ΑΛ.Ο)</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θνικό Μητρώο Ανηλίκ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20"/>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θνικό Μητρώο Εγκεκριμένων αναδοχώ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Ο ΜΗΤΡΩΟ ΠΟΥ ΕΓΓΡΑΦΟΝΤΑΙ ΟΙ ΥΠΟΨΗΦΙΟΙ ΑΝΑΔΟΧΟΙ ΓΟΝΕΙΣ ΜΟΛΙΣ ΟΛΟΚΛΗΡΩΣΟΥΝ ΤΗΝ ΚΟΙΝΩΝΙΚΗ ΕΡΕΥΝΑ ΚΑΙ ΕΓΚΡΙΘΟΥΝ ΑΠΌ ΤΟ ΔΙΟΙΚΗΤΙΚΟ ΣΥΜΒΟΥΛΙΟ ΑΚΟΛΟΥΘΕΙ Η ΕΚΠΑΙΔΕΥΣΗ ΤΩΝ ΕΓΚΕΚΡΙΜΕΝΩΝ ΖΕΥΓΑΡΙΩΝ ΚΑΙ Η ΕΓΓΡΑΦΗ ΤΟΥΣ ΣΤΟ ΕΘΝΙΚΟ ΜΗΤΡΩΟ</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θνικό Μητρώο Υιοθεσιώ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θνικό Μητρώο Υποψήφιων Ανάδοχων Γονέων</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θνικό Μητρώο Υποψήφιων Θετών Γονέω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Ο ΜΗΤΡΩΟ ΠΟΥ ΕΓΓΡΑΦΟΝΤΑΙ ΟΙ ΥΠΟΨΉΦΙΟΙ ΘΕΤΟΙ ΓΟΝΕΙΣ ΜΟΛΙΣ ΟΛΟΚΛΗΡΩΣΟΥΝ ΤΗΝ ΚΟΙΝΩΝΙΚΗ ΕΡΕΥΝΑ ΚΑΙ ΕΓΚΡΙΘΟΥΝ ΑΠΌ ΤΟ ΔΙΟΙΚΗΤΙΚΟ ΣΥΜΒΟΥΛΙΟ ΑΚΟΛΟΥΘΕΙ Η ΕΚΠΑΙΔΕΥΣΗ ΤΩΝ ΕΓΚΕΚΡΙΜΕΝΩΝ ΖΕΥΓΑΡΙΩΝ ΚΑΙ Η ΕΓΓΡΑΦΗ ΤΟΥΣ ΣΤΟ ΕΘΝΙΚΟ ΜΗΤΡΩΟ</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θνικό Μητρώο Φορτοεκφορτωτών (Ε.Μ.Φ)</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Εγγραφή στο α. Μητρώο Α β. Μητρώο Β: 1.Φορτ/των Λιμένα 2.Φορτ/των Ξηράς 3.Κάτοχοι Αδείας Χειριστή Μηχανημάτων Έργ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ΙΔΙΚΟ ΜΗΤΡΩΟ ΥΠΟΨΗΦΙΩΝ ΑΝΑΔΟΧΩΝ ΟΙΚΟΓΕΝΕΙ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Ο ΜΗΤΡΩΟ ΠΟΥ ΕΓΓΡΑΦΟΝΤΑΙ ΟΙ ΥΠΟΨΗΦΙΟΙ ΑΝΑΔΟΧΟΙ ΓΟΝΕΙΣ ΜΟΛΙΣ ΟΛΟΚΛΗΡΩΣΟΥΝ ΤΗΝ ΚΟΙΝΩΝΙΚΗ ΕΡΕΥΝΑ ΚΑΙ ΕΓΚΡΙΘΟΥΝ ΑΠΌ ΤΟ ΔΙΟΙΚΗΤΙΚΟ ΣΥΜΒΟΥΛΙΟ ΑΚΟΛΟΥΘΕΙ Η ΕΚΠΑΙΔΕΥΣΗ ΤΩΝ ΕΓΚΕΚΡΙΜΕΝΩΝ ΖΕΥΓΑΡΙΩΝ ΚΑΙ Η ΕΓΓΡΑΦΗ ΤΟΥΣ ΣΤΟ ΕΘΝΙΚΟ ΜΗΤΡΩΟ</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ΙΔΙΚΟ ΜΗΤΡΩΟ ΥΠΟΨΗΦΙΩΝ ΘΕΤΩΝ ΟΙΚΟΓΕΝΕΙΩΝ</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Ο ΜΗΤΡΩΟ ΠΟΥ ΕΓΓΡΑΦΟΝΤΑΙ ΟΙ ΥΠΟΨΉΦΙΟΙ ΘΕΤΟΙ ΓΟΝΕΙΣ ΜΟΛΙΣ ΟΛΟΚΛΗΡΩΣΟΥΝ ΤΗΝ ΚΟΙΝΩΝΙΚΗ ΕΡΕΥΝΑ ΚΑΙ ΕΓΚΡΙΘΟΥΝ ΑΠΌ ΤΟ ΔΙΟΙΚΗΤΙΚΟ ΣΥΜΒΟΥΛΙΟ ΑΚΟΛΟΥΘΕΙ Η ΕΚΠΑΙΔΕΥΣΗ ΤΩΝ ΕΓΚΕΚΡΙΜΕΝΩΝ ΖΕΥΓΑΡΙΩΝ ΚΑΙ Η ΕΓΓΡΑΦΗ ΤΟΥΣ ΣΤΟ ΕΘΝΙΚΟ ΜΗΤΡΩΟ</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ισηγητές ΛΑΕΚ</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Έντυπα Π/Σ Εργάνη, αρμοδιότητας ΣΕΠΕ - Επιθεώρησης Εργασιακών Σχέσε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πιχειρήσει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ΕΣΗΔΗ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και διενέργειας ηλεκτρονικών και διεθνών διαγωνισμ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Ηλεκτρονικό Μητρώο Οφειλε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α επιδομάτων - ΕΠΙΔΟΜΑ ΓΕΝΝΗΣ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α επιδομάτων - ΕΠΙΔΟΜΑ ΠΑΙΔΙΟΥ</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α επιδομάτων - ΕΤΗΣΙΑ ΕΙΣΟΔΗΜΑΤΙΚΗ ΕΝΙΣΧΥΣΗ ΚΑΤΟΙΚΩΝ ΟΡΕΙΝΩΝ ΠΕΡΙΟΧ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α επιδομάτων - ΣΥΜΠΛΗΡΩΜΑΤΙΚΟ ΠΡΟΓΡΑΜΜΑ ΠΡΟΣΒΑΣΗΣ ΣΕ ΒΡΕΦΟΝΗΠΙΑΚΟΥΣ ΣΤΑΘΜΟΥ</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OPEN DATA.GOV.GR</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ΑΣΗ ΔΕΔΟΜΕΝΩΝ ΤΩΝ ΦΟΡΕΩΝ ΕΛΛΗΝΙΚΗΣ ΚΥΒΕΡΝΗΣ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Ανασφαλίστων Υπερηλίκ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ΑΝΗΛΙΚΩΝ (ΑΝΑ ΔΟΜΗ)</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Ο ΜΗΤΡΩΟ ΤΩΝ ΠΑΙΔΙΩΝ ΠΟΥ ΦΙΛΟΞΕΝΟΥΝΤΑΙ ΣΕ ΚΑΘΕ ΔΟΜΗ</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ΑΠΟΓΡΑΦΗΣ ΥΠΑΛΛΗΛ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ΗΝ ΒΑΣΗ ΣΤΟΙΧΕΙΩΝ ΠΡΟΣΛΗΨΗΣ -ΛΗΞΗΣ ΥΠΗΕΣΙΑΣ-ΣΥΜΒΑΣΕΩΝ ΤΩΝ ΥΠΑΛΛΗΛΩΝ ΤΗΣ ΥΠΗΡΕΣΙΑΣ ΜΟΝΙΜΩΝ /ΙΔΑΧ/ΙΔΟΧ/ ΠΡΑΚΤΙΚΗΣ ΑΣΚΗΣΗΣ/ΚΟΙΝΩΦΕΛΗ ΕΡΓΑΣΙ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Ασυνόδευτων Ανηλίκ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Ασφαλισμέν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ΔΗΜΟΣΙΩΝ ΙΣTΟΤΟΠΩΝ ΚΑΙ ΕΦΑΡΜΟΓΩΝ ΜΗ.Δ.ΙΣ.ΕΦ.</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ΕΓΓΡΑΦΗ ΚΑΙ ΠΑΡΑΚΟΛΟΥΘΗ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Δικαιούχων Αγροτικής Εστίας και συνεργαζόμενων επιχειρήσε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ώο δικαιούχων Επιδ. Ορεινών – Μειονεκτικών περιοχών (έτους 2018)</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Δικαιούχων Οικογενειακών επιδομάτ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Εγγεγραμμένων Ανέργων ΟΑΕΔ</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Ενδίκων Μέσ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Επιχειρήσεων Προσωρινής Απασχόλησης (ΕΠΑ)</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Εργοδοτών/ Κοινών Επιχειρή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ΕΣΥΠ - ΤΗΛΕΔ</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ΤΗΛΕΦΩΝΙΚΟΣ ΚΑΤΑΛΟΓΟΣ</text:p>
          </table:table-cell>
          <table:table-cell table:style-name="ce19"/>
          <table:table-cell table:style-name="ce20" office:value-type="string" calcext:value-type="string">
            <text:p>ΒΑΣΗ ΣΤΟΙΧΕΙΩΝ ΤΩΝ ΤΗΛΕΦΩΝΙΚΩΝ ΓΡΑΜΜΩΝ ΤΗΣ ΥΠΗΡΕΣΙ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Ιατρών Ειδικού Σώματος Υγειονομικών Επιτροπών Πιστοποίησης Αναπηρία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Ιδιωτικών Γραφείων Ευρέσεως Εργασίας (ΙΓΕΕ)</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ΚΕΠΑ</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ΚΙΝΗΣΗΣ ΠΕΡΙΘΑΛΠΟΜΕΝΩ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ΗΝ ΒΑΣΗ ΤΗΡΗΣΗΣ ΣΤΟΙΧΕΙΩΝ ΠΕΡΙΘΑΛΠΟΜΕΝ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Μερισματούχ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Μετόχ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Οικοδομοτεχνικών Εργ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7" office:value-type="string" calcext:value-type="string">
            <text:p>Μητρώο Παρακολούθησης Οφειλών Δικαιούχων τ.ΟΕΚ</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ΣΥΜΒΑ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που έχει δημιουργήσει το τμημα προμηθειων των αναρτήσεων των συμβά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6" office:value-type="string" calcext:value-type="string">
            <text:p>Μητρώο Συνταξιούχ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ΜΗΤΡΩΟ ΣΥΣΤΗΜΑΤΟΣ ΕΡΓΑΝΗ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 ΑΠΟΤΕΛΕΙ ΤΗΝ ΒΑΣΗ ΣΤΟΙΧΕΙΩΝ ΠΡΟΣΛΗΨΗΣ -ΛΗΞΗΣ ΤΩΝ ΥΠΑΛΛΗΛΩΝ ΤΗΣ ΥΠΗΡΕΣΙΑΣ ΜΟΝΙΜΩΝ /ΙΔΑΧ/ΙΔΟΧ/ ΠΡΑΚΤΙΚΗΣ ΑΣΚΗΣΗΣ/ΚΟΙΝΩΦΕΛΗ ΕΡΓΑΣΙΑΣ</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Ολοκληρωμένο Πληροφοριακό Σύστημα ΟΠΣ - ΣΕΠΕ</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ΣΥΣΤΗΜΑ ΔΙΑΥΓΕΙΑ</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ΒΑΣΗ ΔΕΔΟΜΕΝΩΝ ΣΤΟΙΧΕΙΩΝ ΤΟΥ ΦΟΡΕΑ ΜΑΣ ΠΡΟΣ ΕΝΗΜΕΡΩ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Σχέδια εκτέλεσης εργασιών αφαίρεσης αμιάντου</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Υποβολές καταγγελιών</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ΡΓΑΣΙΑΣ ΚΑΙ ΚΟΙΝΩΝΙΚΩΝ ΥΠΟΘΕΣ</text:p>
          </table:table-cell>
          <table:table-cell table:style-name="ce4" office:value-type="string" calcext:value-type="string">
            <text:p>ΦΕΕ</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Βάση Ακίνητης Περιούσιας των ΟΤΑ α' &amp; β' βαθμού και των ΝΠ του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Διαδικτυακή Βάση Δεδομέν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Εκλογικοί Κατάλογοι</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Κόμβος Διαλειτουργικότητας</text:p>
          </table:table-cell>
          <table:table-cell table:style-name="ce13" table:content-validation-name="val1" office:value-type="string" calcext:value-type="string">
            <text:p>Άλλο</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7" office:value-type="string" calcext:value-type="string">
            <text:p>Μητρώο Ανθρώπινου Δυναμικού Ελληνικού Δημοσί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με τους εργαζομένους του Ελληνικού Δημοσίου, το είδος και τη διάρκεια των συμβάσεών τους, τα προσωπικά τους στοιχεία και την πληροφόρηση σε σχέση με τις άδειες λόγω Covid 19.</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ΜΗΤΡΩΟ ΔΙΑΤΗΡΗΤΕΩΝ ΚΤΙΡΙΩΝ ΣΕ ΜΑΚΕΔΟΝΙΑ ΚΑΙ ΘΡΑΚΗ</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ΜΗΤΡΩΟ ΠΟΛΙΤ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του συνόλου των στοιχείων που αφορούν στην καταγραφή της αστικής κατάστασης Ελλήνων Πολιτών και αλλοδαπών που κατοικούν στην Ελλάδα καθώς και δημοτικής κατάστασης των Ελλήνων πολιτών.</text:p>
            <text:p>Πιο συγκεκριμένα, στη βάση αυτή εντάσσεται το σύνολο των δεδομένων που αφορούν: Δημοτολογικές εγγραφές (οικογενειακές μερίδες) Ελλήνων πολιτών και πολιτών μη ελληνικής ιθαγένειας σχετιζόμενων με οικογενειακό δεσμό με Έλληνες πολίτες, και Ληξιαρχικά γεγονότα (ληξιαρχικές πράξεις γέννησης/θανάτου/γάμου/συμφώνου συμβίωσης) Ελλήνων και πολιτών μη ελληνικής ιθαγένειας, τα οποία έχουν τελεσθεί στην Ελλάδα. Επίσης καταγράφονται ληξιαρχικά γεγονότα Ελλήνων πολιτών που έχουν τελεσθεί εκτός Ελλάδος. Δεδομένα Μητρώου Αρρένων Εκλογική πληροφορία Ελλήνων πολιτών Η Βάση αυτή περιλαμβάνει τα Υποσυστήματα: 1. Δημοτολογίου 2. Ληξιαρχείου 3. Μητρώου Αρρένων 4. Εκλογικής Αναθεώρησ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Μητρώο Υπηρεσιών και Φορέων της Ελληνικής Διοίκησης</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Ολοκληρωμένο Πληροφοριακό Σύστημα Ιθαγένειας</text:p>
          </table:table-cell>
          <table:table-cell table:style-name="ce13" table:content-validation-name="val1" office:value-type="string" calcext:value-type="string">
            <text:p>Άλλο</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ΕΣΩΤΕΡΙΚΩΝ</text:p>
          </table:table-cell>
          <table:table-cell table:style-name="ce4" office:value-type="string" calcext:value-type="string">
            <text:p>Πληροφοριακό Σύστημα Παρακολούθησης Πορείας Ελέγχου Νομιμότητας Π/Υ και ΟΠΔ Τ.Α.</text:p>
          </table:table-cell>
          <table:table-cell table:style-name="ce13" table:content-validation-name="val1" office:value-type="string" calcext:value-type="string">
            <text:p>Άλλο</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ΜΕΤΑΝΑΣΤΕΥΣΗΣ ΚΑΙ ΑΣΥΛΟΥ</text:p>
          </table:table-cell>
          <table:table-cell table:style-name="ce4" office:value-type="string" calcext:value-type="string">
            <text:p>Εφαρμογή ΠΡΩΤΗ ΥΠΟΔΟΧΗ</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ΜΕΤΑΝΑΣΤΕΥΣΗΣ ΚΑΙ ΑΣΥΛΟΥ</text:p>
          </table:table-cell>
          <table:table-cell table:style-name="ce4" office:value-type="string" calcext:value-type="string">
            <text:p>Μητρώο αιτούντων διεθνούς προστασία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εται το σύνολο των στοιχείων που αφορούν στα αιτήματα χορήγησης διεθνούς προστασίας (αιτήματα ασύλου) που υποβάλλουν υπήκοοι τρίτων χωρών (υ.τ.χ.)</text:p>
          </table:table-cell>
          <table:table-cell table:style-name="ce24" table:number-columns-repeated="15"/>
          <table:table-cell table:number-columns-repeated="999"/>
        </table:table-row>
        <table:table-row table:style-name="ro2">
          <table:table-cell table:style-name="ce4" office:value-type="string" calcext:value-type="string">
            <text:p>ΥΠΟΥΡΓΕΙΟ ΜΕΤΑΝΑΣΤΕΥΣΗΣ ΚΑΙ ΑΣΥΛΟΥ</text:p>
          </table:table-cell>
          <table:table-cell table:style-name="ce6" office:value-type="string" calcext:value-type="string">
            <text:p>Μητρώο Ελληνικών και Ξένων Μη Κυβερνητικών Οργανώσεων (ΜΚΟ) και Μητρώο Μελών Μη Κυβερνητικών Οργανώσεων (ΜΚΟ)</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ΜΕΤΑΝΑΣΤΕΥΣΗΣ ΚΑΙ ΑΣΥΛΟΥ</text:p>
          </table:table-cell>
          <table:table-cell table:style-name="ce7" office:value-type="string" calcext:value-type="string">
            <text:p>Μητρώο Κέντρων Φιλοξενίας Ασυνόδευτων Ανηλίκ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ΜΕΤΑΝΑΣΤΕΥΣΗΣ ΚΑΙ ΑΣΥΛΟΥ</text:p>
          </table:table-cell>
          <table:table-cell table:style-name="ce4" office:value-type="string" calcext:value-type="string">
            <text:p>Μητρώο με ευαίσθητα δεδομένα σύμφωνα με το άρθρο 7, παράγραφο 2 εδάφιο ε του Ν.2472/1997</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ΜΕΤΑΝΑΣΤΕΥΣΗΣ ΚΑΙ ΑΣΥΛΟΥ</text:p>
          </table:table-cell>
          <table:table-cell table:style-name="ce6" office:value-type="string" calcext:value-type="string">
            <text:p>Μητρώο Πολιτών Τρίτων Χωρ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ΜΕΤΑΝΑΣΤΕΥΣΗΣ ΚΑΙ ΑΣΥΛΟΥ</text:p>
          </table:table-cell>
          <table:table-cell table:style-name="ce7" office:value-type="string" calcext:value-type="string">
            <text:p>Μητρώο Προσφυγ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ΒΑΣΗ ΠΛΟΙΩΝ-ΝΑΥΤΙΚ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ΕΡΜΗΣ</text:p>
          </table:table-cell>
          <table:table-cell table:style-name="ce13" table:content-validation-name="val1"/>
          <table:table-cell table:style-name="ce16" table:content-validation-name="val2"/>
          <table:table-cell table:style-name="ce18" table:content-validation-name="val3" office:value-type="string" calcext:value-type="string">
            <text:p><text:s/></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ΔΙΠΛΟΕΓΓΑΦΗ 241 &amp; 244</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Ευρετήριο σηματολογημένων ελληνικών πλοίω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Εποπτεία διαδικασίας αξιολόγησης επιθεωρήσεων πλοίων υπό ξένη σημαία Μετάβαση σε:πλοήγηση, αναζήτη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Εφαρμογή PortIS</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Ηλεκτρονική Εφαρμογή καταχώρησης Επιθεωρήσεων-Παρατηρήσεω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office:value-type="string" calcext:value-type="string">
            <text:p>ΔΙΠΛΟΕΓΓΑΦΗ 241 &amp; 244</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Ηλεκτρονικό μητρώο αδειών χειριστών ταχυπλόων σκαφώ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office:value-type="string" calcext:value-type="string">
            <text:p>ΔΙΠΛΟΕΓΓΑΦΗ 245 &amp; 248</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Ηλεκτρονικό Μητρώο Προστίμων Αιγιαλού-Παραλίας</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Ηλεκτρονικό Μητρώο στοιχείων κατόχων προσωπικών ραδιοφάρων ένδειξης θέσης κινδύνου (PLBs)</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Ηλεκτρονικό Μητρώο τουριστικών πλοίων και μικρών σκαφών e-ΜΗΤΡΩΟ ΠΛΟΙΩ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ΔΙΠΛΟΕΓΓΑΦΗ 245 &amp; 248</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α Παχυμετρητώ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ΟΧΙ ΨΗΦΙΑΚΑ</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αδειών σε εταιρείες που διενεργούν επιθεωρήσεις σε πνευστές σωσίβιες σχεδίες (ΠΣΣ) και ναυτικού τύπου συστήματα εγκατάλειψης (M.E.S.)</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ΟΧΙ ΨΗΦΙΑΚΑ</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αναγνωρισμένων εταιρειών παροχής τεχνικής υποστήριξης ξηράς στα εμπορικά πλοία</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ΟΧΙ ΨΗΦΙΑΚΑ</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Αναγνωρισμένων Οργανισμών Ασφαλείας (Α.Ο.Α)</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ανέργων επιδοτουμένων ναυτικ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ανέργων ναυτικ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0</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ανέργων προσφερομένων για εργασία ναυτικ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απογραφής γενικού υλικού</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Αποσπασμένων μόνιμων και ΙΔΑΧ υπαλλήλων από άλλους φορεις του Δημοσί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Αρμόδιων ΗΣΚΘΕΕΑ ή/και Καταγραφής/Καταμέτρησης επιβαινόντων πλοί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office:value-type="string" calcext:value-type="string">
            <text:p>ΤΡΙΠΛΟΕΓΓΡΑΦΗ 258 &amp;276 &amp;289</text:p>
          </table:table-cell>
          <table:table-cell table:style-name="ce20" office:value-type="string" calcext:value-type="string">
            <text:p>ΟΧΙ ΨΗΦΙΑΚΑ</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Διακριτικών Σταθμού Πλοίου (MMSI) για τα εμπορικά πλοία με ελληνική σημαία</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δυτώ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Ειδικών Αδειών Προσωπικού Λ.Σ-ΕΛ.ΑΚΤ</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Εκκαθάρισης Αρχείων Αρχηγείου ΛΣ-ΕΛΑΚΤ</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εκμισθωτών μηχανοκίνητων λέμβων και ταχύπλοων σκαφών</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εκπαιδευτών υποψήφιων χειριστών ταχυπλόων σκαφώ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εξουσιοδοτήσεων σε παρόχους για τη διενέργεια επιθεώρησης σωσίβιων λέμβων και λέμβων διάσωσης</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19" office:value-type="string" calcext:value-type="string">
            <text:p>ΟΧΙ ΨΗΦΙΑΚΑ</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Επιθεωρητών Κ.Ε.Π.</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εταιρειών που διενεργούν παχυμετρήσεις των ελασμάτων και λοιπών κατασκευαστικών στοιχείων πλοίων</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Εφαρμογής διαχείρισης μηχανογραφικού εξοπλισμού</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ΕΣΩΤΕΡΙΚΟ ΓΙΑ ΥΠΑΛΛΗΛΟΥΣ</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Εφαρμογής Διαχείρισης Τηλ/κού Εξοπλισμού</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ΕΣΩΤΕΡΙΚΟ ΓΙΑ ΥΠΑΛΛΗΛΟΥΣ</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καταδυτικών συνεργεί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19" office:value-type="string" calcext:value-type="string">
            <text:p>μέσω ΚΕΠ</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Κατασκευαστών Σκαφών Αναψυχής</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εται το σύνολο των κατασκευαστών σκαφών αναψυχής</text:p>
          </table:table-cell>
          <table:table-cell table:style-name="ce24" table:number-columns-repeated="15"/>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κατόχων Αποδεικτικών Ναυτικής Ικανότητας (Α.Ν.Ι.)</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KENO</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λαντζών ναυπηγοεπισκευαστικών επιχειρήσε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λεμβούχ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 273 &amp; 274</text:p>
          </table:table-cell>
          <table:table-cell table:style-name="ce19" office:value-type="string" calcext:value-type="string">
            <text:p>ΔΙΑΔΙΚΑΣΙΑ 762225</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Λιμενικών Αρχώ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λιμένων ΗΣΚΘΕΕΑ</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ΤΡΙΠΛΟΕΓΓΡΑΦΗ 258 &amp;276 &amp;289</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μαθητευομένων δυτώ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Μόνιμου και ΙΔΑΧ Προσωπικού ΥΝΑΝΠ</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Ν.Ε.Π.Α. (Ναυτιλιακές Εταιρίες Πλοίων Αναψυχής)</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Ναυτικού Προσωπικού ΥΝΑΝΠ</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Ναυτικών Εταιρειών (ν.959/1979)- Φυσική τήρηση</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ναυτικών πρακτόρων</text:p>
          </table:table-cell>
          <table:table-cell table:style-name="ce13" table:content-validation-name="val1"/>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ναυτολογήσεων ναυτικώ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ΕΝ ΥΠΑΡΧΕΙ</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ΩΟ ΠΑΡΑΒΑΣΕΩΝ/ΥΠΟΤΡΟΠΩΝ ΑΛΙΕΙΑΣ</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Παραδοσιακών Σκαφώ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Παροχέων Υπηρεσιών Αναψυχής Καταδυτικώ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παροχών λιμενικών υπηρεσιών Οργανισμού Λιμένα Βόλου Α.Ε. (Ο.Λ.ΒΑ.Ε.)</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Πλοιοκτητών θαλάσσιων ταξί</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Πλοίων ΗΣΚΘΕΕΑ ή/και Καταγραφής - Καταμέτρησης</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ΤΡΙΠΛΟΕΓΓΡΑΦΗ 258 &amp;276 &amp; 289</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6" office:value-type="string" calcext:value-type="string">
            <text:p>Μητρώο Προσωπικού Λ.Σ.-ΕΛ.ΑΚΤ.</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ΕΣΩΤΕΡΙΚΟ - ΠΡΟΣΩΠΙΚ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προσωπικού λαντζών (Κυβερνητών - βοηθών κ.λπ.)</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7" office:value-type="string" calcext:value-type="string">
            <text:p>Μητρώο Στελέχωσης Ιδιαίτερων Γραφείων κ. ΥΝΑΝΠ &amp; κ. ΓΓΛΛΠΝ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συμβεβλημένων με Γ.Ε.Ν.Ε. ιατρώ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σχολών εκπαίδευσης υποψήφιων χειριστών ταχυπλόων σκαφ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Μητρώο υπαλλήλων ΓΕΝ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Πίνακας Θαλασσίων Διαδρομών για πλοία κατηγορίας Α, Β, Γ, Δ σύμφωνα με τα κριτήρια της Κ.Ο. 2009/45, ως ισχύει</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Πίνακας Προστατευμένων και Ειδικά Προστατευμένων περιοχώ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ΑΦΟΡΑ ΤΙΣ ΕΣΩΤΕΡΙΚΕΣ ΥΠΗΡΕΣΙΕΣ</text:p>
          </table:table-cell>
          <table:table-cell table:style-name="ce19" office:value-type="string" calcext:value-type="string">
            <text:p>ΟΧΙ ΨΗΦΙΑΚΑ</text:p>
          </table:table-cell>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Πιστοποιήσεις</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ΝΑΥΤΙΛΙΑΣ ΚΑΙ ΝΗΣΙΩΤΙΚΗΣ ΠΟΛΙΤ</text:p>
          </table:table-cell>
          <table:table-cell table:style-name="ce4" office:value-type="string" calcext:value-type="string">
            <text:p>Σχέδια συνεργασίας μεταξύ Ε/Γ πλοίων, των εταιρειών τους και των υπηρεσιών έρευνας - διάσωσης - SAR Plans for Cooperation</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Ανακοινώσεις</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Αναστολές και άρσης αναστολών μετοχώ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 </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Δελτία Τύπου (Υπουργείο Οικονομικών)</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Διαγραφές μετοχώ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ΕΚΠΑΙΔΕΥΤΙΚΑ ΑΘΛΗΤΙΚΑ ΠΡΟΓΡΑΜΜΑΤΑ</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Ενημερωτικά Δελτία και Δημόσιες Προτάσεις</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Κοινοτικά διαβατήρια ΑΕΠΕΥ</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6" office:value-type="string" calcext:value-type="string">
            <text:p>Μητρώο Ακίνητης Περιουσία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7" office:value-type="string" calcext:value-type="string">
            <text:p>Μητρώο Αναλογιστών Ασφαλιστικών Επιχειρήσε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19" office:value-type="string" calcext:value-type="string">
            <text:p>ΟΧΙ ΨΗΦΙΑΚΑ</text:p>
          </table:table-cell>
          <table:table-cell table:style-name="ce20" office:value-type="string" calcext:value-type="string">
            <text:p>Αποτελεί τη βάση δεδομένων, στην οποία καταγράφονται τα απαραίτητα στοιχεία επικοινωνίας των αναλογιστών ασφαλιστικών επιχειρήσεων που κατόπιν αίτησής τους έχουν εγγραφεί ως μέλη στο εν λόγω μητρώο, κατ εφαρμογή των διατάξεων του π.δ. 53/2013 όπως ισχύει.</text:p>
          </table:table-cell>
          <table:table-cell table:style-name="ce24" table:number-columns-repeated="15"/>
          <table:table-cell table:number-columns-repeated="999"/>
        </table:table-row>
        <table:table-row table:style-name="ro2">
          <table:table-cell table:style-name="ce4" office:value-type="string" calcext:value-type="string">
            <text:p>ΥΠΟΥΡΓΕΙΟ ΟΙΚΟΝΟΜΙΚΩΝ</text:p>
          </table:table-cell>
          <table:table-cell table:style-name="ce6" office:value-type="string" calcext:value-type="string">
            <text:p>Μητρώο Αστικών Συνεταιρισμών</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 βάση δεδομένων, στην οποία καταγράφονται τα στοιχεία των αστικών συνεταιρισμών΄του ν. 1667/1986 όπως ισχύει (κατά περιφέρεια, νομό και κατηγορί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ΟΙΚΟΝΟΜΙΚΩΝ</text:p>
          </table:table-cell>
          <table:table-cell table:style-name="ce7" office:value-type="string" calcext:value-type="string">
            <text:p>Μητρώο Εσωτερικών Ελεγκτώ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0"/>
          <table:table-cell table:style-name="ce24" table:number-columns-repeated="15"/>
          <table:table-cell table:number-columns-repeated="999"/>
        </table:table-row>
        <table:table-row table:style-name="ro2">
          <table:table-cell table:style-name="ce4" office:value-type="string" calcext:value-type="string">
            <text:p>ΥΠΟΥΡΓΕΙΟ ΟΙΚΟΝΟΜΙΚΩΝ</text:p>
          </table:table-cell>
          <table:table-cell table:style-name="ce6" office:value-type="string" calcext:value-type="string">
            <text:p>Μητρώο Κοινωφελών Περιουσι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7" office:value-type="string" calcext:value-type="string">
            <text:p>Μητρώο Ορκωτών Ελεγκτών και Ελεγκτικών Εταιρει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εντάσσεται το σύνολο των ορκωτών ελεγκτών και λογιστών και των ελεγκτικών εταιρειών στα οποία έχει χορηγηθεί επαγγελματική άδεια,</text:p>
          </table:table-cell>
          <table:table-cell table:style-name="ce24" table:number-columns-repeated="15"/>
          <table:table-cell table:number-columns-repeated="999"/>
        </table:table-row>
        <table:table-row table:style-name="ro2">
          <table:table-cell table:style-name="ce4" office:value-type="string" calcext:value-type="string">
            <text:p>ΥΠΟΥΡΓΕΙΟ ΟΙΚΟΝΟΜΙΚΩΝ</text:p>
          </table:table-cell>
          <table:table-cell table:style-name="ce6" office:value-type="string" calcext:value-type="string">
            <text:p>Μητρώο Πιστοποιημένων Εκτιμητ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19" office:value-type="string" calcext:value-type="string">
            <text:p>ΟΧΙ ΨΗΦΙΑΚΑ</text:p>
          </table:table-cell>
          <table:table-cell table:style-name="ce20" office:value-type="string" calcext:value-type="string">
            <text:p>Η διαδικασία αφορά στην εγγραφή στο Μητρώο πιστοποιημένων εκτιμητών Δημοσίου, όσων εκπονούν εκτιμήσεις με σκοπό την προστασία της δημόσιας περιουσίας και το δημόσιο συμφέρον. Με το εν λόγω Μητρώο επιτυγχάνεται η δημοσιοποίηση των πληροφοριακών στοιχείων των πιστοποιημένων εκτιμητών του ν. 4152/2013.</text:p>
          </table:table-cell>
          <table:table-cell table:style-name="ce24" table:number-columns-repeated="15"/>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Πίνακες Δεικτών Παρακολούθησης Επαγγελμάτ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 βάση δεδομένων, στην οποία καταγράφονται οι δείκτες παρακολούθησης των ρυθμιζόμενων επαγγελμάτων κατ εφαρμογή των διατάξεων της παρ. 33 του Παραρτήματος VI του ν. 4046/2012</text:p>
          </table:table-cell>
          <table:table-cell table:style-name="ce24" table:number-columns-repeated="15"/>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Προειδοποιήσεις σε επενδυτικό κοινό</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ΟΙΚΟΝΟΜΙΚΩΝ</text:p>
          </table:table-cell>
          <table:table-cell table:style-name="ce4" office:value-type="string" calcext:value-type="string">
            <text:p>Φορείς Αγοράς</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Datacenter</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E-doatap</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Εφαρμογή για την πλήρη αυτοματοποίηση και ψηφιοποίηση της διαδικασίας κρίσης των αιτήσεων αναγνώρισης τίτλων σπουδών της αλλο-δαπής. Διατηρείται βάση δεδομένων που περιλαμβάνει τα στοι-χεία των αιτήσεων των πολιτών για αναγνώ-ριση τίτλων σπουδών καθώς και τα δεδομέ-να των αντίστοιχων πράξεων αναγνώρισης για τις αιτήσεις που έγιναν μέσω του συστ-ήματος από τον Μάιο του 2019. Ταυτόχρονα έχει γίνει μετάπτωση δεδομένων για παλιό-τερες πράξεις από την παλιά βάση δεδομέ-νων που διατηρούνταν στον ΔΟΑΤΑΠ (από το 1998 και έπειτα).</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Teachers</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ΑΔΕΙΕΣ ΕΙΣΟΔΟΥ ΣΤΙΣ ΣΧΟΛΙΚΕΣ ΜΟΝΑΔΕΣ ΕΚΠΡΟΣΩΠΩΝ ΑΘΛΗΤΙΚΩΝ ΟΜΟΣΠΟΝΔΙΩΝ ΚΑΙ ΦΟΡΕ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ΑΝΑΘΕΣΗ ΚΑΘΗΚΟΝΤΩΝ ΕΚΠΑΙΔΕΥΤΙΚΩΝ ΠΕ11 ΦΥΣΙΚΗΣ ΑΓΩΓΗΣ ΩΣ ΟΜΟΣΠΟΝΔΙΑΚΩΝ ΠΡΟΠΟΝΗΤΩΝ Η ΤΕΧΝΙΚΩΝ ΣΥΜΒΟΥΛΩ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Αξιολογικός πίνακας επιλογής στελεχών εκπαίδευσης</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Βιβλίο Πράξεων Σχολικής Μονάδας</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Η διαδικασία αφορά στον μέγιστο επιτρεπόμενο αριθμό απουσιών για τον χαρακτηρισμό της φοίτησης ως επαρκούς (114) και στις απουσίες που δεν λαμβάνονται υπόψη για τον χαρακτηρισμό της φοίτησης ως επαρκούς, οι οποίες αναφέρονται στο άρθρο 24 της με αρ. πρωτ. 79942/ΓΔ4/21-5-2019 (Β 2005) Υπουργικής Απόφασης και απευθύνεται σε μαθητές/τριες δευτεροβάθμιας εκπαίδευσης και τους γονείς/κηδεμόνες τ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Βιβλίο Τιμηθέντων από ιδρύσεως της Ακαδημίας Αθην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Δικτυακή Πύλη e-ΙΕΠ Ο.Π.Σ. Αιτήσεων, Βεβαιώσεων, Διαχείρισης Προσωπικού και Συνεργατών Ι.Ε.Π.</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ΥΚΤΙΑΚΗ ΠΥΛΗ</text:p>
          </table:table-cell>
          <table:table-cell table:style-name="ce19"/>
          <table:table-cell table:style-name="ce20" office:value-type="string" calcext:value-type="string">
            <text:p>Διαχείριση αιτήσεων πολιτών για τις δράσεις του ΙΕΠ μέσω καταχωρήσεων προσωπικών στοιχείων πχ ΑΦΜ, και δικαιολογητικών τους όπως πχ τίτλοι σπουδών κτλ</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Ειδικός Κατάλογος αναγνωρισμένων Φορέων της αλλοδαπής και ισχυόντων τίτλ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19" office:value-type="string" calcext:value-type="string">
            <text:p>καταλογος</text:p>
          </table:table-cell>
          <table:table-cell table:style-name="ce20" office:value-type="string" calcext:value-type="string">
            <text:p>Στον Ειδικό Κατάλογο Φορέων της αλλοδαπής &amp; ισχυόντων τίτλων (που τηρείται στον Ε.Ο.Π.Π.Ε.Π. και αναρτάται στον ιστότοπό του για ενημέρωση των ενδιαφερομένων) προστίθεται κάθε Φορέας της αλλοδαπής ( που τυχόν αναγνωρισθεί από τον Ε.Ο.Π.Π.Ε.Π.), καθώς και οι τίτλοι γνώσης -ανά κράτος προέλευσης και φορέα- πληροφορικής ή χειρισμού Η/Υ της αλλοδαπής που έχουν αντιστοιχηθεί από τον οργανισμό (βλ. άρθρα 37 &amp; 38 της υπ’ αριθ. 121929/Η/31-7-2014 Κ.Υ.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Επετηρίδα Ιδιωτικών Εκπαιδευτικών ( ΕΠ.ΙΔ.ΕΚ. )</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ο κεντρικό Μητρώο στο οποίο εντάσσονται όλοι οι υποψήφιοι Ιδιωτικοί Εκπαιδευτικοί της Α/θμιας και Β/θμιας Εκπαίδευσ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Επιμορφωμένοι Α’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Αποτελεί την βάση δεδομένων όσων εκπαιδευτικών έχουν επιτυχώς ολοκληρώσει επιμορφώσεις απόκτησης Βασικών Δεξιοτήτων Τ.Π.Ε. (περιλαμβάνει μόνο όσους επιμορφώθηκαν στο πλαίσιο έργων ΕΣΠΑ από το 2003 και μετά - ~120.00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Επιμορφωμένοι Β’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Αποτελεί την βάση δεδομένων όσων εκπαιδευτικών έχουν επιτυχώς ολοκληρώσει επιμορφώσεις Β' επιπέδου Τ.Π.Ε. (περιλαμβάνει μόνο όσους επιμορφώθηκαν στο πλαίσιο έργο ΕΣΠΑ από το 2003 και μετά - ~27.00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Επιμορφωμένοι Β1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Αποτελεί την βάση δεδομένων όσων εκπαιδευτικών έχουν επιτυχώς ολοκληρώσει επιμορφώσεις Β1 επιπέδου Τ.Π.Ε. (περιλαμβάνει μόνο όσους επιμορφώθηκαν στο πλαίσιο έργο ΕΣΠΑ από το 2016 και μετά - ~30.00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Επιμορφωμένοι Β2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Αποτελεί την βάση δεδομένων όσων εκπαιδευτικών έχουν επιτυχώς ολοκληρώσει επιμορφώσεις Β2 επιπέδου Τ.Π.Ε. (περιλαμβάνει μόνο όσους επιμορφώθηκαν στο πλαίσιο έργο ΕΣΠΑ από το 2016 και μετά - ~5.500 εκπαιδευτικοί) Το συγκεκριμένο Μητρώο θα περιληφθεί στο Μητρώο 3</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Επιμορφωτές Β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Αποτελεί την βάση δεδομένων όσων εκπαιδευτικών έχουν επιτυχώς ολοκληρώσει εκπαίδευση επιμορφωτών σε Πανεπιστημιακά Κέντρα Επιμόρφωσης (περιλαμβάνει μόνο όσους επιμορφώθηκαν στο πλαίσιο έργο ΕΣΠΑ από το 2003 και μετά - ~95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Κατάλογος αναγνωρισμένων ιδρυμάτων αλλοδαπής</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Κατάλογος Επιτηρητώ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Στον κατάλογο Επιτηρητών περιλαμβάνονται τα φυσικά πρόσωπα που είναι ενταγμένα στο Μητρώο Αξιολογητών - Επιτηρητών - Ελεγκτών - Επιθεωρητών - Εμπειρογνωμόνων του Ε.Ο.Π.Π.Ε.Π., προκειμένου να ορισθούν ως επιτηρητές για τις εξετάσεις που διενεργούν οι Φορείς, σύμφωνα με τα οριζόμενα στην παράγραφο 3 του άρθρου 19 της υπ’ αριθ. 121929/Η/31-7-2014 Κ.Υ.Α. (ΦΕΚ Β΄/2123/1-8-14).</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Κατάλογος του Πανελλήνιου Σχολικού Δικτύου (ΠΣΔ)</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Αποτελεί την κεντρική βάση στοιχείων των χρηστών (εκπαιδευτικών και μαθητών της Α/θμιας και Β/θμιας εκπαίδευσης, διοικητικού προσωπικού των Διευθύνσεων Εκπαίδευσης και του ΥΠΑΙΘ καθώς και των σχολικών και άλλων Μονάδων του ΠΣΔ), που είναι απαραίτητα για τη λειτουργία των ψηφιακών και δικτυακών υπηρεσιών που προσφέρει το ΠΣΔ (περιλαμβανομένης και της κεντρικής υπηρεσίας πιστοποίησης χρηστών του ΠΣΔ).</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Κέντρα Στήριξης Επιμόρφωσης - Κ.Σ.Ε.</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ΒΑΣΗ ΔΕΔΟΜΕΝΩΝ</text:p>
          </table:table-cell>
          <table:table-cell table:style-name="ce19"/>
          <table:table-cell table:style-name="ce20" office:value-type="string" calcext:value-type="string">
            <text:p>Αποτελεί την βάση δεδομένων σχολικών μονάδων ή άλλων φορέων του δημόσιου και ιδιωτικού τομέα στις οποίες διενεργούνται δράσεις επιμόρφωσης για την αξιοποίηση των ΤΠΕ στην εκπαίδευση. Οι συγκεκριμένες μονάδες κατά περίπτωση διαθέτουν εργαστήρια Η/Υ με κατάλληλες προδιαγραφές επάρκειας για την διεξαγωγή των επιμορφωτικών προγραμμάτων ανάλογα με τις απαιτήσεις τ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7" office:value-type="string" calcext:value-type="string">
            <text:p>Μητρώο Αδειοδοτημένων Φορέων Πιστοποίησης Προσόντων γνώσης πληροφορικής ή χειρισμού Η/Υ</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 Μητρώο Αδειοδοτημένων Φορέων Πιστοποίησης Προσόντων γνώσης πληροφορικής ή χειρισμού Η/Υ εντάσσεται κάθε νομικό πρόσωπο που πιστοποιείται από τον Ε.Ο.Π.Π.Ε.Π ως Φορέας χορήγησης Πιστοποιητικών γνώσης πληροφορικής ή χειρισμού Η/Υ, όπως ορίζεται στην παραγρ. 2 του άρθρου 5 της υπ’ αριθ. 121929/Η/31-7-2014 Κ.Υ.Α. (ΦΕΚ Β΄/2123/1-8-14).</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ΑΝΑΓΝΩΡΙΣΜΕΝΩΝ ΕΞΕΤΑΣΤΩΝ ΜΗΧΑΝΟΔΗΓΩ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 εν λόγω Μητρώο Πιστοποιηθέντων Προσώπων εντάσσονται οι εξεταστές Μηχανοδηγών οι οποίοι πληρούν τις προϋποθέσεις της Κ.Υ.Α. με αριθ. ΑΣ19/οικ.49045/5005/29.11.2012 Κ.Υ.Α. «Αναγνώριση εξεταστών μηχανοδηγών και υποψηφίων μηχανοδηγών» (ΦΕΚ 3178 Β΄) και έχουν επιλεγεί σύμφωνα με: α) την υπ’ αριθμ. ΔΠ/11329/29.04.2013 Απόφαση της 61ης/27.04.2013 Συνεδρίασης του Δ.Σ. του Ε.Ο.Π.Π.Ε.Π. και β) την υπ’ αριθμ. ΔΠ/11495/30.04.2013 Απόφαση της 62ης/30.04.2013Συνεδρίασης του Δ.Σ. του Ε.Ο.Π.Π.Ε.Π. κατόπιν ανοικτής πρόσκλησης εκδήλωσης ενδιαφέροντο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ώο διακριθέντων μαθητών-αθλητ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ΔΙΕΥΘΥΝΤΩΝ ΚΑΙ ΥΠΟΔΙΕΥΘΥΝΤΩΝ ΤΩΝ ΔΙΕΚ</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6" office:value-type="string" calcext:value-type="string">
            <text:p>Μητρώο ΔΙΠΟΔ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ποτελεί τη βάση δεδομένων, στην οποία συγκεντρώνονται στοιχεία για τους εκπαιδευτικούς που ζητούν απόσπαση για τις ελληνόγλωσσες εκπαιδευτικές μονάδες του εξωτερικ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7" office:value-type="string" calcext:value-type="string">
            <text:p>Μητρώο Ειδικών Ιστορικών Αρχείων</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ΕΚΠΑΙΔΕΥΤΩΝ ΔΙΕΚ</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ο Μητρώο Περιέχει τα στοιχεία των εκπαιδευτών των ΔΙΕΚ (Ταχυδρομική Διεύθυνση, οικογενειακή κατάσταση, ΑΦΜ, ΑΜΚΑ, Α.Μ.Α. , ΙΒΑΝ, ΓΡΑΜΜΑΤΙΚΕΣ ΓΝΩΣΕΙΣ, ΕΡΓΑΣΙΑΚΗ ΕΜΠΕΙΡΙΑ)</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6" office:value-type="string" calcext:value-type="string">
            <text:p>Μητρώο Θρησκευτικών Λειτουργ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ΕΦΑΡΜΟΓΗ</text:p>
          </table:table-cell>
          <table:table-cell table:style-name="ce19"/>
          <table:table-cell table:style-name="ce20" office:value-type="string" calcext:value-type="string">
            <text:p>Εφαρμογή που χρησιμοποιείται από τα Ληξιαρχεία της χώρας, ως επίσημη πηγή πληροφόρησης για την ιδιότητα του Θρησκευτικού Λειτουργού που μπορεί να τελεί μυστήρια/ιερολογίες με αστικές συνέπειες, ώστε να ελέγχεται άμεσα η εγκυρότητα της σχετικής ληξιαρχικής πράξ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ΜΕΛΩΝ-ΧΡΗΣΤΩΝ ΔΑΝΕΙΣΤΙΚΩΝ ΤΜΗΜΑΤΩΝ</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Μητρώο χρηστών Μελών δανειστικού τμήματος της Βιβλιοθήκης. Τύποι μητρώων όπως αναφέρθηκαν ενδεικτικά:</text:p>
            <text:p>α) έγχαρτο β) «αποτελεί την κεντρική βάση δεδομένων στην οποία καταχωρούνται τα στοιχεία των μελών της Βιβλιοθήκης (Ονομ/ε-πώνυμο, ΑΔΤ, Διευθύνσεις, στοιχεία επικοινωνίας κλπ.). Τα μέλη αποκτούν κωδικούς πρόσβασης για να εισέρχονται στον προσωπι-κό τους λογαριασμό του αυτοματοποιημένου βιβλιοθηκονομικού προγράμματος Koha-open source Λογισμικό» γ) «αποτελεί την κεντρική βάση δεδομένων στο αυτοματοποιημένο βιβλιοθηκονομ-ικό πρόγραμμα Οpenabekt/Abbekt5.5 στην οποία καταχωρούνται τα στοιχεία των μελών της βιβλιοθήκης προκειμένου να είναι δυ-νατές οι συναλλαγές τους με τη βιβλιοθήκη (π.χ. δανεισμός-επιστροφή βιβλί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7" office:value-type="string" calcext:value-type="string">
            <text:p>Μητρώο Μισθοδοτούμενων ΥΠΑΙΘ</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ποτελεί τη βάση δεδομένων, στην οποία συγκεντρώνονται στοιχεία που σχετίζονται με τη μισθοδοσία εκπαιδευτικών και διοικητικών υπαλλήλων των Περιφερειακών Δ/σεων του ΥΠΑΙΘ</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ΠΙΣΤΟΠΟΙΗΘΕΝΤΩΝ ΑΠΟΦΟΙΤΩΝ ΤΟΥ ΜΕΤΑΛΥΚΕΙΑΚΟΥ ΕΤΟΥΣ- ΤΑΞΗ ΜΑΘΗΤΕΙΑΣ ΤΩΝ ΕΠΑΓΓΕΛΜΑΤΙΚΩΝ ΛΥΚΕΙΩΝ (ΕΠΑ.Λ.)</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 εν λόγω Μητρώο Πιστοποιηθέντων Προσώπων εντάσσονται οι επιτυχόντες στις Εξετάσεις Πιστοποίησης Αποφοίτων του Μεταλυκειακού Έτους- Τάξη Μαθητείας των Επαγγελματικών Λυκείων (ΕΠΑ.Λ.) δικαιούχοι Πτυχίου Επαγγελματικής Ειδικότητας επιπέδου 5 του Εθνικού Πλαισίου, Προσόν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6" office:value-type="string" calcext:value-type="string">
            <text:p>Μητρώο Πιστοποιηθέντων Προσώπων του Ε.Ο.Π.Π.Ε.Π.</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ο Μητρώο Πιστοποιηθέντων Προσώπων του Ε.Ο.Π.Π.Ε.Π. αποτελεί έναν Κατάλογο, σε μορφή αρχείου, με τα Πιστοποιηθέντα φυσικά προσώπα, στον οποίο καταγράφεται κάθε γνωστικό αντικείμενο σχετικά με τη γνώση Πληροφορικής ή χειρισμού Η/Υ, για το οποίο το φυσικό πρόσωπο έχει πιστοποιηθεί, όπως όριζεται στα άρθρα 10 και 13 της υπ’ αριθ. 121929/Η/31-7-2014 Κ.Υ.Α. (ΦΕΚ Β΄/2123/1-8-14).</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ΠΙΣΤΟΠΟΙΗΘΕΝΤΩΝ, ΚΑΤΟΧΩΝ ΒΕΒΑΙΩΣΗΣ ΕΠΑΡΚΕΙΑΣ, ΕΠΑΓΓΕΛΜΑΤΙΩΝ ΠΟΥ ΔΕ ΔΙΑΘΕΤΟΥΝ ΕΙΔΙΚΟΤΗΤΑ "ΠΡΟΣΩΠΙΚΟ ΙΔΙΩΤΙΚΗΣ ΑΣΦΑΛΕΙΑΣ"</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 εν λόγω Μητρώο Πιστοποιηθέντων Προσώπων εντάσσονται οι επιτυχόντες στις Εξετάσεις Πιστοποίησης, Επαγγελματίες που δεν διαθέτουν αναγνωρισμένο Επαγγελματικό Τίτλο της ειδικότητας "Προσωπικό Ιδιωτικής Ασφάλει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ΠΙΣΤΟΠΟΙΗΘΕΝΤΩΝ, ΚΑΤΟΧΩΝ ΒΕΒΑΙΩΣΗΣ ΕΠΑΡΚΕΙΑΣ,(Πιστοποιητικώ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ναμένεται υπογραφή και δημοσίευση Κ.Υ.Α. με αντικείμενο: «Καθορισμός της μορφής των Πιστοποιητικών που χορηγούνται σε φυσικά πρόσωπα που έχουν συμμετάσχει επιτυχώς σε εξετάσεις για την απόκτηση άδειας άσκησης επαγγελματικής δραστηριότητας, αναφορικά με τον σταθερό εξοπλισμό ψύξης, κλιματισμού και αντλιών θερμότητας καθώς και τις μονάδες ψύξης σε φορτηγά ψυγεία και ρυμουλκούμενα ψυγεία που περιέχουν ορισμένα φθοριούχα αέρια θερμοκηπίου του, σύμφωνα με τις διατάξεις του Εκτελεστικού Κανονισμού (ΕΕ) 2015/2067 της Επιτροπής και του ύψους των ανταποδοτικών τελών για τη χορήγησή τους από τον Ε.Ο.Π.Π.Ε.Π.»</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Πιστοποιηθένων, Κατόχων Βεβαιώσεων Επάρκειας</text:p>
          </table:table-cell>
          <table:table-cell table:style-name="ce13" table:content-validation-name="val1" office:value-type="string" calcext:value-type="string">
            <text:p>Άδει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ΩΟ ΠΡΑΚΤΙΚΑ ΑΣΚΟΥΜΕΝΩΝ ΣΠΟΥΔΑΣΤΩΝ ΤΩΝ ΔΙΕΚ</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1.ΥΠΑΛΛΗΛΟΙ ΤΟΥ ΙΝΕΔΙΒΙΜ και της ΓΕΝΙΚΗΣ ΓΡΑΜΜΑΤΕΙΑΣ ΕΠΑΓΓΕΛΜΑΤΙΚΗΣ ΕΚΠΑΙΔΕΥΣΗΣ, ΚΑΤΑΡΤΙΣΗΣ ΚΑΙ ΔΙΑ ΒΙΟΥ ΜΑΘΗΣΗΣ του ΥΠΟΥΡΓΕΙΟΥ ΠΑΙΔΕΙΑΣ 2.ΔΙΕΥΘΥΝΤΕΣ, ΥΠΟΔΙΕΥΘΥΝΤΕΣ και ΔΙΟΙΚΗΤΙΚΟΙ ΥΠΑΛΛΗΛΟΙ του κάθε ΔΙΕΚ. (Κάθε Διευθυντής έχει πρόσβαση μόνο στα στοιχεία του δικού του ΔΙΕΚ)</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ώο Υποψηφίων στις Εξετάσεις Πιστοποίησης της Ελληνομάθεια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καταχωρίζονται το σύνολο των στοιχείων που αφορούν στις εξετάσεις ελληνομάθειας του Κέντρου Ελληνικής Γλώσσ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Μητρώο Ωρομίσθιου Εκπαιδευτικού Προσωπικού,Συμβούλων Σταδιοδρομίας &amp; Συμβούλων Ψυχολόγων για τα Σχολεία Δεύτερης Ευκαιρίας (ΣΔΕ)</text:p>
          </table:table-cell>
          <table:table-cell table:style-name="ce13" table:content-validation-name="val1" office:value-type="string" calcext:value-type="string">
            <text:p>Προσωπικό</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ΚΕΝ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ιστοποιημένοι Α’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ποτελεί την βάση δεδομένων όσων εκπαιδευτικών έχουν πιστοποιηθεί για την απόκτηση Βασικών Δεξιοτήτων Τ.Π.Ε. (περιλαμβάνει μόνο όσους πιστοποιήθηκαν στο πλαίσιο έργο ΕΣΠΑ από το 2003 και μετά- ~120.00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ιστοποιημένοι Β’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ποτελεί την βάση δεδομένων όσων εκπαιδευτικών έχουν πιστοποιηθεί για την απόκτηση δεξιοτήτων Β' επιπέδου Τ.Π.Ε. (περιλαμβάνει μόνο όσους πιστοποιήθηκαν στο πλαίσιο έργο ΕΣΠΑ από το 2003 και μετά- ~30.00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ιστοποιημένοι Β1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ποτελεί την βάση δεδομένων όσων εκπαιδευτικών έχουν πιστοποιηθεί για την απόκτηση δεξιοτήτων Β1 επιπέδου Τ.Π.Ε. (περιλαμβάνει μόνο όσους πιστοποιήθηκαν στο πλαίσιο έργο ΕΣΠΑ από το 2016 και μετά- ~30.00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ιστοποιημένοι Β2 Επιπέδου Τ.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ποτελεί την βάση δεδομένων όσων εκπαιδευτικών έχουν πιστοποιηθεί για την απόκτηση δεξιοτήτων Β2 επιπέδου Τ.Π.Ε. (περιλαμβάνει μόνο όσους πιστοποιήθηκαν στο πλαίσιο έργο ΕΣΠΑ από το 2016 και μετά- ~6.500 εκπαιδευτικ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ληροφοριακό Σύστημα mySchool, Μητρώο Εκπαιδευτικ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ληροφοριακό Σύστημα mySchool, Μητρώο Μαθητ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ληροφοριακό Σύστημα mySchool, Μητρώο Σχολικών Μονάδων και Λοιπών Εκπαιδευτικών Δομ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ΑΙΔΕΙΑΣ ΚΑΙ ΘΡΗΣΚΕΥΜΑΤΩΝ</text:p>
          </table:table-cell>
          <table:table-cell table:style-name="ce4" office:value-type="string" calcext:value-type="string">
            <text:p>Πληροφοριακό Σύστημα ΟΠΣΥΔ, Μητρώο Εκπαιδευτικ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8" office:value-type="string" calcext:value-type="string">
            <text:p>Βάση Νομοθετικού</text:p>
          </table:table-cell>
          <table:table-cell table:style-name="ce13" table:content-validation-name="val1" office:value-type="string" calcext:value-type="string">
            <text:p>Νομοθεσία</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Ειδικός διαδικτυακός τόπος aepo.ypeka.gr</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Ηλεκτρονικό Μητρώο Αποβλήτων (ΗΜΑ)</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ΙΚΤΥΑΚΟΣ ΤΟΠΟΣ</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Ηλεκτρονικό Περιβαλλοντικό Μητρώο (ΗΠΜ)</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Η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Μητρώο Αδειών Διάθεσης Βιοκαυσίμ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ΙΚΤΥΑΚΟΣ ΤΟΠΟΣ</text:p>
          </table:table-cell>
          <table:table-cell table:style-name="ce19"/>
          <table:table-cell table:style-name="ce25"/>
          <table:table-cell table:style-name="ce24" table:number-columns-repeated="15"/>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Μητρώο Αδειών Διύλισης</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ΙΚΤΥΑΚΟΣ ΤΟΠΟΣ</text:p>
          </table:table-cell>
          <table:table-cell table:style-name="ce21"/>
          <table:table-cell table:style-name="ce25"/>
          <table:table-cell table:style-name="ce24" table:number-columns-repeated="15"/>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Μητρώο Αδειών Εμπορίας Πετρελαιοειδών Προϊόντ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ΙΚΤΥΑΚΟΣ ΤΟΠΟΣ</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Μητρώο Αιτήσεων Αδειών Διάθεσης Βιοκαυσίμων</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ΙΚΤΥΑΚΟΣ ΤΟΠΟΣ</text:p>
          </table:table-cell>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Μητρώο Αιτήσεων Αδειών Διύλισης</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Μητρώο Αιτήσεων Αδειών Εμπορίας Πετρελαιοειδών Προϊόντων</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Μητρώο Αποθηκών Τήρησης Αποθεμάτων Έκτακτης Ανάγκη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Μητρώο Ελεγκτών Δόμησ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Η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Μητρώο ενεργειακών ελεγκ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Η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text:a xlink:href="https://mitos.gov.gr/index.php/%CE%9C%CE%B7%CF%84%CF%81%CF%8E%CE%BF:%CE%9C%CE%B7%CF%84%CF%81%CF%8E%CE%BF_%CE%95%CE%BD%CE%B5%CF%81%CE%B3%CE%B5%CE%B9%CE%B1%CE%BA%CF%8E%CE%BD_%CE%95%CF%80%CE%B9%CE%B8%CE%B5%CF%89%CF%81%CE%B7%CF%84%CF%8E%CE%BD" xlink:type="simple">Μητρώο Ενεργειακών Επιθεωρητών</text:a></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Η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Μητρώο Επιχειρήσεων Ενεργειακών Υπηρεσι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Μητρώο οχημάτων με δικαίωμα ελεύθερης κυκλοφορίας στον δακτύλιο</text:p>
          </table:table-cell>
          <table:table-cell table:style-name="ce13"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10" office:value-type="string" calcext:value-type="string">
            <text:p>Μητρώο Υπαλλήλων ΥΠΕ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text:tab/>Βάση δεδομένων με τα στοιχεία ταυτότητας και υπηρεσιακής κατάστασης των Μονίμων και των ΙΔΑΧ υπαλλήλων του ΥΠΕΝ (ΣΗΜΕΙΩΣΗ: δεν αποτελεί ολοκληρωμένο σύστημα διαχείρισης ανθρώπινου δυναμικού με δυνατότητε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ΕΡΙΒΑΛΛΟΝΤΟΣ ΚΑΙ ΕΝΕΡΓΕΙΑΣ</text:p>
          </table:table-cell>
          <table:table-cell table:style-name="ce9" office:value-type="string" calcext:value-type="string">
            <text:p>Πληρωμές προστίμων ημιυπαίθριων χώρων με βάση τo Ν.3843/2010</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Αδειοδότηση ψηφιακών εφαρμογώ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ιτήματα πολιτών για την χρήση εικόνων αρχαιολογικού περιεχομένου σε ψηφιακές εφαρμογέ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Αρχαιολογικό Κτηματολόγιο – Μητρώο Ακίνητων Μνημείων, Αρχαιολογικών Χώρων και Ακίνητης Περιουσίας ΥΠΠΟΑ</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Γεωχωρικά και περιγραφικά δεδομένα σχετικά με Ακίνητα Μνημεία, Αρχαιολογικούς Χώρους και Ακίνητη Περιουσία ΥΠΠΟΑ, τα οποία έχουν καταχωρηθεί στο Ολοκληρωμένο Πληροφοριακό Σύστημα (ΟΠΣ) και το οποίο προβλέπεται εντός του 2021 να διατεθεί στο κοινό μέσω Διαδικτυακής Πύλης Προβολής και σε πιστοποιημένους χρήστες της Δημόσιας Διοίκησης. Προς το παρόν, παρέχονται στοιχεία σε δημόσιες υπηρεσίες και φορείς κατόπιν σχετικού αιτήματο</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Ειδικό Μητρώο κατόχων ανιχνευτών μετάλλων και λοιπών οργάνων διασκόπησης του υπεδάφους, του βυθού ή του πυθμένα</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Επιβάλλεται, σύμφωνα με τον Ν. 3658/2008 (ΦΕΚ 70/Α/ 22.04.2008) και την υπ’αριθμ. ΥΠΠΟ/ΔΟΕΠΥ/ΤΟΠΥΝΣ/33/42426/30.07.2003 (ΦΕΚ 1124/Β/2003) ΥΑ, όπως αυτή τροποποιήθηκε με την υπ’αριθμ. ΥΠΠΟΤ/ΓΔΑΠΚ/ΔΤΠΠΑ/Φ148/41733/704/02.05.2012 (ΦΕΚ 1440/Β/2012) ΥΑ, να συμπληρώνεται κατά την πώληση από τους ιδιώτες αγοραστές έντυπο δελτίο κατοχής ανιχνευτών και να υποβάλλεται μαζί με λοιπά δικαιολογητικά (πχ. αντίγραφο δελτίου αστυνομικής ταυτότητας ή διαβατηρίου) στη ΔΤΠΠΑ, προκειμένου η τελευταία να τον εγγράψει στο Ειδικό Μητρώο κατόχων ανιχνευτών που διατηρε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Ηλεκτρονικό Αρχείο Πιστοποιημένων Φορέων Τμήματος Αθλητικού Τουρισμού και Δραστηριοτήτων Αθλητικής Αναψυχή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προβλέπεται απο τον Ν.4726/2020 ΜΕΡΟΣ ΣΤ΄αρθ.24γ υποπερ.ιαια.</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Ιστορικό Αρχείο Αρχαιολογικής Υπηρεσίας (Φυσικό και Ψηφιακό)</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Τεκμήρια (διοικητικά έγγραφα, πρακτικά συμβουλίων, φωτογραφίες, χάρτες, αποκόμματα εφημερίδων, μελέτες κλπ.) της Αρχαιολογικής Υπηρεσίας και της Υπηρεσίας Αναστηλώσεων από τον 19ο και 20ο αιών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ΩΟ ΑΘΛΗΤΙΚΩΝ ΦΟΡΕΩ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Ανώτερων Σχολών Δραματικής Τέχνης (Α.Σ.Δ.Τ.)</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Βάση δεδομένων που περιλαμβάνει τις Α.Σ.Δ.Τ. που εποπτεύονται από το Υπουργείο Πολιτισμού &amp; Αθλητισμού (ΦΕΚ Ίδρυσης ή βεβαίωση, Σχολές για τις οποίες τους έχει χορηγηθεί άδεια λειτουργίας ή βεβαίωση, στοιχεία επικοινωνίας κλπ.)</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Ανώτερων Σχολών Κινηματογράφου (Α.Σ.Κ)</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Βάση δεδομένων που περιλαμβάνει τις Α.Σ.Κ. που εποπτεύονται από το Υπουργείο Πολιτισμού &amp; Αθλητισμού (ΦΕΚ Ίδρυσης ή βεβαίωση, Σχολές για τις οποίες τους έχει χορηγηθεί άδεια λειτουργίας, στοιχεία επικοινωνίας κλπ.)</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Ανώτερων Σχολών Χορού (Α.Σ.Χ.)</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Βάση δεδομένων που περιλαμβάνει τις Α.Σ.Χ. που εποπτεύονται από το Υπουργείο Πολιτισμού &amp; Αθλητισμού (ΦΕΚ Ίδρυσης ή βεβαίωση, Σχολές για τις οποίες τους έχει χορηγηθεί άδεια λειτουργίας ή βεβαίωση, στοιχεία επικοινωνίας κλπ.)</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Απολυτήριων Τίτλων Μ.Ε.Ι.</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Βάση δεδομένων που περιλαμβάνει τους απολυτήριους τίτλους των Μ.Ε.Ι. που έχουν θεωρηθεί από το Υπουργείο Πολιτισμού &amp; Αθλητισμ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ΩΟ ΔΙΑΚΡΙΘΕΝΤΩΝ ΑΘΛΗΤΩ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number-columns-repeated="2"/>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Εκπαιδευτικού Προσωπικού Ανώτερων Σχολών Δραματικής Τέχνη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Βάση δεδομένων που περιλαμβάνει το εκπαιδευτικό προσωπικό που εμφανίζεται στα θεωρημένα μαθητολόγια των Α.Σ.Δ.Τ.</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Εκπαιδευτικού Προσωπικού Ανώτερων Σχολών Κινηματογράφ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text:tab/>Βάση δεδομένων που περιλαμβάνει το εκπαιδευτικό προσωπικό που εμφανίζεται στα θεωρημένα μαθητολόγια των Α.Σ.Κ.</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Εκπαιδευτικού Προσωπικού Ανώτερων Σχολών Χορ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text:tab/>Βάση δεδομένων που περιλαμβάνει το εκπαιδευτικό προσωπικό που εμφανίζεται στα θεωρημένα μαθητολόγια των Α.Σ.Χ.</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Εκπαιδευτικού Προσωπικού Μ. Ε. Ι.</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text:tab/>Βάση δεδομένων που περιλαμβάνει το εκπαιδευτικό προσωπικό που εμφανίζεται στα θεωρημένα μαθητολόγια των Μ. Ε. Ι. (ανά Μ.Ε.Ι., ανά κατηγορία - επιμελητής-τρια, δάσκαλος-α, καθηγητής-τρια και ανά αντικείμενο διδασκαλί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ενεργών και κλειστών Μουσικών Εκπαιδευτικών Ιδρυμάτων (Μ.Ε.Ι.: Ιδιωτικά και Δημοτικά Ωδεία, Ιδιωτικές και Δημοτικές Μουσικές Σχολές)</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Βάση δεδομένων που περιλαμβάνει τα Μ. Ε. Ι. που εποπτεύονται από το Υπουργείο Πολιτισμού &amp; Αθλητισμού (ΦΕΚ Ίδρυσης, Σχολές για τις οποίες τους έχει χορηγηθεί άδεια λειτουργίας, έδρα, ιδιοκτησιακό καθεστώς, στοιχεία επικοινωνίας κλπ.)</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Ιδιωτικών Γυμναστηρίων ή Ιδιωτικών Σχολ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4" table:number-columns-repeated="16"/>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κατόχων/κυρίων κινητών μνημεί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Καταγράφει κάθε φυσικό πρόσωπο που έχει στην κατοχή/ κυριότητα κινητό μνημείο καθώς και αναλυτικές πληροφορίες και φωτογραφίες για το είδος των μνημείων και τον τόπο που φυλάσσονται</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Πολιτιστικής Κληρονομιάς και μουσικών οργάν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Χειρόγραφα</text:p>
            <text:p>Αφορά τη συλλογή σπάνιων και νεότερων μουσικών οργάνων που διαθέτει το ΚΩΘ και τη συλλογή χειρογράφων Ελλήνων συνθετών του 20ου αιών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Πολιτιστικών Φορέω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Χειρόγραφα</text:p>
            <text:p>Αφορά τη συλλογή σπάνιων και νεότερων μουσικών οργάνων που διαθέτει το ΚΩΘ και τη συλλογή χειρογράφων Ελλήνων συνθετών του 20ου αιών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Σπουδαστών -στριών Μ. Ε. Ι.</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Βάση δεδομένων που περιλαμβάνει τους σπουδαστές - στριες που είναι εγγεγραμμένοι -ες στα θεωρημένα μαθητολόγια των Μ. Ε. Ι.</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σπουδαστών Κρατικού Ωδείου Θεσσαλονίκ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Χειρόγραφο και ηλεκτρονικό μητρώο (μαθητολόγιο) που αφορά τους εγγεγραμμένους μαθητές στο Κρατικό Ωδείο Θεσσαλονίκ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Σπουδαστών-στριών Ανώτερων Σχολών Δραματικής Τέχνης</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Βάση δεδομένων που περιλαμβάνει τους σπουδαστές - στριες που είναι εγγεγραμμένοι -ες στις Α.Σ.Δ.Τ. (και έχει εγκριθεί η εγγραφή τους από το ΥΠΠΟΑ) και τους απολυτήριους τίτλους των Α.Σ.Δ.Τ. που έχουν θεωρηθεί από το Υπουργείο Πολιτισμού &amp; Αθλητισμ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1" office:value-type="string" calcext:value-type="string">
            <text:p>Μητρώο Σπουδαστών-στριών Ανώτερων Σχολών Κινηματογράφου</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Βάση δεδομένων που περιλαμβάνει τους σπουδαστές - στριες που είναι εγγεγραμμένοι -ες στα θεωρημένα μαθητολόγια των Α.Σ.Κ.(και έχει εγκριθεί η εγγραφή τους από το ΥΠΠΟΑ) και τους απολυτήριους τίτλους των Α.Σ.Χ. που έχουν θεωρηθεί από το Υπουργείο Πολιτισμού &amp; Αθλητισμ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Σπουδαστών-στριών Ανώτερων Σχολών Χορού</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text:tab/>Βάση δεδομένων που περιλαμβάνει τους σπουδαστές - στριες που είναι εγγεγραμμένοι -ες στα θεωρημένα μαθητολόγια των Α.Σ.Χ.(και έχει εγκριθεί η εγγραφή τους από το ΥΠΠΟΑ) και τους απολυτήριους τίτλους των Α.Σ.Χ. που έχουν θεωρηθεί από το Υπουργείο Πολιτισμού &amp; Αθλητισμ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1" office:value-type="string" calcext:value-type="string">
            <text:p>Μητρώο Συλλεκτών Κινητών Μνημείω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ΙΔΙΟ ΜΕ 398</text:p>
          </table:table-cell>
          <table:table-cell table:style-name="ce24" table:number-columns-repeated="16"/>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Μητρώο Συντηρητών Αρχαιοτήτων και Έργων Τέχν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Αποτελεί την κεντρική βάση δεδομένων, στην οποία εντάσσεται το σύνολο των στοιχείων των Συντηρητών Αρχαιοτήτων και Έργων Τέχνης που κατέχουν την άδεια για τη μελέτη, την ανάληψη και την επίβλεψη έργου συντήρησης και τη λειτουργία εργαστηρίων για τη συντήρηση αρχαιοτήτων και έργων τέχνης κινητών και ακινήτων, σύμφωνα με τις διατάξεις του Άρθρου 9 παράγραφος 6 του Ν. 2557/1997 (όπως αντικαταστάθηκε με την υποπαράγραφο Ε7, περ. 2, της παρ. Ε, του άρθρου πρώτου του Ν. 4152/2013), καθώς και των ειδικοτήτων αυτ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Μητρώο Υπηρεσιών ΥΠΠΟΑ</text:p>
          </table:table-cell>
          <table:table-cell table:style-name="ce13" table:content-validation-name="val1" office:value-type="string" calcext:value-type="string">
            <text:p>Οργανισμοί/Φορεί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Δυνατότητα καταγραφής και παρακολούθησης του Μητρώου των Υπηρεσιών ΥΠΠΟΑ σε σχέση με: 1.Τα ακίνητα στα οποία στεγάζεται ή κάνει χρήση μία Υπηρεσία 2.Τα συμβόλαια εκμίσθωσης των ακινήτων 3.Τον αριθμό των υπαλλήλων που απασχολεί η κάθε Υπηρεσία ανά ακίνητο 4.Τις παροχές σταθερής τηλεφωνίας 5.Τις παροχές ύδρευσης και ηλεκτρισμού ή θέρμανσης 6.Τα κινητά τηλέφωνα 7.Τα οχήματα 8.Τα ασφαλιστήρια συμβόλαια των οχημά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Χειρόγραφο μητρώο που περιλαμβάνει τους ατομικούς φακέλους των εργαζομένων</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Χειρόγραφα που αφορούν τις υπηρεσιακές μεταβολές και τις διοικητικές πράξεις των υπαλλήλων του Κρατικού Ωδείου Θεσσαλονίκ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9" office:value-type="string" calcext:value-type="string">
            <text:p>Ψηφιακή εφαρμογή της απογραφής του Ελληνικού Δημοσίου. Μητρώο των προσωπικών και υπηρεσιακών στοιχείων των υπαλλήλων του οργανισμού.</text:p>
          </table:table-cell>
          <table:table-cell table:style-name="ce13" table:content-validation-name="val1" office:value-type="string" calcext:value-type="string">
            <text:p>Προσωπικό</text:p>
          </table:table-cell>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text:tab/>Αποτελεί την κεντρική βάση δεδομένων στην οποία εντάσσεται το σύνολο των στοιχείων που αφορούν τους αμοιβόμενους από το Ελληνικό Δημόσιο υπαλλήλους του ΚΩΘ.</text:p>
          </table:table-cell>
          <table:table-cell table:style-name="ce24" table:number-columns-repeated="15"/>
          <table:table-cell table:number-columns-repeated="999"/>
        </table:table-row>
        <table:table-row table:style-name="ro2">
          <table:table-cell table:style-name="ce4" office:value-type="string" calcext:value-type="string">
            <text:p>ΥΠΟΥΡΓΕΙΟ ΠΟΛΙΤΙΣΜΟΥ ΚΑΙ ΑΘΛΗΤΙΣΜΟΥ</text:p>
          </table:table-cell>
          <table:table-cell table:style-name="ce10" office:value-type="string" calcext:value-type="string">
            <text:p>Ψηφιακή χρήση εικόνων αρχαιολογικού περιεχομένου</text:p>
          </table:table-cell>
          <table:table-cell table:style-name="ce13" table:content-validation-name="val1" office:value-type="string" calcext:value-type="string">
            <text:p>Αιτήσεις</text:p>
          </table:table-cell>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text:tab/>Αιτήματα πολιτών για την ανάρτηση/χρήση στο διαδίκτυο εικόνων αρχαιολογικού περιεχομέν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9" office:value-type="string" calcext:value-type="string">
            <text:p>Γενικό Μητρώο Σώματο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Περιέχει τις υπηρεσιακές στρατολογικές, ληξιαρχικές μεταβολές του ένστολου προσωπικ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10" office:value-type="string" calcext:value-type="string">
            <text:p>Διαβατήρια Ελλήνων Πολιτών</text:p>
          </table:table-cell>
          <table:table-cell table:style-name="ce13" table:content-validation-name="val1" office:value-type="string" calcext:value-type="string">
            <text:p>Διαβατήρια/Ταυτότη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9" office:value-type="string" calcext:value-type="string">
            <text:p>Εθνική Βάση Δεδομένων</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10" office:value-type="string" calcext:value-type="string">
            <text:p>Εθνικός Κατάλογος Ανεπιθύμητων Αλλοδαπ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9" office:value-type="string" calcext:value-type="string">
            <text:p>Μητρώο Αδειών Μοτοποδηλάτων</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10" office:value-type="string" calcext:value-type="string">
            <text:p>Μητρώο Εφέδρω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9" office:value-type="string" calcext:value-type="string">
            <text:p>Μητρώο Ξεναγώ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10" office:value-type="string" calcext:value-type="string">
            <text:p>Μητρώο Παροχών</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9" office:value-type="string" calcext:value-type="string">
            <text:p>Μητρώο Πολιτικών Υπαλλήλων</text:p>
          </table:table-cell>
          <table:table-cell table:style-name="ce13" table:content-validation-name="val1" office:value-type="string" calcext:value-type="string">
            <text:p>Προσωπικό</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10" office:value-type="string" calcext:value-type="string">
            <text:p>Μητρώο Συνδρομητώ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9" office:value-type="string" calcext:value-type="string">
            <text:p>Μητρώο Ταυτοτήτων του ένστολου προσωπικού</text:p>
          </table:table-cell>
          <table:table-cell table:style-name="ce13" table:content-validation-name="val1" office:value-type="string" calcext:value-type="string">
            <text:p>Διαβατήρια/Ταυτότη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10" office:value-type="string" calcext:value-type="string">
            <text:p>Ολοκληρωμένο Πληροφοριακό Σύστημα (ΟΠΣ) καταστημάτων κράτηση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9" office:value-type="string" calcext:value-type="string">
            <text:p>Σύστημα Πληροφοριών Σένγκε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ΠΡΟΣΤΑΣΙΑΣ ΤΟΥ ΠΟΛΙΤΗ</text:p>
          </table:table-cell>
          <table:table-cell table:style-name="ce10" office:value-type="string" calcext:value-type="string">
            <text:p>Ταυτότητες Ελλήνων πολιτών</text:p>
          </table:table-cell>
          <table:table-cell table:style-name="ce13" table:content-validation-name="val1" office:value-type="string" calcext:value-type="string">
            <text:p>Διαβατήρια/Ταυτότη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ΤΟΥΡΙΣΜΟΥ</text:p>
          </table:table-cell>
          <table:table-cell table:style-name="ce9" office:value-type="string" calcext:value-type="string">
            <text:p>Μητρώο Διακριτικών Τίτλων ΞΕΕ</text:p>
          </table:table-cell>
          <table:table-cell table:style-name="ce13" table:content-validation-name="val1" office:value-type="string" calcext:value-type="string">
            <text:p>Άδει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ΤΟΥΡΙΣΜΟΥ</text:p>
          </table:table-cell>
          <table:table-cell table:style-name="ce10" office:value-type="string" calcext:value-type="string">
            <text:p>ΜΗΤΡΩΟ ΕΙΔΙΚΩΝ ΣΗΜΑΤΩΝ ΠΟΙΟΤΗΤΑΣ ΓΙΑ ΤΗΝ ΕΛΛΗΝΙΚΗ ΚΟΥΖΙΝΑ (Ε.Σ.Π.Ε.Κ.)</text:p>
          </table:table-cell>
          <table:table-cell table:style-name="ce13" table:content-validation-name="val1" office:value-type="string" calcext:value-type="string">
            <text:p>Άδει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ΤΟΥΡΙΣΜΟΥ</text:p>
          </table:table-cell>
          <table:table-cell table:style-name="ce9" office:value-type="string" calcext:value-type="string">
            <text:p>Μητρώο Ιαματικών Πόρων</text:p>
          </table:table-cell>
          <table:table-cell table:style-name="ce13" table:content-validation-name="val1" office:value-type="string" calcext:value-type="string">
            <text:p>Υποδομέ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ΤΟΥΡΙΣΜΟΥ</text:p>
          </table:table-cell>
          <table:table-cell table:style-name="ce10" office:value-type="string" calcext:value-type="string">
            <text:p>Μητρώο Ξεναγών (ΜΗ.ΞΕ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0" office:value-type="string" calcext:value-type="string">
            <text:p>ΙΔΙΟ ΜΕ 418</text:p>
          </table:table-cell>
          <table:table-cell table:style-name="ce20" office:value-type="string" calcext:value-type="string">
            <text:p>Είναι η κεντρική βάση δεδομένων, στην οποία περιλαμβάνεται το σύνολο των στοιχείων των εν ενεργεία</text:p>
            <text:p>αδειοδοτημένων (απότο Υπουργείο Τουρισμού) επαγγελματιών ξεναγών.(ενδεικτικά : αριθ.μητρώου, ημερομηνία έκδοσης ξεναγικής ταυτότητας,ονοματεπώνυμο, όνομα πατρός-συζύγου, διεύθυνση κατοικίας, σταθερό τηλ., κινητό τηλ., e-mail, ΑΔΤ, ΑΦΜ, ΑΜΚΑ, Σχολή αποφοίτησης, αριθ. διπλώματος αποφοίτησης, έτος αποφοίτησης, ποινές, γλώσσες, ημερομηνίες επέκτασης γλωσσών, νέες θεωρήσεις και αιτιολογία τ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ΤΟΥΡΙΣΜΟΥ</text:p>
          </table:table-cell>
          <table:table-cell table:style-name="ce9" office:value-type="string" calcext:value-type="string">
            <text:p>ΜΗΤΡΩΟ ΟΙΝΟΤΟΥΡΙΣΤΙΚΩΝ ΕΠΙΧΕΙΡΗΣΕΩΝ ΚΑΤΟΧΩΝ ΣΗΜΑΤΟΣ ΕΠΙΣΚΕΨΙΜΟΥ ΟΙΝΟΠΟΙΕΙΟΥ</text:p>
          </table:table-cell>
          <table:table-cell table:style-name="ce13" table:content-validation-name="val1" office:value-type="string" calcext:value-type="string">
            <text:p>Επιχειρήσει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ΤΟΥΡΙΣΜΟΥ</text:p>
          </table:table-cell>
          <table:table-cell table:style-name="ce10" office:value-type="string" calcext:value-type="string">
            <text:p>Μητρώο Σπουδαστών Ανώτερων Σχολών Τουριστικής Εκπαίδευσης Ρόδου και Κρήτ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ΤΟΥΡΙΣΜΟΥ</text:p>
          </table:table-cell>
          <table:table-cell table:style-name="ce9" office:value-type="string" calcext:value-type="string">
            <text:p>ΜΗΤΡΩΟ ΤΟΥΡΙΣΤΙΚΩΝ ΕΠΙΧΕΙΡΗΣΕΩΝ Μ.Η.Τ.Ε</text:p>
          </table:table-cell>
          <table:table-cell table:style-name="ce13" table:content-validation-name="val1" office:value-type="string" calcext:value-type="string">
            <text:p>Επιχειρήσει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ATLAS</text:p>
          </table:table-cell>
          <table:table-cell table:style-name="ce13" table:content-validation-name="val1" office:value-type="string" calcext:value-type="string">
            <text:p>Πρακτικές Φοιτητών</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ΚΑΤΑΧΩΡΗΣΗ ΘΕΣΕΩΝ ΠΡΑΚΤΙΚΗΣ ΑΣΚΗΣΗΣ ΣΠΟΥΔΑΣΤΩΝ ΤΕΙ</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BI FORMS</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Μηνιαία καταχώρηση στοιχείων υπαλλήλων με κάθε σχέση εργασίας</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E-ΔΑΠΥ ανοιχτής περίθαλψ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Ανάκτηση - εκτέλεση του ηλεκτρονικού παραπεμπτικού με τις εξετάσεις του εξεταζόμενου που προσέρχεται στα εξωτερικά ιατρεί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EQUAL (EΦΑΡΜΟΓΗ ISO)</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1"/>
          <table:table-cell table:style-name="ce20" office:value-type="string" calcext:value-type="string">
            <text:p>ΣΤΟΙΧΕΙΑ ΠΡΟΣΩΠΙΚΟΥ, ΕΚΠΑΙΔΕΥΣΕΩΝ, ΕΥΡΗΜΑΤΑ ΕΣΩΤΕΡΙΚΩΝ ΕΠΙΘΕΩΡΗΣΕΩΝ, ΠΡΟΓΡΑΜΜΑΤΙΣΜΟ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ICD10</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1"/>
          <table:table-cell table:style-name="ce20" office:value-type="string" calcext:value-type="string">
            <text:p>Κωδικοποίηση διαγνώσεων σύμφωνα με το διεθνές πρότυπο διαγνώ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Άδειες εισαγωγών και εξαγωγών ναρκωτικών φαρμάκων (Δ/νση Φαρμάκου)</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ΑΜΚΑ ΤΟ DATA</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0" office:value-type="string" calcext:value-type="string">
            <text:p>ΧΡΕΙΑΖΕΤΑ ΔΙΕΥΚΡΙΝΙΣΗ</text:p>
          </table:table-cell>
          <table:table-cell table:style-name="ce20" office:value-type="string" calcext:value-type="string">
            <text:p>Αναζήτηση των δημογραφικών στοιχείων του ασθενή από την ΗΔΙΚΑ</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Αμοιβές για Συμβουλευτικές Επιτροπές Εμπειρογνωμόνων</text:p>
          </table:table-cell>
          <table:table-cell table:style-name="ce13" table:content-validation-name="val1" office:value-type="string" calcext:value-type="string">
            <text:p>Οικονομική δραστηριότητα</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 ΔΙΕΥΚΡΙΝΙΣΗ</text:p>
          </table:table-cell>
          <table:table-cell table:style-name="ce20" office:value-type="string" calcext:value-type="string">
            <text:p>Βάση δεδομένων στην οποία καταχωρούνται τα διοικητικά και οικονομικά στοιχεία, που αφορούν στη διαχείριση των αμοιβών του προσωπικού Ε.Σ.Υ. των Μονάδων Υγείας αρμοδιότητας της 3ης Υ.ΠΕ. Μακεδονίας, για τη συμμετοχή τους σε Συμβουλευτικές Επιτροπές Εμπειρογνωμόν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Απογραφή (Υπουργείο υγεί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1"/>
          <table:table-cell table:style-name="ce20" office:value-type="string" calcext:value-type="string">
            <text:p>ΚΑΤΑΓΡΑΦΗ ΜΟΝΙΜΟΥ ΠΡΟΣΩΠΙΚ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Ασθεν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Στοιχεία Ασθεν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ΑΤΛΑΣ</text:p>
          </table:table-cell>
          <table:table-cell table:style-name="ce13" table:content-validation-name="val1" office:value-type="string" calcext:value-type="string">
            <text:p>Πρακτικές Φοιτητών</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ΙΔΙΟ ΜΕ 433</text:p>
          </table:table-cell>
          <table:table-cell table:style-name="ce20"/>
          <table:table-cell table:style-name="ce20" office:value-type="string" calcext:value-type="string">
            <text:p>Καταχώρηση φοιτητών για υλοποίηση πρακτικής άσκησης</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ΒΕΒΑΙΩΣΗ ΑΔΕΙΑΣ ΑΣΚΗΣΗΣ ΙΑΤΡΙΚΟΥ ΕΠΑΓΓΕΛΜΑΤΟ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Βεβαίωση Χρόνου Ειδικότητας (Υπουργείο Υγεία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Γεννήσεων (Υπουργείο Υγεία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Γραμματεία (Υπουργείο Υγείας)</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0"/>
          <table:table-cell table:style-name="ce20" office:value-type="string" calcext:value-type="string">
            <text:p>ΑΠΟΤΕΛΕΙ ΤΗΝ ΚΕΝΤΡΙΚΗ ΒΑΣΗ ΔΕΔΟΜΕΝΩΝ ΣΤΗΝ ΟΠΟΙΑ ΕΝΤΑΣΣΕΤΑΙ Η ΕΙΣΑΓΩΓΗ ΤΗΣ ΑΛΛΗΛΟΓΡΑΦΙΑΣ ΤΟΥ ΝΟΣΟΚΟΜΕΙΟΥ ΜΕ ΟΛΟΥΣ ΤΟΥΣ ΦΟΡΕΙΣ ΚΑΙ ΠΟΛΙΤΕ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Γραμματεία-Πρωτόκολλο (Υπουργείο Υγείας)</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table-cell table:style-name="ce21"/>
          <table:table-cell table:style-name="ce20" office:value-type="string" calcext:value-type="string">
            <text:p><text:tab/>Αποτελεί την κεντρική βάση δεδομένων, στην οποία εντάσσεται το σύνολο των στοιχείων που αφορούν την εισαγωγή της αλληλογραφίας με όλους τους φορείς και πολίτες (εμπιστευτικό ή γενικό) τηρώντας τα ευαίσθητα προσωπικά δεδομέν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Γραφείο προστασίας δικαιωμάτων ληπτών υπηρεσιών υγεία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0"/>
          <table:table-cell table:style-name="ce20" office:value-type="string" calcext:value-type="string">
            <text:p><text:tab/>Υποδοχή, καθοδήγηση, υποβοήθηση και πληροφόρηση των προσερχομένων ασθενών και των συνοδών τους για τους κανόνες λει− τουργίας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Δ.Α.ΣΤΑ.</text:p>
          </table:table-cell>
          <table:table-cell table:style-name="ce13" table:content-validation-name="val1" office:value-type="string" calcext:value-type="string">
            <text:p>Πρακτικές Φοιτητών</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1" office:value-type="string" calcext:value-type="string">
            <text:p>ΚΑΛΥΤΕΡΗ ΠΕΡΙΓΡΑΦΗ ΤΙΤΛΟΥ</text:p>
          </table:table-cell>
          <table:table-cell table:style-name="ce20" office:value-type="string" calcext:value-type="string">
            <text:p>ΠΡΑΚΤΙΚΗ ΑΣΚΗΣΗ ΦΟΙΤΗΤΩΝ ΠΑΝΕΠΙΣΤΗΜΙΟΥ ΙΩΑΝΝΙΝ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ΔΑΣΤΑ</text:p>
          </table:table-cell>
          <table:table-cell table:style-name="ce13" table:content-validation-name="val1" office:value-type="string" calcext:value-type="string">
            <text:p>Πρακτικές Φοιτητών</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450</text:p>
          </table:table-cell>
          <table:table-cell table:style-name="ce20" office:value-type="string" calcext:value-type="string">
            <text:p>ΧΡΕΙΑΖΕΤΑΙ ΔΙΕΥΚΡΙΝΙΣΗ</text:p>
          </table:table-cell>
          <table:table-cell table:style-name="ce20" office:value-type="string" calcext:value-type="string">
            <text:p><text:tab/>ΚΑΤΑΧΩΡΗΣΗ ΦΟΙΤΗ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ΔΑΥΚ</text:p>
          </table:table-cell>
          <table:table-cell table:style-name="ce13" table:content-validation-name="val1" office:value-type="string" calcext:value-type="string">
            <text:p>Συνταξιοδοτή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ΚΑΛΥΤΕΡΗ ΠΕΡΙΓΡΑΦΗ ΤΙΤΛΟΥ</text:p>
          </table:table-cell>
          <table:table-cell table:style-name="ce20" office:value-type="string" calcext:value-type="string">
            <text:p>ΣΥΝΤΑΞΙΟΔΟΤΗΣΕΙΣ ΟΛΟΥ ΤΟΥ ΠΡΟΣΩΠΙΚΟΥ ΤΟΥ ΝΟΣΟΚΟΜΕΙΟΥ</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ΔΑΥΚ ( ΔΕΛΤΙΟ ΑΤΟΜΙΚΗΣ ΚΑΙ ΥΠΗΡΕΣΙΑΚΗΣ ΚΑΤΑΣΤΑΣΗΣ)</text:p>
          </table:table-cell>
          <table:table-cell table:style-name="ce13" table:content-validation-name="val1" office:value-type="string" calcext:value-type="string">
            <text:p>Συνταξιοδοτή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ΚΑΤΑΧΩΡΗΣΗ ΤΩΝ ΣΤΟΙΧΕΙΩΝ ΤΩΝ ΥΠΑΛΛΗΛΩΝ ΠΟΥ ΓΙΑ ΚΑΠΟΙΟ ΛΟΓΟ ΛΥΘΗΚΕ Η ΥΠΑΛΛΗΛΙΚΗ ΤΟΥΣ ΣΧΕΣΗ (ΣΥΝΤΑΞΗ,ΘΑΝΑΤΟΣ ΚΛΠ) ΠΡΟΚΕΙΜΕΝΟΥ ΝΑ ΣΥΝΤΑΞΙΟΔΟΤΗΘΟΥ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Δεσμεύσεων (Υπουργείο Υγε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text:s text:c="8"/>Στοιχεία αναλήψεων υποχρεώσεων δέσμευσης των πιστώσεων του προυπολογισμ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ΔΗΛΩΣΕΙΣ ΓΕΝΝΗΣΗΣ ΝΕΟΓΕΝΝΗΤ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Καταχώρηση σε πλατφόρμα του Υπουργείου Εσωτερικών της Δήλωσης Γέννησης Νεογέννητου και άλλων στοιχείων των γονέων</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ΔΙΑΥΓΕΙΑ</text:p>
          </table:table-cell>
          <table:table-cell table:style-name="ce13" table:content-validation-name="val1" office:value-type="string" calcext:value-type="string">
            <text:p>Αποφάσει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Ανάρτηση όλων των Διοικητικών Πράξεων</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ΔΙΕΥΘΥΝΣΗ ΝΟΣΗΛΕΥΤΙΚΗΣ ΥΠΗΡΕΣΙΑ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0"/>
          <table:table-cell table:style-name="ce20" office:value-type="string" calcext:value-type="string">
            <text:p><text:tab/>α. Χειρισμός κάθε θέματος που έχει σχέση με την διαχείριση,φύλαξη, παραλαβή και παράδοση νεκρών β. Τήρηση αρχείου Δηλώσεων θανάτου. γ. Τήρηρση αρχείου πιστοποιητικών θανάτου δ. Τήρηση αρχείου παραλαβής παράδοσης νεκρών ε. Τήρηση αρχείου ακρωτηριασμών στ. Τήρηση αρχείου υπεύθυνων δηλώσεων των γραφείων λειτουργών κηδειών ζ. Διοικητικός έλεγχος των προαναφερόμενων αρχείων η. Κατάρτιση και εκπαίδευση των εφημερευόντων νοσηλευτών σχετικά με τους παραπάνω χειρισμού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Διοικητική υπηρεσία</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Αποφάσεις και έγγραφα διοικητικού περιεχομένου</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Δράσεις αγωγής υγείας και πρόληψης στην κοινότητα (μαθητικό πληθυσμό, ευπαθείς ομάδες, άγονες περιοχές κ.α.</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text:tab/>Διαδικασίες συμμετοχής σε δράσεις - παρεμβάσεις ιατρών και επαγγελματιών υγείας των Μονάδων Υγείας στα σχολεία, στην κοινότητα, σε επιχειρήσεις κ.α. με σκοπό την ενημέρωση &amp; την ευαισθητοποίηση των πολιτών - Δράσεις -παρεμβάσεις από οργανώσεις σε αγονές περιοχέ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ΔΡΑΣΕΙΣ ΣΤΗΝ ΚΟΙΝΟΤΗΤΑ</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Βάση Δεδομένων αναφορικά με τις δράσεις που γίνονται στη κοινότητ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θνικό Μητρώο Αιμοδοτών (ΕΜΑ)</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θνικό Μητρώο Αρνητών Δωρεάς Οργάν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θνικό Μητρώο ασθενών Covid-19</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Ημερήσια καταγραφή δειγμάτων και αποτελεσμάτων για Covid-19</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θνικό Μητρώο Δωρητών Οργάν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θνικό Μητρώο Εθελοντών Δοτών Αρχέγονων Αιμοποιητικών Κυττάρων και μονάδων Ομφαλοπλα-κουντιακού Αίματο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ιδών (Υπουργείο Υγεία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ΑΠΟΤΕΛΕΙ ΤΗΝ ΚΕΝΤΡΙΚΗ ΒΑΣΗ ΔΕΔΟΜΕΝΩΝ ΜΕ ΤΑ ΣΤΟΙΧΕΙΑ ΚΩΔΙΚΟΣ ΕΙΔΟΥΣ,ΠΕΡΙΓΡΑΦΗ ΕΙΔΟΥΣ, ΚΩΔΙΚΟΣ ΕΚΑΠΤΥ, ΚΑΤΗΓΟΡΙΟΠΟΙΗΣΗ ΚΑΤΆ ΕΠΥ ,GMDΝ, ΠΑΡΑΤΗΡΗΤΗΡΙΟ ΤΙΜΩΝ, ΠΡΟΜΗΘΕΥΤΗΣ ΔΙΑΚΙΝΗΣ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ΚΔΔΑ(ΕΘΝΙΚΟ ΚΕΝΤΡΟ ΔΗΜΟΣΙΑΣ ΔΙΟΙΚΗΣΗΣ &amp; ΑΝΑΣΥΓΚΡΟΤΗΣΗ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ΚΑΤΑΧΩΡΗΣΗ ΤΩΝ ΣΤΟΙΧΕΙΩΝ ΤΩΝ ΝΕΟΔΙΟΡΙΣΤΩΝ ΥΠΑΛΛΗΛΩΝ ΠΡΟΚΕΙΜΕΝΟΥ ΝΑ ΠΑΡΑΚΟΛΟΥΘΗΣΟΥΝ ΤΗΝ ΕΙΣΑΓΩΓΙΚΗ ΕΚΠΑΙΔΕΥΣΗ ΚΑΙ ΝΑ ΣΥΜΜΕΤΕΧΟΥΝ ΣΕ ΠΡΟΓΡΑΜΜΑΤΑ ΕΚΔΔΑ</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ΛΛΗΝΙΚΗ ΣΤΑΤΙΣΤΙΚΗ ΑΡΧΗ</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21"/>
          <table:table-cell table:style-name="ce20" office:value-type="string" calcext:value-type="string">
            <text:p>Ηλεκτρονική Υποβολή Στατιστικών δελτίων</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μβολιαστική κάλυψη πληθυσμού</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Τριμηνιαία στοιχεία εμβολιασμών του πληθυσμ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ΜΠΙΣΤΕΥΤΙΚΟ ΠΡΩΤΟΚΟΛΛΟ</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table-cell table:style-name="ce21"/>
          <table:table-cell table:style-name="ce20" office:value-type="string" calcext:value-type="string">
            <text:p>ΑΠΛΟ ΒΙΒΛΙΟ ΜΕ Α/Α ΗΜΕΡΟΜΗΝΙΑ ΕΙΣΕΡΧΟΜΕΝΩΝ / ΕΞΕΡΧΟΜΕΝΩΝ ΚΑΙ ΘΕΜ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ντάλματα (Υπουργείο Υγε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Λογιστικές δραστηριότητες, έκδοση χρηματικών ενταλμάτων, τήρηση φορολογικής νομοθεσίας, παρακολούθηση παγίων και αποσβέσεων. Είσπραξη των ληξιπρόθεσμων χρεών. Διατήρηση των αποδεικτικών στοιχείων της πιστωτικής πολιτική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Έντυπα Ελέγχου Ποιότητας νερού ανθρώπινης κατανάλωσης</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Έλεγχος αποτελεσμάτων αναλύσεων του νερού ανθρώπινης κατανάλωσης των Νοσοκομείων και Κέντρων Υγείας της 3ης ΥΠΕ</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ξωτερικών Ιατρεί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Στοιχεία Ασθενών που επισκέπτοντα τα εξωτερικά ιατρεία/Ολοήμερη Λειτουργί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ΞΩΤΕΡΙΚΩΝ ΚΑΙ ΕΣΩΤΕΡΙΚΩΝ ΑΣΘΕΝΩΝ</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οο</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0" office:value-type="string" calcext:value-type="string">
            <text:p>Αποτελεί την κεντρική βάση δεδομένων στην οποία εντάσσεται το σύνολο των Ελλήνων και μη Οδοντιάτρων, που νομίμως ασκούν το οδοντιατρικό λειτούργημα στη χώρα και είναι εγγεγραμμένοι σε έναν από τους 52 Οδοντιατρικούς Συλλόγους της χώρ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πειγόντων Περιστατικ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0"/>
          <table:table-cell table:style-name="ce20" office:value-type="string" calcext:value-type="string">
            <text:p>Στοιχεία Ασθενών που επισκέπτονται τα ΤΕΠ</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ΠΙΣΚΕΠΤΕΣ/ΤΡΙΕΣ ΥΓΕΙΑΣ</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9" office:value-type="string" calcext:value-type="string">
            <text:p>Εργαζομένων ( Υπουργείο Υγείας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table:table-cell table:style-name="ce20" office:value-type="string" calcext:value-type="string">
            <text:p>Στοιχεία Εργαζομένων</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10" office:value-type="string" calcext:value-type="string">
            <text:p>ΕΡΓΑΝΗ</text:p>
          </table:table-cell>
          <table:table-cell table:style-name="ce13" table:content-validation-name="val1" office:value-type="string" calcext:value-type="string">
            <text:p>Προσωπικό</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480</text:p>
          </table:table-cell>
          <table:table-cell table:style-name="ce20"/>
          <table:table-cell table:style-name="ce20" office:value-type="string" calcext:value-type="string">
            <text:p>ΚΑΤΑΓΡΑΦΗ ΠΡΟΣΩΠΙΚΟΥ ΟΡΙΣΜΕΝΟΥ ΚΑΙ ΑΟΡΙΣΤΟΥ ΧΡΟΝΟΥ</text:p>
            <text:p/>
          </table:table-cell>
          <table:table-cell table:style-name="ce24" table:number-columns-repeated="15"/>
          <table:table-cell table:number-columns-repeated="999"/>
        </table:table-row>
        <table:table-row table:style-name="ro2">
          <table:table-cell table:style-name="ce4" office:value-type="string" calcext:value-type="string">
            <office:annotation draw:style-name="gr1" draw:text-style-name="P2" svg:width="468.74pt" svg:height="40.48pt" svg:x="13.35pt" svg:y="7207.51pt" draw:caption-point-x="-11.54pt" draw:caption-point-y="-22.25pt">
              <dc:date>2022-06-27T00:00:00</dc:date>
              <text:p text:style-name="P1">ΕΚΑΝΑ ΑΛΛΑΓΗ ΤΟΥ ΦΟΡΕΑ</text:p>
              <text:p text:style-name="P1"><text:tab/>-Αναστασια Παπαστυλιανου</text:p>
            </office:annotation>
            <text:p>ΥΠΟΥΡΓΕΙΟ ΕΡΓΑΣΙΑΣ ΚΑΙ ΚΟΙΝΩΝΙΚΩΝ ΥΠΟΘΕΣ</text:p>
          </table:table-cell>
          <table:table-cell table:style-name="ce9" office:value-type="string" calcext:value-type="string">
            <text:p>ΕΡΓΑΝΗ (ΠΛΗΡΟΦΟΡΙΑΚΟ ΣΥΣΤΗΜΑ ΕΞΥΠΗΡΕΤΗΣΗΣ ΕΠΙΧΕΙΡΗΣΕΩΝ ΥΠΟΥΡΓΕΙΟΥ ΕΡΓΑΣΙΑΣ ΚΑΙ ΚΟΙΝΩΝΙΚΩΝ ΥΠΟΘΕΣΕΩΝ)</text:p>
          </table:table-cell>
          <table:table-cell table:style-name="ce13" table:content-validation-name="val1" office:value-type="string" calcext:value-type="string">
            <text:p>Οργανισμοί/Φορείς</text:p>
          </table:table-cell>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ΚΑΤΑΧΩΡΗΣΗ ΟΛΩΝ ΤΩΝ Ι ΠΡΟΣΛΗΨΕΩΝ ΟΛOY ΤOY ΠΡΟΣΩΠIKOY TOY NOΣΟΚΟΜΕΙΟΥ ΠΟΥ ΑΠΑΣΧΟΛΟΥΝΤΑΙ ΜΕ ΕΞΑΡΤΗΜΕΝΗ ΣΧΕΣΗ ΕΡΓΑΣΙΑΣ ΙΔΟΧ, ΜΑΘΗΤΕΙΑ, ΠΡΑΚΤΙΚΟΙ, ΚΛΠ (ΕΚΤΟΧ ΜΟΝΙΜΩΝ ΚΑΙ ΙΔΑΧ)</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ΕΡΓΑΣΤΗΡΙΑΚΩΝ ΕΞΕΤΑΣΕ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εντρική Βάση Δεδομένων, στην οποία εντάσσεται το σύνολο των στοιχείων που αφορούν σε στοιχεία εργαστηριακών εξετάσεων ασθενών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Εργαστηρίων ( Υπουργείο Υγείας )</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ΕΦΑΡΜΟΓΗ ΑΠΟΤΥΠΩΣΗΣ ΤΗΣ ΚΙΝΗΤΙΚΟΤΗΤΑΣ ΥΠΑΛΛΗΛΩΝ ΑΡΜΟΔΙΟΤΗΤΑΣ ΤΗΣ 5ΗΣ ΥΠΕ</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εφαρμογή στην οποία αποτυπώνονται όλες οι αιτήσεις των υπαλλήλων που επιθυμούν να μετακινηθούν/αποσταστούν /μεταταχθούν και η έκβαση τ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ΗΔΙΚΑ</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Μισθοδοσίας προσωπικού τακτική και πρόσθετων αμοιβ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ΗΛΕΚΤΡΟΝΙΚΑ ΡΑΝΤΕΒΟΥ (e-rantevou ΗΔΙΚΑ)</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ΡΑΝΤΕΒΟΥ ΠΟΥ ΚΛΕΙΝΟΝΤΑΙ ΗΛΕΚΤΡΟΝΙΚΑ ΣΕ ΠΟΛΙΤΕ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Ηλεκτρονικά ραντεβού στις Μονάδες πρωτοβάθμιας φροντίδας υγείας</text:p>
          </table:table-cell>
          <table:table-cell table:style-name="ce13" table:content-validation-name="val1" office:value-type="string" calcext:value-type="string">
            <text:p>Αιτή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office:annotation draw:style-name="gr1" draw:text-style-name="P2" svg:width="382.05pt" svg:height="40.48pt" svg:x="482.09pt" svg:y="7297.51pt" draw:caption-point-x="-11.54pt" draw:caption-point-y="-22.25pt">
              <dc:date>2022-06-27T00:00:00</dc:date>
              <text:p text:style-name="P1">Πολλές υπηρεσίες</text:p>
              <text:p text:style-name="P1"><text:tab/>-Αναστασια Παπαστυλιανου</text:p>
            </office:annotation>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Ψηφιακή υπηρεσία προς όλους τους πολίτες για τα ηλεκτρονικά ραντεβού (e-ραντεβ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Ηλεκτρονική Αναγγελία κλειστής περίθαλψ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ναγγελία εισιτηρίου - εξιτηρίου του ασθενή που κάνει εισιτήριο - εξιτήριο στο τμήμα Κίνησης Ασθενών και είναι ασφαλσμένος στον ΕΟΠΥΥ ή ανασφάλιστος με ΑΜΚ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ΗΛΕΚΤΡΟΝΙΚΗ ΣΥΝΤΑΓΟΓΡΑΦΗΣΗ</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ανά ημερομηνία των ληπτών υπηρεσιών υγείαςπου επισκέφθηκαν το εκάστοτε ιατρό, τακτικό / έκτακτο ραντεβού, αιτία επίσκεψης και τυχόν παραπομπ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ΗΛΕΚΤΡΟΝΙΚΟ ΜΗΤΡΩΟ ΑΝΤΙΓΡΙΠΙΚΟΥ ΕΜΒΟΛΙΑΣΜΩΝ (ΗΔΙΚΑ)</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ΠΟΥ ΔΙΕΝΕΡΓΗΘΗΚΕ Ο ΑΝΤΙΓΡΙΠΙΚΟΣ ΕΜΒΟΛΙΑΣΜΟ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ΙΔΙΚΑ</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office:annotation draw:style-name="gr2" draw:text-style-name="P2" svg:width="513.24pt" svg:height="40.51pt" svg:x="593.94pt" svg:y="7357.49pt" draw:caption-point-x="-11.54pt" draw:caption-point-y="-22.22pt">
              <dc:date>2022-06-27T00:00:00</dc:date>
              <text:p text:style-name="P1">λάθος όνομα</text:p>
              <text:p text:style-name="P1"><text:tab/>-Αναστασια Παπαστυλιανου</text:p>
            </office:annotation>
            <text:p>0</text:p>
          </table:table-cell>
          <table:table-cell table:style-name="ce19" table:formula="of:=TRUE()" office:value-type="float" office:value="1" calcext:value-type="float">
            <text:p>1</text:p>
          </table:table-cell>
          <table:table-cell table:style-name="ce19" office:value-type="string" calcext:value-type="string">
            <text:p>ΙΔΙΟ ΜΕ 484</text:p>
          </table:table-cell>
          <table:table-cell table:style-name="ce19"/>
          <table:table-cell table:style-name="ce20" office:value-type="string" calcext:value-type="string">
            <text:p><text:tab/>ΜΗΤΡΩΟ ΜΙΣΘΟΔΟΣΙΑΣ ΥΠΑΛΛΗΛ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ΙΕΘΕ</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ΙΣΤΟΣΕΛΙΔΑ 5ης ΥΠΕ</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ναρτήσεις σχετικά με προμήθειες,αιτήματα,διακηρύξεις-ΑΑΥ-Αποφάσεις κατακύρωσης-Συμβάσεις-ΧΕΠ</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ΙΣΤΟΣΕΛΙΔΑ ΝΟΣΟΚΟΜΕΙΟΥ</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office:annotation draw:style-name="gr1" draw:text-style-name="P2" svg:width="379.9pt" svg:height="40.48pt" svg:x="214.04pt" svg:y="7417.5pt" draw:caption-point-x="-11.54pt" draw:caption-point-y="-22.22pt">
              <dc:date>2022-06-27T00:00:00</dc:date>
              <text:p text:style-name="P1">αυτά είναι επαγγελματικά ειδικά μητρώα</text:p>
              <text:p text:style-name="P1"><text:tab/>-Αναστασια Παπαστυλιανου</text:p>
            </office:annotation>
            <text:p>Κατάλογος Επικουρικών Ιατρώ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Ονομαστικοί κατάλογοι Επικουρικών Ιατρ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Κατάλογος Ιατρών προς Εξειδίκευση στις Πολυδύναμες Μονάδες Εντατικής Νοσηλεί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Ονομαστικοί κατάλογοι Ιατρών προς Εξειδίκευ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office:annotation draw:style-name="gr2" draw:text-style-name="P2" svg:width="379.9pt" svg:height="40.51pt" svg:x="214.04pt" svg:y="7447.49pt" draw:caption-point-x="-11.54pt" draw:caption-point-y="-22.22pt">
              <dc:date>2022-06-27T00:00:00</dc:date>
              <text:p text:style-name="P1">αυτό είναι κατάλογος κωδικοποίησης και δεν είναι εσωτερικής χρήσης . μηπως να τα αναγνωρίσουμε</text:p>
              <text:p text:style-name="P1"><text:tab/>-Αναστασια Παπαστυλιανου</text:p>
            </office:annotation>
            <text:p>ΚΕΝ (Κλειστά Ενοποιημένα Νοσήλια)</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Κοστολόγηση νοσηλί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ΚΗΜΔΗΣ (Κεντρικό Ηλεκτρονικό Μητρώο Δημοσίων Συμβάσεων)</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Ανάρτηση αιτημάτων, εγκρίσεων, προκηρύξεων/διακηρύξεων, αποφάσεων κατακυρώσεων-αναθέσεων και συμβάσεων προμηθει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Κλινικές Μελέτε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στην οποία καταχωρούνται τα διοικητικά και οικονομικά στοιχεία, που αφορούν στη διαχείριση των κλινικών μελετών, που διεξάγονται στις Μονάδες Υγείας αρμοδιότητας της 3ης Υ.ΠΕ. Μακεδονί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office:annotation draw:style-name="gr3" draw:text-style-name="P2" svg:width="379.9pt" svg:height="39.74pt" svg:x="214.04pt" svg:y="7492.51pt" draw:caption-point-x="-11.54pt" draw:caption-point-y="-22.22pt">
              <dc:date>2022-06-27T00:00:00</dc:date>
              <text:p text:style-name="P1">μήπως εδώ προκύπτει και η υποδομή</text:p>
              <text:p text:style-name="P1"><text:tab/>-Αναστασια Παπαστυλιανου</text:p>
            </office:annotation>
            <text:p>Λίστα Χειρουργείων</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ρογραμματισμός τακτικών χειρουργικών πράξεων</text:p>
          </table:table-cell>
          <table:table-cell table:style-name="ce24" table:number-columns-repeated="15"/>
          <table:table-cell table:number-columns-repeated="999"/>
        </table:table-row>
        <table:table-row table:style-name="ro3">
          <table:table-cell table:style-name="ce4" office:value-type="string" calcext:value-type="string">
            <text:p>ΥΠΟΥΡΓΕΙΟ ΥΓΕΙΑΣ</text:p>
          </table:table-cell>
          <table:table-cell table:style-name="ce7" office:value-type="string" calcext:value-type="string">
            <text:p>Μητρώα Επισκέψεων Εξωτερικών Ιατρεί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Covid</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μητρώου καταγραφής εξετασθεντων covid και αποτελεσμάτων αυτών (ψηφιακή και έντυ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ΙΜΟΔΟΤ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ΙΔΙΟ ΜΕ 503, 504</text:p>
          </table:table-cell>
          <table:table-cell table:style-name="ce19"/>
          <table:table-cell table:style-name="ce20" office:value-type="string" calcext:value-type="string">
            <text:p>ΚΑΤΑΓΡΑΦΗ ΑΙΜΟΔΟ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Αιμοδο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ΠΟΥ ΓΙΝΕΤΑΙ Η ΛΗΨΗ ΠΟΥ ΠΡΑΓΜΑΤΟΠΟΙΗΘΗΚΕ ΣΤΟ Κ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ΙΜΟΛΗΨΙΩΝ (ΦΥΣΙΚΗ ΚΑΤΑΓΡΑΦΗ)</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ΙΤΗΜΑΤΩΝ ΓΙΑ ΘΕΡΑΠΕΙΑ</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ρείται ανά πόλη και περιλαμβάνει το θεραπευτικό αίτημα κάθε υποψηφ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ιτήσεων καταχώρησης στον κατάλογο παρόχων υπηρεσιών σε δικαιούχους του αρθρ. 45 του ΕΚΠΥ του ΕΟΠΥΥ</text:p>
          </table:table-cell>
          <table:table-cell table:style-name="ce13" table:content-validation-name="val1" office:value-type="string" calcext:value-type="string">
            <text:p>Πολίτε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ΚΑΙ ΛΗΨΕΩΝ ΠΟΥ ΠΡΑΓΜΑΤΟΠΟΙΗΘΗΚΑΝ ΣΤΟ ΑΚΤΙΝΟΛΟΓΙΚΟ ΕΡΓΑΣΤΗΡΙΟ ΤΟΥ ΚΥ</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ιτήσεων προσχώρησης στη συλλογική σύμβαση ΕΟΠΥΥ-ΠΣΦ</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Ακίνητης Περιουσίας Υπουργείου Υγείας και εποπτευόμενων Φορέων (eproperty)</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ΚΤΙΝΟΛΟΓΙΚΟΥ (ΦΥΣΙΚΗ ΚΑΤΑΓΡΑΦΗ)</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ΚΑΙ ΛΗΨΕΩΝ ΠΟΥ ΠΡΑΓΜΑΤΟΠΟΙΗΘΗΚΑΝ ΣΤΟ ΑΚΤΙΝΟΛΟΓΙΚΟ ΕΡΓΑΣΤΗΡΙΟ ΤΟΥ Κ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ΝΘΡΩΠΙΝΟΥ ΔΥΝΑΜΙΚ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Προσωπικά στοιχεία υπαλλήλων, στοιχεία που αφορούν την υπαλληλική σχέση τους και την εκπαιδευτική τους βαθμίδα&amp; διενέργεια αξιολόγησης υπαλλήλ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ΝΘΡΩΠΙΝΟΥ ΔΥΝΑΜΙΚ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Ανθρωπίνου Δυναμικ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Ανθρώπινου Δυναμικ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ΝΘΡΩΠΙΝΟΥ ΔΥΝΑΜΙΚΟΥ ΔΗΜΟΣΙΟΥ (ΑΠΟΓΡΑΦΗ)</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ΑΠΟΤΕΛΕΙ ΤΗΝ ΚΕΝΤΡΙΚΗ ΒΑΣΗ ΠΟΥ ΕΝΗΜΕΡΩΝΕΤΑΙ ΜΕ ΤΟ ΣΥΝΟΛΟ ΤΩΝ ΣΤΟΙΧΕΙΩΝ ΤΩΝ ΕΡΓΑΖΟΜΕΝΩΝ (ΠΡΟΣΩΠΙΚΑ ΣΤΟΙΧΕΙΑ, ΥΠΗΡΕΣΙΑΚΗ ΚΑΤΑΣΤΑΣΗ, ΕΚΠΑΙΔΕΥΣΗ) ΚΑΙ ΕΠΙΚΑΙΡΟΠΟΙΕΙΤΑΙ ΣΕ ΠΡΑΓΜΑΤΙΚΟ ΧΡΟΝΟ</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ΝΘΡΩΠΙΝΟΥ ΔΥΝΑΜΙΚΟΥ ΕΛΛΗΝΙΚΟΥ ΔΗΜΟΣΙ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χώρηση - καταγραφή στοιχείων προσωπικ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Αποζημιούμενων Προϊόντων ΕΟΠΥ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ποκλειστικών νοσοκομ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ρείται στην 5η ΥΠΕ με όλες τις αποκλειστικές νοσοκομες που υπέβαλλαν αίτηση και έχουν τα απαραίτητα προσοντ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Αποκλειστικών Νοσοκόμ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17</text:p>
          </table:table-cell>
          <table:table-cell table:style-name="ce19"/>
          <table:table-cell table:style-name="ce20" office:value-type="string" calcext:value-type="string">
            <text:p>Διατηρείται ανά Αποκλειστική Αδελφή Νοσοκόμα μετά την ετήσια εγγραφή του στο Μητρώο</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ΣΘΕΝΟΦΟΡΩΝ ΑΥΤΟΚΙΝΗΤΩΝ, ΙΔΙΩΤΙΚΩΝ ΦΟΡΕ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ΑΣΘΕΝ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ΜΗΤΡΩΟ ΑΣΘΕΝΩΝ ΝΟΣΟΚΟΜΕΙ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Ασθεν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20</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Ασθενών (επισκέψεων - κοστολογήσεων/τιμολογήσεων των ιατρικών πράξεων που εκτελούνται στο Νοσοκομείο)</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ρείται ανα κατηγορία ασφάλισης ανα μήνα η συνολική δαπάνη της ιατρικής πράξης (κοστολόγη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σθενών Ηπατίτιδας C</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Ασθενών Λίστας Χειρουργείου</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σθενών με απομυελινωτικές παθήσεις του Κ.Ν.Σ (Σκλήρυνση κατά Πλάκα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σθενών με Θαλασσαιμία</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σθενών με Σακχαρώδη Διαβήτη</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Ασθενών με χρόνια νεφρική ανεπάρκεια</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σθενών μεταναστευτικών ροών νοσηλευθέντων και νοσηλευομένων στις κλινικές του νοσοκομείου.</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Ονοματεπώνυμο, Ηλικία, Δ/νσες,Εθνικότητα, Διαγνώσει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Ασθενών ΝΜ Έδεσσα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των δεδομένων των ασθενών που επισκέπτονται τη Νοσοκομειακή Μονάδα της Έδεσσ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σθενών νοσηλευθέντων και νοσηλευομένων στις κλινικές του νοσοκομείου μας και προσέλευσης στα ΤΕΠ</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Ονοματεπώνυμο, ΑΜΚΑ, Ηλικία, δ/νσεις, τηλέφωνα, διαγνώσει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Ασθενών Πολυδύναμου Κέντρου Μονάδα Σωματικής Αποτοξίνωση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Ασθενών στις Δομές Ψυχικής Υγείας: ΚΠΚ &amp; ΞΕΝΩΝΑΣ, Ξενώνας Χαραυγή, Ξενώνας Α΄Ψυχαργώς, Α&amp;Β Προστατευμένα Διαμερίσματα</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ασθενών Χρόνιας Μυολεγενούς Λευχαιμία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Βλαβών - Συντηρήσεων</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λάβες, συντηρήσεις, επισκευέ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ΓΕΝΝΗΣΕ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Η ΓΕΝΝΗ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Γεννήσε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36 </text:p>
          </table:table-cell>
          <table:table-cell table:style-name="ce19"/>
          <table:table-cell table:style-name="ce26" office:value-type="string" calcext:value-type="string">
            <text:p>καταχώρηση ημερομηνιών γεννή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γεννήσε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36 &amp; 587</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γνωματεύσεων ΚΨΥ Βόλου</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νωματεύσεις, βεβαιώσεις, ιατρικά σημειώματα και εισαγγελικές παραγγελίες περιστατικών που προσέρχονται στο ΚΨΥ Βόλ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ΔΕΣΜΕΥ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ύπωση προϋπολογισμού και πράξη δέσμευσης πίστωσης για τη διενέργεια κάθε δαπάν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Δεσμεύ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40, 541,542,543</text:p>
          </table:table-cell>
          <table:table-cell table:style-name="ce19"/>
          <table:table-cell table:style-name="ce20" office:value-type="string" calcext:value-type="string">
            <text:p>Διατηρείται στην Οικονομικη Υπηρεσία του Φορέα μας σύμφωνα με το Π.Δ. 80/2016</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δεσμεύ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Δεσμεύσεων (Δ/νση Οικονομικής Διαχείρηση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Δέσμευση ποσού προυπολογισμού ανα αίτημα ή ανα σύμβα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Δεσμεύσεων Οικονομικής Υπηρεσ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ΔΗΜΟΣΙΩΝ ΙΣΤΟΤΟΠΩΝ ΚΑΙ ΕΦΑΡΜΟΓΩΝ (ΜΗ.Δ.ΙΣ.ΕΦ.)</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Καταγραφή στοιχείων ιστοτόπου και εφαρμογών για φορητές συσκευέ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διαγωνισμ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γωνιστικές διαδικασίε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διαγωνιστικών διαδικασιών προμηθει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ρηση μητρώου προγραμματισμού διαγωνιστικών διαδικασιών προμηθειών (ψηφιακή και έντυ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διακηρύξ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έντρικη βάση δεδομένων, στην οποία καταχωρίζονται οι διακηρύξεις που αφορούν σε όλους τους τύπους διαγωνιστικών διαδικασιών που προκυρήσονται κατά την διάρκεια τους έτ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ωο Διαχείρισης Συμβασεων IT SLA</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Τήρηση ηλεκτρονικού Μητρώου Συμβασεων SLA IT(bi.moh.gov.gr)</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ωο Διαχείρισης Συμβασεων Πληροφορικής (IT SLA)</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49</text:p>
          </table:table-cell>
          <table:table-cell table:style-name="ce19"/>
          <table:table-cell table:style-name="ce20" office:value-type="string" calcext:value-type="string">
            <text:p>Τήρηση ηλεκτρονικού Μητρώου Συμβασεων SLA IT (bi.moh.gov.gr)</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ΓΓΕΓΡΑΜΜΕΝΩΝ ΛΗΠΤΩΝ ΥΠΗΡΕΣΙΩΝ ΥΓΕΙΑΣ (ΠΟΛΙΤ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δεδομένων, στην οποία καταγράφεται το σύνολο των ατομικών στοιχείων των πολιτών και γίνεται η αντιστοίχιση τους σε ορισμένο Οικογενειακό Ιατρό.</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Εγγράφων (Υπουργείο Υγείας)</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ρωτόκολλο διακινούμενων εγγράφ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Εγκαυματι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ΘΕΛΟΝΤΩΝ (ΗΛΕΚΤΡΟΝΙΚΗ ΕΦΑΡΜΟΓΗ)</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ΡΕΙΤΑΙ ΜΙΑ ΒΑΣΗ ΔΕΔΟΜΕΝΩΝ ΜΕ ΤΑ ΣΤΟΙΧΕΙΑ ΤΩΝ ΕΘΕΛΟΝΤΩΝ ΠΟΥ ΕΠΙΘΥΜΟΥΝ ΝΑ ΥΠΟΣΤΗΡΙΞΟΥΝ ΕΘΕΛΟΝΤΙΚΑ ΦΟΡΕΙΣ ΥΓΕΙΑΣ ΕΥΘΥΝΗΣ ΤΗΣ 7ΗΣ ΥΠΕ ΚΡΗΤ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Εθελοντών &amp; Εθελοντικών Ομάδων Υγείας &amp; Κοινωνικής Φροντίδα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μετά από την εγγραφή του Εθελοντή ή της Εθελοντικής Ομάδας, έως την έγγραφη αποχώρησή τ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Εθελοντών Αιμοδοτ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ά Αιμοδότη μετά την εγγραφή του στο ΕΚΕ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ΙΣΕΡΧΟΜΕΝΗΣ – ΕΞΕΡΧΟΜΕΝΗΣ ΑΛΛΗΛΟΓΡΑΦΙΑΣ / ΗΛΕΚΤΡΟΝΙΚΗ ΠΡΩΤΟΚΟΛΛΗΣΗ ΕΓΓΡΑΦΩ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Αποτελεί την κεντρική βάση δεδομένων, στην οποία γίνεται η πρωτοκόλληση (με ενιαία συνεχόμενη αρίθμηση) όλων των εγγράφων που αφορούν την 7η Υ.ΠΕ. Κρήτης και τις αποκεντρωμένες μονάδες εποπτείας της 7ης Υ.ΠΕ. Κρήτης (Κ.Υ. και Τ.ΟΜ.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ενηλίκων ΚΨΥ Βόλου</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registry_description::Δημογραφικά και νοσολογικά στοιχεία ενηλίκων που π[ροσέρχονται στο ΚΨΥ Βόλ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ΝΤΑΛΜΑΤ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Στοιχεία πληρωμής τιμολογιών που αντλούνται από το Δημόσιο Λογιστικό και Αποθήκε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Εξωτερικών Ασθενώ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Ηλεκτρονική καταχώρηση ασθενών για την επίσκεψη στα εξωτερικά ιατρεί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εξωτερικών ασθεν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60</text:p>
          </table:table-cell>
          <table:table-cell table:style-name="ce19"/>
          <table:table-cell table:style-name="ce20" office:value-type="string" calcext:value-type="string">
            <text:p>Διατηρείται στι Τμήμα Γραμματείας των εξωτερικών Ιατρεί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ΠΙΣΚΕΨΕΩΝ Α' ΒΟΗΘΕΙΩΝ (ΦΥΣΙΚΗ ΚΑΤΑΓΡΑΦΗ)</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ΠΟΥ ΕΠΙΣΚΕΠΤΗΚΑΝ ΤΗΣ Α' ΒΟΗΘΕΙΕΣ, (ΤΑΚΤΙΚΟ / ΕΚΤΑΚΤΟ), ΑΙΤΙΑ ΕΠΙΣΚΕΨΗΣ ΚΑΙ ΤΥΧΟΝ ΠΑΡΑΠΟΜ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ΠΙΣΚΕΨΕΩΝ ΑΝΑ ΙΑΤΡΕΙΟ (ΦΥΣΙΚΗ ΚΑΤΑΓΡΑΦΗ)</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ΠΟΥ ΠΡΟΣΗΛΘΑΝ ΣΤΟ ΙΑΤΡΕΙΟ, ΤΑΚΤΙΚΟ / ΕΚΤΑΚΤΟ ΡΑΝΤΕΒΟΥ, ΑΙΤΙΑ ΕΠΙΣΚΕΨΗΣ ΚΑΙ ΤΥΧΟΝ ΠΑΡΑΠΟΜ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ΠΙΣΚΕΨΕΩΝ ΑΝΑ ΙΑΤΡΟ</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ίνεται καταγραφή ανά ημερομηνία των ληπτών υπηρεσιών υγείας που επισκέφτηκαν τον εκάστοτε ιατρό, τακτικό/ έκτακτο ραντεβού, αιτία επίσκεψης και τυχόν παραπομπ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Επισκέψεων Εξωτερικών Ιατρείω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επισκεψεων ασθενών στα εξωτερικά ιατρεία και παρακλινικών εξετασεων αυτών (ψηφιακή και έντυπη)</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Επισκέψεων Επειγόντων Ιατρείω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επισκέψεων ασθενών στα επείγοντα ιατρεία και παρακλινικών εξετασεων αυτών (ψηφιακή και έντυ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ΕΡΓΑΖΟΜΕΝ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με τα στοιχεία των εργαζόμενων της Τ.ΟΜ.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Εργαζομέν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ΙΔΙΟ ΜΕ 567</text:p>
          </table:table-cell>
          <table:table-cell table:style-name="ce19"/>
          <table:table-cell table:style-name="ce20" office:value-type="string" calcext:value-type="string">
            <text:p>Αναλυτικά στοιχεία εργαζομένων (επωνυμία φορολογικά στοιχεία, τραπεζ. Λογαριασμ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Εργαζομένων ΝΜ Έδεσσ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ν κεντρική βάση των δεδομένων των εργαζομένων της Νοσοκομειακής Μονάδας της Έδεσσ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εργαστηρίων φυσικοθεραπεία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ΗΜΕΡΗΣΙΑΣ ΚΙΝΗΣΗΣ ΓΥΝΑΙΚΩΝ ΠΡΟΣΕΡΧΟΜΕΝΩΝ ΣΤΟ ΚΥ ΓΙΑ ΤΕΣΤ ΠΑΠ, ΓΥΝΑΙΚΟΛΟΓΙΚΗ ΕΞΕΤΑΣΗ Κ.Α (ΦΥΣΙΚΗ ΚΑΤΑΓΡΑΦΗ)</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ΠΟΥ ΕΠΙΣΚΕΠΤΗΚΑΝ ΤΟ ΜΑΙΕΥΤΙΚΟ ΚΑΙ ΜΑΘΗΜΑΤΑ ΨΥΧΟΠΡΟΦΥΛΑΚΤΙΚΗΣ ΣΕ ΟΡΓΑΝΩΜΕΝΕΣ ΟΜΑΔΕΣ ΕΓΚΥΩΝ ΓΥΝΑΙΚ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ΘΕΡΑΠΕΥΟΜΕΝ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 συνολική βάση δεδομένων με όλους τους θεραπευόμενους που δέχονται υπηρεσίες υγείας από τις δομές/μονάδες του ΟΚΑΝΑ πανελλαδικά.</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Θεωρήσεων Εσωτερικών Κανονισμών Διαχείρισης Επικίνδυνων Ιατρικών Αποβλήτω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χώρηση Κανονισμών που κατατίθενται προς θεώρηση, καταγραφή παρατηρήσεων και επικοινωνίας με τις Μονάδες Υγείας, καταχώρηση θεωρημένων Κανονισμ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ΙΑΤΡΙΚΟΥ ΥΠΟΣΥΣΤΗΜΑΤΟΣ (AMEDLINE)</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ιατρικών βεβαιώσεων - γνωματευσεων</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μητρώου χορήγησης ιατρικών γνωματεύσεων- βεβαιώσεων πολιτών που έχουν εξετασθεί στα Εξωτερικά Ιατρεία του Νοσοκομείου (έντυ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Ιατρικών Φακέλων Ασθενών (ΑΡΧΕΙΟ)</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ά ασθενή και ανά εισαγωγή στα αρχεία των κλινικών και στα γενικά αρχεία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ιατροτεχνολογικού εξοπλισμού</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ρχείο ιατροτεχνολογικού εξοπλισμού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Ιατροτεχνολογικού εξοπλισμού και συντηρήσε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ιατροτεχνολογικών μηχανημάτων και ιστορικού συντηρήσεων αυτού(ψηφιακή και έντυ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Ιατροτεχνολογικού Εξοπλισμού υψηλού επενδυτικού κόστους/ τεχνολογίας αιχμής των δημόσιων Μονάδων Υγεία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Ιατροτεχνολογικών Προϊόντων ΕΡΕΥΝΗΤΙΚΟ ΚΕΝΤΡΟ ΒΙΟΛΟΓΙΚΩΝ ΥΛΙΚΩΝ (ΕΚΕΒΥΛ)</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Ελέγχεται η κατάσταση του υλικού (εγκεκριμένο ή όχι από το ΕΚΕΒΥΛ)</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Ιδιωτικών Κλινικών (Δ/νση Οργάνωσης και Λειτουργίας Νοσηλευτικών Μονάδων και Εποπτευόμενων Φορέω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Ιδρυμάτων Ιστών</text:p>
          </table:table-cell>
          <table:table-cell table:style-name="ce13" table:content-validation-name="val1" office:value-type="string" calcext:value-type="string">
            <text:p>Οργανισμοί/Φορεί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ΚΑΤΑΓΡΑΦΗΣ ΑΣΘΕΝΩ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ροσωπικά στοιχεία ασφαλιστικής ικανότητας,δαπάνες περίθαλψης ιατρικών πράξεωνκαι επεμβά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Κέντρου Ψυχικής Υγείας</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κοστολογήσεων/τιμολογήσεων νοσηλειών ανα ασθενή ανα ICD10 που νοσηλεύονται στο Νοσοκομείο</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office:value-type="string" calcext:value-type="string">
            <text:p>ΙΔΙΟ ΜΕ 587</text:p>
          </table:table-cell>
          <table:table-cell table:style-name="ce19"/>
          <table:table-cell table:style-name="ce20" office:value-type="string" calcext:value-type="string">
            <text:p>Διατηρείται ανα κατηγορία ασφάλισης ανα μήνα η συνολική δαπάνη της ιατρικής πράξης (κοστολόγη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κοστολογήσεων/τιμολογήσεων των ιατρικών πράξεων που εκτελούνται στα Κέντρα Υγε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α κατηγορία ασφάλισης ανα μήνα η συνολική δαπάνη της ιατρικής πράξης (κοστολόγηση)</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κοστολογήσεων/τιμολογήσεων των ιατρικών πράξεων που εκτελούνται στο Νοσοκομείο</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α ασφαλιστικό Ταμείο ανα μήνα η συνολική δαπάνη της νοσηλείας (κοστολόγησ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ΜΕ ΕΒΔΟΜΑΔΙΑΙΑ ΚΑΙ ΜΗΝΙΑΙΑ ΠΑΡΟΥΣΙΟΛΟΓΙΑ - ΠΙΝΑΚΕΣ ΑΔΕΙ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μελών (Υπουργείο Υγείας)</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μελών συμμετοχής σε εκπαιδευτικά προγράμματα Π.Σ.Φ.</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μελών του Π.Σ.Φ.</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μελών των Επιστημονικών Τμημάτων (Ε.Τ) του Π.Σ.Φ.</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ΜΗΧΑΝΗΜΑΤΩΝ ΚΑΙ ΥΠΟΔΟΜΩΝ ΤΟΥ ΝΟΣΟΚΟΜΕΙΟΥ</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Η ΟΛΩΝ ΤΩΝ ΜΗΧΑΝΗΜΑΤΩΝ ΚΑΙ ΤΩΝ ΥΠΟΔΟΜΩΝ ΤΟΥ ΝΟΣΟΚΟΜΕΙΟΥ (ΧΑΡΑΚΤΗΡΙΣΤΙΚΑ, ΚΑΤΑΣΚΕΥΑΣΤΕΣ, SERIAL NUMBER ΚΤΛ) ΚΑΙ ΤΩΝ ΣΥΝΤΗΡΗΣΕΩΝ ΑΥ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μισθοδοσί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ΦΟΡΙΑΚΟ ΣΥΣΤΗΜ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ΜΙΣΘΟΔΟΤΟΥΜΕΝ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στοιχείων όλου του μισθοδοτούμενου προσωπικού του νοσοκομείου μ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Μισθοδοτούμενων (Υπουργείο Υγεί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ΜΙΣΘΟΔΟΤΟΥΜΕΝΩΝ ΕΛΛΗΝΙΚΟΥ ΔΗΜΟΣΙ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ΚΑΤΑΓΡΑΦΗ ΟΛOY ΤOY ΠΡΟΣΩΠIKOY TOY NOΣΟΚΟΜΕΙΟΥ ΠΟΥ ΑΠΑΣΧΟΛΟΥΝΤΑΙ ΜΕ ΟΠΟΙΑΔΗΠΟΤΕ ΕΞΑΡΤΗΜΕΝΗ ΣΧΕΣΗ ΕΡΓΑΣΙΑΣ(ΜΟΝΙΜΟΙ,ΙΔΟΧ,ΠΡΑΚΤΙΚΗ ΚΛΠ)ΜΕΣΩ ΤΟΥ ΜΗΤΡΩΟΥ ΠΡΑΓΜΑΤΟΠΟΙΕΙΤΑΙ Η ΑΞΙΟΛΟΓΗΣΗ ΚΑΙ Η ΚΙΝΗΤΙΚΟΤΗΤΑ ΤΟΥ ΠΡΟΣΩΠΙΚΟΥ ,ΚΑΘΩΣ ΚΑΙ Ο ΕΤΗΣΙΟΣ ΠΡΟΓΡΑΜΜΑΤΙΣΜΟΣ ΠΡΟΣΛΗΨ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μισθοδοτούμενων υπαλλήλ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Νομικών Υποθέσεων</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αρχείου νομικών υποθεσεων φορεά και ενεργειών διεκπεραίωσης (ψηφιακ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Νοσηλευμένων Ασθενώ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στην οποία εντάσσονται τα στοιχεία νοσηλείας των ασθενών στις κλινικές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Νοσοκομειακών Λοιμώξε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μητρώου καταγραφής και αντιμετώπιση νοσοκομειακών λοιμώξεων (ψηφιακή και έντυπη)</text:p>
          </table:table-cell>
          <table:table-cell table:style-name="ce24" table:number-columns-repeated="15"/>
          <table:table-cell table:number-columns-repeated="999"/>
        </table:table-row>
        <table:table-row table:style-name="ro3">
          <table:table-cell table:style-name="ce4" office:value-type="string" calcext:value-type="string">
            <text:p>ΥΠΟΥΡΓΕΙΟ ΥΓΕΙΑΣ</text:p>
          </table:table-cell>
          <table:table-cell table:style-name="ce4" office:value-type="string" calcext:value-type="string">
            <text:p>Μητρώο νοσολογικής κίνησης ΚΨΥ Βόλου (Bi form)</text:p>
          </table:table-cell>
          <table:table-cell table:style-name="ce13" table:content-validation-name="val1" office:value-type="string" calcext:value-type="string">
            <text:p>Πληροφόρηση</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ριθμός περιστατικών που προσέρχονται στο ΚΨΥ Βόλου ανά μήν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Παγί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παγίων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ΠΑΓΙΩΝ (ΗΛΕΚΤΡΟΝΙΚΗ ΕΦΑΡΜΟΓΗ) ΕΝΙΑΙΑ ΓΙΑ ΚΕΝΤΡΑ ΥΓΕΙΑΣ ΤΟΜΥ ΚΑΙ ΚΕΝΤΡΙΚΗ ΥΠΗΡΕΣΙΑ</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ΗΛΕΚΤΡΟΝΙΚΗ ΕΦΑΡΜΟΓΗ ΚΑΙ ΒΑΣΗ ΔΕΔΟΜΕΝΩΝ ΜΕ ΤΑ ΣΤΟΧΕΙΑ ΟΛΩΝ ΤΩΝ ΠΑΓΙΩΝ ΠΟΥ ΒΡΙΣΚΟΝΤΑΙ ΣΕ ΚΕΝΤΡΑ ΥΓΕΙΑΣ - ΤΟΜΥ ΚΑΙ ΚΕΝΤΡΙΚΗ ΥΠΗΡΕΣΙ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παγίων (Υπουργείο Υγεία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Παγίων Υλικών (Υπουργείο Υγεία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ά κατηγορία παγί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Παθολογοανατομικών εξετασεων ασθεν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παιδιών και εφήβων ΚΨΥ Βόλου</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ημογραφικά και νοσολογικά στοιχεία παιδιών και εφήβων που προσέρχονται στο ΚΨΥ Βόλ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Παραγόμενων Ποσοτήτων Επικίνδυνων Αποβλήτων Υγειονομικών Μονάδ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χώρηση σε βάση δεδομένων των παραγόμενων ποσοτήτων Επικίνδυνων Αποβλήτων των Νοσοκομείων και Κέντρων Υγείας της 3ης ΥΠΕ</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Παρακολούθησης Απαιτήσεων Νοσηλί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ρηση μητρώου απαιτήσεων νοσηλιων από ασφαλιστικούς φορείς και ιδιώτες (ψηφιακ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Πελατών (Υπουργείο Υγείας)</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ναλυτικά στοιχεία πελατών (επωνυμία φορολογικά στοιχεία, τραπεζ. Λογαριασμοί)</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ΠΟΡΕΙΑΣ ΠΡΟΣΩΠΙΚΟΥ ΚΑΙ ΗΜΕΡΗΣΙΟ ΔΕΛΤΙΟ ΑΣΘΕΝΟΦΟΡΟΥ (ΦΥΣΙΚΟ ΑΡΧΕΙΟ)</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ΓΙΝΕΤΑΙ ΚΑΤΑΓΡΑΦΗ ΑΝΑ ΗΜΕΡΟΜΗΝΙΑ ΤΩΝ ΛΗΠΤΩΝ ΥΠΗΡΕΣΙΩΝ ΥΓΕΙΑΣ Ο ΤΟΠΟΣ ΠΑΡΑΛΑΒΗΣ ΤΟΥΣ &amp; Ο ΠΡΟΟΡΙΣΜΟΣ ΔΙΑΚΟΜΙΔΗΣ ΤΟΥ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ΠΡΑΓΜΑΤΙΚΑ ΔΙΚΑΙΟΥΧΩ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1" office:value-type="string" calcext:value-type="string">
            <text:p>ΧΡΕΙΑΖΕΤΑΙ ΔΙΕΥΚΡΙΝΙΣΗ</text:p>
          </table:table-cell>
          <table:table-cell table:style-name="ce20" office:value-type="string" calcext:value-type="string">
            <text:p>Καταχώρηση στοιχείων σε Κεντρικό Μητρώο όλων των πραγματικών δικαιούχων</text:p>
          </table:table-cell>
          <table:table-cell table:style-name="ce24" table:number-columns-repeated="15"/>
          <table:table-cell table:number-columns-repeated="999"/>
        </table:table-row>
        <table:table-row table:style-name="ro2">
          <table:table-cell table:style-name="ce5" office:value-type="string" calcext:value-type="string">
            <text:p>Βάση στοιχείων των προμηθευτών που χρησιμοποιούνται στο νοσοκομείο μας</text:p>
          </table:table-cell>
          <table:table-cell table:style-name="ce4" office:value-type="string" calcext:value-type="string">
            <text:p>ΜΗΤΡΩΟ ΠΡΟΜΗΘΕΥΤ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ΠΛΗΡΟΟΦΡΙΑΚΟ ΣΥΣΤΗΜΑ</text:p>
          </table:table-cell>
          <table:table-cell table:style-name="ce19"/>
          <table:table-cell table:style-name="ce20" office:value-type="string" calcext:value-type="string">
            <text:p>Βάση στοιχείων των προμηθευτών που χρησιμοποιούνται στο νοσοκομείο μ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Προμηθευτών (Υπουργείο Υγείας)</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στην οποία εντάσσονται τα στοιχεία των προμηθευτών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προμηθευτών-Διαχείριση Υλικού</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Προμηθευτών-Πελατώ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ά προμηθευτή-πελάτη με την επωνυμία, το ΑΦΜ του και το κωδικό τ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ΠΡΟΣΩΠΙΚ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η συνολική βάση δεδομένων με στοιχεία για όλο το προσωπικό που απασχολεί ο Οργανισμός όπως ΙΔΑΧ, ΙΔΟΧ, προσωπικό με συμβάσεις έργου, προσωπικό με συμβάσεις Ανεξάρτητων Υπηρεσι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ΠΡΟΣΩΠΙΚΟΥ (ORCO)</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ΑΣΗ ΔΕΔΟΜΕΝΩΝ ΜΕ ΤΑ ΣΤΟΙΧΕΙΑ ΤΩΝ ΥΠΑΛΛΗΛΩΝ ΠΟΥ ΑΝΗΚΟΥΝ ΣΤΟ ΦΟΡΕ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ΠΡΟΣΩΠΙΚΟΥ (ORCO) (ΗΛΕΚΤΡΟΝΙΚΗ ΕΦΑΡΜΟΓΗ)</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table-cell table:style-name="ce20" office:value-type="string" calcext:value-type="string">
            <text:p>ΗΛΕΚΤΡΟΝΙΚΗ ΕΦΑΡΜΟΓΗ ΚΑΙ ΒΑΣΗ ΔΕΔΟΜΕΝΩΝ ΜΕ ΤΑ ΣΤΟΧΕΙΑ ΤΩΝ ΥΠΑΛΛΗΛΩΝ ΠΟΥ ΑΝΗΚΟΥΝ ΣΤΗΝ ΚΕΝΤΡΙΚΗ ΥΠΗΡΕΣΙΑ - ΚΕΝΤΡΑ ΥΓΕΙΑΣ - ΤΟΜΥ ΕΥΘΥΝΗΣ 7ΗΣ ΥΠΕ ΚΡΗΤΗ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προσωπικού (Υπουργείο Υγεί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Συμβά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εντρική βάση δεδομένων, στην οποία καταχωρούνται το συνόλο των συμβάσεων που καταρτίζονται κατά την διάρκεια του έτους ανά αποθήκ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συμβά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table-cell table:style-name="ce20" office:value-type="string" calcext:value-type="string">
            <text:p>Βάση δεδομένων συμβάσεων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Συνεδριών Αιμοκάθαρσης</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ρώο Ταμειακών Ροών - Διαθεσίμ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Καταγραφή, παρακολούθηση και πληρωμής προμηθευτών, προσωπικού πρόσθετων αμοιβών και ταμειακών εισροών (ψηφιακ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της Γενικής Διεύθυνσης Οικονομικών Υπηρεσιών, Διεύθυνση Οικονομικής Διαχείρισης</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τιμολόγησης ιατρικών πράξεων -(Παρακλινικές)-Μονάδας Τεχνητού Νεφρού</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ά κατηγορία ασφαλισμένων ή μη προς τον ΕΟΠΥΥ και εκτός ΕΟΠΥΥ(Ανοιχτή περίθαλψ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τιμολόγησης ιατρικών πράξεων ( Παρακλινικές ) -Μονάδας Τεχνητού Νεφρού</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0" office:value-type="string" calcext:value-type="string">
            <text:p>Διατηρείται ανά κατηγορία ασφαλισμένων ή μη προς τον ΕΟΠΥΥ και εκτός ΕΟΠΥΥ(Ανοιχτή περίθαλψ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τιμολόγησης νοσηλίων εσωτερικών ασθεν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ά κατηγορία ασφαλισμένων ή μη προς τον ΕΟΠΥΥ και εκτός ΕΟΠΥΥ (κλειστή περίθαλψ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ώο Τράπεζας Αίματος</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Τράπεζας Αίματος (ψηφιακή και έντυπ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των αναγνωρισμένων Κέντρων Εμπειρογνωμοσύνης Σπανίων και Πολύπλοκων Νοσημάτ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ΩΟ ΥΛΙΚΟΥ/ΕΙΔ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ωδικοποίηση όλων των υλικών που χρησιμοποιούνται στο νοσοκομείο μ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υλικών (Υπουργείο Υγεία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Υπαλλήλων ( Υπουργείο Υγείας )</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Διατηρείται ανά υπάλληλο</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Υπαλλήλων (ενεργών/ ανενεργώ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εντρική Βάση Δεδομένων που περιλαμβάνει το σύνολο των υπαλλήλων που υπηρετούν/ υπηρετούσαν στην Κεντρική Υπηρεσία της 3ης Υ.ΠΕ., καθώς και στα Κέντρα Υγείας της Π.Φ.Υ., χωρικής αρμοδιότητας της 3ης Υ.ΠΕ.</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υπαλλήλων Νοσοκομείου</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φαρμάκ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φαρμάκων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Φαρμάκων και Ειδώ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ηρηση μητρώου φαρμάκων εντός Νοσοκομείου (ψηφιακ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Χειρουργεί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μητρώων προγραμματισθέντων και εκτελεσθέντων χειρουργείων (ψηφιακ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Χρηστών και δικαιωμάτω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Τήρηση μητρώου κωδικών χρηστών και δικαιωμάτων πρόσβασης σε λογισμικό και συστήματα (ψηφιακ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7" office:value-type="string" calcext:value-type="string">
            <text:p>ΜΗΤΡΩΟ ΨΗΦΙΑΚΗΣ ΥΠΟΔΟΜΗ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γραφή των στοιχείων του Νοσοκομέιου, που αφορούν: Λογισμικό, Εξοπλισμό, Εφαρμογές και επικαιροποίηση αυτ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Ψηφιακής Υποδομή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0" office:value-type="string" calcext:value-type="string">
            <text:p>Τήρηση ηλεκτρονικού Μητρώου Ψηφιακής Υποδομής των δημοσίων φορέων, το οποίο περιλαμβάνει σύμφωνα με το άρθρο 19 παρ. 2 του ν.3979/2011(Α' 138), την ψηφιακή υποδομή που χρησιμοποιούν ή τηρούν οι φορείς. (eInventory)</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ητρώο Ψηφιακής υποδομή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0" office:value-type="string" calcext:value-type="string">
            <text:p>Βάση δεδομένων εξοπλισμού, έτοιμων λογισμικών, εφαρμογ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6" office:value-type="string" calcext:value-type="string">
            <text:p>ΜΗΤΩΟ ΕΙΣΕΡΧΟΜΕΝΗΣ – ΕΞΕΡΧΟΜΕΝΗΣ ΑΛΛΗΛΟΓΡΑΦΙΑΣ / ΗΛΕΚΤΡΟΝΙΚΗ ΠΡΩΤΟΚΟΛΛΗΣΗ ΕΓΓΡΑΦΩΝ (ΣΥΣΤΗΜΑ DocuTracks)</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ΕΝΤΡΙΚΗ ΒΑΣΗ ΔΕΔΟΜΕΝΩΝ, ΣΤΗΝ ΟΠΟΙΑ ΓΙΝΕΤΑΙ ΠΡΩΤΟΚΟΛΛΗΣΗ (ΜΕ ΕΝΙΑΙΑ ΣΥΝΕΧΟΜΕΝΗ ΑΡΙΘΜΗΣΗ) ΟΛΩΝ ΤΩΝ ΕΓΓΡΑΦΩΝ ΠΟΥ ΑΦΟΡΟΥΝ ΤΗΝ 7η Υ.ΠΕ. ΚΡΗΤΗΣ ΚΑΙ ΤΙΣ ΑΠΟΚΕΝΤΡΩΜΕΝΕΣ ΜΟΝΑΔΕΣ ΕΠΟΠΤΕΙΑΣ ΤΗΣ (Κ.Υ. ΚΑΙ Τ.ΟΜ.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ισθοδοσίας (Υπουργείο Υγε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ονάδες Υγείας 3ης Υ.ΠΕ.</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Μητρώω με όλα τα Νοσοκομεία και τις Μονάδες Π.Φ.Υ.(Κέντρα Υγείας, Τοπικά Ιατρεία, Περιφερειακά Ιατρεία, Πολυδύναμα Περιφερειακά Ιατρεία, Ειδικά Ιατρεία και ΤΟΜΥ) της 3ης ΥΠΕ ,με επικαιροποιημένα στοιχεία επικοινωνίας, url, Π.Ε., Δήμος, Α.Φ.Μ. και Δ.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Μπλόκ Συνταγών</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Μπλόκ Συνταγογράφησης Φαρμάκων Υγειονομικού Υλικού και ναρκωτικών κλινικ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Νοσηλευτική κίνηση (αρ. νοσηλευομένων, αρ. ημερών νοσηλείας) Νοσοκομείων</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αταχώρηση αριθμού νοσηλευομένων - Συνολικός αριθμός, σε ΜΕΘ. Εκτός ΜΕΘ</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ΟΑΕΔ</text:p>
          </table:table-cell>
          <table:table-cell table:style-name="ce13" table:content-validation-name="val1" office:value-type="string" calcext:value-type="string">
            <text:p>Πρακτικές Φοιτητών</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19" office:value-type="string" calcext:value-type="string">
            <text:p>ΟΡΓΑΝΙΣΜΟΣ</text:p>
          </table:table-cell>
          <table:table-cell table:style-name="ce19"/>
          <table:table-cell table:style-name="ce20" office:value-type="string" calcext:value-type="string">
            <text:p>ΚΑΤΑΧΩΡΗΣΗ ΣΠΟΥΔΑΣΤ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Οδοντιατρικοί Σύλλογοι 52</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στην οποία εντάσσονται οι κατά τόπον ασκούνες Ελληνες και μη Οδοντιάτροι, που νομίμως ασκούν το οδοντιατρικό λειτούργημα στη χώρ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Οικογενειακοί Γιατροί 3ης Υ.ΠΕ.</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Μητρώω με όλους τους Οικογενειακούς Γιατρούς ανά Τομέα Πρωτοβάθμιας Φροντίδας Υγείας (ΤΟΠΦΥ) και Μονάδα Υγείας που υπηρετούν, καθώς και τον αριθμό εγγεγραμένων πολιτών ανά γιατρό.</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άγια προκαταβολή (Υπουργείο Υγε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Άμεση εξόφληση μερικών οικονομικών υποχρεώ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ΑΓΙ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εντρική Βάση Δεδομένων, στην οποία εντάσσεται το σύνολο των στοιχείων που αφορούν στον πάγιο εξοπλισμό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αγί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0" office:value-type="string" calcext:value-type="string">
            <text:p>Στοιχεία Πάγιου Εξοπλισμ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ίνακες Λοιπού, πλην ιατρών, Επικουρικού Προσωπικ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ναλυτικοί και συγκεντρωτικοί πίνακες μοριοδότησης-κατάταξης που αφορούν τα ΚΥ και Νοσοκομεία αρμοδιότητ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ΙΣΤΟΠΟΙΗΤΙΚΟ ΥΦΙΣΤΑΜΕΝΗΣ ΕΠΑΓΓΕΛΜΑΤΙΚΗΣ ΚΑΤΑΣΤΑΣΗΣ</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Άλλο</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ΥΠΗΡΕΣΙ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ληροφοριακό σύστημα αναδοχής και υιοθεσίας (anynet.gr)</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Ενιαία ηλεκτρονική διαδικασία για την επιλογή ανάδοχου ή θετού γονέα. Εγγραφή σε μητρώα ανηλίκων που εγκαταλείπονται σε νοσοκομεία ή ζουν σε ιδρύματα και πρόκειται να δοθούν για αναδοχή ή υιοθεσία.</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ΛΗΡΟΦΟΡΙΑΚΟ ΣΥΣΤΗΜΑ ΠΑΡΑΚΟΛΟΥΘΗΣΗΣ F-GASES &amp; ODS</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ΚΑΤΑΓΡΑΦΗ ΚΑΙ ΠΑΡΑΚΟΛΟΥΘΗΣΗ ΕΞΟΠΛΙΣΜΟΥ που περιέχει φθοριούχα αέρια του θερμοκηπίου ή /και ουσίες που καταστρέφουν τη στιβάδα του όζοντος, βάσει των Κανονισμών (ΕΕ) 517/2014 και (ΕΚ) 1005/2009</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ΟΡΤΑΛ ΟΑΕΔ</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ΑΝΑΓΓΕΛΙΕΣ ΜΑΘΗΤΕΙΑΣ ΣΧΟΛΕΣ ΕΠΑΣ ΟΑΕΔ</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ΡΟΓΡΑΜΜΑ ΚΑΤΑΧΩΡΗΣΗ ΑΘΕΝΩΝ</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0" office:value-type="string" calcext:value-type="string">
            <text:p>Ραντεβού καταγγεγραμμένα στο 1535 αασθενών που προσέρχονται στα Ιατρεία-Μικροβιολογικές εξετάσεις-καταχώρηση ταμείων-Ανάκτηση ηλεκτρονικών παραπεμπικών στον ΕΟΔΥΥ-καταχώρηση ταμείων-καταχώρηση Ανασφάλιστων και προσφύγων-Ανάκτηση τιμολογίων-Καταγραφή και αποστολή στατιστικών στοιχείων των εξ.ασθενώνασφαλισμένων,ανασφάλιστων ,προσφύγων. αλλοδαπών και Στρ. ταμεί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ροκηρύξεις ή προσκλήσεις για κάλυψη θέσεων σε κέντρα υγείας, περιφερειακά ιατρεία υπόχρεων επί θητεία γενικών ιατρώ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ΧΙ ΜΗΤΡΩΟ</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ΡΟΜΗΘΕΙΕΣ (iSupplies)</text:p>
          </table:table-cell>
          <table:table-cell table:style-name="ce13" table:content-validation-name="val1" office:value-type="string" calcext:value-type="string">
            <text:p>Άλλο</text:p>
          </table:table-cell>
          <table:table-cell table:style-name="ce16" table:content-validation-name="val2" office:value-type="string" calcext:value-type="string">
            <text:p>Άλλο</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ΥΠΗΡΕΣΙΑ</text:p>
          </table:table-cell>
          <table:table-cell table:style-name="ce19"/>
          <table:table-cell table:style-name="ce20" office:value-type="string" calcext:value-type="string">
            <text:p>ΑΠΟΤΕΛΕΙ ΗΛΕΚΤΡΟΝΙΚΗ ΠΛΑΤΦΟΡΜΑ ΓΙΑ ΤΗ ΔΙΕΝΕΡΓΕΙΑ ΗΛΕΚΤΡΟΝΙΚΩΝ ΔΙΑΓΩΝΙΣΜΩΝ ΠΡΟΜΗΘΕΙ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ΡΟΜΗΘΕΥΤΩΝ</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0" office:value-type="string" calcext:value-type="string">
            <text:p>ΔΗΜΟΓΡΑΦΙΚΑ ΣΤΟΙΧΕΙΑ ΠΡΟΜΗΘΕΥΤΩΝ, ΦΟΡΟΛΟΓΙΚΗ ΕΝΗΜΕΡΟΤΗΤ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ροσλήψεις ιατρών και οδοντιάτρων κλάδου Εθνικού Συστήματος Υγείας, καθώς και ιατρικού επικουρικού προσωπικού</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ροσωπικού (Υπουργείο Υγεί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Πρωτοκόλληση διακίνηση εισερχομένων και εξερχομένων εγγράφων (Δ/νση Ανθρ. Δυναμικού και Διοικ. Υποστήριξης)</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Ραντεβού Εξωτερικών Ιατρείων - 1535 και εργαστηρίων</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Ηλεκτρονική καταχώρηση ασθενών για την επίσκεψη στα εξωτερικά ιατρεί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Ραντεβού Εξωτερικών Ιατρείων και εργαστηρίων</text:p>
          </table:table-cell>
          <table:table-cell table:style-name="ce13" table:content-validation-name="val1" office:value-type="string" calcext:value-type="string">
            <text:p>Ραντεβού</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office:value-type="string" calcext:value-type="string">
            <text:p>ΔΙΠΛΟΕΓΓΡΑΦΗ</text:p>
          </table:table-cell>
          <table:table-cell table:style-name="ce19"/>
          <table:table-cell table:style-name="ce20" office:value-type="string" calcext:value-type="string">
            <text:p>Ηλεκτρονική καταχώρηση ασθενών για την επίσκεψη στα εξωτερικά ιατρεία</text:p>
            <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Συμβούλια Κρίσης και επιλογής Ιατρών ΕΣΥ 1ης και 2ης Υ.ΠΕ.</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ναλυτικοί και συγκεντρωτικοί πίνακες μοριοδότησης-κατάταξης που αφορούν τα ΚΥ και Νοσοκομεία αρμοδιότητ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ΣΥΝΟΨΗ ΜΗΤΡΩΟΥ ΔΕΣΜΕΥΣΕ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Στοιχεία Μητρώου Δεσμέσεων του Νοσοκομείου, από την εφαρμογή του ΟΠΣΝ "Δημόσιο Λογιστικό</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Σύστημα Ηλεκτρονικής Προέγκρισης φαρμάκ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αμείο (Υπουργείο Υγε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Τις πάσης φύσεως οικονομικές συναλλαγές με ασφαλιστικούς οργανισμούς, τράπεζες, προμηθευτές κ.λ.π. (πληρωμές, εισπράξεις, έκδοση επιταγών).Τη διαχείριση των χρημάτων του νοσοκομείου.Έκδοση περιοδικών αναφορών της ταμιακής ρευστότητας του νοσοκομείου, τα ισοζύγια εσόδων, εξόδων και υλικ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ιμητικές Αμοιβές για Επιστημονικές Εκδηλώσεις Τύπου Α΄ και Β΄</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table:number-columns-repeated="2"/>
          <table:table-cell table:style-name="ce20" office:value-type="string" calcext:value-type="string">
            <text:p>Βάση δεδομένων στην οποία καταχωρούνται τα διοικητικά και οικονομικά στοιχεία, που αφορούν στη διαχείριση των τιμητικών αμοιβών ιατρών Ε.Σ.Υ. των Μονάδων Υγείας αρμοδιότητας της 3ης Υ.ΠΕ. Μακεδονίας, για τη συμμετοχή τους ως Ομιλητές ή Πρόεδροι συνεδριάσεων επιστημονικών εκδηλώσεων Τύπου Α΄ και Β΄.</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Βιοϊατρικής Τεχνολογίας</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Τεχνική υποστήριξη του ιατρικού εξοπλισμού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Γραμματείας</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Γραμματειακή υποστήριξη των υπηρεσιών του Νοσοκομείου και πολιτών, διακίνηση αλληλογραφίας, τηρηση αρχείου και γενικού πρωτοκόλλου,</text:p>
          </table:table-cell>
          <table:table-cell table:style-name="ce24" table:number-columns-repeated="15"/>
          <table:table-cell table:number-columns-repeated="999"/>
        </table:table-row>
        <table:table-row table:style-name="ro3">
          <table:table-cell table:style-name="ce4" office:value-type="string" calcext:value-type="string">
            <text:p>ΥΠΟΥΡΓΕΙΟ ΥΓΕΙΑΣ</text:p>
          </table:table-cell>
          <table:table-cell table:style-name="ce4" office:value-type="string" calcext:value-type="string">
            <text:p>Τμήμα Γραμματείας Ε.Ι. και Τ.Ε.Π</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Γραμματειακή υποστήριξη των τακτικών εξωτερικών ιατρείων, των απογευματινών εξωτερικών ιατρείων και Επειγόντων Περιστατικών. Τήρηση βιβλίων κίνησης των εξωτερικών ιατρείων και Επειγόντων Περιστατικ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Δ.Α.Δ.</text:p>
          </table:table-cell>
          <table:table-cell table:style-name="ce13" table:content-validation-name="val1" office:value-type="string" calcext:value-type="string">
            <text:p>Αρχεί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Τήρηση αρχείου Υπαλλήλων, διεκπεραίωση προσλήψεων - συνταξιοδοτήσεων. Τήρηση αρχειοθέτηση και φύλαξη του προσωπικού μητρώου, όλων των υπαλλήλων, διαχείριση και έλεγχο πασης φύσεως αδειών, εφημεριών υπερωριών, μετακινήσεων εκτός έδρ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Επιστασίας - Ιματισμού</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Διαδικασίες καθαρισμού, ευπρεπισμού, μεταφορών εντός νοσοκομείου, ασφάλειας, διαχείρισης ιματισμού. Διαχείριση τηλεφωνικού κέντρ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Επιστασίας-Ιματισμού</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0" office:value-type="string" calcext:value-type="string">
            <text:p>Έχει την ευθύνη της ασφάλειας του Προσωπικού,των Επισκεπτών,των Νοσηλευόμενων του Νοσοκομείου καθώς και την φύλαξη των κτιριακών εγκαταστάσεων καθώς και του εξοπλισμού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Κίνησης Ασθενών: Μητρώο Ασθενών</text:p>
          </table:table-cell>
          <table:table-cell table:style-name="ce13" table:content-validation-name="val1" office:value-type="string" calcext:value-type="string">
            <text:p>Πρωτόκολλο</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Ηλεκτρονική καταχώρηση ασθενών με την εισαγωγή στο Νοσοκομείο για νοσηλεί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Κίνησης Ασθενών: Μητρώο Ασθενών Λίστας Χειρουργείου</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Διατηρείται ανά εβδομάδα και ανά κλινικ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Κίνησης Ασθενών: Μητρώο Ιατρικών Φακέλων Ασθενών (ΑΡΧΕΙΟ)- πρόγραμμα σε Excel</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Διατηρείται ανά ασθενή και ανά εισαγωγή</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Κίνησης Ασθενών: Μητρώο τιμολόγησης νοσηλίων εσωτερικών ασθενών- Μονάδας Τεχνητού Νεφρού- Δομών Ψυχικής Υγείας</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Διατηρείται ανά κατηγορία ασφαλισμένων ή μη προς τον ΕΟΠΥΥ και εκτός ΕΟΠΥΥ(κλειστή περίθαλψη)και ανά κατηγορία ασφαλισμένων ή μη (Ανοιχτή Περίθαλψη)</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Οικονομικού-Εντάλματα</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Λογιστικές δραστηριότητες, έκδοση χρηματικών ενταλμάτων, τήρηση φορολογικής νομοθεσίας, παρακολούθηση παγίων και αποσβέσεων. Είσπραξη των ληξιπρόθεσμων χρεών. Διατήρηση των αποδεικτικών στοιχείων της πιστωτικής πολιτική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Οικονομικού-Λογιστήριο</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Τη σύνταξη του οικονομικού σχεδιασμού – προϋπολογισμού, τον έλεγχο παρακολούθησής του, καθώς και τον απολογισμό κατά μήνα και έτος. Την σύνταξη και παρακολούθηση των τμηματικών προϋπολογισμών.Τη σύνταξη εκθέσεων με το λειτουργικό απολογισμό του νοσοκομείου.Την έκδοση μηνιαίων αναφορών για τα οικονομικά στοιχεία του νοσοκομείου. Τη διαχείρηση του Μητρώου Δεσμεύ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Οικονομικού-Μισθοδοσία</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Την προετοιμασία της μισθοδοσίας του προσωπικού, την έκδοση και τον έλεγχο των καταστάσεων μισθοδοσί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Οικονομικού-Προμηθειών-Διαχείριση Υλικού</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Παρακολούθηση όλων των προμηθειών αναλώσιμου και μη υλικού, σύμφωνα με την κείμενη νομοθεσία, τη σύνταξη του ενιαίου Προγράμματος Προμηθειών και την οργάνωση και λειτουργία των αποθηκών του Νοσοκομείου, γενικού, υγειονομικού, τεχνικού και άλλου υλικού. Την διεξαγωγή περιοδικών</text:p>
            <text:p>και ετήσιων απογραφών. Την παραλαβή και χρέωση κάθε αναλώσιμου και μη υλικού.Τον έλεγχο των αναλώσεων και των αποθεμάτων των αναλώσιμων υλικών και των φαρμάκων. Της διεξαγωγής περιοδικών και ετήσιων απογραφών και παραλαβής και χρέωσης κάθε αναλώσιμου και μη υλικ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Οικονομικού-Προϋπολογισμού</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Τη σύνταξη του οικονομικού σχεδιασμού – προϋπολογισμού, τον έλεγχο παρακολούθησής του, καθώς και τον απολογισμό κατά μήνα και έτος. Την σύνταξη και παρακολούθηση των τμηματικών προϋπολογισμών.Τη σύνταξη εκθέσεων με το λειτουργικό απολογισμό του νοσοκομείου.Την έκδοση μηνιαίων αναφορών για τα οικονομικά στοιχεία του νοσοκομείου. Τη διαχείρηση του Μητρώου Δεσμεύσε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ήμα Οικονομικού-Ταμείο</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Εσωτερική</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Τις πάσης φύσεως οικονομικές συναλλαγές με ασφαλιστικούς οργανισμούς, τράπεζες, προμηθευτές κ.λ.π. (πληρωμές, εισπράξεις, έκδοση επιταγών).Τη διαχείριση των χρημάτων του νοσοκομείου.Έκδοση περιοδικών αναφορών της ταμιακής ρευστότητας του νοσοκομείου, τα ισοζύγια εσόδων, εξόδων και υλικώ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Τμημα Τεχνικού</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ΟΡΓΑΝΩΤΙΚΗ ΜΟΝΑΔΑ</text:p>
          </table:table-cell>
          <table:table-cell table:style-name="ce19"/>
          <table:table-cell table:style-name="ce20" office:value-type="string" calcext:value-type="string">
            <text:p>Συντήρηση επισκευή παγίου εξοπλισμού , Ηλεκτρομηχανολογικών και κτιριακών εγκαταστάσεων, περιβάλλοντος χώρου. Υλοποίηση εκτέλεση και επίβλεψη μελετών -έργων. Διαδικασίες λειτουργίαςτεχνολογικών εγκαταστάσεων, τηλεφωνικού κέντρου , και πυρασφάλει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Υλικών (Υπουργείο Υγείας)</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εντρική Βάση Δεδομένων, στην οποία εντάσσεται το σύνολο των στοιχείων που αφορούν στο σύνολο των υλικών (υγειονομικό, αντιδραστήρια και λοιπό υλικό)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ΥΠΑΛΛΗΛΩΝ</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Κεντρική Βάση Δεδομένων, στην οποία εντάσσεται το σύνολο των στοιχείων που αφορούν στους υπαλλήλους του Νοσοκομείου.</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ΦΑΡΜΑΚ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Ι ΤΗΝ ΚΕΝΤΡΙΚΗ ΒΑΣΗ ΔΕΔΟΜΕΝΩΝ ΜΕ ΤΑ ΣΤΟΙΧΕΙΑ ΚΩΔΙΚΟΣ ΕΟΦ, ΠΕΡΙΓΡΑΦΗ ΦΑΡΜΑΚΟΥ, ΜΟΝΑΔΑ ΔΙΑΚΙΝΣΗΣΗΣ, ΠΛΗΘΟΣ ΧΑΠΙΩΝ/ΑΜΠΟΥΛΕΣ Κ.Λ.Π. , ΔΡΑΣΤΙΚΕΣ ΟΥΣΙΕΣ , ΠΕΡΙΕΚΤΙΚΟΤΗΤΑ ΣΕ ΔΡΑΣΤΙΚΗΣ ΟΥΣΙΑΣ ,ΚΑΤΗΓΟΡΙΟΠΟΙΗΣΗ ΠΡΩΤΟΤΥΠΑ</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Φαρμάκων</text:p>
          </table:table-cell>
          <table:table-cell table:style-name="ce13" table:content-validation-name="val1" office:value-type="string" calcext:value-type="string">
            <text:p>Αντικείμενα</text:p>
          </table:table-cell>
          <table:table-cell table:style-name="ce16" table:content-validation-name="val2" office:value-type="string" calcext:value-type="string">
            <text:p>Τομεακό</text:p>
          </table:table-cell>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ΠΛΟΕΓΓΡΑΦΗ</text:p>
          </table:table-cell>
          <table:table-cell table:style-name="ce19"/>
          <table:table-cell table:style-name="ce20" office:value-type="string" calcext:value-type="string">
            <text:p>Στοιχεία φαρμάκων που χορηγούνται στους εξωτερικούς ασθενείς και στα Τμήματα/κλινικέ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ΧΕΙΡΟΥΡΓΕΙ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Βάση Δεδομένων, στην οποία εντάσσεται το σύνολο των στοιχείων που αφορούν στις χειρουργικές επεμβάσεις που διενεργούνται στο Νοσοκομείο.</text:p>
          </table:table-cell>
          <table:table-cell table:style-name="ce24" table:number-columns-repeated="15"/>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ΧΟΡΗΓΗΣΗ ΑΔΕΙΑΣ ΧΡΗΣΗΣ ΤΙΤΛΟΥ ΙΑΤΡΙΚΗΣ ΕΙΔΙΚΟΤΗΤΑΣ</text:p>
          </table:table-cell>
          <table:table-cell table:style-name="ce13" table:content-validation-name="val1" office:value-type="string" calcext:value-type="string">
            <text:p>Άδει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ΥΠΗΡΕΣΙ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ΧΟΡΗΓΗΣΗ ΠΙΣΤΟΠΟΙΗΤΙΚΟΥ ΟΡΘΗΣ ΑΣΚΗΣΗΣ ΙΑΤΡΙΚΟΥ ΕΠΑΓΓΕΛΜΑΤΟΣ</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ΥΠΗΡΕΣΙ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ΓΕΙΑΣ</text:p>
          </table:table-cell>
          <table:table-cell table:style-name="ce4" office:value-type="string" calcext:value-type="string">
            <text:p>ΧΟΡΗΓΗΣΗ ΤΙΤΛΟΥ ΙΑΤΡΙΚΗΣ ΕΙΔΙΚΟΤΗΤΑΣ ΑΠΟ Ε.Ε. (ΑΥΤΟΜΑΤΗ ΑΝΑΓΝΩΡΙΣΗ)</text:p>
          </table:table-cell>
          <table:table-cell table:style-name="ce13" table:content-validation-name="val1" office:value-type="string" calcext:value-type="string">
            <text:p>Αποφάσει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ΥΠΗΡΕΣΙ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Εθνικό Μητρώο Γεφυρώ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Εθνικό Μητρώο Μεταφορικών Επιχειρήσεων (ΕΜΜΕ)</text:p>
          </table:table-cell>
          <table:table-cell table:style-name="ce13" table:content-validation-name="val1" office:value-type="string" calcext:value-type="string">
            <text:p>Επιχειρήσει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Ηλεκτρονική γεωγραφική και περιγραφική βάση δεδομένων του δικτύου δημοσίων συγκοινωνιών της περιοχής ευθύνης της ΟΣΕΘ ΑΕ.</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Αποτελεί το προγραμματισμένο συγκοινωνιακό έργο με τη μορφή γεωγραφικής και περιγραφικής βάσης δεδομένων του δικτύου δημοσίων συγκοινωνιών της περιοχής ευθύνης της ΟΣΕΘ ΑΕ. Ειδικότερα τις λεωφερειακές γραμμές με τοπλήθος των προγραμματισμένων δρομολογίων καθώς και τις στάσεις αστικής συγκοινωνίας</text:p>
          </table:table-cell>
          <table:table-cell table:style-name="ce24" table:number-columns-repeated="15"/>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Ηλεκτρονική γεωγραφική και περιγραφική βάση δεδομένων του δικτύου δημοσίων συγκοινωνιών της περιοχής ευθύνης της ΟΣΘ ΑΕ</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α της ΓΑΙΑ ΟΣΕ Α.Ε.</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ΠΟΛΛΑΠΛΑ ΜΗΤΡΩ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7" office:value-type="string" calcext:value-type="string">
            <text:p>Μητρώα της Γενικής Γραμματείας Μεταφορών</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ΠΟΛΛΑΠΛΑ ΜΗΤΡΩ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α της Γενικής Γραμματείας Υποδομών</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ΠΟΛΛΑΠΛΑ ΜΗΤΡΩ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7" office:value-type="string" calcext:value-type="string">
            <text:p>Μητρώα της Ρυθμιστικής Αρχής Σιδηροδρόμων</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ΠΟΛΛΑΠΛΑ ΜΗΤΡΩ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α του Οργανισμού Σιδηροδρόμων Ελλάδος (ΟΣΕ)</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ΠΟΛΛΑΠΛΑ ΜΗΤΡΩ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7" office:value-type="string" calcext:value-type="string">
            <text:p>Μητρώα του Οργανισμού Συγκοινωνιακού Έργου Θεσσαλονίκης Α.Ε.(ΟΣΕΘ ΑΕ)</text:p>
          </table:table-cell>
          <table:table-cell table:style-name="ce13" table:content-validation-name="val1"/>
          <table:table-cell table:style-name="ce16" table:content-validation-name="val2"/>
          <table:table-cell table:style-name="ce18" table:content-validation-name="val3"/>
          <table:table-cell table:style-name="ce19" table:formula="of:=TRUE()" office:value-type="float" office:value="1" calcext:value-type="float">
            <text:p>1</text:p>
          </table:table-cell>
          <table:table-cell table:style-name="ce19" table:formula="of:=FALSE()" office:value-type="float" office:value="0" calcext:value-type="float">
            <text:p>0</text:p>
          </table:table-cell>
          <table:table-cell table:style-name="ce19" office:value-type="string" calcext:value-type="string">
            <text:p>ΠΟΛΛΑΠΛΑ ΜΗΤΡΩΑ</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ο Αδειών Κυκλοφορίας Οχημάτων</text:p>
          </table:table-cell>
          <table:table-cell table:style-name="ce14" table:content-validation-name="val1" office:value-type="string" calcext:value-type="string">
            <text:p>Οχήματα</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αδειών οδήγηση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ανθρώπινου δυναμικού με προσωπικά και μισθολογικά στοιχεία</text:p>
          </table:table-cell>
          <table:table-cell table:style-name="ce13" table:content-validation-name="val1" office:value-type="string" calcext:value-type="string">
            <text:p>Προσωπικό</text:p>
          </table:table-cell>
          <table:table-cell table:style-name="ce16" table:content-validation-name="val2" office:value-type="string" calcext:value-type="string">
            <text:p>Υπηρεσι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απαλλοτριώσεω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7" office:value-type="string" calcext:value-type="string">
            <text:p>Μητρώο Δικτυακών Υποδομώ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ο Επαναληπτώ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μισθοδοσίας προσωπικού</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ΛΟΓΙΣΜΙΚΟ</text:p>
          </table:table-cell>
          <table:table-cell table:style-name="ce19"/>
          <table:table-cell table:style-name="ce20" office:value-type="string" calcext:value-type="string">
            <text:p>Διαχείριση μισθοδοσίας προσωπικού</text:p>
          </table:table-cell>
          <table:table-cell table:style-name="ce24" table:number-columns-repeated="15"/>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7" office:value-type="string" calcext:value-type="string">
            <text:p>Μητρώο Οδών</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ΩΟ ΠΡΑΤΗΡΙΩΝ ΠΑΡΟΧΗΣ ΚΑΥΣΙΜΩΝ ΚΑΙ ΕΝΕΡΓΕΙΑΣ</text:p>
          </table:table-cell>
          <table:table-cell table:style-name="ce13" table:content-validation-name="val1" office:value-type="string" calcext:value-type="string">
            <text:p>Υποδομέ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ο Ραδιοερασιτεχνών</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7" office:value-type="string" calcext:value-type="string">
            <text:p>Μητρώο Συμβάσεων Διοικητικών Προμηθει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ο Συμβάσεων Εκπόνησης Μελετώ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7" office:value-type="string" calcext:value-type="string">
            <text:p>Μητρώο Συμβάσεων Κατασκευής Έργ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6" office:value-type="string" calcext:value-type="string">
            <text:p>Μητρώο Συμβάσεων Προμηθειών Έργων</text:p>
          </table:table-cell>
          <table:table-cell table:style-name="ce13" table:content-validation-name="val1" office:value-type="string" calcext:value-type="string">
            <text:p>Οικονομική δραστηριότητα</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1 υπηρεσία</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της Γενικής Διεύθυνσης Διοικητικών Υπηρεσιών , Διεύθυνση Διοίκησης</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table-cell table:style-name="ce20" office:value-type="string" calcext:value-type="string">
            <text:p>ΧΡΕΙΑΖΕΤΑΙ ΔΙΕΥΚΡΙΝΙΣΗ</text:p>
          </table:table-cell>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Υποδομών και Φορέων Αγοράς Ηλεκτροκίνησης (Μ.Υ.Φ.Α.Η.)</text:p>
          </table:table-cell>
          <table:table-cell table:style-name="ce13" table:content-validation-name="val1" office:value-type="string" calcext:value-type="string">
            <text:p>Άλλο</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0" office:value-type="string" calcext:value-type="string">
            <text:p>Προβλέπεται στην παρ. 11 του άρθρου 4 της κ.υ.α. με αριθμ. 42863/438 (ΦΕΚ 2040/Β'/2019): Καθορισμός των όρων, των προϋποθέσεων και των τεχνικών προδιαγραφών για την εγκατάσταση συσκευών φόρτισης συσσωρευτών ηλεκτροκίνητων οχημάτων (σημεία επαναφόρτισης), στις εγκαταστάσεις εξυπηρέτησης οχημάτων, σε δημοσίως προσβάσιμα σημεία επαναφόρτισης κατά μήκος του αστικού, υπεραστικού και εθνικού οδικού δικτύου καθώς και σε χώρους στάθμευσης δημόσιων και ιδιωτικών κτιρίων.</text:p>
          </table:table-cell>
          <table:table-cell table:style-name="ce24" table:number-columns-repeated="15"/>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φορέων διαμεσολάβησης και συμβάσεων Ε.Ι.Χ. οχημάτων με οδηγό</text:p>
          </table:table-cell>
          <table:table-cell table:style-name="ce13" table:content-validation-name="val1"/>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style-name="ce19" office:value-type="string" calcext:value-type="string">
            <text:p>ΔΙΑΔΥΚΤΙΑΚΗ ΠΥΛΗ</text:p>
          </table:table-cell>
          <table:table-cell table:style-name="ce19"/>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Μητρώο Φορέων Εκμετάλλευσης Βασικών Υπηρεσιών και Παροχών Ψηφιακών Υπηρεσιών</text:p>
          </table:table-cell>
          <table:table-cell table:style-name="ce13" table:content-validation-name="val1" office:value-type="string" calcext:value-type="string">
            <text:p>Οργανισμοί/Φορείς</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ΥΠΟΔΟΜΩΝ ΚΑΙ ΜΕΤΑΦΟΡΩΝ</text:p>
          </table:table-cell>
          <table:table-cell table:style-name="ce4" office:value-type="string" calcext:value-type="string">
            <text:p>Τεχνικό Αρχείο Οχημάτων (ΤΑΟ)</text:p>
          </table:table-cell>
          <table:table-cell table:style-name="ce13" table:content-validation-name="val1" office:value-type="string" calcext:value-type="string">
            <text:p>Οχήματα</text:p>
          </table:table-cell>
          <table:table-cell table:style-name="ce16" table:content-validation-name="val2"/>
          <table:table-cell table:style-name="ce18" table:content-validation-name="val3"/>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ΨΗΦΙΑΚΗΣ ΔΙΑΚΥΒΕΡΝΗΣΗΣ</text:p>
          </table:table-cell>
          <table:table-cell table:style-name="ce4" office:value-type="string" calcext:value-type="string">
            <text:p>Εθνικό Μητρώο Επικοινωνίας</text:p>
          </table:table-cell>
          <table:table-cell table:style-name="ce13" table:content-validation-name="val1" office:value-type="string" calcext:value-type="string">
            <text:p>Πολίτες+</text:p>
          </table:table-cell>
          <table:table-cell table:style-name="ce16" table:content-validation-name="val2" office:value-type="string" calcext:value-type="string">
            <text:p>Εθνι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2">
          <table:table-cell table:style-name="ce4" office:value-type="string" calcext:value-type="string">
            <text:p>ΥΠΟΥΡΓΕΙΟ ΨΗΦΙΑΚΗΣ ΔΙΑΚΥΒΕΡΝΗΣΗΣ</text:p>
          </table:table-cell>
          <table:table-cell table:style-name="ce7" office:value-type="string" calcext:value-type="string">
            <text:p>Μητρώο Διαδικτυακών Υπηρεσιών</text:p>
          </table:table-cell>
          <table:table-cell table:style-name="ce13" table:content-validation-name="val1" office:value-type="string" calcext:value-type="string">
            <text:p>Προϊόντα/Υπηρεσίες</text:p>
          </table:table-cell>
          <table:table-cell table:style-name="ce16" table:content-validation-name="val2" office:value-type="string" calcext:value-type="string">
            <text:p>Τομεακό</text:p>
          </table:table-cell>
          <table:table-cell table:style-name="ce18" table:content-validation-name="val3" office:value-type="string" calcext:value-type="string">
            <text:p>Πολλές υπηρεσίες</text:p>
          </table:table-cell>
          <table:table-cell table:style-name="ce19" table:formula="of:=FALSE()" office:value-type="float" office:value="0" calcext:value-type="float">
            <text:p>0</text:p>
          </table:table-cell>
          <table:table-cell table:style-name="ce19" table:formula="of:=FALSE()" office:value-type="float" office:value="0" calcext:value-type="float">
            <text:p>0</text:p>
          </table:table-cell>
          <table:table-cell table:style-name="ce19" table:number-columns-repeated="2"/>
          <table:table-cell table:style-name="ce24" table:number-columns-repeated="16"/>
          <table:table-cell table:number-columns-repeated="999"/>
        </table:table-row>
        <table:table-row table:style-name="ro1" table:number-rows-repeated="1047846">
          <table:table-cell table:number-columns-repeated="1024"/>
        </table:table-row>
        <table:table-row table:style-name="ro1">
          <table:table-cell table:number-columns-repeated="1024"/>
        </table:table-row>
        <calcext:conditional-formats>
          <calcext:conditional-format calcext:target-range-address="Main.C1:Main.C729 Main.D1:Main.D1">
            <calcext:condition calcext:apply-style-name="ConditionalStyle_1" calcext:value="formula-is(LEN(TRIM([.C1]))&gt;0)" calcext:base-cell-address="Main.C1"/>
          </calcext:conditional-format>
          <calcext:conditional-format calcext:target-range-address="Main.D1:Main.E729">
            <calcext:condition calcext:apply-style-name="ConditionalStyle_1" calcext:value="formula-is(LEN(TRIM([.D1]))&gt;0)" calcext:base-cell-address="Main.D1"/>
          </calcext:conditional-format>
        </calcext:conditional-formats>
      </table:table>
      <table:table table:name="clean backup" table:style-name="ta3">
        <table:table-column table:style-name="co12" table:default-cell-style-name="Default"/>
        <table:table-column table:style-name="co13" table:default-cell-style-name="Default"/>
        <table:table-column table:style-name="co14" table:default-cell-style-name="Default"/>
        <table:table-column table:style-name="co12" table:number-columns-repeated="19" table:default-cell-style-name="Default"/>
        <table:table-column table:style-name="co1" table:number-columns-repeated="1002" table:default-cell-style-name="Default"/>
        <table:table-row table:style-name="ro4">
          <table:table-cell table:style-name="ce28" office:value-type="string" calcext:value-type="string">
            <text:p>Όνομα Μητρώου</text:p>
          </table:table-cell>
          <table:table-cell table:style-name="ce28" office:value-type="string" calcext:value-type="string">
            <text:p>Φορέας</text:p>
          </table:table-cell>
          <table:table-cell table:style-name="ce28" office:value-type="string" calcext:value-type="string">
            <text:p>Type</text:p>
          </table:table-cell>
          <table:table-cell table:style-name="ce28" office:value-type="string" calcext:value-type="string">
            <text:p>Info</text:p>
          </table:table-cell>
          <table:table-cell table:style-name="ce28" table:number-columns-repeated="18"/>
          <table:table-cell table:number-columns-repeated="1002"/>
        </table:table-row>
        <table:table-row table:style-name="ro5">
          <table:table-cell table:style-name="ce29" office:value-type="string" calcext:value-type="string">
            <text:p>Μητρώο Εγγεγραμμένων Εξαγωγέων REX</text:p>
          </table:table-cell>
          <table:table-cell table:style-name="ce30" office:value-type="string" calcext:value-type="string">
            <text:p>ΑΝΕΞΑΡΤΗΤΗ ΑΡΧΗ ΔΗΜΟΣΙΩΝ ΕΣΟΔ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ιχνηλασιμότητας καπνικών προϊόντων</text:p>
          </table:table-cell>
          <table:table-cell table:style-name="ce30" office:value-type="string" calcext:value-type="string">
            <text:p>ΑΝΕΞΑΡΤΗΤΗ ΑΡΧΗ ΔΗΜΟΣΙΩΝ ΕΣΟΔΩΝ</text:p>
          </table:table-cell>
          <table:table-cell table:style-name="ce30" office:value-type="string" calcext:value-type="string">
            <text:p>PRODUCT/UNIQUE</text:p>
          </table:table-cell>
          <table:table-cell table:style-name="ce30" table:number-columns-repeated="19"/>
          <table:table-cell table:number-columns-repeated="1002"/>
        </table:table-row>
        <table:table-row table:style-name="ro5">
          <table:table-cell table:style-name="ce30" office:value-type="string" calcext:value-type="string">
            <text:p>Φορολογικό μητρώο</text:p>
          </table:table-cell>
          <table:table-cell table:style-name="ce30" office:value-type="string" calcext:value-type="string">
            <text:p>ΑΝΕΞΑΡΤΗΤΗ ΑΡΧΗ ΔΗΜΟΣΙΩΝ ΕΣΟΔΩΝ</text:p>
          </table:table-cell>
          <table:table-cell table:style-name="ce30" table:number-columns-repeated="20"/>
          <table:table-cell table:number-columns-repeated="1002"/>
        </table:table-row>
        <table:table-row table:style-name="ro5">
          <table:table-cell table:style-name="ce30" office:value-type="string" calcext:value-type="string">
            <text:p>Εγκεκριμένοι κώδικες δεοντολογίας</text:p>
          </table:table-cell>
          <table:table-cell table:style-name="ce30" office:value-type="string" calcext:value-type="string">
            <text:p>ΑΡΧΗ ΠΡΟΣΤΑΣΙΑΣ ΔΕΔΟΜΕΝΩΝ ΠΡΟΣΩΠΙΚΟΥ ΧΑΡ</text:p>
          </table:table-cell>
          <table:table-cell table:style-name="ce30" table:number-columns-repeated="20"/>
          <table:table-cell table:number-columns-repeated="1002"/>
        </table:table-row>
        <table:table-row table:style-name="ro5">
          <table:table-cell table:style-name="ce30" office:value-type="string" calcext:value-type="string">
            <text:p>Πράξεις της Αρχής</text:p>
          </table:table-cell>
          <table:table-cell table:style-name="ce30" office:value-type="string" calcext:value-type="string">
            <text:p>ΑΡΧΗ ΠΡΟΣΤΑΣΙΑΣ ΔΕΔΟΜΕΝΩΝ ΠΡΟΣΩΠΙΚΟΥ ΧΑΡ</text:p>
          </table:table-cell>
          <table:table-cell table:style-name="ce30" office:value-type="string" calcext:value-type="string">
            <text:p>UNIQUE</text:p>
          </table:table-cell>
          <table:table-cell table:style-name="ce30" table:number-columns-repeated="19"/>
          <table:table-cell table:number-columns-repeated="1002"/>
        </table:table-row>
        <table:table-row table:style-name="ro5">
          <table:table-cell table:style-name="ce30" office:value-type="string" calcext:value-type="string">
            <text:p>Σχήματα πιστοποίησης - Κριτήρια πιστοποίησης</text:p>
          </table:table-cell>
          <table:table-cell table:style-name="ce30" office:value-type="string" calcext:value-type="string">
            <text:p>ΑΡΧΗ ΠΡΟΣΤΑΣΙΑΣ ΔΕΔΟΜΕΝΩΝ ΠΡΟΣΩΠΙΚΟΥ ΧΑΡ</text:p>
          </table:table-cell>
          <table:table-cell table:style-name="ce30" table:number-columns-repeated="20"/>
          <table:table-cell table:number-columns-repeated="1002"/>
        </table:table-row>
        <table:table-row table:style-name="ro5">
          <table:table-cell table:style-name="ce30" office:value-type="string" calcext:value-type="string">
            <text:p>Χορήγηση της λίστας του άρθρου 13</text:p>
          </table:table-cell>
          <table:table-cell table:style-name="ce30" office:value-type="string" calcext:value-type="string">
            <text:p>ΑΡΧΗ ΠΡΟΣΤΑΣΙΑΣ ΔΕΔΟΜΕΝΩΝ ΠΡΟΣΩΠΙΚΟΥ ΧΑΡ</text:p>
          </table:table-cell>
          <table:table-cell table:style-name="ce30"/>
          <table:table-cell table:style-name="ce30" office:value-type="string" calcext:value-type="string">
            <text:p>IMPROVE NAME</text:p>
          </table:table-cell>
          <table:table-cell table:style-name="ce30" table:number-columns-repeated="18"/>
          <table:table-cell table:number-columns-repeated="1002"/>
        </table:table-row>
        <table:table-row table:style-name="ro5">
          <table:table-cell table:style-name="ce31" office:value-type="string" calcext:value-type="string">
            <text:p>Μητρώο Εμπειρογνωμόνων (ΕΘΑΑΕ)</text:p>
          </table:table-cell>
          <table:table-cell table:style-name="ce30" office:value-type="string" calcext:value-type="string">
            <text:p>ΕΘΝΙΚΗ ΑΡΧΗ ΑΝΩΤΑΤΗΣ ΕΚΠΑΙΔΕΥΣΗ (ΕΘΑΕΕ)</text:p>
          </table:table-cell>
          <table:table-cell table:style-name="ce30" table:number-columns-repeated="20"/>
          <table:table-cell table:number-columns-repeated="1002"/>
        </table:table-row>
        <table:table-row table:style-name="ro5">
          <table:table-cell table:style-name="ce30" office:value-type="string" calcext:value-type="string">
            <text:p>Μητρώο Φοιτητών (ΕΘΑΑΕ)</text:p>
          </table:table-cell>
          <table:table-cell table:style-name="ce30" office:value-type="string" calcext:value-type="string">
            <text:p>ΕΘΝΙΚΗ ΑΡΧΗ ΑΝΩΤΑΤΗΣ ΕΚΠΑΙΔΕΥΣΗ (ΕΘΑΕΕ)</text:p>
          </table:table-cell>
          <table:table-cell table:style-name="ce30" table:number-columns-repeated="20"/>
          <table:table-cell table:number-columns-repeated="1002"/>
        </table:table-row>
        <table:table-row table:style-name="ro5">
          <table:table-cell table:style-name="ce30" office:value-type="string" calcext:value-type="string">
            <text:p>Μητρώο αδειοδοτημένων σε άλλα κράτη μέλη παρόχων υπηρεσιών μέσων επικοινωνίας τα προγράμματα των οποίων παρέχονται στην Ελλάδα</text:p>
          </table:table-cell>
          <table:table-cell table:style-name="ce30" office:value-type="string" calcext:value-type="string">
            <text:p>ΕΘΝΙΚΟ ΣΥΜΒΟΥΛΙΟ ΡΑΔΙΟΤΗΛΕΟΡΑΣΗΣ (Ε.Σ.Ρ.</text:p>
          </table:table-cell>
          <table:table-cell table:style-name="ce30" table:number-columns-repeated="20"/>
          <table:table-cell table:number-columns-repeated="1002"/>
        </table:table-row>
        <table:table-row table:style-name="ro5">
          <table:table-cell table:style-name="ce30" office:value-type="string" calcext:value-type="string">
            <text:p>Μητρώο αλλοδαπών παρόχων κατά παραγγελία υπηρεσιών μέσων επικοινωνίας που παρέχουν τις υπηρεσίες τους στην Ελλάδα</text:p>
          </table:table-cell>
          <table:table-cell table:style-name="ce30" office:value-type="string" calcext:value-type="string">
            <text:p>ΕΘΝΙΚΟ ΣΥΜΒΟΥΛΙΟ ΡΑΔΙΟΤΗΛΕΟΡΑΣΗΣ (Ε.Σ.Ρ.</text:p>
          </table:table-cell>
          <table:table-cell table:style-name="ce30" table:number-columns-repeated="20"/>
          <table:table-cell table:number-columns-repeated="1002"/>
        </table:table-row>
        <table:table-row table:style-name="ro5">
          <table:table-cell table:style-name="ce30" office:value-type="string" calcext:value-type="string">
            <text:p>Μητρώο εγκατεστημένων στην Ελλάδα παρόχων υπηρεσιών μέσων επικοινωνίας (γραμμικών και μη)</text:p>
          </table:table-cell>
          <table:table-cell table:style-name="ce30" office:value-type="string" calcext:value-type="string">
            <text:p>ΕΘΝΙΚΟ ΣΥΜΒΟΥΛΙΟ ΡΑΔΙΟΤΗΛΕΟΡΑΣΗΣ (Ε.Σ.Ρ.</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επιχειρήσεων που τηρούνται βάσει των λοιπών διατάξεων του ΠΔ 310/1996</text:p>
          </table:table-cell>
          <table:table-cell table:style-name="ce30" office:value-type="string" calcext:value-type="string">
            <text:p>ΕΘΝΙΚΟ ΣΥΜΒΟΥΛΙΟ ΡΑΔΙΟΤΗΛΕΟΡΑΣΗΣ (Ε.Σ.Ρ.</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παρόχων συνδρομητικών ραδιοφωνικών και τηλεοπτικών υπηρεσιών (κάτοχοι αδείας του Ν 2644/1998)</text:p>
          </table:table-cell>
          <table:table-cell table:style-name="ce30" office:value-type="string" calcext:value-type="string">
            <text:p>ΕΘΝΙΚΟ ΣΥΜΒΟΥΛΙΟ ΡΑΔΙΟΤΗΛΕΟΡΑΣΗΣ (Ε.Σ.Ρ.</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παρόχων υπηρεσιών πλατφόρμας διαμοιρασμού βίντεο</text:p>
          </table:table-cell>
          <table:table-cell table:style-name="ce30" office:value-type="string" calcext:value-type="string">
            <text:p>ΕΘΝΙΚΟ ΣΥΜΒΟΥΛΙΟ ΡΑΔΙΟΤΗΛΕΟΡΑΣΗΣ (Ε.Σ.Ρ.</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ραδιοφωνικών σταθμών (ανά νομό)</text:p>
          </table:table-cell>
          <table:table-cell table:style-name="ce30" office:value-type="string" calcext:value-type="string">
            <text:p>ΕΘΝΙΚΟ ΣΥΜΒΟΥΛΙΟ ΡΑΔΙΟΤΗΛΕΟΡΑΣΗΣ (Ε.Σ.Ρ.</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τηλεοπτικών σταθμών ελεύθερης λήψης</text:p>
          </table:table-cell>
          <table:table-cell table:style-name="ce30" office:value-type="string" calcext:value-type="string">
            <text:p>ΕΘΝΙΚΟ ΣΥΜΒΟΥΛΙΟ ΡΑΔΙΟΤΗΛΕΟΡΑΣΗΣ (Ε.Σ.Ρ.</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φορέων και επιχειρήσεων δημοσκοπήσεων</text:p>
          </table:table-cell>
          <table:table-cell table:style-name="ce30" office:value-type="string" calcext:value-type="string">
            <text:p>ΕΘΝΙΚΟ ΣΥΜΒΟΥΛΙΟ ΡΑΔΙΟΤΗΛΕΟΡΑΣΗΣ (Ε.Σ.Ρ.</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29" office:value-type="string" calcext:value-type="string">
            <text:p>Μητρώο Δήμων, Κοινοτήτων και Οικισμών</text:p>
          </table:table-cell>
          <table:table-cell table:style-name="ce30" office:value-type="string" calcext:value-type="string">
            <text:p>ΕΛΛΗΝΙΚΗ ΣΤΑΤΙΣΤΙΚΗ ΑΡΧΗ (πρώην ΕΣΥΕ)</text:p>
          </table:table-cell>
          <table:table-cell table:style-name="ce30" office:value-type="string" calcext:value-type="string">
            <text:p>EXISTING</text:p>
          </table:table-cell>
          <table:table-cell table:style-name="ce30" table:number-columns-repeated="19"/>
          <table:table-cell table:number-columns-repeated="1002"/>
        </table:table-row>
        <table:table-row table:style-name="ro5">
          <table:table-cell table:style-name="ce30" office:value-type="string" calcext:value-type="string">
            <text:p>Μητρώο Φορέων Γενικής Κυβέρνησης</text:p>
          </table:table-cell>
          <table:table-cell table:style-name="ce30" office:value-type="string" calcext:value-type="string">
            <text:p>ΕΛΛΗΝΙΚΗ ΣΤΑΤΙΣΤΙΚΗ ΑΡΧΗ (πρώην ΕΣΥΕ)</text:p>
          </table:table-cell>
          <table:table-cell table:style-name="ce30" office:value-type="string" calcext:value-type="string">
            <text:p>ΦΟΡΕΙΣ ΔΗΜΟΣΙΟΥ</text:p>
          </table:table-cell>
          <table:table-cell table:style-name="ce30" table:number-columns-repeated="19"/>
          <table:table-cell table:number-columns-repeated="1002"/>
        </table:table-row>
        <table:table-row table:style-name="ro5">
          <table:table-cell table:style-name="ce30" office:value-type="string" calcext:value-type="string">
            <text:p>Στατιστικό Μητρώο Επιχειρήσεων</text:p>
          </table:table-cell>
          <table:table-cell table:style-name="ce30" office:value-type="string" calcext:value-type="string">
            <text:p>ΕΛΛΗΝΙΚΗ ΣΤΑΤΙΣΤΙΚΗ ΑΡΧΗ (πρώην ΕΣΥΕ)</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1" office:value-type="string" calcext:value-type="string">
            <text:p>Μητρώο Αναθετουσών Αρχών / Αναθετόντων Φορέων</text:p>
          </table:table-cell>
          <table:table-cell table:style-name="ce30" office:value-type="string" calcext:value-type="string">
            <text:p>ΕΝΙΑΙΑ ΑΝΕΞΑΡΤΗΤΗ ΑΡΧΗ ΔΗΜΟΣΙΩΝ ΣΥΜΒΑΣΕΩ</text:p>
          </table:table-cell>
          <table:table-cell table:style-name="ce30" office:value-type="string" calcext:value-type="string">
            <text:p>ΦΟΡΕΙΣ ΔΗΜΟΣΙΟΥ</text:p>
          </table:table-cell>
          <table:table-cell table:style-name="ce30" table:number-columns-repeated="19"/>
          <table:table-cell table:number-columns-repeated="1002"/>
        </table:table-row>
        <table:table-row table:style-name="ro5">
          <table:table-cell table:style-name="ce29" office:value-type="string" calcext:value-type="string">
            <text:p>Μητρώο Αποκλεισθέντων Οικονομικών Φορέων</text:p>
          </table:table-cell>
          <table:table-cell table:style-name="ce30" office:value-type="string" calcext:value-type="string">
            <text:p>ΕΝΙΑΙΑ ΑΝΕΞΑΡΤΗΤΗ ΑΡΧΗ ΔΗΜΟΣΙΩΝ ΣΥΜΒΑΣΕΩ</text:p>
          </table:table-cell>
          <table:table-cell table:style-name="ce30" office:value-type="string" calcext:value-type="string">
            <text:p>ΦΟΡΕΙΣ ΔΗΜΟΣΙΟΥ</text:p>
          </table:table-cell>
          <table:table-cell table:style-name="ce30" table:number-columns-repeated="19"/>
          <table:table-cell table:number-columns-repeated="1002"/>
        </table:table-row>
        <table:table-row table:style-name="ro5">
          <table:table-cell table:style-name="ce30" office:value-type="string" calcext:value-type="string">
            <text:p>Ειδικό Μητρώο Προμηθευτών Εξοπλισμού Διεξαγωγής Τυχερών Παιγνίων</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Κατάλογος μη Αδειοδοτημένων Παρόχων Τυχερών Παιγνίων (Blacklist)</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Κατάλογος Χαρακτηρισμένων Παιγνίων</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UNIQUE</text:p>
          </table:table-cell>
          <table:table-cell table:style-name="ce30" table:number-columns-repeated="19"/>
          <table:table-cell table:number-columns-repeated="1002"/>
        </table:table-row>
        <table:table-row table:style-name="ro5">
          <table:table-cell table:style-name="ce30" office:value-type="string" calcext:value-type="string">
            <text:p>Κατάσταση Τυχερών Παιγνίων που Διεξάγονται μέσω Ραδιοτηλεοπτικών και Τηλεπικοινωνιακών Μέσων</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UNIQUE</text:p>
          </table:table-cell>
          <table:table-cell table:style-name="ce30" table:number-columns-repeated="19"/>
          <table:table-cell table:number-columns-repeated="1002"/>
        </table:table-row>
        <table:table-row table:style-name="ro5">
          <table:table-cell table:style-name="ce31" office:value-type="string" calcext:value-type="string">
            <text:p>Μητρώο Αδειοδοτημένων Φορέων Εκμετάλλευσης Ηλεκτρονικών Τεχνικών-Ψυχαγωγικών Παιγνίων (ΗΤΨΠ)</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29" office:value-type="string" calcext:value-type="string">
            <text:p>Μητρώο Αποκλειόμενων Παικτών</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UNIQUE</text:p>
          </table:table-cell>
          <table:table-cell table:style-name="ce30" table:number-columns-repeated="19"/>
          <table:table-cell table:number-columns-repeated="1002"/>
        </table:table-row>
        <table:table-row table:style-name="ro5">
          <table:table-cell table:style-name="ce31" office:value-type="string" calcext:value-type="string">
            <text:p>Μητρώο Διοικητικού και Λοιπού Προσωπικού Επιχείρησης Καζίνο</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29" office:value-type="string" calcext:value-type="string">
            <text:p>Μητρώο Κατασκευαστών</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1" office:value-type="string" calcext:value-type="string">
            <text:p>Μητρώο Κατόχων Άδειας Διοργάνωσης και Διεξαγωγής Τυχερών Παιγνίων</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29" office:value-type="string" calcext:value-type="string">
            <text:p>Μητρώο Μετόχων - Εταίρων Κατόχου Άδειας Διεξαγωγής Τυχερών Παιγνίων</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31" office:value-type="string" calcext:value-type="string">
            <text:p>Μητρώο Οργανισμών Πιστοποίησης</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29" office:value-type="string" calcext:value-type="string">
            <text:p>Μητρώο Πιστοποιημένων Ηλεκτρονικών Τεχνικών-Ψυχαγωγικών Παιγνίων (ΗΤΨΠ)</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31" office:value-type="string" calcext:value-type="string">
            <text:p>Μητρώο Πιστοποιημένων Καταστημάτων Διεξαγωγής Παιγνίων με Παιγνιομηχανήματα τύπου Video Lottery Terminals (VLT)</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29" office:value-type="string" calcext:value-type="string">
            <text:p>Μητρώο Πιστοποιημένων Καταστημάτων Ηλεκτρονικών Τεχνικών-Ψυχαγωγικών Παιγνίων (ΗΤΨΠ)</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1" office:value-type="string" calcext:value-type="string">
            <text:p>Μητρώο Πιστοποιημένων Παιγνιομηχανημάτων Ηλεκτρονικών Τεχνικών-Ψυχαγωγικών Παιγνίων (ΗΤΨΠ)</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UNIQUE</text:p>
          </table:table-cell>
          <table:table-cell table:style-name="ce30" table:number-columns-repeated="19"/>
          <table:table-cell table:number-columns-repeated="1002"/>
        </table:table-row>
        <table:table-row table:style-name="ro5">
          <table:table-cell table:style-name="ce29" office:value-type="string" calcext:value-type="string">
            <text:p>Μητρώο Πιστοποιημένων Τεχνικών Παιγνίων και Παιγνιομηχανημάτων Ηλεκτρονικών Τεχνικών-Ψυχαγωγικών Παιγνίων (ΗΤΨΠ)</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UNIQUE</text:p>
          </table:table-cell>
          <table:table-cell table:style-name="ce30" table:number-columns-repeated="19"/>
          <table:table-cell table:number-columns-repeated="1002"/>
        </table:table-row>
        <table:table-row table:style-name="ro5">
          <table:table-cell table:style-name="ce31" office:value-type="string" calcext:value-type="string">
            <text:p>Μητρώο Προμηθευτών - Εισαγωγέων</text:p>
          </table:table-cell>
          <table:table-cell table:style-name="ce30" office:value-type="string" calcext:value-type="string">
            <text:p>ΕΠΙΤΡΟΠΗ ΕΠΟΠΤΕΙΑΣ ΚΑΙ ΕΛΕΓΧΟΥ ΠΑΙΓΝΙΩΝ</text:p>
          </table:table-cell>
          <table:table-cell table:style-name="ce30" office:value-type="string" calcext:value-type="string">
            <text:p>PRODUCT</text:p>
          </table:table-cell>
          <table:table-cell table:style-name="ce30" table:number-columns-repeated="19"/>
          <table:table-cell table:number-columns-repeated="1002"/>
        </table:table-row>
        <table:table-row table:style-name="ro5">
          <table:table-cell table:style-name="ce29" office:value-type="string" calcext:value-type="string">
            <text:p>Μητρώο Προσώπων που Επιτελούν Κρίσιμες Λειτουργίες</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31" office:value-type="string" calcext:value-type="string">
            <text:p>Μητρώο Συνεργατών (Affiliates)</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29" office:value-type="string" calcext:value-type="string">
            <text:p>Μητρώο Συνεργατών Επιχείρησης Καζίνο (Junket)</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31" office:value-type="string" calcext:value-type="string">
            <text:p>Μητρώο Τεχνικών</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29" office:value-type="string" calcext:value-type="string">
            <text:p>Μητρώο Τεχνικών Μέσων και Υλικών (ΤΜΚΥ) Διεξαγωγής Τυχερών Παιγνίων</text:p>
          </table:table-cell>
          <table:table-cell table:style-name="ce30" office:value-type="string" calcext:value-type="string">
            <text:p>ΕΠΙΤΡΟΠΗ ΕΠΟΠΤΕΙΑΣ ΚΑΙ ΕΛΕΓΧΟΥ ΠΑΙΓΝΙΩΝ</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Αδειών Μηχανοδηγού (ΕΜΑΜ), άρθρο 22.1α ν.3911/2011 (Α’12)</text:p>
          </table:table-cell>
          <table:table-cell table:style-name="ce30" office:value-type="string" calcext:value-type="string">
            <text:p>ΡΥΘΜΙΣΤΙΚΗ ΑΡΧΗ ΣΙΔΗΡΟΔΡΟΜΩΝ</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Οχημάτων (ΕΜΟ), άρθρο 46 του ν.4632/2019 (Α’ 159)</text:p>
          </table:table-cell>
          <table:table-cell table:style-name="ce30" office:value-type="string" calcext:value-type="string">
            <text:p>ΡΥΘΜΙΣΤΙΚΗ ΑΡΧΗ ΣΙΔΗΡΟΔΡΟΜΩΝ</text:p>
          </table:table-cell>
          <table:table-cell table:style-name="ce30" table:number-columns-repeated="20"/>
          <table:table-cell table:number-columns-repeated="1002"/>
        </table:table-row>
        <table:table-row table:style-name="ro5">
          <table:table-cell table:style-name="ce31" office:value-type="string" calcext:value-type="string">
            <text:p>Μητρώο Αναγνωρισμένων Εκπαιδευτικών Κέντρων Μηχανοδηγών και Υποψηφίων Μηχανοδηγών, άρθρα 19.1ε και 20.2 ν.3911/2011 (Α’12)</text:p>
          </table:table-cell>
          <table:table-cell table:style-name="ce30" office:value-type="string" calcext:value-type="string">
            <text:p>ΡΥΘΜΙΣΤΙΚΗ ΑΡΧΗ ΣΙΔΗΡΟΔΡΟΜΩΝ</text:p>
          </table:table-cell>
          <table:table-cell table:style-name="ce30" table:number-columns-repeated="20"/>
          <table:table-cell table:number-columns-repeated="1002"/>
        </table:table-row>
        <table:table-row table:style-name="ro5">
          <table:table-cell table:style-name="ce29" office:value-type="string" calcext:value-type="string">
            <text:p>Μητρώο Αναγνωρισμένων Εξεταστών Μηχανοδηγών και Υποψηφίων Μηχανοδηγών, άρθρο 76 ν.4530/2018 (Α’ 59)</text:p>
          </table:table-cell>
          <table:table-cell table:style-name="ce30" office:value-type="string" calcext:value-type="string">
            <text:p>ΡΥΘΜΙΣΤΙΚΗ ΑΡΧΗ ΣΙΔΗΡΟΔΡΟΜΩΝ</text:p>
          </table:table-cell>
          <table:table-cell table:style-name="ce30" table:number-columns-repeated="20"/>
          <table:table-cell table:number-columns-repeated="1002"/>
        </table:table-row>
        <table:table-row table:style-name="ro5">
          <table:table-cell table:style-name="ce31" office:value-type="string" calcext:value-type="string">
            <text:p>Μητρώο Αναγνωρισμένων Ιατρών, άρθρα 19.1ε και 20.2 ν.3911/2011 (Α’12)</text:p>
          </table:table-cell>
          <table:table-cell table:style-name="ce30" office:value-type="string" calcext:value-type="string">
            <text:p>ΡΥΘΜΙΣΤΙΚΗ ΑΡΧΗ ΣΙΔΗΡΟΔΡΟΜΩΝ</text:p>
          </table:table-cell>
          <table:table-cell table:style-name="ce30" table:number-columns-repeated="20"/>
          <table:table-cell table:number-columns-repeated="1002"/>
        </table:table-row>
        <table:table-row table:style-name="ro5">
          <table:table-cell table:style-name="ce29" office:value-type="string" calcext:value-type="string">
            <text:p>Μητρώο Πιστοποιημένων Εκπαιδευτών Μηχανοδηγών και Υποψηφίων Μηχανοδηγών, άρθρο 76 ν.4530/2018 (Α’ 59)</text:p>
          </table:table-cell>
          <table:table-cell table:style-name="ce30" office:value-type="string" calcext:value-type="string">
            <text:p>ΡΥΘΜΙΣΤΙΚΗ ΑΡΧΗ ΣΙΔΗΡΟΔΡΟΜΩΝ</text:p>
          </table:table-cell>
          <table:table-cell table:style-name="ce30" table:number-columns-repeated="20"/>
          <table:table-cell table:number-columns-repeated="1002"/>
        </table:table-row>
        <table:table-row table:style-name="ro5">
          <table:table-cell table:style-name="ce31" office:value-type="string" calcext:value-type="string">
            <text:p>Μητρώο Σιδηροδρομικών Επιχειρήσεων, άρθρο 25.1 του ν.4408/2016 (Α’ 135)</text:p>
          </table:table-cell>
          <table:table-cell table:style-name="ce30" office:value-type="string" calcext:value-type="string">
            <text:p>ΡΥΘΜΙΣΤΙΚΗ ΑΡΧΗ ΣΙΔΗΡΟΔΡΟΜΩΝ</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Αγροτικών Συνεταιρισμών και άλλων Συλλογικών Φορέων (ΕΜΑΣ)</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Εθνικός Πίνακας Κριτών (Ν4310/14 άρθρο 30)</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Ενιαίο Μητρώο Εμπόρων Αγροτικών Προϊόντων, Εφοδίων και Εισροών (Ε.Μ.Ε.Α.Π.Ε.Ε.)</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Περιβαλλοντικό Μητρώο</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Κεντρικό Ηλεκτρονικό Μητρώο Οικοτεχνίας (ΚΗΜΟ)</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ΑΠΑΣΧΟΛΗΣΗ/ΕΠΑΓΓΕΛΜΑ</text:p>
          </table:table-cell>
          <table:table-cell table:style-name="ce30" table:number-columns-repeated="19"/>
          <table:table-cell table:number-columns-repeated="1002"/>
        </table:table-row>
        <table:table-row table:style-name="ro5">
          <table:table-cell table:style-name="ce29" office:value-type="string" calcext:value-type="string">
            <text:p>Μελισσοκομικό Μητρώο</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ΑΠΑΣΧΟΛΗΣΗ/ΕΠΑΓΓΕΛΜΑ</text:p>
          </table:table-cell>
          <table:table-cell table:style-name="ce30" table:number-columns-repeated="19"/>
          <table:table-cell table:number-columns-repeated="1002"/>
        </table:table-row>
        <table:table-row table:style-name="ro5">
          <table:table-cell table:style-name="ce31" office:value-type="string" calcext:value-type="string">
            <text:p>Μητρώο Αγροτών και Αγροτικών Εκμεταλλεύσε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ΑΠΑΣΧΟΛΗΣΗ/ΕΠΑΓΓΕΛΜΑ</text:p>
          </table:table-cell>
          <table:table-cell table:style-name="ce30" table:number-columns-repeated="19"/>
          <table:table-cell table:number-columns-repeated="1002"/>
        </table:table-row>
        <table:table-row table:style-name="ro5">
          <table:table-cell table:style-name="ce29" office:value-type="string" calcext:value-type="string">
            <text:p>Μητρώο Αδειών Εμπορίας &amp; Παραγωγής Πολλαπλασιαστικού Υλικού</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ΑΠΑΣΧΟΛΗΣΗ/ΕΠΑΓΓΕΛΜΑ</text:p>
          </table:table-cell>
          <table:table-cell table:style-name="ce30" table:number-columns-repeated="19"/>
          <table:table-cell table:number-columns-repeated="1002"/>
        </table:table-row>
        <table:table-row table:style-name="ro5">
          <table:table-cell table:style-name="ce31" office:value-type="string" calcext:value-type="string">
            <text:p>Μητρώο Βιοκαλλιεργητώ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ΑΠΑΣΧΟΛΗΣΗ/ΕΠΑΓΓΕΛΜΑ</text:p>
          </table:table-cell>
          <table:table-cell table:style-name="ce30" table:number-columns-repeated="19"/>
          <table:table-cell table:number-columns-repeated="1002"/>
        </table:table-row>
        <table:table-row table:style-name="ro5">
          <table:table-cell table:style-name="ce29" office:value-type="string" calcext:value-type="string">
            <text:p>Μητρώο Βιοκτόνων Προιόντ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PRODUCT</text:p>
          </table:table-cell>
          <table:table-cell table:style-name="ce30" table:number-columns-repeated="19"/>
          <table:table-cell table:number-columns-repeated="1002"/>
        </table:table-row>
        <table:table-row table:style-name="ro5">
          <table:table-cell table:style-name="ce31" office:value-type="string" calcext:value-type="string">
            <text:p>Μητρώο Βιομηχανιών Βιοτεχνιών Γεωργικών Φαρμάκ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PRODUCT</text:p>
          </table:table-cell>
          <table:table-cell table:style-name="ce30" table:number-columns-repeated="19"/>
          <table:table-cell table:number-columns-repeated="1002"/>
        </table:table-row>
        <table:table-row table:style-name="ro5">
          <table:table-cell table:style-name="ce29" office:value-type="string" calcext:value-type="string">
            <text:p>Μητρώο Βιομηχανιών και Βιοτεχνιών Φυτοπροστατευτικών Προϊόντ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PRODUCT</text:p>
          </table:table-cell>
          <table:table-cell table:style-name="ce30" table:number-columns-repeated="19"/>
          <table:table-cell table:number-columns-repeated="1002"/>
        </table:table-row>
        <table:table-row table:style-name="ro5">
          <table:table-cell table:style-name="ce31" office:value-type="string" calcext:value-type="string">
            <text:p>Μητρώο Γεωργικών Στατιστικών Οργάν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29" office:value-type="string" calcext:value-type="string">
            <text:p>Μητρώο Εγκαταστάσεων Βοοειδών - Χοίρων - Αιγοπροβάτ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STRUCTURE</text:p>
          </table:table-cell>
          <table:table-cell table:style-name="ce30" table:number-columns-repeated="19"/>
          <table:table-cell table:number-columns-repeated="1002"/>
        </table:table-row>
        <table:table-row table:style-name="ro5">
          <table:table-cell table:style-name="ce29" office:value-type="string" calcext:value-type="string">
            <text:p>Μητρώο Εγκαταστάσεων και Εμπόρων Ζωικών Προιόντ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STRUCTURE</text:p>
          </table:table-cell>
          <table:table-cell table:style-name="ce30" table:number-columns-repeated="19"/>
          <table:table-cell table:number-columns-repeated="1002"/>
        </table:table-row>
        <table:table-row table:style-name="ro5">
          <table:table-cell table:style-name="ce31" office:value-type="string" calcext:value-type="string">
            <text:p>Μητρώο Εγκαταστάσεων Συσκευασίας νωπών οπορωκηπευτικώ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STRUCTURE</text:p>
          </table:table-cell>
          <table:table-cell table:style-name="ce30" table:number-columns-repeated="19"/>
          <table:table-cell table:number-columns-repeated="1002"/>
        </table:table-row>
        <table:table-row table:style-name="ro5">
          <table:table-cell table:style-name="ce31" office:value-type="string" calcext:value-type="string">
            <text:p>Μητρώο Εγκεκριμένων Γεωργικών Φαρμάκ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PRODUCT</text:p>
          </table:table-cell>
          <table:table-cell table:style-name="ce30" table:number-columns-repeated="19"/>
          <table:table-cell table:number-columns-repeated="1002"/>
        </table:table-row>
        <table:table-row table:style-name="ro5">
          <table:table-cell table:style-name="ce30" office:value-type="string" calcext:value-type="string">
            <text:p>Μητρώο εγκεκριμένων κέντρων αποθήκευσης &amp; παραγωγής σπέρματος</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STRUCTURE</text:p>
          </table:table-cell>
          <table:table-cell table:style-name="ce30" table:number-columns-repeated="19"/>
          <table:table-cell table:number-columns-repeated="1002"/>
        </table:table-row>
        <table:table-row table:style-name="ro5">
          <table:table-cell table:style-name="ce30" office:value-type="string" calcext:value-type="string">
            <text:p>Μητρώο εγκεκριμένων Μέσων Σήμανσης</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PIGS...</text:p>
          </table:table-cell>
          <table:table-cell table:style-name="ce30" table:number-columns-repeated="19"/>
          <table:table-cell table:number-columns-repeated="1002"/>
        </table:table-row>
        <table:table-row table:style-name="ro5">
          <table:table-cell table:style-name="ce29" office:value-type="string" calcext:value-type="string">
            <text:p>Μητρώο Εγκεκριμένων Οχημάτων Μεταφοράς Ζωικών Υποπροιόντ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1" office:value-type="string" calcext:value-type="string">
            <text:p>Μητρώο Εγκεκριμένων Σφαγεί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εμπόρων ζωικών προϊόντ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PRODUCT</text:p>
          </table:table-cell>
          <table:table-cell table:style-name="ce30" table:number-columns-repeated="19"/>
          <table:table-cell table:number-columns-repeated="1002"/>
        </table:table-row>
        <table:table-row table:style-name="ro5">
          <table:table-cell table:style-name="ce29" office:value-type="string" calcext:value-type="string">
            <text:p>Μητρώο Εμπόρων Ζώντων Ζώ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1" office:value-type="string" calcext:value-type="string">
            <text:p>Μητρώο Εμπόρων Νωπών Οπωροκηπευτικών (ΜΕΝΟ)</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PRODUCT</text:p>
          </table:table-cell>
          <table:table-cell table:style-name="ce30" table:number-columns-repeated="19"/>
          <table:table-cell table:number-columns-repeated="1002"/>
        </table:table-row>
        <table:table-row table:style-name="ro5">
          <table:table-cell table:style-name="ce29" office:value-type="string" calcext:value-type="string">
            <text:p>Μητρώο Εξεταστικών Κέντρων Πιστοποίησης Γεωργικών φαρμάκ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1" office:value-type="string" calcext:value-type="string">
            <text:p>Μητρώο Επαγγελματικών Αλιευτικών Σκαφώ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VEHICLE</text:p>
          </table:table-cell>
          <table:table-cell table:style-name="ce30" table:number-columns-repeated="19"/>
          <table:table-cell table:number-columns-repeated="1002"/>
        </table:table-row>
        <table:table-row table:style-name="ro5">
          <table:table-cell table:style-name="ce29" office:value-type="string" calcext:value-type="string">
            <text:p>Μητρώο Επιχειρήσεων Εμπορίας Λιπασμάτ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1" office:value-type="string" calcext:value-type="string">
            <text:p>Μητρώο Επιχειρήσεων Ζωοτροφώ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ΩΟ ΕΠΙΧΕΙΡΗΣΕΩΝ ΠΟΥ ΔΙΑΘΕΤΟΥΝ ΑΔΕΙΑ ΚΑΤΑΠΟΛΕΜΗΣΗΣ ΕΝΤΟΜΩΝ ΚΑΙ ΤΡΩΚΤΙΚ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29" office:value-type="string" calcext:value-type="string">
            <text:p>Μητρώο Ζωϊκού Κεφαλαίου (ΟΠΣ Κτηνιατρικής)</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1" office:value-type="string" calcext:value-type="string">
            <text:p>Μητρώο Ζώων Συντροφιάς</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29" office:value-type="string" calcext:value-type="string">
            <text:p>Μητρώο Θερμοκηπίων και Δικτυοκηπί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STRUCTURE</text:p>
          </table:table-cell>
          <table:table-cell table:style-name="ce30" table:number-columns-repeated="19"/>
          <table:table-cell table:number-columns-repeated="1002"/>
        </table:table-row>
        <table:table-row table:style-name="ro5">
          <table:table-cell table:style-name="ce31" office:value-type="string" calcext:value-type="string">
            <text:p>Μητρώο Ιπποειδώ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29" office:value-type="string" calcext:value-type="string">
            <text:p>Μητρώο Καλλιεργητών Βιομηχανικής Κάνναβης</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ΑΠΑΣΧΟΛΗΣΗ/ΕΠΑΓΓΕΛΜΑ</text:p>
          </table:table-cell>
          <table:table-cell table:style-name="ce30" table:number-columns-repeated="19"/>
          <table:table-cell table:number-columns-repeated="1002"/>
        </table:table-row>
        <table:table-row table:style-name="ro5">
          <table:table-cell table:style-name="ce31" office:value-type="string" calcext:value-type="string">
            <text:p>Μητρώο Καταστημάτων Πώλησης Γεωργικών φαρμάκω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ΕΠΙΧΕΙΡΗΣΗ</text:p>
          </table:table-cell>
          <table:table-cell table:style-name="ce30" table:number-columns-repeated="19"/>
          <table:table-cell table:number-columns-repeated="1002"/>
        </table:table-row>
        <table:table-row table:style-name="ro5">
          <table:table-cell table:style-name="ce30" office:value-type="string" calcext:value-type="string">
            <text:p>Μητρώο κρεοπωλών Σχολής Επαγγελμάτων Κρέατος Αθηνών</text:p>
          </table:table-cell>
          <table:table-cell table:style-name="ce30" office:value-type="string" calcext:value-type="string">
            <text:p>ΥΠΟΥΡΓΕΙΟ ΑΓΡΟΤΙΚΗΣ ΑΝΑΠΤΥΞΗΣ ΚΑΙ ΤΡΟΦΙΜ</text:p>
          </table:table-cell>
          <table:table-cell table:style-name="ce30" office:value-type="string" calcext:value-type="string">
            <text:p>ΑΠΑΣΧΟΛΗΣΗ/ΕΠΑΓΓΕΛΜΑ</text:p>
          </table:table-cell>
          <table:table-cell table:style-name="ce30" table:number-columns-repeated="19"/>
          <table:table-cell table:number-columns-repeated="1002"/>
        </table:table-row>
        <table:table-row table:style-name="ro5">
          <table:table-cell table:style-name="ce30" office:value-type="string" calcext:value-type="string">
            <text:p>ΜΗΤΡΩΟ ΜΕΛΩΝ ΓΕΩΤ.Ε.Ε.</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Μητρώο μεταφορέων ζώντων ζώ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Μητρώο μεταφορέων και οχημάτων Ζωικών Υποπροϊόντ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29" office:value-type="string" calcext:value-type="string">
            <text:p>Μητρώο Οινοποιώ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Μητρώο παραγωγών και διαχειριστών Ζωικών Υποπροϊόντ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1" office:value-type="string" calcext:value-type="string">
            <text:p>Μητρώο Πιστοποιημένων Αξιολογητώ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29" office:value-type="string" calcext:value-type="string">
            <text:p>Μητρώο Πιστοποιημένων Χρηστών Γεωργικών Φαρμάκ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1" office:value-type="string" calcext:value-type="string">
            <text:p>Μητρώο Πτηνοτρόφων και Πτηνοτροφικών εκμεταλλεύσεων ωοπαραγωγών ορνίθ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29" office:value-type="string" calcext:value-type="string">
            <text:p>Μητρώο Συνταγογράφων Γεωργικών Φαρμάκ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Μητρώο Φυτοπροστατευτικών Προϊόντων</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Μητρώο Ψεκαστικών Μηχανημάτων (Μητρώο Εξοπλισμού Εφαρμογής Γεωργικών Φαρμάκων -ΕΕΓΦ)</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Σύστημα Γεωγραφικών Πληροφοριών Ελαιοκομικού Τομέα και Αμπελουργικό Μητρώο (ΣΓΠ ΕΤ &amp; ΑΜ)</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Φυτοϋγειονομικό Μητρώο</text:p>
          </table:table-cell>
          <table:table-cell table:style-name="ce30" office:value-type="string" calcext:value-type="string">
            <text:p>ΥΠΟΥΡΓΕΙΟ ΑΓΡΟΤΙΚΗΣ ΑΝΑΠΤΥΞΗΣ ΚΑΙ ΤΡΟΦΙΜ</text:p>
          </table:table-cell>
          <table:table-cell table:style-name="ce30" table:number-columns-repeated="20"/>
          <table:table-cell table:number-columns-repeated="1002"/>
        </table:table-row>
        <table:table-row table:style-name="ro5">
          <table:table-cell table:style-name="ce30" office:value-type="string" calcext:value-type="string">
            <text:p>Back Office</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Αποφάσεις Κατοχύρωσης Σημάτω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Γενικό Εμπορικό Μητρώο (ΓΕΜΗ)</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ΕΘΝΙΚΟ ΜΗΤΡΩΟ ΤΙΤΛΩ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Ειδικό Μητρώο για τις Διασυνοριακές εξ αποστάσεως πωλήσεις ηλεκτρονικών τσιγάρων και περιεκτών επαναπλήρωσης (άρθρο 16, ν. 4419 ΦΕΚ 174/Α/20.09.2016)</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Ειδικό Μητρώο Επαληθευτών/ελεγκτών INTERREG</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Ενιαίο Μητρώο Προσώπων (Φ/Ν) που ασκούν Τεχνικά Επαγγέλματα σύμφωνα με το ν. 3982/2011</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Μητρώο Ρευματοδοτών – Ρευματοληπτών (ΗΜΡΡ)-ΦΕΚ 3656 / Β/ 17.10.2017</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Κατάλογος Οντοτήτων που εκδίδουν Εξωτερικές Προειδοποιήσεις</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Κατάλογος Προμηθευτών - Παρόχων Υπηρεσιών της Ειδικής Υπηρεσίας Διαχείρισης του Ε.Π.</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Καταλόγος προμηθευτών και παρεχόντων υπηρεσιών προς την Ειδική Υπηρεσία του Ε.Π. ΜΕΤΑΡΡΥΘΜΙΣΗ ΔΗΜΟΣΙΟΥ ΤΟΜΕΑ 2014-20</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α.ν. 89/1967 όπως αντικατασταθηκε με τον ν. 3427/2005 (Κεφ. ΣΤ) και ισχύει.</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1" office:value-type="string" calcext:value-type="string">
            <text:p>Μητρώο Ανελκυστήρω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29" office:value-type="string" calcext:value-type="string">
            <text:p>Μητρώο Αξιολογητ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γνωστοποιήσεων εγκατάστασης και λειτουργίας οικονομικών δραστηριοτήτων, άρθρο 14, ν. 4442/2016</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1" office:value-type="string" calcext:value-type="string">
            <text:p>Μητρώο Διαπιστευμένων Φορέων και Εργαστηρίων που αναγνωρίζονται</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29" office:value-type="string" calcext:value-type="string">
            <text:p>Μητρώο Διαπιστευμένων Φορέων και Εργαστηρίων του ΕΣΥΔ νπιδ (με βάση το ν.4468/2017).</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1" office:value-type="string" calcext:value-type="string">
            <text:p>Μητρώο Διοικητικών Κυρώσεω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29" office:value-type="string" calcext:value-type="string">
            <text:p>Μητρώο Ελεγκτ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1" office:value-type="string" calcext:value-type="string">
            <text:p>Μητρώο Εμπειρογνωμόνω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29" office:value-type="string" calcext:value-type="string">
            <text:p>Μητρώο Ενιαίων Τεχνικών Προδιαγραφ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1" office:value-type="string" calcext:value-type="string">
            <text:p>Μητρώο Ενώσεων Καταναλωτών του Ν. 2251/1994 (σχετ.Υ.Α. Ζ1-349/3.3.2009 – ΦΕΚ 524/Β)</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29" office:value-type="string" calcext:value-type="string">
            <text:p>Μητρώο Εξωτερικών Επιστημονικών Συνεργατ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1" office:value-type="string" calcext:value-type="string">
            <text:p>Μητρώο Εταιρειών Ενημέρωσης Οφειλετών για Ληξιπρόθεσμες Απαιτήσεις</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29" office:value-type="string" calcext:value-type="string">
            <text:p>Μητρώο Μελών της Ενωσης Ελληνων Χημικ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οργάνων και συστημάτων μέτρησης καυσίμω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1" office:value-type="string" calcext:value-type="string">
            <text:p>Μητρώο Πιστοποιημένων Αξιολογητών - Εμπειρογνωμόνων του ΕΛ.ΙΔ.Ε.Κ.</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29" office:value-type="string" calcext:value-type="string">
            <text:p>Μητρώο Συνεντευκτ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των Λογιστών - Φοροτεχνικ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των Μελών του Οικονομικού Επιμελητηρίου</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των νομικών προσώπων παροχής λογιστικών και φοροτεχνικών υπηρεσιών</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Φορέων Εναλλακτικής Επίλυσης Διαφορών (σχ. ΚΥΑ 70330οικ./201 5 - ΦΕΚ 1421/ Β )</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Μητρώο Φυσικών Προσώπων για παροχή εθελοντικής εργασίας</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ΥΠΗΡΕΣΙΑ ΜΙΑΣ ΣΤΑΣΗΣ (ΥΜΣ &amp; E- ΥΜΣ)</text:p>
          </table:table-cell>
          <table:table-cell table:style-name="ce30" office:value-type="string" calcext:value-type="string">
            <text:p>ΥΠΟΥΡΓΕΙΟ ΑΝΑΠΤΥΞΗΣ ΚΑΙ ΕΠΕΝΔΥΣΕΩΝ</text:p>
          </table:table-cell>
          <table:table-cell table:style-name="ce30" table:number-columns-repeated="20"/>
          <table:table-cell table:number-columns-repeated="1002"/>
        </table:table-row>
        <table:table-row table:style-name="ro5">
          <table:table-cell table:style-name="ce30" office:value-type="string" calcext:value-type="string">
            <text:p>Egritos</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Infodim</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Portal army.gr</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Portal Στρατευσίμων</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Αυτοματοποιημένο Σύστημα Στρατολογίας Ενόπλων Δυνάμεων (ΑΣΥ- ΣΕΔ)</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Αυτοματοποιημένο Σύστημα Στρατολογίας Ενόπλων Δυνάμεων (ΑΣΥ-ΣΕΔ)</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Διαχείριση Δεδομένων Επισκευών Π.Πλοίων, Ν.Υπηρεσιών Προσωπικού</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Εφαρμογή Unixfor S.A. ( ΠΟΝ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Εφαρμογή μισθοδοσίας προσωπικού ΠΝ</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ή αίτηση υποψηφίου ΑΣΕΙ-ΑΣΣΥ</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Ιατρικές Ειδικότητες</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Ιστοσελίδα (Portal) https://csirt.cd. mil.gr</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1" office:value-type="string" calcext:value-type="string">
            <text:p>Μητρώο Ασφάλειας Προσωπικού</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29" office:value-type="string" calcext:value-type="string">
            <text:p>Μητρώο Βιομηχανικής Ασφάλειας</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1" office:value-type="string" calcext:value-type="string">
            <text:p>Μητρώο Εθνικής Ασφάλειας</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29" office:value-type="string" calcext:value-type="string">
            <text:p>Μητρώο Μετόχων (εν ενεργεία στελέχη ΠΝ, ΛΣ, ΜΠΥ ΜΤΝ και μερισματούχοι (απόστρατοι ΠΝ, ΛΣ και συνταξιούχοι ΜΠΥ ΜΤΝ)</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1" office:value-type="string" calcext:value-type="string">
            <text:p>Μητρώο Μετόχων και Μερισματούχων Μετοχικού Ταμείου Στρατού</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 – Ασφάλιση – Συνταξιοδότηση ( ΑΠΔ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 – Ασφάλιση – Συνταξιοδότηση ( απολυόμενου πολιτικού προσωπικού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 – Ασφάλιση – Συνταξιοδότηση ( πολιτικού προσωπικού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 – Ασφάλιση – Συνταξιοδότηση ( στρατιωτικού προσωπικού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 ( ανά μήνα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 ( αναδρομικές αποδοχές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 (ανά έτος)</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Νοσήλεια ΔΔΜΝ</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Πληρωμές Δαπανών ( Υπουργείο Εθνικής Άμυνας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Προδιαγραφές Ενόπλων Δυνάμεων (ΠΕΔ).</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Προϋπολογισμός ( ΟΠΣΔΠ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Προϋπολογισμός ( Υπουργείο Εθνικής Άμυνας)</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Σ.Η.Σ. ( Σύστημα Ηλεκτρονικής Συνταγογράφησης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Φόρος ( ΚΦΑΣ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Φόρος ( Φόρος Εισοδήματος )</text:p>
          </table:table-cell>
          <table:table-cell table:style-name="ce30" office:value-type="string" calcext:value-type="string">
            <text:p>ΥΠΟΥΡΓΕΙΟ ΕΘΝΙΚΗΣ ΑΜΥΝΑΣ</text:p>
          </table:table-cell>
          <table:table-cell table:style-name="ce30" table:number-columns-repeated="20"/>
          <table:table-cell table:number-columns-repeated="1002"/>
        </table:table-row>
        <table:table-row table:style-name="ro5">
          <table:table-cell table:style-name="ce30" office:value-type="string" calcext:value-type="string">
            <text:p>Αιτήσεις για έγκριση εργασίας κατά ημέρα Κυριακής ή Αργίας</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Αιτήσεις για χορήγηση άδειας απασχόλησης ανηλίκων (έκδοση βιβλιαρίου εργασίας ανηλίκου)</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Αναγγελίες αναθέσεων καθηκόντων Τεχνικού Ασφάλειας και Ιατρού Εργασίας</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Αναγγελίες εκ των προτέρων γνωστοποίησης έναρξης οικοδομικών εργασιώ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Αναγγελίες εργατικών ατυχημάτων και επαγγελματικών ασθενειώ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Γενικό Μητρώο Φορέων Κοινωνικής και Αλληλέγγυας Οικονομίας (Κ.ΑΛ.Ο)</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Ανηλίκ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Εγκεκριμένων αναδοχώ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Υιοθεσιώ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Υποψήφιων Ανάδοχων Γονέ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Υποψήφιων Θετών Γονέ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Φορτοεκφορτωτών (Ε.Μ.Φ)</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ΙΔΙΚΟ ΜΗΤΡΩΟ ΥΠΟΨΗΦΙΩΝ ΑΝΑΔΟΧΩΝ ΟΙΚΟΓΕΝΕΙ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ΙΔΙΚΟ ΜΗΤΡΩΟ ΥΠΟΨΗΦΙΩΝ ΘΕΤΩΝ ΟΙΚΟΓΕΝΕΙ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ισηγητές ΛΑΕΚ</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Έντυπα Π/Σ Εργάνη, αρμοδιότητας ΣΕΠΕ - Επιθεώρησης Εργασιακών Σχέσε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πιχειρήσεις</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ΕΣΗΔΗΣ</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Μητρώο Οφειλετώ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α επιδομάτων - ΕΠΙΔΟΜΑ ΓΕΝΝΗΣΗΣ</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α επιδομάτων - ΕΠΙΔΟΜΑ ΠΑΙΔΙΟΥ</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α επιδομάτων - ΕΤΗΣΙΑ ΕΙΣΟΔΗΜΑΤΙΚΗ ΕΝΙΣΧΥΣΗ ΚΑΤΟΙΚΩΝ ΟΡΕΙΝΩΝ ΠΕΡΙΟΧ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α επιδομάτων - ΣΥΜΠΛΗΡΩΜΑΤΙΚΟ ΠΡΟΓΡΑΜΜΑ ΠΡΟΣΒΑΣΗΣ ΣΕ ΒΡΕΦΟΝΗΠΙΑΚΟΥΣ ΣΤΑΘΜΟΥ</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OPEN DATA.GOV.GR</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Ανασφαλίστων Υπερηλίκ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ΑΝΗΛΙΚΩΝ (ΑΝΑ ΔΟΜΗ)</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ΑΠΟΓΡΑΦΗΣ ΥΠΑΛΛΗΛ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Ασυνόδευτων Ανηλίκ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Ασφαλισμέν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ΔΗΜΟΣΙΩΝ ΙΣTΟΤΟΠΩΝ ΚΑΙ ΕΦΑΡΜΟΓΩΝ ΜΗ.Δ.ΙΣ.ΕΦ.</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Δικαιούχων Αγροτικής Εστίας και συνεργαζόμενων επιχειρήσε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ώο δικαιούχων Επιδ. Ορεινών – Μειονεκτικών περιοχών (έτους 2018)</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Δικαιούχων Οικογενειακών επιδομάτ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Εγγεγραμμένων Ανέργων ΟΑΕΔ</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Ενδίκων Μέσ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Επιχειρήσεων Προσωρινής Απασχόλησης (ΕΠΑ)</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Εργοδοτών/ Κοινών Επιχειρήσε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ΕΣΥΠ - ΤΗΛΕΔ</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Ιατρών Ειδικού Σώματος Υγειονομικών Επιτροπών Πιστοποίησης Αναπηρίας</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Ιδιωτικών Γραφείων Ευρέσεως Εργασίας (ΙΓΕΕ)</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ΚΕΠΑ</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ΚΙΝΗΣΗΣ ΠΕΡΙΘΑΛΠΟΜΕΝ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Μερισματούχ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Μετόχ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Οικοδομοτεχνικών Εργ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1" office:value-type="string" calcext:value-type="string">
            <text:p>Μητρώο Παρακολούθησης Οφειλών Δικαιούχων τ.ΟΕΚ</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ΣΥΜΒΑΣΕ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29" office:value-type="string" calcext:value-type="string">
            <text:p>Μητρώο Συνταξιούχω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ΜΗΤΡΩΟ ΣΥΣΤΗΜΑΤΟΣ ΕΡΓΑΝΗΣ</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Ολοκληρωμένο Πληροφοριακό Σύστημα ΟΠΣ - ΣΕΠΕ</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ΣΥΣΤΗΜΑ ΔΙΑΥΓΕΙΑ</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Σχέδια εκτέλεσης εργασιών αφαίρεσης αμιάντου</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Υποβολές καταγγελιών</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ΦΕΕ</text:p>
          </table:table-cell>
          <table:table-cell table:style-name="ce30" office:value-type="string" calcext:value-type="string">
            <text:p>ΥΠΟΥΡΓΕΙΟ ΕΡΓΑΣΙΑΣ ΚΑΙ ΚΟΙΝΩΝΙΚΩΝ ΥΠΟΘΕΣ</text:p>
          </table:table-cell>
          <table:table-cell table:style-name="ce30" table:number-columns-repeated="20"/>
          <table:table-cell table:number-columns-repeated="1002"/>
        </table:table-row>
        <table:table-row table:style-name="ro5">
          <table:table-cell table:style-name="ce30" office:value-type="string" calcext:value-type="string">
            <text:p>Βάση Ακίνητης Περιούσιας των ΟΤΑ α' &amp; β' βαθμού και των ΝΠ τους</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Διαδικτυακή Βάση Δεδομένων</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Εκλογικοί Κατάλογοι</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Κόμβος Διαλειτουργικότητας</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1" office:value-type="string" calcext:value-type="string">
            <text:p>Μητρώο Ανθρώπινου Δυναμικού Ελληνικού Δημοσίου</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ΜΗΤΡΩΟ ΔΙΑΤΗΡΗΤΕΩΝ ΚΤΙΡΙΩΝ ΣΕ ΜΑΚΕΔΟΝΙΑ ΚΑΙ ΘΡΑΚΗ</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ΜΗΤΡΩΟ ΠΟΛΙΤΩΝ</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Μητρώο Υπηρεσιών και Φορέων της Ελληνικής Διοίκησης</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Ολοκληρωμένο Πληροφοριακό Σύστημα Ιθαγένειας</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Πληροφοριακό Σύστημα Παρακολούθησης Πορείας Ελέγχου Νομιμότητας Π/Υ και ΟΠΔ Τ.Α.</text:p>
          </table:table-cell>
          <table:table-cell table:style-name="ce30" office:value-type="string" calcext:value-type="string">
            <text:p>ΥΠΟΥΡΓΕΙΟ ΕΣΩΤΕΡΙΚΩΝ</text:p>
          </table:table-cell>
          <table:table-cell table:style-name="ce30" table:number-columns-repeated="20"/>
          <table:table-cell table:number-columns-repeated="1002"/>
        </table:table-row>
        <table:table-row table:style-name="ro5">
          <table:table-cell table:style-name="ce30" office:value-type="string" calcext:value-type="string">
            <text:p>Εφαρμογή ΠΡΩΤΗ ΥΠΟΔΟΧΗ</text:p>
          </table:table-cell>
          <table:table-cell table:style-name="ce30" office:value-type="string" calcext:value-type="string">
            <text:p>ΥΠΟΥΡΓΕΙΟ ΜΕΤΑΝΑΣΤΕΥΣΗΣ ΚΑΙ ΑΣΥΛΟΥ</text:p>
          </table:table-cell>
          <table:table-cell table:style-name="ce30" table:number-columns-repeated="20"/>
          <table:table-cell table:number-columns-repeated="1002"/>
        </table:table-row>
        <table:table-row table:style-name="ro5">
          <table:table-cell table:style-name="ce30" office:value-type="string" calcext:value-type="string">
            <text:p>Μητρώο αιτούντων διεθνούς προστασίας</text:p>
          </table:table-cell>
          <table:table-cell table:style-name="ce30" office:value-type="string" calcext:value-type="string">
            <text:p>ΥΠΟΥΡΓΕΙΟ ΜΕΤΑΝΑΣΤΕΥΣΗΣ ΚΑΙ ΑΣΥΛΟΥ</text:p>
          </table:table-cell>
          <table:table-cell table:style-name="ce30" table:number-columns-repeated="20"/>
          <table:table-cell table:number-columns-repeated="1002"/>
        </table:table-row>
        <table:table-row table:style-name="ro5">
          <table:table-cell table:style-name="ce29" office:value-type="string" calcext:value-type="string">
            <text:p>Μητρώο Ελληνικών και Ξένων Μη Κυβερνητικών Οργανώσεων (ΜΚΟ) και Μητρώο Μελών Μη Κυβερνητικών Οργανώσεων (ΜΚΟ)</text:p>
          </table:table-cell>
          <table:table-cell table:style-name="ce30" office:value-type="string" calcext:value-type="string">
            <text:p>ΥΠΟΥΡΓΕΙΟ ΜΕΤΑΝΑΣΤΕΥΣΗΣ ΚΑΙ ΑΣΥΛΟΥ</text:p>
          </table:table-cell>
          <table:table-cell table:style-name="ce30" table:number-columns-repeated="20"/>
          <table:table-cell table:number-columns-repeated="1002"/>
        </table:table-row>
        <table:table-row table:style-name="ro5">
          <table:table-cell table:style-name="ce31" office:value-type="string" calcext:value-type="string">
            <text:p>Μητρώο Κέντρων Φιλοξενίας Ασυνόδευτων Ανηλίκων</text:p>
          </table:table-cell>
          <table:table-cell table:style-name="ce30" office:value-type="string" calcext:value-type="string">
            <text:p>ΥΠΟΥΡΓΕΙΟ ΜΕΤΑΝΑΣΤΕΥΣΗΣ ΚΑΙ ΑΣΥΛΟΥ</text:p>
          </table:table-cell>
          <table:table-cell table:style-name="ce30" table:number-columns-repeated="20"/>
          <table:table-cell table:number-columns-repeated="1002"/>
        </table:table-row>
        <table:table-row table:style-name="ro5">
          <table:table-cell table:style-name="ce30" office:value-type="string" calcext:value-type="string">
            <text:p>Μητρώο με ευαίσθητα δεδομένα σύμφωνα με το άρθρο 7, παράγραφο 2 εδάφιο ε του Ν.2472/1997</text:p>
          </table:table-cell>
          <table:table-cell table:style-name="ce30" office:value-type="string" calcext:value-type="string">
            <text:p>ΥΠΟΥΡΓΕΙΟ ΜΕΤΑΝΑΣΤΕΥΣΗΣ ΚΑΙ ΑΣΥΛΟΥ</text:p>
          </table:table-cell>
          <table:table-cell table:style-name="ce30" table:number-columns-repeated="20"/>
          <table:table-cell table:number-columns-repeated="1002"/>
        </table:table-row>
        <table:table-row table:style-name="ro5">
          <table:table-cell table:style-name="ce29" office:value-type="string" calcext:value-type="string">
            <text:p>Μητρώο Πολιτών Τρίτων Χωρών</text:p>
          </table:table-cell>
          <table:table-cell table:style-name="ce30" office:value-type="string" calcext:value-type="string">
            <text:p>ΥΠΟΥΡΓΕΙΟ ΜΕΤΑΝΑΣΤΕΥΣΗΣ ΚΑΙ ΑΣΥΛΟΥ</text:p>
          </table:table-cell>
          <table:table-cell table:style-name="ce30" table:number-columns-repeated="20"/>
          <table:table-cell table:number-columns-repeated="1002"/>
        </table:table-row>
        <table:table-row table:style-name="ro5">
          <table:table-cell table:style-name="ce31" office:value-type="string" calcext:value-type="string">
            <text:p>Μητρώο Προσφυγών</text:p>
          </table:table-cell>
          <table:table-cell table:style-name="ce30" office:value-type="string" calcext:value-type="string">
            <text:p>ΥΠΟΥΡΓΕΙΟ ΜΕΤΑΝΑΣΤΕΥΣΗΣ ΚΑΙ ΑΣΥΛΟΥ</text:p>
          </table:table-cell>
          <table:table-cell table:style-name="ce30" table:number-columns-repeated="20"/>
          <table:table-cell table:number-columns-repeated="1002"/>
        </table:table-row>
        <table:table-row table:style-name="ro5">
          <table:table-cell table:style-name="ce30" office:value-type="string" calcext:value-type="string">
            <text:p>ΒΑΣΗ ΠΛΟΙΩΝ-ΝΑΥΤΙΚ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ΕΡΜΗ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Ευρετήριο σηματολογημένων ελληνικών πλοί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Εφαρμογή PortIS</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ή Εφαρμογή καταχώρησης Επιθεωρήσεων-Παρατηρήσε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μητρώο αδειών χειριστών ταχυπλόων σκαφ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Μητρώο Προστίμων Αιγιαλού-Παραλία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Μητρώο στοιχείων κατόχων προσωπικών ραδιοφάρων ένδειξης θέσης κινδύνου (PLBs)</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Μητρώο τουριστικών πλοίων και μικρών σκαφών e-ΜΗΤΡΩΟ ΠΛΟΙ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α Παχυμετρητ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αδειών σε εταιρείες που διενεργούν επιθεωρήσεις σε πνευστές σωσίβιες σχεδίες (ΠΣΣ) και ναυτικού τύπου συστήματα εγκατάλειψης (M.E.S.)</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αναγνωρισμένων εταιρειών παροχής τεχνικής υποστήριξης ξηράς στα εμπορικά πλοία</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Αναγνωρισμένων Οργανισμών Ασφαλείας (Α.Ο.Α)</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ανέργων επιδοτουμένων ναυτικ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ανέργων ναυτικ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ανέργων προσφερομένων για εργασία ναυτικ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απογραφής γενικού υλικού</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Αποσπασμένων μόνιμων και ΙΔΑΧ υπαλλήλων από άλλους φορεις του Δημοσίου</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Αρμόδιων ΗΣΚΘΕΕΑ ή/και Καταγραφής/Καταμέτρησης επιβαινόντων πλοί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Διακριτικών Σταθμού Πλοίου (MMSI) για τα εμπορικά πλοία με ελληνική σημαία</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δυτ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Ειδικών Αδειών Προσωπικού Λ.Σ-ΕΛ.ΑΚΤ</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Εκκαθάρισης Αρχείων Αρχηγείου ΛΣ-ΕΛΑΚΤ</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εκμισθωτών μηχανοκίνητων λέμβων και ταχύπλοων σκαφ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εκπαιδευτών υποψήφιων χειριστών ταχυπλόων σκαφ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εξουσιοδοτήσεων σε παρόχους για τη διενέργεια επιθεώρησης σωσίβιων λέμβων και λέμβων διάσωση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Επιθεωρητών Κ.Ε.Π.</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εταιρειών που διενεργούν παχυμετρήσεις των ελασμάτων και λοιπών κατασκευαστικών στοιχείων πλοί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Εφαρμογής διαχείρισης μηχανογραφικού εξοπλισμού</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Εφαρμογής Διαχείρισης Τηλ/κού Εξοπλισμού</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καταδυτικών συνεργεί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Κατασκευαστών Σκαφών Αναψυχή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κατόχων Αποδεικτικών Ναυτικής Ικανότητας (Α.Ν.Ι.)</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λαντζών ναυπηγοεπισκευαστικών επιχειρήσε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λεμβούχ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Λιμενικών Αρχ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λιμένων ΗΣΚΘΕΕΑ</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μαθητευομένων δυτ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Μόνιμου και ΙΔΑΧ Προσωπικού ΥΝΑΝΠ</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Ν.Ε.Π.Α. (Ναυτιλιακές Εταιρίες Πλοίων Αναψυχή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Ναυτικού Προσωπικού ΥΝΑΝΠ</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Ναυτικών Εταιρειών (ν.959/1979)- Φυσική τήρηση</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ναυτικών πρακτόρω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ναυτολογήσεων ναυτικ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ΩΟ ΠΑΡΑΒΑΣΕΩΝ/ΥΠΟΤΡΟΠΩΝ ΑΛΙΕΙΑ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Παραδοσιακών Σκαφ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Παροχέων Υπηρεσιών Αναψυχής Καταδυτικ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παροχών λιμενικών υπηρεσιών Οργανισμού Λιμένα Βόλου Α.Ε. (Ο.Λ.ΒΑ.Ε.)</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Πλοιοκτητών θαλάσσιων ταξί</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Πλοίων ΗΣΚΘΕΕΑ ή/και Καταγραφής - Καταμέτρηση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29" office:value-type="string" calcext:value-type="string">
            <text:p>Μητρώο Προσωπικού Λ.Σ.-ΕΛ.ΑΚΤ.</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προσωπικού λαντζών (Κυβερνητών - βοηθών κ.λπ.)</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1" office:value-type="string" calcext:value-type="string">
            <text:p>Μητρώο Στελέχωσης Ιδιαίτερων Γραφείων κ. ΥΝΑΝΠ &amp; κ. ΓΓΛΛΠΝΕ</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συμβεβλημένων με Γ.Ε.Ν.Ε. ιατρ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σχολών εκπαίδευσης υποψήφιων χειριστών ταχυπλόων σκαφ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Μητρώο υπαλλήλων ΓΕΝΕ</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Πίνακας Θαλασσίων Διαδρομών για πλοία κατηγορίας Α, Β, Γ, Δ σύμφωνα με τα κριτήρια της Κ.Ο. 2009/45, ως ισχύει</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Πίνακας Προστατευμένων και Ειδικά Προστατευμένων περιοχών</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Πιστοποιήσεις</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Σχέδια συνεργασίας μεταξύ Ε/Γ πλοίων, των εταιρειών τους και των υπηρεσιών έρευνας - διάσωσης - SAR Plans for Cooperation</text:p>
          </table:table-cell>
          <table:table-cell table:style-name="ce30" office:value-type="string" calcext:value-type="string">
            <text:p>ΥΠΟΥΡΓΕΙΟ ΝΑΥΤΙΛΙΑΣ ΚΑΙ ΝΗΣΙΩΤΙΚΗΣ ΠΟΛΙΤ</text:p>
          </table:table-cell>
          <table:table-cell table:style-name="ce30" table:number-columns-repeated="20"/>
          <table:table-cell table:number-columns-repeated="1002"/>
        </table:table-row>
        <table:table-row table:style-name="ro5">
          <table:table-cell table:style-name="ce30" office:value-type="string" calcext:value-type="string">
            <text:p>Ανακοινώσεις</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Αναστολές και άρσης αναστολών μετοχ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Δελτία Τύπου (Υπουργείο Οικονομικ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Διαγραφές μετοχ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ΕΚΠΑΙΔΕΥΤΙΚΑ ΑΘΛΗΤΙΚΑ ΠΡΟΓΡΑΜΜΑΤΑ</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Ενημερωτικά Δελτία και Δημόσιες Προτάσεις</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Κοινοτικά διαβατήρια ΑΕΠΕΥ</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29" office:value-type="string" calcext:value-type="string">
            <text:p>Μητρώο Ακίνητης Περιουσίας</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1" office:value-type="string" calcext:value-type="string">
            <text:p>Μητρώο Αναλογιστών Ασφαλιστικών Επιχειρήσεω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29" office:value-type="string" calcext:value-type="string">
            <text:p>Μητρώο Αστικών Συνεταιρισμ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1" office:value-type="string" calcext:value-type="string">
            <text:p>Μητρώο Εσωτερικών Ελεγκτ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29" office:value-type="string" calcext:value-type="string">
            <text:p>Μητρώο Κοινωφελών Περιουσι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1" office:value-type="string" calcext:value-type="string">
            <text:p>Μητρώο Ορκωτών Ελεγκτών και Ελεγκτικών Εταιρει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29" office:value-type="string" calcext:value-type="string">
            <text:p>Μητρώο Πιστοποιημένων Εκτιμητώ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Πίνακες Δεικτών Παρακολούθησης Επαγγελμάτων</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Προειδοποιήσεις σε επενδυτικό κοινό</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Φορείς Αγοράς</text:p>
          </table:table-cell>
          <table:table-cell table:style-name="ce30" office:value-type="string" calcext:value-type="string">
            <text:p>ΥΠΟΥΡΓΕΙΟ ΟΙΚΟΝΟΜΙΚΩΝ</text:p>
          </table:table-cell>
          <table:table-cell table:style-name="ce30" table:number-columns-repeated="20"/>
          <table:table-cell table:number-columns-repeated="1002"/>
        </table:table-row>
        <table:table-row table:style-name="ro5">
          <table:table-cell table:style-name="ce30" office:value-type="string" calcext:value-type="string">
            <text:p>Datacenter</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E-doatap</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Teachers</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ΑΔΕΙΕΣ ΕΙΣΟΔΟΥ ΣΤΙΣ ΣΧΟΛΙΚΕΣ ΜΟΝΑΔΕΣ ΕΚΠΡΟΣΩΠΩΝ ΑΘΛΗΤΙΚΩΝ ΟΜΟΣΠΟΝΔΙΩΝ ΚΑΙ ΦΟΡΕΩ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ΑΝΑΘΕΣΗ ΚΑΘΗΚΟΝΤΩΝ ΕΚΠΑΙΔΕΥΤΙΚΩΝ ΠΕ11 ΦΥΣΙΚΗΣ ΑΓΩΓΗΣ ΩΣ ΟΜΟΣΠΟΝΔΙΑΚΩΝ ΠΡΟΠΟΝΗΤΩΝ Η ΤΕΧΝΙΚΩΝ ΣΥΜΒΟΥΛΩ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Αξιολογικός πίνακας επιλογής στελεχών εκπαίδευσης</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Βιβλίο Πράξεων Σχολικής Μονάδας</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Βιβλίο Τιμηθέντων από ιδρύσεως της Ακαδημίας Αθην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Δικτυακή Πύλη e-ΙΕΠ Ο.Π.Σ. Αιτήσεων, Βεβαιώσεων, Διαχείρισης Προσωπικού και Συνεργατών Ι.Ε.Π.</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Ειδικός Κατάλογος αναγνωρισμένων Φορέων της αλλοδαπής και ισχυόντων τίτλω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Επετηρίδα Ιδιωτικών Εκπαιδευτικών ( ΕΠ.ΙΔ.ΕΚ. )</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Επιμορφωμένοι Α’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Επιμορφωμένοι Β’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Επιμορφωμένοι Β1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Επιμορφωμένοι Β2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Επιμορφωτές Β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Κατάλογος αναγνωρισμένων ιδρυμάτων αλλοδαπής</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Κατάλογος Επιτηρητ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Κατάλογος του Πανελλήνιου Σχολικού Δικτύου (ΠΣΔ)</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Κέντρα Στήριξης Επιμόρφωσης - Κ.Σ.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1" office:value-type="string" calcext:value-type="string">
            <text:p>Μητρώο Αδειοδοτημένων Φορέων Πιστοποίησης Προσόντων γνώσης πληροφορικής ή χειρισμού Η/Υ</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ΑΝΑΓΝΩΡΙΣΜΕΝΩΝ ΕΞΕΤΑΣΤΩΝ ΜΗΧΑΝΟΔΗΓΩ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ώο διακριθέντων μαθητών-αθλητ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ΔΙΕΥΘΥΝΤΩΝ ΚΑΙ ΥΠΟΔΙΕΥΘΥΝΤΩΝ ΤΩΝ ΔΙΕΚ</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29" office:value-type="string" calcext:value-type="string">
            <text:p>Μητρώο ΔΙΠΟΔ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1" office:value-type="string" calcext:value-type="string">
            <text:p>Μητρώο Ειδικών Ιστορικών Αρχείω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ΕΚΠΑΙΔΕΥΤΩΝ ΔΙΕΚ</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29" office:value-type="string" calcext:value-type="string">
            <text:p>Μητρώο Θρησκευτικών Λειτουργ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ΜΕΛΩΝ-ΧΡΗΣΤΩΝ ΔΑΝΕΙΣΤΙΚΩΝ ΤΜΗΜΑΤΩ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1" office:value-type="string" calcext:value-type="string">
            <text:p>Μητρώο Μισθοδοτούμενων ΥΠΑΙΘ</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ΠΙΣΤΟΠΟΙΗΘΕΝΤΩΝ ΑΠΟΦΟΙΤΩΝ ΤΟΥ ΜΕΤΑΛΥΚΕΙΑΚΟΥ ΕΤΟΥΣ- ΤΑΞΗ ΜΑΘΗΤΕΙΑΣ ΤΩΝ ΕΠΑΓΓΕΛΜΑΤΙΚΩΝ ΛΥΚΕΙΩΝ (ΕΠΑ.Λ.)</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29" office:value-type="string" calcext:value-type="string">
            <text:p>Μητρώο Πιστοποιηθέντων Προσώπων του Ε.Ο.Π.Π.Ε.Π.</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ΠΙΣΤΟΠΟΙΗΘΕΝΤΩΝ, ΚΑΤΟΧΩΝ ΒΕΒΑΙΩΣΗΣ ΕΠΑΡΚΕΙΑΣ, ΕΠΑΓΓΕΛΜΑΤΙΩΝ ΠΟΥ ΔΕ ΔΙΑΘΕΤΟΥΝ ΕΙΔΙΚΟΤΗΤΑ "ΠΡΟΣΩΠΙΚΟ ΙΔΙΩΤΙΚΗΣ ΑΣΦΑΛΕΙΑΣ"</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ΠΙΣΤΟΠΟΙΗΘΕΝΤΩΝ, ΚΑΤΟΧΩΝ ΒΕΒΑΙΩΣΗΣ ΕΠΑΡΚΕΙΑΣ,(Πιστοποιητικ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Πιστοποιηθένων, Κατόχων Βεβαιώσεων Επάρκειας</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ΩΟ ΠΡΑΚΤΙΚΑ ΑΣΚΟΥΜΕΝΩΝ ΣΠΟΥΔΑΣΤΩΝ ΤΩΝ ΔΙΕΚ</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ώο Υποψηφίων στις Εξετάσεις Πιστοποίησης της Ελληνομάθειας</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Μητρώο Ωρομίσθιου Εκπαιδευτικού Προσωπικού,Συμβούλων Σταδιοδρομίας &amp; Συμβούλων Ψυχολόγων για τα Σχολεία Δεύτερης Ευκαιρίας (ΣΔ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ιστοποιημένοι Α’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ιστοποιημένοι Β’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ιστοποιημένοι Β1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ιστοποιημένοι Β2 Επιπέδου Τ.Π.Ε</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ληροφοριακό Σύστημα mySchool, Μητρώο Εκπαιδευτικ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ληροφοριακό Σύστημα mySchool, Μητρώο Μαθητ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ληροφοριακό Σύστημα mySchool, Μητρώο Σχολικών Μονάδων και Λοιπών Εκπαιδευτικών Δομ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Πληροφοριακό Σύστημα ΟΠΣΥΔ, Μητρώο Εκπαιδευτικών</text:p>
          </table:table-cell>
          <table:table-cell table:style-name="ce30" office:value-type="string" calcext:value-type="string">
            <text:p>ΥΠΟΥΡΓΕΙΟ ΠΑΙΔΕΙΑΣ ΚΑΙ ΘΡΗΣΚΕΥΜΑΤΩΝ</text:p>
          </table:table-cell>
          <table:table-cell table:style-name="ce30" table:number-columns-repeated="20"/>
          <table:table-cell table:number-columns-repeated="1002"/>
        </table:table-row>
        <table:table-row table:style-name="ro5">
          <table:table-cell table:style-name="ce30" office:value-type="string" calcext:value-type="string">
            <text:p>Βάση Νομοθετικού</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Ειδικός διαδικτυακός τόπος aepo.ypeka.gr</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Μητρώο Αποβλήτων (ΗΜΑ)</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Περιβαλλοντικό Μητρώο (ΗΠΜ)</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δειών Διάθεσης Βιοκαυσίμω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δειών Διύλισης</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δειών Εμπορίας Πετρελαιοειδών Προϊόντω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ιτήσεων Αδειών Διάθεσης Βιοκαυσίμω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ιτήσεων Αδειών Διύλισης</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ιτήσεων Αδειών Εμπορίας Πετρελαιοειδών Προϊόντω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ποθηκών Τήρησης Αποθεμάτων Έκτακτης Ανάγκης</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Ελεγκτών Δόμησης</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ενεργειακών ελεγκτώ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Ενεργειακών Επιθεωρητώ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Επιχειρήσεων Ενεργειακών Υπηρεσιώ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οχημάτων με δικαίωμα ελεύθερης κυκλοφορίας στον δακτύλιο</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Υπαλλήλων ΥΠΕΝ</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Πληρωμές προστίμων ημιυπαίθριων χώρων με βάση τo Ν.3843/2010</text:p>
          </table:table-cell>
          <table:table-cell table:style-name="ce30" office:value-type="string" calcext:value-type="string">
            <text:p>ΥΠΟΥΡΓΕΙΟ ΠΕΡΙΒΑΛΛΟΝΤΟΣ ΚΑΙ ΕΝΕΡΓΕΙΑΣ</text:p>
          </table:table-cell>
          <table:table-cell table:style-name="ce30" table:number-columns-repeated="20"/>
          <table:table-cell table:number-columns-repeated="1002"/>
        </table:table-row>
        <table:table-row table:style-name="ro5">
          <table:table-cell table:style-name="ce30" office:value-type="string" calcext:value-type="string">
            <text:p>Αδειοδότηση ψηφιακών εφαρμογώ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Αρχαιολογικό Κτηματολόγιο – Μητρώο Ακίνητων Μνημείων, Αρχαιολογικών Χώρων και Ακίνητης Περιουσίας ΥΠΠΟΑ</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Ειδικό Μητρώο κατόχων ανιχνευτών μετάλλων και λοιπών οργάνων διασκόπησης του υπεδάφους, του βυθού ή του πυθμένα</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ό Αρχείο Πιστοποιημένων Φορέων Τμήματος Αθλητικού Τουρισμού και Δραστηριοτήτων Αθλητικής Αναψυχής</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Ιστορικό Αρχείο Αρχαιολογικής Υπηρεσίας (Φυσικό και Ψηφιακό)</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ΜΗΤΡΩΟ ΑΘΛΗΤΙΚΩΝ ΦΟΡΕΩ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Ανώτερων Σχολών Δραματικής Τέχνης (Α.Σ.Δ.Τ.)</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Ανώτερων Σχολών Κινηματογράφου (Α.Σ.Κ)</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Ανώτερων Σχολών Χορού (Α.Σ.Χ.)</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Απολυτήριων Τίτλων Μ.Ε.Ι.</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ΜΗΤΡΩΟ ΔΙΑΚΡΙΘΕΝΤΩΝ ΑΘΛΗΤΩ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Εκπαιδευτικού Προσωπικού Ανώτερων Σχολών Δραματικής Τέχνης</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Εκπαιδευτικού Προσωπικού Ανώτερων Σχολών Κινηματογράφου</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Εκπαιδευτικού Προσωπικού Ανώτερων Σχολών Χορού</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Εκπαιδευτικού Προσωπικού Μ. Ε. Ι.</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Μητρώο ενεργών και κλειστών Μουσικών Εκπαιδευτικών Ιδρυμάτων (Μ.Ε.Ι.: Ιδιωτικά και Δημοτικά Ωδεία, Ιδιωτικές και Δημοτικές Μουσικές Σχολές)</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Ιδιωτικών Γυμναστηρίων ή Ιδιωτικών Σχολώ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Μητρώο κατόχων/κυρίων κινητών μνημείω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Πολιτιστικής Κληρονομιάς και μουσικών οργάνω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Πολιτιστικών Φορέω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Σπουδαστών -στριών Μ. Ε. Ι.</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Μητρώο σπουδαστών Κρατικού Ωδείου Θεσσαλονίκης.</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Σπουδαστών-στριών Ανώτερων Σχολών Δραματικής Τέχνης</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Σπουδαστών-στριών Ανώτερων Σχολών Κινηματογράφου</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Σπουδαστών-στριών Ανώτερων Σχολών Χορού</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Συλλεκτών Κινητών Μνημείω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Συντηρητών Αρχαιοτήτων και Έργων Τέχνης</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Μητρώο Υπηρεσιών ΥΠΠΟΑ</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Χειρόγραφο μητρώο που περιλαμβάνει τους ατομικούς φακέλους των εργαζομένων</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Ψηφιακή εφαρμογή της απογραφής του Ελληνικού Δημοσίου. Μητρώο των προσωπικών και υπηρεσιακών στοιχείων των υπαλλήλων του οργανισμού.</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Ψηφιακή χρήση εικόνων αρχαιολογικού περιεχομένου</text:p>
          </table:table-cell>
          <table:table-cell table:style-name="ce30" office:value-type="string" calcext:value-type="string">
            <text:p>ΥΠΟΥΡΓΕΙΟ ΠΟΛΙΤΙΣΜΟΥ ΚΑΙ ΑΘΛΗΤΙΣΜΟΥ</text:p>
          </table:table-cell>
          <table:table-cell table:style-name="ce30" table:number-columns-repeated="20"/>
          <table:table-cell table:number-columns-repeated="1002"/>
        </table:table-row>
        <table:table-row table:style-name="ro5">
          <table:table-cell table:style-name="ce30" office:value-type="string" calcext:value-type="string">
            <text:p>Γενικό Μητρώο Σώματος</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0" office:value-type="string" calcext:value-type="string">
            <text:p>Διαβατήρια Ελλήνων Πολιτώ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0" office:value-type="string" calcext:value-type="string">
            <text:p>Εθνική Βάση Δεδομένω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0" office:value-type="string" calcext:value-type="string">
            <text:p>Εθνικός Κατάλογος Ανεπιθύμητων Αλλοδαπώ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29" office:value-type="string" calcext:value-type="string">
            <text:p>Μητρώο Αδειών Μοτοποδηλάτω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1" office:value-type="string" calcext:value-type="string">
            <text:p>Μητρώο Εφέδρω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29" office:value-type="string" calcext:value-type="string">
            <text:p>Μητρώο Ξεναγώ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1" office:value-type="string" calcext:value-type="string">
            <text:p>Μητρώο Παροχώ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29" office:value-type="string" calcext:value-type="string">
            <text:p>Μητρώο Πολιτικών Υπαλλήλω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1" office:value-type="string" calcext:value-type="string">
            <text:p>Μητρώο Συνδρομητώ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29" office:value-type="string" calcext:value-type="string">
            <text:p>Μητρώο Ταυτοτήτων του ένστολου προσωπικού</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0" office:value-type="string" calcext:value-type="string">
            <text:p>Ολοκληρωμένο Πληροφοριακό Σύστημα (ΟΠΣ) καταστημάτων κράτησης</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0" office:value-type="string" calcext:value-type="string">
            <text:p>Σύστημα Πληροφοριών Σένγκε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0" office:value-type="string" calcext:value-type="string">
            <text:p>Ταυτότητες Ελλήνων πολιτών</text:p>
          </table:table-cell>
          <table:table-cell table:style-name="ce30" office:value-type="string" calcext:value-type="string">
            <text:p>ΥΠΟΥΡΓΕΙΟ ΠΡΟΣΤΑΣΙΑΣ ΤΟΥ ΠΟΛΙΤΗ</text:p>
          </table:table-cell>
          <table:table-cell table:style-name="ce30" table:number-columns-repeated="20"/>
          <table:table-cell table:number-columns-repeated="1002"/>
        </table:table-row>
        <table:table-row table:style-name="ro5">
          <table:table-cell table:style-name="ce31" office:value-type="string" calcext:value-type="string">
            <text:p>Μητρώο Διακριτικών Τίτλων ΞΕΕ</text:p>
          </table:table-cell>
          <table:table-cell table:style-name="ce30" office:value-type="string" calcext:value-type="string">
            <text:p>ΥΠΟΥΡΓΕΙΟ ΤΟΥΡΙΣΜΟΥ</text:p>
          </table:table-cell>
          <table:table-cell table:style-name="ce30" table:number-columns-repeated="20"/>
          <table:table-cell table:number-columns-repeated="1002"/>
        </table:table-row>
        <table:table-row table:style-name="ro5">
          <table:table-cell table:style-name="ce30" office:value-type="string" calcext:value-type="string">
            <text:p>ΜΗΤΡΩΟ ΕΙΔΙΚΩΝ ΣΗΜΑΤΩΝ ΠΟΙΟΤΗΤΑΣ ΓΙΑ ΤΗΝ ΕΛΛΗΝΙΚΗ ΚΟΥΖΙΝΑ (Ε.Σ.Π.Ε.Κ.)</text:p>
          </table:table-cell>
          <table:table-cell table:style-name="ce30" office:value-type="string" calcext:value-type="string">
            <text:p>ΥΠΟΥΡΓΕΙΟ ΤΟΥΡ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Ιαματικών Πόρων</text:p>
          </table:table-cell>
          <table:table-cell table:style-name="ce30" office:value-type="string" calcext:value-type="string">
            <text:p>ΥΠΟΥΡΓΕΙΟ ΤΟΥΡΙΣΜΟΥ</text:p>
          </table:table-cell>
          <table:table-cell table:style-name="ce30" table:number-columns-repeated="20"/>
          <table:table-cell table:number-columns-repeated="1002"/>
        </table:table-row>
        <table:table-row table:style-name="ro5">
          <table:table-cell table:style-name="ce31" office:value-type="string" calcext:value-type="string">
            <text:p>Μητρώο Ξεναγών (ΜΗ.ΞΕΝ.)</text:p>
          </table:table-cell>
          <table:table-cell table:style-name="ce30" office:value-type="string" calcext:value-type="string">
            <text:p>ΥΠΟΥΡΓΕΙΟ ΤΟΥΡΙΣΜΟΥ</text:p>
          </table:table-cell>
          <table:table-cell table:style-name="ce30" table:number-columns-repeated="20"/>
          <table:table-cell table:number-columns-repeated="1002"/>
        </table:table-row>
        <table:table-row table:style-name="ro5">
          <table:table-cell table:style-name="ce30" office:value-type="string" calcext:value-type="string">
            <text:p>ΜΗΤΡΩΟ ΟΙΝΟΤΟΥΡΙΣΤΙΚΩΝ ΕΠΙΧΕΙΡΗΣΕΩΝ ΚΑΤΟΧΩΝ ΣΗΜΑΤΟΣ ΕΠΙΣΚΕΨΙΜΟΥ ΟΙΝΟΠΟΙΕΙΟΥ</text:p>
          </table:table-cell>
          <table:table-cell table:style-name="ce30" office:value-type="string" calcext:value-type="string">
            <text:p>ΥΠΟΥΡΓΕΙΟ ΤΟΥΡΙΣΜΟΥ</text:p>
          </table:table-cell>
          <table:table-cell table:style-name="ce30" table:number-columns-repeated="20"/>
          <table:table-cell table:number-columns-repeated="1002"/>
        </table:table-row>
        <table:table-row table:style-name="ro5">
          <table:table-cell table:style-name="ce29" office:value-type="string" calcext:value-type="string">
            <text:p>Μητρώο Σπουδαστών Ανώτερων Σχολών Τουριστικής Εκπαίδευσης Ρόδου και Κρήτης</text:p>
          </table:table-cell>
          <table:table-cell table:style-name="ce30" office:value-type="string" calcext:value-type="string">
            <text:p>ΥΠΟΥΡΓΕΙΟ ΤΟΥΡΙΣΜΟΥ</text:p>
          </table:table-cell>
          <table:table-cell table:style-name="ce30" table:number-columns-repeated="20"/>
          <table:table-cell table:number-columns-repeated="1002"/>
        </table:table-row>
        <table:table-row table:style-name="ro5">
          <table:table-cell table:style-name="ce30" office:value-type="string" calcext:value-type="string">
            <text:p>ΜΗΤΡΩΟ ΤΟΥΡΙΣΤΙΚΩΝ ΕΠΙΧΕΙΡΗΣΕΩΝ Μ.Η.Τ.Ε</text:p>
          </table:table-cell>
          <table:table-cell table:style-name="ce30" office:value-type="string" calcext:value-type="string">
            <text:p>ΥΠΟΥΡΓΕΙΟ ΤΟΥΡΙΣΜΟΥ</text:p>
          </table:table-cell>
          <table:table-cell table:style-name="ce30" table:number-columns-repeated="20"/>
          <table:table-cell table:number-columns-repeated="1002"/>
        </table:table-row>
        <table:table-row table:style-name="ro5">
          <table:table-cell table:style-name="ce30" office:value-type="string" calcext:value-type="string">
            <text:p>ATLAS</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BI FORMS</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E-ΔΑΠΥ ανοιχτής περίθαλψ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EQUAL (EΦΑΡΜΟΓΗ ISO)</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ICD10</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Άδειες εισαγωγών και εξαγωγών ναρκωτικών φαρμάκων (Δ/νση Φαρμάκ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ΑΜΚΑ ΤΟ DATA</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Αμοιβές για Συμβουλευτικές Επιτροπές Εμπειρογνωμό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Απογραφή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ΑΤΛ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ΒΕΒΑΙΩΣΗ ΑΔΕΙΑΣ ΑΣΚΗΣΗΣ ΙΑΤΡΙΚΟΥ ΕΠΑΓΓΕΛΜΑΤΟ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Βεβαίωση Χρόνου Ειδικότητας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Γεννήσεω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Γραμματεία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Γραμματεία-Πρωτόκολλο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Γραφείο προστασίας δικαιωμάτων ληπτών υπηρεσιών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Α.ΣΤ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ΑΣΤ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ΑΥΚ</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ΑΥΚ ( ΔΕΛΤΙΟ ΑΤΟΜΙΚΗΣ ΚΑΙ ΥΠΗΡΕΣΙΑΚΗΣ ΚΑΤΑΣΤΑ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εσμεύσεω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ΗΛΩΣΕΙΣ ΓΕΝΝΗΣΗΣ ΝΕΟΓΕΝΝΗ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ΙΑΥΓΕΙ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ΙΕΥΘΥΝΣΗ ΝΟΣΗΛΕΥΤΙΚΗΣ ΥΠΗΡΕΣΙ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ιοικητική υπηρεσί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ράσεις αγωγής υγείας και πρόληψης στην κοινότητα (μαθητικό πληθυσμό, ευπαθείς ομάδες, άγονες περιοχές κ.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ΔΡΑΣΕΙΣ ΣΤΗΝ ΚΟΙΝΟΤΗΤ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Αιμοδοτών (ΕΜ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Αρνητών Δωρεάς Οργά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ασθενών Covid-19</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Δωρητών Οργά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Εθελοντών Δοτών Αρχέγονων Αιμοποιητικών Κυττάρων και μονάδων Ομφαλοπλα-κουντιακού Αίματο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ιδώ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ΚΔΔΑ(ΕΘΝΙΚΟ ΚΕΝΤΡΟ ΔΗΜΟΣΙΑΣ ΔΙΟΙΚΗΣΗΣ &amp; ΑΝΑΣΥΓΚΡΟΤΗ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ΛΛΗΝΙΚΗ ΣΤΑΤΙΣΤΙΚΗ ΑΡΧ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μβολιαστική κάλυψη πληθυσμ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ΜΠΙΣΤΕΥΤΙΚΟ ΠΡΩΤΟΚΟΛΛ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ντάλματα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Έντυπα Ελέγχου Ποιότητας νερού ανθρώπινης κατανάλω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ξωτερικών Ιατρε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ΞΩΤΕΡΙΚΩΝ ΚΑΙ ΕΣΩΤΕΡΙΚΩΝ ΑΣΘΕ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ο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πειγόντων Περιστατικ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ΠΙΣΚΕΠΤΕΣ/ΤΡΙΕΣ ΥΓΕΙ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ργαζομένων ( Υπουργείο Υγείας )</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ΡΓΑΝ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ΡΓΑΝΗ (ΠΛΗΡΟΦΟΡΙΑΚΟ ΣΥΣΤΗΜΑ ΕΞΥΠΗΡΕΤΗΣΗΣ ΕΠΙΧΕΙΡΗΣΕΩΝ ΥΠΟΥΡΓΕΙΟΥ ΕΡΓΑΣΙΑΣ ΚΑΙ ΚΟΙΝΩΝΙΚΩΝ ΥΠΟΘΕ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ΡΓΑΣΤΗΡΙΑΚΩΝ ΕΞΕΤΑ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ργαστηρίων ( Υπουργείο Υγείας )</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ΦΑΡΜΟΓΗ ΑΠΟΤΥΠΩΣΗΣ ΤΗΣ ΚΙΝΗΤΙΚΟΤΗΤΑΣ ΥΠΑΛΛΗΛΩΝ ΑΡΜΟΔΙΟΤΗΤΑΣ ΤΗΣ 5ΗΣ ΥΠΕ</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ΗΔΙΚ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Α ΡΑΝΤΕΒΟΥ (e-rantevou ΗΔΙΚ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ά ραντεβού στις Μονάδες πρωτοβάθμιας φροντίδας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ή Αναγγελία κλειστής περίθαλψ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Η ΣΥΝΤΑΓΟΓΡΑΦΗΣ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Ο ΜΗΤΡΩΟ ΑΝΤΙΓΡΙΠΙΚΟΥ ΕΜΒΟΛΙΑΣΜΩΝ (ΗΔΙΚ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ΙΔΙΚ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ΙΕΘΕ</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ΙΣΤΟΣΕΛΙΔΑ 5ης ΥΠΕ</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ΙΣΤΟΣΕΛΙΔΑ ΝΟΣΟΚΟΜΕΙ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Κατάλογος Επικουρικών Ιατρ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Κατάλογος Ιατρών προς Εξειδίκευση στις Πολυδύναμες Μονάδες Εντατικής Νοσηλ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ΚΕΝ (Κλειστά Ενοποιημένα Νοσήλι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ΚΗΜΔΗΣ (Κεντρικό Ηλεκτρονικό Μητρώο Δημοσίων Συμβά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Κλινικές Μελέτε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Λίστα Χειρουργε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α Επισκέψεων Εξωτερικών Ιατρε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Covid</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ΙΜΟΔΟ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ιμοδοτ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ΙΜΟΛΗΨΙΩΝ (ΦΥΣΙΚΗ ΚΑΤΑΓΡΑΦ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ΙΤΗΜΑΤΩΝ ΓΙΑ ΘΕΡΑΠΕΙ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ιτήσεων καταχώρησης στον κατάλογο παρόχων υπηρεσιών σε δικαιούχους του αρθρ. 45 του ΕΚΠΥ του ΕΟΠΥ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ιτήσεων προσχώρησης στη συλλογική σύμβαση ΕΟΠΥΥ-ΠΣΦ</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κίνητης Περιουσίας Υπουργείου Υγείας και εποπτευόμενων Φορέων (eproperty)</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ΚΤΙΝΟΛΟΓΙΚΟΥ (ΦΥΣΙΚΗ ΚΑΤΑΓΡΑΦ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ΝΘΡΩΠΙΝΟΥ ΔΥΝΑΜΙΚ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ΝΘΡΩΠΙΝΟΥ ΔΥΝΑΜ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νθρωπίνου Δυναμ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νθρώπινου Δυναμ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ΝΘΡΩΠΙΝΟΥ ΔΥΝΑΜΙΚΟΥ ΔΗΜΟΣΙΟΥ (ΑΠΟΓΡΑΦ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ΝΘΡΩΠΙΝΟΥ ΔΥΝΑΜΙΚΟΥ ΕΛΛΗΝΙΚΟΥ ΔΗΜΟΣΙ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ποζημιούμενων Προϊόντων ΕΟΠΥ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ποκλειστικών νοσοκομ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ποκλειστικών Νοσοκόμ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ΣΘΕΝΟΦΟΡΩΝ ΑΥΤΟΚΙΝΗΤΩΝ, ΙΔΙΩΤΙΚΩΝ ΦΟΡ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ΑΣΘΕ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σθενών (επισκέψεων - κοστολογήσεων/τιμολογήσεων των ιατρικών πράξεων που εκτελούνται στο Νοσοκομεί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σθενών Ηπατίτιδας C</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σθενών Λίστας Χειρουργεί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σθενών με απομυελινωτικές παθήσεις του Κ.Ν.Σ (Σκλήρυνση κατά Πλάκ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σθενών με Θαλασσαιμί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σθενών με Σακχαρώδη Διαβήτ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σθενών με χρόνια νεφρική ανεπάρκει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σθενών μεταναστευτικών ροών νοσηλευθέντων και νοσηλευομένων στις κλινικές του νοσοκομεί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Ασθενών ΝΜ Έδεσσ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σθενών νοσηλευθέντων και νοσηλευομένων στις κλινικές του νοσοκομείου μας και προσέλευσης στα ΤΕΠ</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σθενών Πολυδύναμου Κέντρου Μονάδα Σωματικής Αποτοξίνω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Ασθενών στις Δομές Ψυχικής Υγείας: ΚΠΚ &amp; ΞΕΝΩΝΑΣ, Ξενώνας Χαραυγή, Ξενώνας Α΄Ψυχαργώς, Α&amp;Β Προστατευμένα Διαμερίσματ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ασθενών Χρόνιας Μυολεγενούς Λευχαιμ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Βλαβών - Συντηρή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ΓΕΝΝΗ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Γεννή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γεννή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γνωματεύσεων ΚΨΥ Βόλ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ΔΕΣΜΕΥ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Δεσμεύ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δεσμεύ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Δεσμεύσεων (Δ/νση Οικονομικής Διαχείρη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Δεσμεύσεων Οικονομικής Υπηρεσ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ΔΗΜΟΣΙΩΝ ΙΣΤΟΤΟΠΩΝ ΚΑΙ ΕΦΑΡΜΟΓΩΝ (ΜΗ.Δ.ΙΣ.ΕΦ.)</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διαγωνισμ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διαγωνιστικών διαδικασιών προμηθει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διακηρύξ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ωο Διαχείρισης Συμβασεων IT SLA</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ωο Διαχείρισης Συμβασεων Πληροφορικής (IT SLA)</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ΓΓΕΓΡΑΜΜΕΝΩΝ ΛΗΠΤΩΝ ΥΠΗΡΕΣΙΩΝ ΥΓΕΙΑΣ (ΠΟΛΙ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Εγγράφω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Εγκαυματι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ΘΕΛΟΝΤΩΝ (ΗΛΕΚΤΡΟΝΙΚΗ ΕΦΑΡΜΟΓ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Εθελοντών &amp; Εθελοντικών Ομάδων Υγείας &amp; Κοινωνικής Φροντίδ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Εθελοντών Αιμοδοτ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ΙΣΕΡΧΟΜΕΝΗΣ – ΕΞΕΡΧΟΜΕΝΗΣ ΑΛΛΗΛΟΓΡΑΦΙΑΣ / ΗΛΕΚΤΡΟΝΙΚΗ ΠΡΩΤΟΚΟΛΛΗΣΗ ΕΓΓΡΑΦ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ενηλίκων ΚΨΥ Βόλ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ΝΤΑΛΜΑ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Εξωτερικών 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εξωτερικών 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ΠΙΣΚΕΨΕΩΝ Α' ΒΟΗΘΕΙΩΝ (ΦΥΣΙΚΗ ΚΑΤΑΓΡΑΦ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ΠΙΣΚΕΨΕΩΝ ΑΝΑ ΙΑΤΡΕΙΟ (ΦΥΣΙΚΗ ΚΑΤΑΓΡΑΦ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ΠΙΣΚΕΨΕΩΝ ΑΝΑ ΙΑΤΡ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Επισκέψεων Εξωτερικών Ιατρε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Επισκέψεων Επειγόντων Ιατρε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ΕΡΓΑΖΟΜΕ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Εργαζομέ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Εργαζομένων ΝΜ Έδεσσ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εργαστηρίων φυσικοθεραπ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ΗΜΕΡΗΣΙΑΣ ΚΙΝΗΣΗΣ ΓΥΝΑΙΚΩΝ ΠΡΟΣΕΡΧΟΜΕΝΩΝ ΣΤΟ ΚΥ ΓΙΑ ΤΕΣΤ ΠΑΠ, ΓΥΝΑΙΚΟΛΟΓΙΚΗ ΕΞΕΤΑΣΗ Κ.Α (ΦΥΣΙΚΗ ΚΑΤΑΓΡΑΦ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ΘΕΡΑΠΕΥΟΜΕ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Θεωρήσεων Εσωτερικών Κανονισμών Διαχείρισης Επικίνδυνων Ιατρικών Αποβλή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ΙΑΤΡΙΚΟΥ ΥΠΟΣΥΣΤΗΜΑΤΟΣ (AMEDLINE)</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ιατρικών βεβαιώσεων - γνωματευ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Ιατρικών Φακέλων Ασθενών (ΑΡΧΕΙ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ιατροτεχνολογικού εξοπλισμ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Ιατροτεχνολογικού εξοπλισμού και συντηρή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Ιατροτεχνολογικού Εξοπλισμού υψηλού επενδυτικού κόστους/ τεχνολογίας αιχμής των δημόσιων Μονάδων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Ιατροτεχνολογικών Προϊόντων ΕΡΕΥΝΗΤΙΚΟ ΚΕΝΤΡΟ ΒΙΟΛΟΓΙΚΩΝ ΥΛΙΚΩΝ (ΕΚΕΒΥΛ)</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Ιδιωτικών Κλινικών (Δ/νση Οργάνωσης και Λειτουργίας Νοσηλευτικών Μονάδων και Εποπτευόμενων Φορέ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Ιδρυμάτων Ιστ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ΚΑΤΑΓΡΑΦΗΣ ΑΣΘΕ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Κέντρου Ψυχικής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κοστολογήσεων/τιμολογήσεων νοσηλειών ανα ασθενή ανα ICD10 που νοσηλεύονται στο Νοσοκομεί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κοστολογήσεων/τιμολογήσεων των ιατρικών πράξεων που εκτελούνται στα Κέντρα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κοστολογήσεων/τιμολογήσεων των ιατρικών πράξεων που εκτελούνται στο Νοσοκομεί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ΜΕ ΕΒΔΟΜΑΔΙΑΙΑ ΚΑΙ ΜΗΝΙΑΙΑ ΠΑΡΟΥΣΙΟΛΟΓΙΑ - ΠΙΝΑΚΕΣ ΑΔΕΙ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μελώ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μελών συμμετοχής σε εκπαιδευτικά προγράμματα Π.Σ.Φ.</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μελών του Π.Σ.Φ.</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μελών των Επιστημονικών Τμημάτων (Ε.Τ) του Π.Σ.Φ.</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ΜΗΧΑΝΗΜΑΤΩΝ ΚΑΙ ΥΠΟΔΟΜΩΝ ΤΟΥ ΝΟΣΟΚΟΜΕΙ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μισθοδοσ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ΜΙΣΘΟΔΟΤΟΥΜΕ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Μισθοδοτούμενω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ΜΙΣΘΟΔΟΤΟΥΜΕΝΩΝ ΕΛΛΗΝΙΚΟΥ ΔΗΜΟΣΙ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μισθοδοτούμενων υπαλλήλ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Νομικών Υποθέ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Νοσηλευμένων 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Νοσοκομειακών Λοιμώξ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νοσολογικής κίνησης ΚΨΥ Βόλου (Bi form)</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Παγ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ΠΑΓΙΩΝ (ΗΛΕΚΤΡΟΝΙΚΗ ΕΦΑΡΜΟΓΗ) ΕΝΙΑΙΑ ΓΙΑ ΚΕΝΤΡΑ ΥΓΕΙΑΣ ΤΟΜΥ ΚΑΙ ΚΕΝΤΡΙΚΗ ΥΠΗΡΕΣΙ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παγίω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Παγίων Υλικώ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Παθολογοανατομικών εξετασεων 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παιδιών και εφήβων ΚΨΥ Βόλ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Παραγόμενων Ποσοτήτων Επικίνδυνων Αποβλήτων Υγειονομικών Μονάδ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Παρακολούθησης Απαιτήσεων Νοσηλ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Πελατώ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ΠΟΡΕΙΑΣ ΠΡΟΣΩΠΙΚΟΥ ΚΑΙ ΗΜΕΡΗΣΙΟ ΔΕΛΤΙΟ ΑΣΘΕΝΟΦΟΡΟΥ (ΦΥΣΙΚΟ ΑΡΧΕΙ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ΠΡΑΓΜΑΤΙΚΑ ΔΙΚΑΙΟΥΧ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ΠΡΟΜΗΘΕΥ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Προμηθευτώ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προμηθευτών-Διαχείριση Υλ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Προμηθευτών-Πελατ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ΠΡΟΣΩΠΙΚ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ΠΡΟΣΩΠΙΚΟΥ (ORCO)</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ΠΡΟΣΩΠΙΚΟΥ (ORCO) (ΗΛΕΚΤΡΟΝΙΚΗ ΕΦΑΡΜΟΓ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προσωπικού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Συμβά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συμβά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Συνεδριών Αιμοκάθαρ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ρώο Ταμειακών Ροών - Διαθεσίμ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της Γενικής Διεύθυνσης Οικονομικών Υπηρεσιών, Διεύθυνση Οικονομικής Διαχείρι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τιμολόγησης ιατρικών πράξεων -(Παρακλινικές)-Μονάδας Τεχνητού Νεφρ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τιμολόγησης ιατρικών πράξεων ( Παρακλινικές ) -Μονάδας Τεχνητού Νεφρ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τιμολόγησης νοσηλίων εσωτερικών 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ώο Τράπεζας Αίματο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των αναγνωρισμένων Κέντρων Εμπειρογνωμοσύνης Σπανίων και Πολύπλοκων Νοσημά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ΩΟ ΥΛΙΚΟΥ/ΕΙΔ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υλικώ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Υπαλλήλων ( Υπουργείο Υγείας )</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Υπαλλήλων (ενεργών/ ανενεργ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υπαλλήλων Νοσοκομεί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φαρμάκ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Φαρμάκων και Ειδ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Χειρουργε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Χρηστών και δικαιωμά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1" office:value-type="string" calcext:value-type="string">
            <text:p>ΜΗΤΡΩΟ ΨΗΦΙΑΚΗΣ ΥΠΟΔΟΜ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Ψηφιακής Υποδομή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ητρώο Ψηφιακής υποδομή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29" office:value-type="string" calcext:value-type="string">
            <text:p>ΜΗΤΩΟ ΕΙΣΕΡΧΟΜΕΝΗΣ – ΕΞΕΡΧΟΜΕΝΗΣ ΑΛΛΗΛΟΓΡΑΦΙΑΣ / ΗΛΕΚΤΡΟΝΙΚΗ ΠΡΩΤΟΚΟΛΛΗΣΗ ΕΓΓΡΑΦΩΝ (ΣΥΣΤΗΜΑ DocuTracks)</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ισθοδοσίας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ονάδες Υγείας 3ης Υ.ΠΕ.</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Μπλόκ Συνταγ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Νοσηλευτική κίνηση (αρ. νοσηλευομένων, αρ. ημερών νοσηλείας) Νοσοκομε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ΟΑΕΔ</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Οδοντιατρικοί Σύλλογοι 52</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Οικογενειακοί Γιατροί 3ης Υ.ΠΕ.</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άγια προκαταβολή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ΑΓΙ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αγ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ίνακες Λοιπού, πλην ιατρών, Επικουρικού Προσωπ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ΙΣΤΟΠΟΙΗΤΙΚΟ ΥΦΙΣΤΑΜΕΝΗΣ ΕΠΑΓΓΕΛΜΑΤΙΚΗΣ ΚΑΤΑΣΤΑΣ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ληροφοριακό σύστημα αναδοχής και υιοθεσίας (anynet.gr)</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ΛΗΡΟΦΟΡΙΑΚΟ ΣΥΣΤΗΜΑ ΠΑΡΑΚΟΛΟΥΘΗΣΗΣ F-GASES &amp; ODS</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ΟΡΤΑΛ ΟΑΕΔ</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ΡΟΓΡΑΜΜΑ ΚΑΤΑΧΩΡΗΣΗ ΑΘΕΝ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ροκηρύξεις ή προσκλήσεις για κάλυψη θέσεων σε κέντρα υγείας, περιφερειακά ιατρεία υπόχρεων επί θητεία γενικών ιατρ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ΡΟΜΗΘΕΙΕΣ (iSupplies)</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ΡΟΜΗΘΕΥΤ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ροσλήψεις ιατρών και οδοντιάτρων κλάδου Εθνικού Συστήματος Υγείας, καθώς και ιατρικού επικουρικού προσωπ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ροσωπικού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Πρωτοκόλληση διακίνηση εισερχομένων και εξερχομένων εγγράφων (Δ/νση Ανθρ. Δυναμικού και Διοικ. Υποστήριξη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Ραντεβού Εξωτερικών Ιατρείων - 1535 και εργαστηρ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Ραντεβού Εξωτερικών Ιατρείων και εργαστηρί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Συμβούλια Κρίσης και επιλογής Ιατρών ΕΣΥ 1ης και 2ης Υ.ΠΕ.</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ΣΥΝΟΨΗ ΜΗΤΡΩΟΥ ΔΕΣΜΕΥΣΕ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Σύστημα Ηλεκτρονικής Προέγκρισης φαρμάκ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αμείο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ιμητικές Αμοιβές για Επιστημονικές Εκδηλώσεις Τύπου Α΄ και Β΄</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Βιοϊατρικής Τεχνολογ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Γραμματ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Γραμματείας Ε.Ι. και Τ.Ε.Π</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Δ.Α.Δ.</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Επιστασίας - Ιματισμ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Επιστασίας-Ιματισμ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Κίνησης Ασθενών: Μητρώο Ασθενώ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Κίνησης Ασθενών: Μητρώο Ασθενών Λίστας Χειρουργείου</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Κίνησης Ασθενών: Μητρώο Ιατρικών Φακέλων Ασθενών (ΑΡΧΕΙΟ)- πρόγραμμα σε Excel</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Κίνησης Ασθενών: Μητρώο τιμολόγησης νοσηλίων εσωτερικών ασθενών- Μονάδας Τεχνητού Νεφρού- Δομών Ψυχικής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Οικονομικού-Εντάλματ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Οικονομικού-Λογιστήρι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Οικονομικού-Μισθοδοσία</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Οικονομικού-Προμηθειών-Διαχείριση Υλ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Οικονομικού-Προϋπολογισμ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ήμα Οικονομικού-Ταμείο</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Τμημα Τεχνικού</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Υλικών (Υπουργείο Υγεί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ΥΠΑΛΛΗΛ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ΦΑΡΜΑΚ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Φαρμάκ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ΧΕΙΡΟΥΡΓΕΙΩΝ</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ΧΟΡΗΓΗΣΗ ΑΔΕΙΑΣ ΧΡΗΣΗΣ ΤΙΤΛΟΥ ΙΑΤΡΙΚΗΣ ΕΙΔΙΚΟΤΗΤΑ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ΧΟΡΗΓΗΣΗ ΠΙΣΤΟΠΟΙΗΤΙΚΟΥ ΟΡΘΗΣ ΑΣΚΗΣΗΣ ΙΑΤΡΙΚΟΥ ΕΠΑΓΓΕΛΜΑΤΟΣ</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ΧΟΡΗΓΗΣΗ ΤΙΤΛΟΥ ΙΑΤΡΙΚΗΣ ΕΙΔΙΚΟΤΗΤΑΣ ΑΠΟ Ε.Ε. (ΑΥΤΟΜΑΤΗ ΑΝΑΓΝΩΡΙΣΗ)</text:p>
          </table:table-cell>
          <table:table-cell table:style-name="ce30" office:value-type="string" calcext:value-type="string">
            <text:p>ΥΠΟΥΡΓΕΙΟ ΥΓΕΙΑΣ</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Γεφυρ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Μεταφορικών Επιχειρήσεων (ΕΜΜΕ)</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ή γεωγραφική και περιγραφική βάση δεδομένων του δικτύου δημοσίων συγκοινωνιών της περιοχής ευθύνης της ΟΣΕΘ ΑΕ.</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Ηλεκτρονική γεωγραφική και περιγραφική βάση δεδομένων του δικτύου δημοσίων συγκοινωνιών της περιοχής ευθύνης της ΟΣΘ ΑΕ</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α της ΓΑΙΑ ΟΣΕ Α.Ε.</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1" office:value-type="string" calcext:value-type="string">
            <text:p>Μητρώα της Γενικής Γραμματείας Μεταφορ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α της Γενικής Γραμματείας Υποδομ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1" office:value-type="string" calcext:value-type="string">
            <text:p>Μητρώα της Ρυθμιστικής Αρχής Σιδηροδρόμω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α του Οργανισμού Σιδηροδρόμων Ελλάδος (ΟΣΕ)</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1" office:value-type="string" calcext:value-type="string">
            <text:p>Μητρώα του Οργανισμού Συγκοινωνιακού Έργου Θεσσαλονίκης Α.Ε.(ΟΣΕΘ ΑΕ)</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ο Αδειών Κυκλοφορίας Οχημάτω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αδειών οδήγησης</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ανθρώπινου δυναμικού με προσωπικά και μισθολογικά στοιχεία</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απαλλοτριώσεω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1" office:value-type="string" calcext:value-type="string">
            <text:p>Μητρώο Δικτυακών Υποδομ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ο Επαναληπτ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μισθοδοσίας προσωπικού</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1" office:value-type="string" calcext:value-type="string">
            <text:p>Μητρώο Οδ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ΩΟ ΠΡΑΤΗΡΙΩΝ ΠΑΡΟΧΗΣ ΚΑΥΣΙΜΩΝ ΚΑΙ ΕΝΕΡΓΕΙΑΣ</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ο Ραδιοερασιτεχν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1" office:value-type="string" calcext:value-type="string">
            <text:p>Μητρώο Συμβάσεων Διοικητικών Προμηθει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ο Συμβάσεων Εκπόνησης Μελετ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1" office:value-type="string" calcext:value-type="string">
            <text:p>Μητρώο Συμβάσεων Κατασκευής Έργω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29" office:value-type="string" calcext:value-type="string">
            <text:p>Μητρώο Συμβάσεων Προμηθειών Έργω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της Γενικής Διεύθυνσης Διοικητικών Υπηρεσιών , Διεύθυνση Διοίκησης</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Υποδομών και Φορέων Αγοράς Ηλεκτροκίνησης (Μ.Υ.Φ.Α.Η.)</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φορέων διαμεσολάβησης και συμβάσεων Ε.Ι.Χ. οχημάτων με οδηγό</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Μητρώο Φορέων Εκμετάλλευσης Βασικών Υπηρεσιών και Παροχών Ψηφιακών Υπηρεσιών</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Τεχνικό Αρχείο Οχημάτων (ΤΑΟ)</text:p>
          </table:table-cell>
          <table:table-cell table:style-name="ce30" office:value-type="string" calcext:value-type="string">
            <text:p>ΥΠΟΥΡΓΕΙΟ ΥΠΟΔΟΜΩΝ ΚΑΙ ΜΕΤΑΦΟΡΩΝ</text:p>
          </table:table-cell>
          <table:table-cell table:style-name="ce30" table:number-columns-repeated="20"/>
          <table:table-cell table:number-columns-repeated="1002"/>
        </table:table-row>
        <table:table-row table:style-name="ro5">
          <table:table-cell table:style-name="ce30" office:value-type="string" calcext:value-type="string">
            <text:p>Εθνικό Μητρώο Επικοινωνίας</text:p>
          </table:table-cell>
          <table:table-cell table:style-name="ce30" office:value-type="string" calcext:value-type="string">
            <text:p>ΥΠΟΥΡΓΕΙΟ ΨΗΦΙΑΚΗΣ ΔΙΑΚΥΒΕΡΝΗΣΗΣ</text:p>
          </table:table-cell>
          <table:table-cell table:style-name="ce30" table:number-columns-repeated="20"/>
          <table:table-cell table:number-columns-repeated="1002"/>
        </table:table-row>
        <table:table-row table:style-name="ro5">
          <table:table-cell table:style-name="ce31" office:value-type="string" calcext:value-type="string">
            <text:p>Μητρώο Διαδικτυακών Υπηρεσιών</text:p>
          </table:table-cell>
          <table:table-cell table:style-name="ce30" office:value-type="string" calcext:value-type="string">
            <text:p>ΥΠΟΥΡΓΕΙΟ ΨΗΦΙΑΚΗΣ ΔΙΑΚΥΒΕΡΝΗΣΗΣ</text:p>
          </table:table-cell>
          <table:table-cell table:style-name="ce30" table:number-columns-repeated="20"/>
          <table:table-cell table:number-columns-repeated="1002"/>
        </table:table-row>
        <table:table-row table:style-name="ro5">
          <table:table-cell table:style-name="ce32"/>
          <table:table-cell table:style-name="ce1" table:number-columns-repeated="21"/>
          <table:table-cell table:number-columns-repeated="1002"/>
        </table:table-row>
        <table:table-row table:style-name="ro1" table:number-rows-repeated="1047845">
          <table:table-cell table:number-columns-repeated="1024"/>
        </table:table-row>
        <table:table-row table:style-name="ro1">
          <table:table-cell table:number-columns-repeated="1024"/>
        </table:table-row>
      </table:table>
      <table:named-expressions/>
      <table:database-ranges>
        <table:database-range table:name="Table_1" table:target-range-address="Main.A1:Main.E729"/>
        <table:database-range table:name="Table_2" table:target-range-address="'clean backup'.A1:'clean backup'.V730"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pple-system" svg:font-family="-apple-system"/>
    <style:font-face style:name="Arial" svg:font-family="Arial"/>
    <style:font-face style:name="Cambria" svg:font-family="Cambria"/>
    <style:font-face style:name="Open Sans" svg:font-family="'Open Sans'"/>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0pt" fo:margin-bottom="0pt" fo:margin-left="50.4pt" fo:margin-right="50.4pt" style:print-page-order="ttb" style:first-page-number="continue" style:scale-to="100%" style:writing-mode="lr-tb" style:print="charts drawings objects zero-values"/>
      <style:header-style>
        <style:header-footer-properties fo:min-height="54pt" fo:margin-left="0pt" fo:margin-right="0pt" fo:margin-bottom="43.99pt"/>
      </style:header-style>
      <style:footer-style>
        <style:header-footer-properties fo:min-height="54pt" fo:margin-left="0pt" fo:margin-right="0pt" fo:margin-top="43.9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Συγκεντρωτικά_20_Αποτελέσματα" style:display-name="PageStyle_Συγκεντρωτικά Αποτελέσματα" style:page-layout-name="Mpm3">
      <style:header style:display="false"/>
      <style:header-left style:display="false"/>
      <style:footer style:display="false"/>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clean_20_backup" style:display-name="PageStyle_clean backup"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977" meta:object-count="0"/>
    <meta:generator>LibreOfficeDev/6.0.5.2$Linux_X86_64 LibreOffice_project/</meta:generator>
  </office:meta>
</office:document-meta>
</file>